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9549in"/>
    </style:style>
    <style:style style:name="Format3.C" style:family="table-column">
      <style:table-column-properties style:column-width="0.6875in"/>
    </style:style>
    <style:style style:name="Format3.D" style:family="table-column">
      <style:table-column-properties style:column-width="4.885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Format3.18" style:family="table-row">
      <style:table-row-properties fo:keep-together="auto"/>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0.4375in"/>
    </style:style>
    <style:style style:name="Table4.B" style:family="table-column">
      <style:table-column-properties style:column-width="2.6875in"/>
    </style:style>
    <style:style style:name="Table4.A1" style:family="table-cell">
      <style:table-cell-properties style:writing-mode="page"/>
    </style:style>
    <style:style style:name="Table4.B3"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fo:padding="0in" fo:border="none" style:writing-mode="page"/>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0.4375in"/>
    </style:style>
    <style:style style:name="Table4.B" style:family="table-column">
      <style:table-column-properties style:column-width="2.6875in"/>
    </style:style>
    <style:style style:name="Table4.A1" style:family="table-cell">
      <style:table-cell-properties style:writing-mode="page"/>
    </style:style>
    <style:style style:name="Table4.B3"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fo:padding="0in" fo:border="none" style:writing-mode="page"/>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0.4375in"/>
    </style:style>
    <style:style style:name="Table8.B" style:family="table-column">
      <style:table-column-properties style:column-width="2.6875in"/>
    </style:style>
    <style:style style:name="Table8.A1" style:family="table-cell">
      <style:table-cell-properties style:writing-mode="page"/>
    </style:style>
    <style:style style:name="Table8.B3" style:family="table-cell">
      <style:table-cell-properties fo:padding="0in" fo:border="none" style:writing-mode="page"/>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0.4375in"/>
    </style:style>
    <style:style style:name="Table8.B" style:family="table-column">
      <style:table-column-properties style:column-width="2.6875in"/>
    </style:style>
    <style:style style:name="Table8.A1" style:family="table-cell">
      <style:table-cell-properties style:writing-mode="page"/>
    </style:style>
    <style:style style:name="Table8.B3" style:family="table-cell">
      <style:table-cell-properties fo:padding="0in" fo:border="none" style:writing-mode="page"/>
    </style:style>
    <style:style style:name="FreqRecords" style:family="table">
      <style:table-properties style:width="6.9299in" fo:margin-left="0in" fo:break-before="auto" fo:break-after="auto" table:align="left" fo:background-color="transparent" fo:keep-with-next="auto" style:may-break-between-rows="true" table:border-model="collapsing">
        <style:background-image/>
      </style:table-properties>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9in"/>
    </style:style>
    <style:style style:name="FreqRecords.D" style:family="table-column">
      <style:table-column-properties style:column-width="4.5229in"/>
    </style:style>
    <style:style style:name="FreqRecords.1" style:family="table-row">
      <style:table-row-properties fo:background-color="transparent" fo:keep-together="auto">
        <style:background-image/>
      </style:table-row-properties>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6" style:family="table-row">
      <style:table-row-properties fo:keep-together="auto"/>
    </style:style>
    <style:style style:name="FreqRecords.7" style:family="table-row">
      <style:table-row-properties fo:keep-together="auto"/>
    </style:style>
    <style:style style:name="FreqRecords.11" style:family="table-row">
      <style:table-row-properties fo:keep-together="auto"/>
    </style:style>
    <style:style style:name="FreqRecords.12" style:family="table-row">
      <style:table-row-properties fo:keep-together="auto"/>
    </style:style>
    <style:style style:name="FreqRecords.13" style:family="table-row">
      <style:table-row-properties fo:keep-together="auto"/>
    </style:style>
    <style:style style:name="FreqRecords.14" style:family="table-row">
      <style:table-row-properties fo:keep-together="auto"/>
    </style:style>
    <style:style style:name="FreqRecords.15" style:family="table-row">
      <style:table-row-properties fo:keep-together="auto"/>
    </style:style>
    <style:style style:name="FreqRecords.16" style:family="table-row">
      <style:table-row-properties fo:keep-together="auto"/>
    </style:style>
    <style:style style:name="FreqRecords.17" style:family="table-row">
      <style:table-row-properties fo:keep-together="auto"/>
    </style:style>
    <style:style style:name="FreqRecords.18" style:family="table-row">
      <style:table-row-properties fo:keep-together="auto"/>
    </style:style>
    <style:style style:name="FreqRecords.19" style:family="table-row">
      <style:table-row-properties fo:keep-together="auto"/>
    </style:style>
    <style:style style:name="FreqRecords.20" style:family="table-row">
      <style:table-row-properties fo:keep-together="auto"/>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65in" table:align="margins"/>
    </style:style>
    <style:style style:name="Table14.A" style:family="table-column">
      <style:table-column-properties style:column-width="0.9639in" style:rel-column-width="14207*"/>
    </style:style>
    <style:style style:name="Table14.B" style:family="table-column">
      <style:table-column-properties style:column-width="3.4826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fo:padding="0in" fo:border="none" style:writing-mode="page"/>
    </style:style>
    <style:style style:name="AudioType" style:family="table">
      <style:table-properties style:width="4.4465in" table:align="margins"/>
    </style:style>
    <style:style style:name="AudioType.A" style:family="table-column">
      <style:table-column-properties style:column-width="1.3132in" style:rel-column-width="19353*"/>
    </style:style>
    <style:style style:name="AudioType.B" style:family="table-column">
      <style:table-column-properties style:column-width="3.1333in" style:rel-column-width="46182*"/>
    </style:style>
    <style:style style:name="AudioType.A1" style:family="table-cell">
      <style:table-cell-properties style:writing-mode="page"/>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65in" table:align="margins"/>
    </style:style>
    <style:style style:name="Table14.A" style:family="table-column">
      <style:table-column-properties style:column-width="0.9639in" style:rel-column-width="14207*"/>
    </style:style>
    <style:style style:name="Table14.B" style:family="table-column">
      <style:table-column-properties style:column-width="3.4826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fo:padding="0in" fo:border="none" style:writing-mode="page"/>
    </style:style>
    <style:style style:name="AudioType" style:family="table">
      <style:table-properties style:width="4.4465in" table:align="margins"/>
    </style:style>
    <style:style style:name="AudioType.A" style:family="table-column">
      <style:table-column-properties style:column-width="1.3132in" style:rel-column-width="19353*"/>
    </style:style>
    <style:style style:name="AudioType.B" style:family="table-column">
      <style:table-column-properties style:column-width="3.1333in" style:rel-column-width="46182*"/>
    </style:style>
    <style:style style:name="AudioType.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1.0625in"/>
    </style:style>
    <style:style style:name="Table6.B" style:family="table-column">
      <style:table-column-properties style:column-width="2.25in"/>
    </style:style>
    <style:style style:name="Table6.C" style:family="table-column">
      <style:table-column-properties style:column-width="4.0104in"/>
    </style:style>
    <style:style style:name="Table6.A1" style:family="table-cell">
      <style:table-cell-properties style:writing-mode="page"/>
    </style:style>
    <style:style style:name="Table6.5" style:family="table-row">
      <style:table-row-properties style:min-row-height="0.5958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6" style:family="table">
      <style:table-properties style:width="7.3188in" table:align="margins"/>
    </style:style>
    <style:style style:name="Table16.A" style:family="table-column">
      <style:table-column-properties style:column-width="1.125in" style:rel-column-width="10073*"/>
    </style:style>
    <style:style style:name="Table16.B" style:family="table-column">
      <style:table-column-properties style:column-width="0.4292in" style:rel-column-width="3842*"/>
    </style:style>
    <style:style style:name="Table16.C" style:family="table-column">
      <style:table-column-properties style:column-width="0.8639in" style:rel-column-width="7735*"/>
    </style:style>
    <style:style style:name="Table16.D" style:family="table-column">
      <style:table-column-properties style:column-width="0.6333in" style:rel-column-width="5671*"/>
    </style:style>
    <style:style style:name="Table16.E" style:family="table-column">
      <style:table-column-properties style:column-width="0.5188in" style:rel-column-width="4645*"/>
    </style:style>
    <style:style style:name="Table16.F" style:family="table-column">
      <style:table-column-properties style:column-width="0.5757in" style:rel-column-width="5154*"/>
    </style:style>
    <style:style style:name="Table16.H" style:family="table-column">
      <style:table-column-properties style:column-width="0.5181in" style:rel-column-width="4638*"/>
    </style:style>
    <style:style style:name="Table16.I" style:family="table-column">
      <style:table-column-properties style:column-width="0.691in" style:rel-column-width="6187*"/>
    </style:style>
    <style:style style:name="Table16.K" style:family="table-column">
      <style:table-column-properties style:column-width="0.8132in" style:rel-column-width="7282*"/>
    </style:style>
    <style:style style:name="Table16.A1" style:family="table-cell">
      <style:table-cell-properties fo:padding="0in" fo:border="none" style:writing-mode="page"/>
    </style:style>
    <style:style style:name="Table16.4" style:family="table-row">
      <style:table-row-properties style:min-row-height="0.2333in"/>
    </style:style>
    <style:style style:name="Table16.22" style:family="table-row">
      <style:table-row-properties style:min-row-height="0.2111in"/>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Table17" style:family="table">
      <style:table-properties style:width="7.3188in" table:align="margins"/>
    </style:style>
    <style:style style:name="Table17.A" style:family="table-column">
      <style:table-column-properties style:column-width="0.4993in" style:rel-column-width="719*"/>
    </style:style>
    <style:style style:name="Table17.B" style:family="table-column">
      <style:table-column-properties style:column-width="0.8132in" style:rel-column-width="1171*"/>
    </style:style>
    <style:style style:name="Table17.C" style:family="table-column">
      <style:table-column-properties style:column-width="0.7493in" style:rel-column-width="1079*"/>
    </style:style>
    <style:style style:name="Table17.D" style:family="table-column">
      <style:table-column-properties style:column-width="5.2569in" style:rel-column-width="7570*"/>
    </style:style>
    <style:style style:name="Table17.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Standard">
      <style:text-properties fo:font-style="normal" officeooo:rsid="018d4c18" officeooo:paragraph-rsid="018d4c18" style:font-style-asian="normal" style:font-style-complex="normal"/>
    </style:style>
    <style:style style:name="P5" style:family="paragraph" style:parent-style-name="Text_20_body">
      <style:text-properties fo:font-style="normal" officeooo:rsid="01ae751f" officeooo:paragraph-rsid="01ae751f" style:font-style-asian="normal" style:font-style-complex="normal"/>
    </style:style>
    <style:style style:name="P6" style:family="paragraph" style:parent-style-name="Text_20_body">
      <style:text-properties fo:font-style="normal" officeooo:rsid="01ae751f" officeooo:paragraph-rsid="01afb34e" style:font-style-asian="normal" style:font-style-complex="normal"/>
    </style:style>
    <style:style style:name="P7" style:family="paragraph" style:parent-style-name="Text_20_body">
      <style:text-properties fo:font-style="normal" officeooo:rsid="01afb34e" officeooo:paragraph-rsid="01afb34e" style:font-style-asian="normal" style:font-style-complex="normal"/>
    </style:style>
    <style:style style:name="P8" style:family="paragraph" style:parent-style-name="Text_20_body">
      <style:text-properties fo:font-style="normal" officeooo:rsid="01affdae" officeooo:paragraph-rsid="01affdae" style:font-style-asian="normal" style:font-style-complex="normal"/>
    </style:style>
    <style:style style:name="P9" style:family="paragraph" style:parent-style-name="Text_20_body">
      <style:text-properties fo:font-style="normal" officeooo:rsid="01c9dcea" officeooo:paragraph-rsid="01affdae" style:font-style-asian="normal" style:font-style-complex="normal"/>
    </style:style>
    <style:style style:name="P10" style:family="paragraph" style:parent-style-name="Text_20_body">
      <style:text-properties fo:font-style="normal" officeooo:rsid="01c9dcea" officeooo:paragraph-rsid="01b1541e" style:font-style-asian="normal" style:font-style-complex="normal"/>
    </style:style>
    <style:style style:name="P11" style:family="paragraph" style:parent-style-name="Text_20_body">
      <style:text-properties fo:font-style="normal" officeooo:rsid="01b160ea" officeooo:paragraph-rsid="01b160ea" style:font-style-asian="normal" style:font-style-complex="normal"/>
    </style:style>
    <style:style style:name="P12"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13"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14"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15"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16"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7"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18" style:family="paragraph" style:parent-style-name="Text_20_body">
      <style:text-properties fo:font-style="italic" officeooo:rsid="01bd0b24" officeooo:paragraph-rsid="01553417" style:font-style-asian="italic" style:font-style-complex="italic"/>
    </style:style>
    <style:style style:name="P19" style:family="paragraph" style:parent-style-name="Text_20_body">
      <style:text-properties fo:font-style="italic" officeooo:rsid="01afb34e" officeooo:paragraph-rsid="01afb34e" style:font-style-asian="italic" style:font-style-complex="italic"/>
    </style:style>
    <style:style style:name="P20" style:family="paragraph" style:parent-style-name="Text_20_body">
      <style:text-properties fo:font-style="italic" officeooo:rsid="01aa1f70" officeooo:paragraph-rsid="01b160ea" style:font-style-asian="italic" style:font-style-complex="italic"/>
    </style:style>
    <style:style style:name="P21" style:family="paragraph" style:parent-style-name="Text_20_body">
      <style:text-properties officeooo:paragraph-rsid="01128c2a"/>
    </style:style>
    <style:style style:name="P22" style:family="paragraph" style:parent-style-name="Table_20_Contents">
      <style:text-properties officeooo:paragraph-rsid="01128c2a"/>
    </style:style>
    <style:style style:name="P23" style:family="paragraph" style:parent-style-name="Table">
      <style:paragraph-properties fo:keep-with-next="always"/>
      <style:text-properties officeooo:paragraph-rsid="01128c2a"/>
    </style:style>
    <style:style style:name="P24" style:family="paragraph" style:parent-style-name="Text_20_body">
      <style:text-properties officeooo:rsid="003f2f55" officeooo:paragraph-rsid="01128c2a"/>
    </style:style>
    <style:style style:name="P25" style:family="paragraph" style:parent-style-name="Text_20_body">
      <style:text-properties officeooo:rsid="003f2f55" officeooo:paragraph-rsid="01afb34e"/>
    </style:style>
    <style:style style:name="P26" style:family="paragraph" style:parent-style-name="Standard">
      <style:paragraph-properties fo:break-before="auto" fo:break-after="auto"/>
      <style:text-properties officeooo:rsid="003f2f55" officeooo:paragraph-rsid="01775640"/>
    </style:style>
    <style:style style:name="P27" style:family="paragraph" style:parent-style-name="Text_20_body">
      <style:text-properties officeooo:rsid="01aa1f70" officeooo:paragraph-rsid="01128c2a"/>
    </style:style>
    <style:style style:name="P28" style:family="paragraph" style:parent-style-name="Text_20_body">
      <style:text-properties officeooo:rsid="01aa1f70" officeooo:paragraph-rsid="0116ab4b"/>
    </style:style>
    <style:style style:name="P29" style:family="paragraph" style:parent-style-name="Text_20_body">
      <style:text-properties officeooo:rsid="01b2f06e" officeooo:paragraph-rsid="01128c2a"/>
    </style:style>
    <style:style style:name="P30" style:family="paragraph" style:parent-style-name="Table_20_Contents">
      <style:text-properties officeooo:rsid="01b2f06e" officeooo:paragraph-rsid="01128c2a"/>
    </style:style>
    <style:style style:name="P31" style:family="paragraph" style:parent-style-name="Text_20_body">
      <style:text-properties fo:font-weight="normal" officeooo:rsid="012282f0" officeooo:paragraph-rsid="01128c2a" style:font-weight-asian="normal" style:font-weight-complex="normal"/>
    </style:style>
    <style:style style:name="P32" style:family="paragraph" style:parent-style-name="Text_20_body">
      <style:text-properties fo:font-weight="normal" officeooo:rsid="01c90a36" officeooo:paragraph-rsid="01128c2a" style:font-weight-asian="normal" style:font-weight-complex="normal"/>
    </style:style>
    <style:style style:name="P33" style:family="paragraph" style:parent-style-name="Text_20_body">
      <style:text-properties fo:font-weight="normal" officeooo:rsid="007ef9c5" officeooo:paragraph-rsid="01128c2a" style:font-weight-asian="normal" style:font-weight-complex="normal"/>
    </style:style>
    <style:style style:name="P34" style:family="paragraph" style:parent-style-name="Text_20_body">
      <style:text-properties fo:font-weight="normal" officeooo:rsid="007ef9c5" officeooo:paragraph-rsid="021db587" style:font-weight-asian="normal" style:font-weight-complex="normal"/>
    </style:style>
    <style:style style:name="P35" style:family="paragraph" style:parent-style-name="Text_20_body">
      <style:text-properties fo:font-weight="normal" officeooo:rsid="00842355" officeooo:paragraph-rsid="01128c2a" style:font-weight-asian="normal" style:font-weight-complex="normal"/>
    </style:style>
    <style:style style:name="P36" style:family="paragraph" style:parent-style-name="Text_20_body">
      <style:text-properties fo:font-weight="normal" officeooo:rsid="00842355" officeooo:paragraph-rsid="01137cfb" style:font-weight-asian="normal" style:font-weight-complex="normal"/>
    </style:style>
    <style:style style:name="P37" style:family="paragraph" style:parent-style-name="Text_20_body">
      <style:text-properties fo:font-weight="normal" officeooo:rsid="00842355" officeooo:paragraph-rsid="0153c35a" style:font-weight-asian="normal" style:font-weight-complex="normal"/>
    </style:style>
    <style:style style:name="P38" style:family="paragraph" style:parent-style-name="Text_20_body">
      <style:text-properties fo:font-weight="normal" officeooo:rsid="01c3ba7f" officeooo:paragraph-rsid="01137cfb" style:font-weight-asian="normal" style:font-weight-complex="normal"/>
    </style:style>
    <style:style style:name="P39" style:family="paragraph" style:parent-style-name="Text_20_body">
      <style:text-properties fo:font-weight="normal" officeooo:rsid="01c3ba7f" officeooo:paragraph-rsid="01128c2a" style:font-weight-asian="normal" style:font-weight-complex="normal"/>
    </style:style>
    <style:style style:name="P40" style:family="paragraph" style:parent-style-name="Text_20_body">
      <style:text-properties fo:font-weight="normal" officeooo:rsid="00854784" officeooo:paragraph-rsid="01128c2a" style:font-weight-asian="normal" style:font-weight-complex="normal"/>
    </style:style>
    <style:style style:name="P41" style:family="paragraph" style:parent-style-name="Text_20_body">
      <style:text-properties fo:font-weight="normal" officeooo:rsid="019145d1" officeooo:paragraph-rsid="01128c2a" style:font-weight-asian="normal" style:font-weight-complex="normal"/>
    </style:style>
    <style:style style:name="P42" style:family="paragraph" style:parent-style-name="Text_20_body">
      <style:text-properties fo:font-weight="normal" officeooo:rsid="01231e72" officeooo:paragraph-rsid="01128c2a" style:font-weight-asian="normal" style:font-weight-complex="normal"/>
    </style:style>
    <style:style style:name="P43" style:family="paragraph" style:parent-style-name="Text_20_body">
      <style:text-properties fo:font-weight="normal" officeooo:rsid="01231e72" officeooo:paragraph-rsid="01535757" style:font-weight-asian="normal" style:font-weight-complex="normal"/>
    </style:style>
    <style:style style:name="P44" style:family="paragraph" style:parent-style-name="Text_20_body">
      <style:text-properties fo:font-weight="normal" officeooo:rsid="009b2cc3" officeooo:paragraph-rsid="01128c2a" style:font-weight-asian="normal" style:font-weight-complex="normal"/>
    </style:style>
    <style:style style:name="P45" style:family="paragraph" style:parent-style-name="Text_20_body">
      <style:text-properties fo:font-weight="normal" officeooo:rsid="01263b8d" officeooo:paragraph-rsid="01263b8d" style:font-weight-asian="normal" style:font-weight-complex="normal"/>
    </style:style>
    <style:style style:name="P46" style:family="paragraph" style:parent-style-name="Text_20_body">
      <style:text-properties fo:font-weight="normal" officeooo:rsid="0080e7c7" officeooo:paragraph-rsid="0153c35a" style:font-weight-asian="normal" style:font-weight-complex="normal"/>
    </style:style>
    <style:style style:name="P47" style:family="paragraph" style:parent-style-name="Text_20_body">
      <style:text-properties fo:font-weight="normal" officeooo:rsid="01ab5e39" officeooo:paragraph-rsid="01128c2a" style:font-weight-asian="normal" style:font-weight-complex="normal"/>
    </style:style>
    <style:style style:name="P48" style:family="paragraph" style:parent-style-name="Text_20_body">
      <style:text-properties fo:font-weight="normal" officeooo:rsid="0174c3a3" officeooo:paragraph-rsid="01128c2a" style:font-weight-asian="normal" style:font-weight-complex="normal"/>
    </style:style>
    <style:style style:name="P49" style:family="paragraph" style:parent-style-name="Text_20_body">
      <style:text-properties fo:font-weight="normal" officeooo:rsid="0174c3a3" officeooo:paragraph-rsid="0174e663" style:font-weight-asian="normal" style:font-weight-complex="normal"/>
    </style:style>
    <style:style style:name="P50" style:family="paragraph" style:parent-style-name="Text_20_body">
      <style:text-properties fo:font-weight="normal" officeooo:rsid="01554428" officeooo:paragraph-rsid="01554428" style:font-weight-asian="normal" style:font-weight-complex="normal"/>
    </style:style>
    <style:style style:name="P51" style:family="paragraph" style:parent-style-name="Text_20_body">
      <style:text-properties fo:font-weight="normal" officeooo:rsid="01b2f06e" officeooo:paragraph-rsid="01554428" style:font-weight-asian="normal" style:font-weight-complex="normal"/>
    </style:style>
    <style:style style:name="P52" style:family="paragraph" style:parent-style-name="Standard">
      <style:text-properties fo:font-weight="normal" officeooo:rsid="016d0b21" officeooo:paragraph-rsid="016d0b21" style:font-weight-asian="normal" style:font-weight-complex="normal"/>
    </style:style>
    <style:style style:name="P53"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4" style:family="paragraph" style:parent-style-name="Text_20_body">
      <style:text-properties fo:font-weight="normal" officeooo:rsid="01c4a091" officeooo:paragraph-rsid="01137cfb" style:font-weight-asian="normal" style:font-weight-complex="normal"/>
    </style:style>
    <style:style style:name="P55" style:family="paragraph" style:parent-style-name="Text_20_body">
      <style:text-properties fo:font-weight="normal" officeooo:rsid="01c4a091" officeooo:paragraph-rsid="01f58025" style:font-weight-asian="normal" style:font-weight-complex="normal"/>
    </style:style>
    <style:style style:name="P56" style:family="paragraph" style:parent-style-name="Text_20_body">
      <style:text-properties fo:font-weight="normal" officeooo:rsid="01a974f3" officeooo:paragraph-rsid="01a9ec20" style:font-weight-asian="normal" style:font-weight-complex="normal"/>
    </style:style>
    <style:style style:name="P57" style:family="paragraph" style:parent-style-name="Text_20_body">
      <style:text-properties fo:font-weight="normal" officeooo:rsid="01a9ec20" officeooo:paragraph-rsid="01a9ec20" style:font-weight-asian="normal" style:font-weight-complex="normal"/>
    </style:style>
    <style:style style:name="P58" style:family="paragraph" style:parent-style-name="Standard">
      <style:text-properties fo:font-weight="normal" officeooo:rsid="01b2ee56" officeooo:paragraph-rsid="01b2ee56" style:font-weight-asian="normal" style:font-weight-complex="normal"/>
    </style:style>
    <style:style style:name="P59" style:family="paragraph" style:parent-style-name="Text_20_body">
      <style:text-properties fo:font-weight="normal" officeooo:rsid="01ac1234" officeooo:paragraph-rsid="01ac1234" style:font-weight-asian="normal" style:font-weight-complex="normal"/>
    </style:style>
    <style:style style:name="P60" style:family="paragraph" style:parent-style-name="Text_20_body">
      <style:text-properties fo:font-weight="normal" officeooo:rsid="01aa6f0f" officeooo:paragraph-rsid="01aa6f0f" style:font-weight-asian="normal" style:font-weight-complex="normal"/>
    </style:style>
    <style:style style:name="P61" style:family="paragraph" style:parent-style-name="Text_20_body">
      <style:text-properties fo:font-weight="normal" officeooo:rsid="01f26fdc" officeooo:paragraph-rsid="01f26fdc" style:font-weight-asian="normal" style:font-weight-complex="normal"/>
    </style:style>
    <style:style style:name="P62" style:family="paragraph" style:parent-style-name="Text_20_body">
      <style:text-properties fo:font-weight="normal" officeooo:rsid="01f392db" officeooo:paragraph-rsid="01f392db" style:font-weight-asian="normal" style:font-weight-complex="normal"/>
    </style:style>
    <style:style style:name="P63" style:family="paragraph" style:parent-style-name="Text_20_body">
      <style:text-properties fo:font-weight="normal" officeooo:rsid="021db587" officeooo:paragraph-rsid="021db587" style:font-weight-asian="normal" style:font-weight-complex="normal"/>
    </style:style>
    <style:style style:name="P64" style:family="paragraph" style:parent-style-name="Text_20_body">
      <style:text-properties officeooo:rsid="00897853" officeooo:paragraph-rsid="01128c2a"/>
    </style:style>
    <style:style style:name="P65" style:family="paragraph" style:parent-style-name="Text_20_body">
      <style:text-properties officeooo:rsid="01a3ca4a" officeooo:paragraph-rsid="01128c2a"/>
    </style:style>
    <style:style style:name="P66" style:family="paragraph" style:parent-style-name="Table_20_Contents">
      <style:text-properties officeooo:rsid="01a3ca4a" officeooo:paragraph-rsid="01128c2a"/>
    </style:style>
    <style:style style:name="P67" style:family="paragraph" style:parent-style-name="Text_20_body">
      <style:text-properties officeooo:rsid="008acd16" officeooo:paragraph-rsid="01128c2a"/>
    </style:style>
    <style:style style:name="P68" style:family="paragraph" style:parent-style-name="Text_20_body">
      <style:text-properties officeooo:rsid="008bc3bb" officeooo:paragraph-rsid="01128c2a"/>
    </style:style>
    <style:style style:name="P69" style:family="paragraph" style:parent-style-name="Text_20_body">
      <style:text-properties officeooo:rsid="01262c45" officeooo:paragraph-rsid="01128c2a"/>
    </style:style>
    <style:style style:name="P70" style:family="paragraph" style:parent-style-name="Text_20_body">
      <style:text-properties officeooo:rsid="008ccabe" officeooo:paragraph-rsid="01128c2a"/>
    </style:style>
    <style:style style:name="P71" style:family="paragraph" style:parent-style-name="Text_20_body">
      <style:text-properties officeooo:rsid="0114da72" officeooo:paragraph-rsid="0114da72"/>
    </style:style>
    <style:style style:name="P72" style:family="paragraph" style:parent-style-name="Text_20_body">
      <style:text-properties officeooo:rsid="0115c0a5" officeooo:paragraph-rsid="0115c0a5"/>
    </style:style>
    <style:style style:name="P73" style:family="paragraph" style:parent-style-name="Text_20_body">
      <style:text-properties officeooo:rsid="0116ab4b" officeooo:paragraph-rsid="0116ab4b"/>
    </style:style>
    <style:style style:name="P74" style:family="paragraph" style:parent-style-name="Table_20_Contents">
      <style:text-properties officeooo:rsid="0116ab4b" officeooo:paragraph-rsid="0116ab4b"/>
    </style:style>
    <style:style style:name="P75" style:family="paragraph" style:parent-style-name="Table_20_Heading">
      <style:text-properties officeooo:rsid="0116ab4b" officeooo:paragraph-rsid="0116ab4b"/>
    </style:style>
    <style:style style:name="P76" style:family="paragraph" style:parent-style-name="Text_20_body">
      <style:text-properties officeooo:rsid="01263b8d" officeooo:paragraph-rsid="01263b8d"/>
    </style:style>
    <style:style style:name="P77" style:family="paragraph" style:parent-style-name="Table_20_Contents">
      <style:text-properties officeooo:rsid="01c56ba1" officeooo:paragraph-rsid="00091c2e"/>
    </style:style>
    <style:style style:name="P78" style:family="paragraph" style:parent-style-name="Text_20_body">
      <style:text-properties officeooo:rsid="0016a289" officeooo:paragraph-rsid="0137bfe3"/>
    </style:style>
    <style:style style:name="P79" style:family="paragraph" style:parent-style-name="Text_20_body">
      <style:text-properties officeooo:rsid="0016a289" officeooo:paragraph-rsid="01128c2a"/>
    </style:style>
    <style:style style:name="P80" style:family="paragraph" style:parent-style-name="Text_20_body">
      <style:text-properties officeooo:rsid="009797ab" officeooo:paragraph-rsid="0137bfe3"/>
    </style:style>
    <style:style style:name="P81" style:family="paragraph" style:parent-style-name="Standard">
      <style:text-properties officeooo:rsid="009797ab" officeooo:paragraph-rsid="018f1b09"/>
    </style:style>
    <style:style style:name="P82" style:family="paragraph" style:parent-style-name="Text_20_body">
      <style:text-properties officeooo:rsid="01e4aebd" officeooo:paragraph-rsid="0137bfe3"/>
    </style:style>
    <style:style style:name="P83" style:family="paragraph" style:parent-style-name="Text_20_body">
      <style:text-properties officeooo:rsid="009860a3" officeooo:paragraph-rsid="0137bfe3"/>
    </style:style>
    <style:style style:name="P84" style:family="paragraph" style:parent-style-name="Text_20_body">
      <style:text-properties officeooo:rsid="011f732f" officeooo:paragraph-rsid="0137bfe3"/>
    </style:style>
    <style:style style:name="P85" style:family="paragraph" style:parent-style-name="Table_20_Contents">
      <style:text-properties officeooo:rsid="011f732f" officeooo:paragraph-rsid="0137bfe3"/>
    </style:style>
    <style:style style:name="P86" style:family="paragraph" style:parent-style-name="Table_20_Contents">
      <style:text-properties officeooo:rsid="011f732f" officeooo:paragraph-rsid="00091c2e"/>
    </style:style>
    <style:style style:name="P87" style:family="paragraph" style:parent-style-name="Table_20_Contents">
      <style:text-properties officeooo:paragraph-rsid="0137bfe3"/>
    </style:style>
    <style:style style:name="P88" style:family="paragraph" style:parent-style-name="Table">
      <style:paragraph-properties fo:keep-with-next="always"/>
      <style:text-properties officeooo:paragraph-rsid="0137bfe3"/>
    </style:style>
    <style:style style:name="P89" style:family="paragraph" style:parent-style-name="Text_20_body">
      <style:text-properties officeooo:rsid="014d8235" officeooo:paragraph-rsid="014d8235"/>
    </style:style>
    <style:style style:name="P90" style:family="paragraph" style:parent-style-name="Text_20_body">
      <style:text-properties officeooo:rsid="01535757" officeooo:paragraph-rsid="01535757"/>
    </style:style>
    <style:style style:name="P91" style:family="paragraph" style:parent-style-name="Text_20_body">
      <style:text-properties officeooo:rsid="01553417" officeooo:paragraph-rsid="01553417"/>
    </style:style>
    <style:style style:name="P92" style:family="paragraph" style:parent-style-name="Text_20_body">
      <style:text-properties officeooo:rsid="01bb5ae8" officeooo:paragraph-rsid="01553417"/>
    </style:style>
    <style:style style:name="P93" style:family="paragraph" style:parent-style-name="Text_20_body">
      <style:text-properties officeooo:rsid="006fd68f" officeooo:paragraph-rsid="01553417"/>
    </style:style>
    <style:style style:name="P94" style:family="paragraph" style:parent-style-name="Standard">
      <style:text-properties officeooo:rsid="015cac63" officeooo:paragraph-rsid="01672700"/>
    </style:style>
    <style:style style:name="P95" style:family="paragraph" style:parent-style-name="Standard">
      <style:text-properties officeooo:rsid="015cac63" officeooo:paragraph-rsid="01dd95fe"/>
    </style:style>
    <style:style style:name="P96" style:family="paragraph" style:parent-style-name="Text_20_body">
      <style:text-properties officeooo:rsid="015cac63" officeooo:paragraph-rsid="01128c2a"/>
    </style:style>
    <style:style style:name="P97" style:family="paragraph" style:parent-style-name="Text_20_body">
      <style:text-properties officeooo:rsid="015cac63" officeooo:paragraph-rsid="015cac63"/>
    </style:style>
    <style:style style:name="P98" style:family="paragraph" style:parent-style-name="Standard">
      <style:text-properties officeooo:rsid="0162fe5c" officeooo:paragraph-rsid="01672700"/>
    </style:style>
    <style:style style:name="P99" style:family="paragraph" style:parent-style-name="Text_20_body">
      <style:text-properties officeooo:rsid="0162fe5c" officeooo:paragraph-rsid="01128c2a"/>
    </style:style>
    <style:style style:name="P100" style:family="paragraph" style:parent-style-name="Text_20_body">
      <style:text-properties officeooo:rsid="017362a4" officeooo:paragraph-rsid="017362a4"/>
    </style:style>
    <style:style style:name="P101" style:family="paragraph" style:parent-style-name="Text_20_body">
      <style:text-properties officeooo:rsid="017a951e" officeooo:paragraph-rsid="017a951e"/>
    </style:style>
    <style:style style:name="P102" style:family="paragraph" style:parent-style-name="Table_20_Contents">
      <style:text-properties officeooo:rsid="017a951e" officeooo:paragraph-rsid="017a951e"/>
    </style:style>
    <style:style style:name="P103" style:family="paragraph" style:parent-style-name="Text_20_body">
      <style:text-properties officeooo:rsid="017a951e" officeooo:paragraph-rsid="01845042"/>
    </style:style>
    <style:style style:name="P104" style:family="paragraph" style:parent-style-name="Text_20_body">
      <style:text-properties officeooo:rsid="017bef3e" officeooo:paragraph-rsid="017bef3e"/>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3a24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49e8e"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3a2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1d845b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1d94aed"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83c7d"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ecd1d" officeooo:paragraph-rsid="01eecd1d"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c6301" officeooo:paragraph-rsid="020c6301"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da386" officeooo:paragraph-rsid="020da386"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fcb4d" officeooo:paragraph-rsid="020fcb4d"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b6408" officeooo:paragraph-rsid="021b6408"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db587" officeooo:paragraph-rsid="021db587"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95d7" officeooo:paragraph-rsid="019595d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0552" officeooo:paragraph-rsid="0197055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2049f" officeooo:paragraph-rsid="0212049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7dbde" officeooo:paragraph-rsid="0217dbd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8e19"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6bcc8" officeooo:paragraph-rsid="0226bcc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1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3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32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27" style:family="paragraph" style:parent-style-name="Table_20_Contents">
      <style:text-properties officeooo:rsid="011a192d" officeooo:paragraph-rsid="011a192d"/>
    </style:style>
    <style:style style:name="P328" style:family="paragraph" style:parent-style-name="Table_20_Heading">
      <style:text-properties officeooo:rsid="011a192d" officeooo:paragraph-rsid="011a192d"/>
    </style:style>
    <style:style style:name="P329"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330"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331"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332" style:family="paragraph" style:parent-style-name="Table_20_Contents">
      <style:paragraph-properties fo:text-align="start" style:justify-single-word="false"/>
      <style:text-properties style:font-name="Liberation Serif" fo:font-size="12pt" style:font-size-asian="12pt" style:font-size-complex="12pt"/>
    </style:style>
    <style:style style:name="P333"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334" style:family="paragraph" style:parent-style-name="Table_20_Heading">
      <style:text-properties style:font-name="Liberation Serif" fo:font-size="12pt" officeooo:rsid="0194aa80" officeooo:paragraph-rsid="0194aa80" style:font-size-asian="12pt" style:font-size-complex="12pt"/>
    </style:style>
    <style:style style:name="P335"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336"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337"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338" style:family="paragraph" style:parent-style-name="Table_20_Heading">
      <style:text-properties style:font-name="Liberation Serif" fo:font-size="12pt" officeooo:rsid="01b9444b" officeooo:paragraph-rsid="01b9444b" style:font-size-asian="12pt" style:font-size-complex="12pt"/>
    </style:style>
    <style:style style:name="P339"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340"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341" style:family="paragraph" style:parent-style-name="Table_20_Heading">
      <style:text-properties style:font-name="Liberation Serif" fo:font-size="12pt" officeooo:rsid="01c8694a" officeooo:paragraph-rsid="01c8694a" style:font-size-asian="12pt" style:font-size-complex="12pt"/>
    </style:style>
    <style:style style:name="P342" style:family="paragraph" style:parent-style-name="Table_20_Heading">
      <style:text-properties style:font-name="Liberation Serif" fo:font-size="12pt" officeooo:rsid="01c8694a" officeooo:paragraph-rsid="01ce8b4b" style:font-size-asian="12pt" style:font-size-complex="12pt"/>
    </style:style>
    <style:style style:name="P343" style:family="paragraph" style:parent-style-name="Table_20_Heading">
      <style:text-properties style:font-name="Liberation Serif" fo:font-size="12pt" officeooo:rsid="01c70c38" officeooo:paragraph-rsid="01c70c38" style:font-size-asian="12pt" style:font-size-complex="12pt"/>
    </style:style>
    <style:style style:name="P344" style:family="paragraph" style:parent-style-name="Table_20_Heading">
      <style:text-properties style:font-name="Liberation Serif" fo:font-size="12pt" officeooo:rsid="01c70c38" officeooo:paragraph-rsid="01ce8b4b" style:font-size-asian="12pt" style:font-size-complex="12pt"/>
    </style:style>
    <style:style style:name="P345" style:family="paragraph" style:parent-style-name="Table_20_Heading">
      <style:text-properties style:font-name="Liberation Serif" fo:font-size="12pt" officeooo:rsid="01e1a964" officeooo:paragraph-rsid="01e1a964" style:font-size-asian="12pt" style:font-size-complex="12pt"/>
    </style:style>
    <style:style style:name="P346"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347"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348" style:family="paragraph" style:parent-style-name="Table_20_Heading">
      <style:text-properties style:font-name="Liberation Serif" fo:font-size="12pt" officeooo:rsid="01f20a75" officeooo:paragraph-rsid="01f20a75" style:font-size-asian="12pt" style:font-size-complex="12pt"/>
    </style:style>
    <style:style style:name="P349" style:family="paragraph" style:parent-style-name="Table_20_Contents">
      <style:paragraph-properties fo:text-align="start" style:justify-single-word="false"/>
      <style:text-properties style:font-name="Liberation Serif" fo:font-size="12pt" officeooo:rsid="0201f9d3" officeooo:paragraph-rsid="0201f9d3" style:font-size-asian="12pt" style:font-size-complex="12pt"/>
    </style:style>
    <style:style style:name="P350" style:family="paragraph" style:parent-style-name="Table_20_Contents">
      <style:paragraph-properties fo:text-align="start" style:justify-single-word="false"/>
      <style:text-properties style:font-name="Liberation Serif" fo:font-size="12pt" officeooo:rsid="02027503" officeooo:paragraph-rsid="02027503" style:font-size-asian="12pt" style:font-size-complex="12pt"/>
    </style:style>
    <style:style style:name="P351"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352"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353" style:family="paragraph" style:parent-style-name="Table_20_Contents">
      <style:text-properties officeooo:rsid="0195cd68" officeooo:paragraph-rsid="01128c2a"/>
    </style:style>
    <style:style style:name="P354" style:family="paragraph" style:parent-style-name="Table_20_Contents">
      <style:text-properties officeooo:rsid="0196d439" officeooo:paragraph-rsid="01128c2a"/>
    </style:style>
    <style:style style:name="P355" style:family="paragraph" style:parent-style-name="Table_20_Contents">
      <style:text-properties officeooo:rsid="019e813d" officeooo:paragraph-rsid="01128c2a"/>
    </style:style>
    <style:style style:name="P356" style:family="paragraph" style:parent-style-name="Table_20_Contents">
      <style:text-properties officeooo:rsid="011878c8" officeooo:paragraph-rsid="011878c8"/>
    </style:style>
    <style:style style:name="P357" style:family="paragraph" style:parent-style-name="Table_20_Contents">
      <style:text-properties officeooo:rsid="011c122a" officeooo:paragraph-rsid="011c122a"/>
    </style:style>
    <style:style style:name="P358" style:family="paragraph" style:parent-style-name="Table_20_Contents">
      <style:text-properties officeooo:rsid="011dd7aa" officeooo:paragraph-rsid="011dd7aa"/>
    </style:style>
    <style:style style:name="P359" style:family="paragraph" style:parent-style-name="Table_20_Contents">
      <style:text-properties officeooo:rsid="01209d79" officeooo:paragraph-rsid="01209d79"/>
    </style:style>
    <style:style style:name="P360" style:family="paragraph" style:parent-style-name="Table_20_Contents">
      <style:text-properties officeooo:rsid="013941a0" officeooo:paragraph-rsid="013941a0"/>
    </style:style>
    <style:style style:name="P361" style:family="paragraph" style:parent-style-name="Table_20_Contents">
      <style:text-properties officeooo:rsid="013941a0" officeooo:paragraph-rsid="013a9d3f"/>
    </style:style>
    <style:style style:name="P362" style:family="paragraph" style:parent-style-name="Table_20_Contents">
      <style:text-properties officeooo:paragraph-rsid="013a9d3f"/>
    </style:style>
    <style:style style:name="P363" style:family="paragraph" style:parent-style-name="Table_20_Contents">
      <style:text-properties officeooo:rsid="01bd0b24" officeooo:paragraph-rsid="01553417"/>
    </style:style>
    <style:style style:name="P364" style:family="paragraph" style:parent-style-name="Table_20_Contents">
      <style:text-properties officeooo:rsid="017b8e2b" officeooo:paragraph-rsid="017b8e2b"/>
    </style:style>
    <style:style style:name="P365" style:family="paragraph" style:parent-style-name="Table_20_Contents">
      <style:text-properties officeooo:rsid="017ccc32" officeooo:paragraph-rsid="017ccc32"/>
    </style:style>
    <style:style style:name="P366" style:family="paragraph" style:parent-style-name="Table_20_Heading">
      <style:text-properties officeooo:rsid="017ccc32" officeooo:paragraph-rsid="017ccc32"/>
    </style:style>
    <style:style style:name="P367" style:family="paragraph" style:parent-style-name="Table">
      <style:paragraph-properties fo:keep-with-next="always"/>
    </style:style>
    <style:style style:name="P368" style:family="paragraph" style:parent-style-name="Table">
      <style:paragraph-properties fo:keep-with-next="always"/>
      <style:text-properties officeooo:paragraph-rsid="0153c35a"/>
    </style:style>
    <style:style style:name="P369" style:family="paragraph" style:parent-style-name="Table">
      <style:paragraph-properties fo:keep-with-next="always"/>
      <style:text-properties officeooo:paragraph-rsid="01553417"/>
    </style:style>
    <style:style style:name="P370" style:family="paragraph" style:parent-style-name="Standard">
      <style:text-properties officeooo:rsid="016a71b1" officeooo:paragraph-rsid="016a71b1"/>
    </style:style>
    <style:style style:name="P371" style:family="paragraph" style:parent-style-name="Text_20_body">
      <style:paragraph-properties fo:margin-top="0in" fo:margin-bottom="0in" style:contextual-spacing="false" fo:text-align="center" style:justify-single-word="false"/>
      <style:text-properties fo:font-weight="bold"/>
    </style:style>
    <style:style style:name="P372" style:family="paragraph" style:parent-style-name="Text_20_body">
      <style:text-properties fo:font-weight="bold" officeooo:rsid="01c3ba7f" officeooo:paragraph-rsid="01137cfb" style:font-weight-asian="bold" style:font-weight-complex="bold"/>
    </style:style>
    <style:style style:name="P373" style:family="paragraph" style:parent-style-name="Table_20_Contents">
      <style:text-properties fo:font-weight="bold" officeooo:paragraph-rsid="01128c2a" style:font-weight-asian="bold" style:font-weight-complex="bold"/>
    </style:style>
    <style:style style:name="P374" style:family="paragraph" style:parent-style-name="Table_20_Contents">
      <style:text-properties fo:font-weight="bold" officeooo:paragraph-rsid="0137bfe3" style:font-weight-asian="bold" style:font-weight-complex="bold"/>
    </style:style>
    <style:style style:name="P375" style:family="paragraph" style:parent-style-name="Table_20_Contents">
      <style:text-properties fo:font-weight="bold" officeooo:rsid="01e8a0bc" officeooo:paragraph-rsid="0137bfe3" style:font-weight-asian="bold" style:font-weight-complex="bold"/>
    </style:style>
    <style:style style:name="P376" style:family="paragraph" style:parent-style-name="Table_20_Contents">
      <style:text-properties fo:font-weight="bold" officeooo:rsid="011f732f" officeooo:paragraph-rsid="00091c2e" style:font-weight-asian="bold" style:font-weight-complex="bold"/>
    </style:style>
    <style:style style:name="P377" style:family="paragraph" style:parent-style-name="Text_20_body">
      <style:paragraph-properties fo:margin-top="0in" fo:margin-bottom="0in" style:contextual-spacing="false"/>
      <style:text-properties officeooo:paragraph-rsid="00c1a3fb"/>
    </style:style>
    <style:style style:name="P378"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79" style:family="paragraph" style:parent-style-name="Table_20_Heading">
      <style:text-properties fo:font-size="10pt" officeooo:rsid="01fd4852" officeooo:paragraph-rsid="01fd4852" style:font-size-asian="10pt" style:font-size-complex="10pt"/>
    </style:style>
    <style:style style:name="P380" style:family="paragraph" style:parent-style-name="Table_20_Heading">
      <style:text-properties fo:font-size="10pt" officeooo:rsid="01ff3117" officeooo:paragraph-rsid="01ff3117" style:font-size-asian="10pt" style:font-size-complex="10pt"/>
    </style:style>
    <style:style style:name="P381" style:family="paragraph" style:parent-style-name="Heading">
      <style:text-properties style:font-name="Open Sans Semibold" fo:font-size="20pt" fo:font-weight="bold" style:font-size-asian="20pt" style:font-weight-asian="bold" style:font-size-complex="20pt" style:font-weight-complex="bold"/>
    </style:style>
    <style:style style:name="P382" style:family="paragraph" style:parent-style-name="Horizontal_20_Line">
      <style:text-properties fo:color="#000080" loext:opacity="100%"/>
    </style:style>
    <style:style style:name="P383" style:family="paragraph" style:parent-style-name="Table_20_Contents">
      <style:text-properties officeooo:rsid="01845042" officeooo:paragraph-rsid="01845042"/>
    </style:style>
    <style:style style:name="P384" style:family="paragraph" style:parent-style-name="Text_20_body">
      <style:text-properties officeooo:rsid="01845042" officeooo:paragraph-rsid="01845042"/>
    </style:style>
    <style:style style:name="P385" style:family="paragraph" style:parent-style-name="Table_20_Contents">
      <style:text-properties officeooo:rsid="0184f122" officeooo:paragraph-rsid="0184f122"/>
    </style:style>
    <style:style style:name="P386" style:family="paragraph" style:parent-style-name="Text_20_body">
      <style:text-properties officeooo:rsid="01886b74" officeooo:paragraph-rsid="01886b74"/>
    </style:style>
    <style:style style:name="P387" style:family="paragraph" style:parent-style-name="Standard">
      <style:text-properties officeooo:rsid="018c49a4" officeooo:paragraph-rsid="018c49a4"/>
    </style:style>
    <style:style style:name="P388" style:family="paragraph" style:parent-style-name="Standard">
      <style:text-properties officeooo:rsid="018f1b09" officeooo:paragraph-rsid="018f1b09"/>
    </style:style>
    <style:style style:name="P389" style:family="paragraph" style:parent-style-name="Standard">
      <style:text-properties officeooo:rsid="019595d7" officeooo:paragraph-rsid="019595d7"/>
    </style:style>
    <style:style style:name="P390" style:family="paragraph" style:parent-style-name="Table_20_Contents">
      <style:text-properties officeooo:rsid="019595d7" officeooo:paragraph-rsid="019595d7"/>
    </style:style>
    <style:style style:name="P391" style:family="paragraph" style:parent-style-name="Table_20_Heading">
      <style:text-properties officeooo:rsid="019595d7" officeooo:paragraph-rsid="019595d7"/>
    </style:style>
    <style:style style:name="P392" style:family="paragraph" style:parent-style-name="Standard">
      <style:text-properties officeooo:rsid="019595d7" officeooo:paragraph-rsid="0198cbc4"/>
    </style:style>
    <style:style style:name="P393" style:family="paragraph" style:parent-style-name="Standard">
      <style:text-properties officeooo:paragraph-rsid="0198cbc4"/>
    </style:style>
    <style:style style:name="P394" style:family="paragraph" style:parent-style-name="Standard">
      <style:text-properties officeooo:rsid="0198cbc4" officeooo:paragraph-rsid="0198cbc4"/>
    </style:style>
    <style:style style:name="P395" style:family="paragraph" style:parent-style-name="Table_20_Contents">
      <style:text-properties officeooo:rsid="01970552" officeooo:paragraph-rsid="01970552"/>
    </style:style>
    <style:style style:name="P396" style:family="paragraph" style:parent-style-name="Table_20_Contents">
      <style:text-properties officeooo:paragraph-rsid="01970552"/>
    </style:style>
    <style:style style:name="P397" style:family="paragraph" style:parent-style-name="Table_20_Contents">
      <style:text-properties officeooo:rsid="019e3e65" officeooo:paragraph-rsid="019e3e65"/>
    </style:style>
    <style:style style:name="P398" style:family="paragraph" style:parent-style-name="Text_20_body">
      <style:text-properties officeooo:rsid="019e3e65" officeooo:paragraph-rsid="019e3e65"/>
    </style:style>
    <style:style style:name="P399" style:family="paragraph" style:parent-style-name="Text_20_body">
      <style:text-properties officeooo:rsid="019e3e65" officeooo:paragraph-rsid="0137bfe3"/>
    </style:style>
    <style:style style:name="P400" style:family="paragraph" style:parent-style-name="Table_20_Contents">
      <style:text-properties officeooo:rsid="01a0452c" officeooo:paragraph-rsid="01a0452c"/>
    </style:style>
    <style:style style:name="P401" style:family="paragraph" style:parent-style-name="Table_20_Contents">
      <style:text-properties officeooo:rsid="01a23e18" officeooo:paragraph-rsid="01a23e18"/>
    </style:style>
    <style:style style:name="P402" style:family="paragraph" style:parent-style-name="Table_20_Contents">
      <style:text-properties officeooo:rsid="01a66a28" officeooo:paragraph-rsid="01a66a28"/>
    </style:style>
    <style:style style:name="P403" style:family="paragraph" style:parent-style-name="Text_20_body">
      <style:text-properties officeooo:paragraph-rsid="01adda4b"/>
    </style:style>
    <style:style style:name="P404"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405"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406" style:family="paragraph" style:parent-style-name="Text_20_body">
      <style:text-properties officeooo:paragraph-rsid="01b2ee56"/>
    </style:style>
    <style:style style:name="P407" style:family="paragraph" style:parent-style-name="Standard">
      <style:text-properties officeooo:paragraph-rsid="01ce8b4b"/>
    </style:style>
    <style:style style:name="P408" style:family="paragraph" style:parent-style-name="Table_20_Contents">
      <style:text-properties officeooo:rsid="01d1143d" officeooo:paragraph-rsid="01d1143d"/>
    </style:style>
    <style:style style:name="P409" style:family="paragraph" style:parent-style-name="Table_20_Contents">
      <style:text-properties officeooo:rsid="01d1143d" officeooo:paragraph-rsid="01128c2a"/>
    </style:style>
    <style:style style:name="P410" style:family="paragraph" style:parent-style-name="Standard">
      <style:text-properties officeooo:rsid="01dd95fe" officeooo:paragraph-rsid="01dd95fe"/>
    </style:style>
    <style:style style:name="P411" style:family="paragraph" style:parent-style-name="Standard">
      <style:text-properties officeooo:rsid="01ddfb3e" officeooo:paragraph-rsid="01ddfb3e"/>
    </style:style>
    <style:style style:name="P412" style:family="paragraph" style:parent-style-name="Table_20_Contents">
      <style:paragraph-properties fo:text-align="start" style:justify-single-word="false"/>
      <style:text-properties officeooo:rsid="01ddfb3e" officeooo:paragraph-rsid="01ddfb3e"/>
    </style:style>
    <style:style style:name="P413" style:family="paragraph" style:parent-style-name="Table_20_Contents">
      <style:text-properties officeooo:rsid="01dba382" officeooo:paragraph-rsid="01dba382"/>
    </style:style>
    <style:style style:name="P414" style:family="paragraph" style:parent-style-name="Table_20_Heading">
      <style:text-properties officeooo:rsid="01dd33d7" officeooo:paragraph-rsid="01dd33d7"/>
    </style:style>
    <style:style style:name="P415" style:family="paragraph" style:parent-style-name="Standard">
      <style:text-properties officeooo:rsid="01e8c6dc" officeooo:paragraph-rsid="01e8c6dc"/>
    </style:style>
    <style:style style:name="P416" style:family="paragraph" style:parent-style-name="Table_20_Contents">
      <style:text-properties officeooo:rsid="01e8c6dc" officeooo:paragraph-rsid="01e8c6dc"/>
    </style:style>
    <style:style style:name="P417" style:family="paragraph" style:parent-style-name="Table_20_Heading">
      <style:text-properties officeooo:rsid="01e8c6dc" officeooo:paragraph-rsid="01e8c6dc"/>
    </style:style>
    <style:style style:name="P418" style:family="paragraph" style:parent-style-name="Table_20_Contents">
      <style:paragraph-properties fo:text-align="start" style:justify-single-word="false"/>
      <style:text-properties officeooo:paragraph-rsid="01128c2a"/>
    </style:style>
    <style:style style:name="P419" style:family="paragraph" style:parent-style-name="Table_20_Contents">
      <style:paragraph-properties fo:text-align="start" style:justify-single-word="false"/>
      <style:text-properties officeooo:rsid="01f20a75" officeooo:paragraph-rsid="01f20a75"/>
    </style:style>
    <style:style style:name="P420" style:family="paragraph" style:parent-style-name="Contents_20_1">
      <style:paragraph-properties>
        <style:tab-stops>
          <style:tab-stop style:position="7.3189in" style:type="right" style:leader-style="dotted" style:leader-text="."/>
        </style:tab-stops>
      </style:paragraph-properties>
    </style:style>
    <style:style style:name="P421" style:family="paragraph" style:parent-style-name="Contents_20_2">
      <style:paragraph-properties>
        <style:tab-stops>
          <style:tab-stop style:position="7.122in" style:type="right" style:leader-style="dotted" style:leader-text="."/>
        </style:tab-stops>
      </style:paragraph-properties>
    </style:style>
    <style:style style:name="P422" style:family="paragraph" style:parent-style-name="Contents_20_3">
      <style:paragraph-properties>
        <style:tab-stops>
          <style:tab-stop style:position="6.9256in" style:type="right" style:leader-style="dotted" style:leader-text="."/>
        </style:tab-stops>
      </style:paragraph-properties>
    </style:style>
    <style:style style:name="P423" style:family="paragraph" style:parent-style-name="Table_20_Contents">
      <style:text-properties officeooo:rsid="01f7d112" officeooo:paragraph-rsid="01f7d112"/>
    </style:style>
    <style:style style:name="P424" style:family="paragraph" style:parent-style-name="Text_20_body">
      <style:text-properties officeooo:rsid="01f7d112" officeooo:paragraph-rsid="01f9cf23"/>
    </style:style>
    <style:style style:name="P425" style:family="paragraph" style:parent-style-name="Table_20_Contents">
      <style:text-properties officeooo:rsid="01f9cf23" officeooo:paragraph-rsid="01f9cf23"/>
    </style:style>
    <style:style style:name="P426" style:family="paragraph" style:parent-style-name="Text_20_body">
      <style:text-properties officeooo:rsid="01f9cf23" officeooo:paragraph-rsid="01f9cf23"/>
    </style:style>
    <style:style style:name="P427" style:family="paragraph" style:parent-style-name="Table_20_Contents">
      <style:text-properties officeooo:rsid="01fa3bb7" officeooo:paragraph-rsid="01fa3bb7"/>
    </style:style>
    <style:style style:name="P428" style:family="paragraph" style:parent-style-name="Table_20_Contents">
      <style:text-properties officeooo:rsid="01fc9e14" officeooo:paragraph-rsid="01fc9e14"/>
    </style:style>
    <style:style style:name="P429" style:family="paragraph" style:parent-style-name="Table_20_Contents">
      <style:text-properties officeooo:rsid="01fd4852" officeooo:paragraph-rsid="01fd4852"/>
    </style:style>
    <style:style style:name="P430" style:family="paragraph" style:parent-style-name="Table_20_Contents">
      <style:text-properties officeooo:rsid="01febd5a" officeooo:paragraph-rsid="01febd5a"/>
    </style:style>
    <style:style style:name="P431" style:family="paragraph" style:parent-style-name="Table_20_Contents">
      <style:text-properties officeooo:rsid="01ff3117" officeooo:paragraph-rsid="01ff3117"/>
    </style:style>
    <style:style style:name="P432" style:family="paragraph" style:parent-style-name="Text_20_body">
      <style:text-properties officeooo:paragraph-rsid="01f7d112"/>
    </style:style>
    <style:style style:name="P433" style:family="paragraph" style:parent-style-name="Text_20_body">
      <style:text-properties officeooo:rsid="01fc478f" officeooo:paragraph-rsid="01fc478f"/>
    </style:style>
    <style:style style:name="P434" style:family="paragraph" style:parent-style-name="Standard">
      <style:text-properties officeooo:rsid="0212049f" officeooo:paragraph-rsid="0212049f"/>
    </style:style>
    <style:style style:name="P435" style:family="paragraph" style:parent-style-name="Table_20_Contents">
      <style:text-properties officeooo:rsid="0212049f" officeooo:paragraph-rsid="0212049f"/>
    </style:style>
    <style:style style:name="P436" style:family="paragraph" style:parent-style-name="Standard">
      <style:text-properties officeooo:rsid="021322a7" officeooo:paragraph-rsid="021322a7"/>
    </style:style>
    <style:style style:name="P437" style:family="paragraph" style:parent-style-name="Table_20_Contents">
      <style:text-properties officeooo:rsid="021322a7" officeooo:paragraph-rsid="021322a7"/>
    </style:style>
    <style:style style:name="P438" style:family="paragraph" style:parent-style-name="Table_20_Contents">
      <style:text-properties officeooo:rsid="02118522" officeooo:paragraph-rsid="02118522"/>
    </style:style>
    <style:style style:name="P439" style:family="paragraph" style:parent-style-name="Text_20_body">
      <style:text-properties officeooo:rsid="02118522" officeooo:paragraph-rsid="02118522"/>
    </style:style>
    <style:style style:name="P440" style:family="paragraph" style:parent-style-name="Table_20_Contents">
      <style:text-properties officeooo:rsid="0215a13f" officeooo:paragraph-rsid="0215a13f"/>
    </style:style>
    <style:style style:name="P441" style:family="paragraph" style:parent-style-name="Table_20_Heading">
      <style:text-properties fo:font-size="11pt" officeooo:rsid="02118522" officeooo:paragraph-rsid="02118522" style:font-size-asian="11pt" style:font-size-complex="11pt"/>
    </style:style>
    <style:style style:name="P442" style:family="paragraph" style:parent-style-name="Table_20_Heading">
      <style:text-properties fo:font-size="11pt" officeooo:rsid="020fcb4d" officeooo:paragraph-rsid="020fcb4d" style:font-size-asian="11pt" style:font-size-complex="11pt"/>
    </style:style>
    <style:style style:name="P443" style:family="paragraph" style:parent-style-name="Text_20_body">
      <style:paragraph-properties fo:break-before="page"/>
    </style:style>
    <style:style style:name="P444" style:family="paragraph" style:parent-style-name="Table_20_Contents">
      <style:text-properties officeooo:rsid="02242ef4" officeooo:paragraph-rsid="02242ef4"/>
    </style:style>
    <style:style style:name="P445" style:family="paragraph" style:parent-style-name="Text_20_body">
      <style:text-properties officeooo:rsid="022210b9" officeooo:paragraph-rsid="022210b9"/>
    </style:style>
    <style:style style:name="P446" style:family="paragraph" style:parent-style-name="Contents_20_1">
      <style:paragraph-properties>
        <style:tab-stops>
          <style:tab-stop style:position="7.3189in" style:type="right" style:leader-style="dotted" style:leader-text="."/>
        </style:tab-stops>
      </style:paragraph-properties>
    </style:style>
    <style:style style:name="P447" style:family="paragraph" style:parent-style-name="Contents_20_2">
      <style:paragraph-properties>
        <style:tab-stops>
          <style:tab-stop style:position="7.122in" style:type="right" style:leader-style="dotted" style:leader-text="."/>
        </style:tab-stops>
      </style:paragraph-properties>
    </style:style>
    <style:style style:name="P448" style:family="paragraph" style:parent-style-name="Contents_20_3">
      <style:paragraph-properties>
        <style:tab-stops>
          <style:tab-stop style:position="6.9256in" style:type="right" style:leader-style="dotted" style:leader-text="."/>
        </style:tab-stops>
      </style:paragraph-properties>
    </style:style>
    <style:style style:name="P449" style:family="paragraph" style:parent-style-name="Heading_20_1" style:master-page-name="HTML">
      <style:paragraph-properties style:page-number="auto"/>
    </style:style>
    <style:style style:name="P450" style:family="paragraph" style:parent-style-name="Heading_20_1">
      <style:text-properties officeooo:rsid="00759f34" officeooo:paragraph-rsid="00759f34"/>
    </style:style>
    <style:style style:name="P451" style:family="paragraph" style:parent-style-name="Heading_20_1">
      <style:text-properties officeooo:rsid="01128c2a" officeooo:paragraph-rsid="01128c2a"/>
    </style:style>
    <style:style style:name="P452" style:family="paragraph" style:parent-style-name="Heading_20_1">
      <style:text-properties officeooo:rsid="01845042" officeooo:paragraph-rsid="01845042"/>
    </style:style>
    <style:style style:name="P453" style:family="paragraph" style:parent-style-name="Heading_20_1">
      <style:text-properties officeooo:rsid="01553417" officeooo:paragraph-rsid="01553417"/>
    </style:style>
    <style:style style:name="P454" style:family="paragraph" style:parent-style-name="Heading_20_2">
      <style:text-properties officeooo:rsid="01adda4b" officeooo:paragraph-rsid="01adda4b"/>
    </style:style>
    <style:style style:name="P455" style:family="paragraph" style:parent-style-name="Heading_20_3">
      <style:text-properties officeooo:rsid="01263b8d" officeooo:paragraph-rsid="01263b8d"/>
    </style:style>
    <style:style style:name="P456" style:family="paragraph" style:parent-style-name="Heading_20_3">
      <style:text-properties officeooo:rsid="00897853" officeooo:paragraph-rsid="01128c2a"/>
    </style:style>
    <style:style style:name="P457" style:family="paragraph" style:parent-style-name="Heading_20_3">
      <style:text-properties officeooo:rsid="01a3ca4a" officeooo:paragraph-rsid="01128c2a"/>
    </style:style>
    <style:style style:name="P458" style:family="paragraph" style:parent-style-name="Heading_20_3">
      <style:text-properties officeooo:paragraph-rsid="01128c2a"/>
    </style:style>
    <style:style style:name="P459" style:family="paragraph" style:parent-style-name="Heading_20_3">
      <style:text-properties officeooo:rsid="008acd16" officeooo:paragraph-rsid="01128c2a"/>
    </style:style>
    <style:style style:name="P460" style:family="paragraph" style:parent-style-name="Heading_20_3">
      <style:text-properties officeooo:rsid="008ccabe" officeooo:paragraph-rsid="01128c2a"/>
    </style:style>
    <style:style style:name="P461" style:family="paragraph" style:parent-style-name="Heading_20_3">
      <style:text-properties officeooo:rsid="01f7d112" officeooo:paragraph-rsid="01f7d112"/>
    </style:style>
    <style:style style:name="P462" style:family="paragraph" style:parent-style-name="Heading_20_3">
      <style:text-properties officeooo:rsid="009797ab" officeooo:paragraph-rsid="0137bfe3"/>
    </style:style>
    <style:style style:name="P463" style:family="paragraph" style:parent-style-name="Heading_20_3">
      <style:text-properties officeooo:rsid="01e60288" officeooo:paragraph-rsid="0137bfe3"/>
    </style:style>
    <style:style style:name="P464" style:family="paragraph" style:parent-style-name="Heading_20_3">
      <style:text-properties officeooo:rsid="009860a3" officeooo:paragraph-rsid="0137bfe3"/>
    </style:style>
    <style:style style:name="P465" style:family="paragraph" style:parent-style-name="Heading_20_3">
      <style:text-properties officeooo:rsid="011f732f" officeooo:paragraph-rsid="0137bfe3"/>
    </style:style>
    <style:style style:name="P466" style:family="paragraph" style:parent-style-name="Heading_20_3">
      <style:text-properties officeooo:rsid="019e3e65" officeooo:paragraph-rsid="019e3e65"/>
    </style:style>
    <style:style style:name="P467" style:family="paragraph" style:parent-style-name="Heading_20_3">
      <style:text-properties officeooo:rsid="0115c0a5" officeooo:paragraph-rsid="0115c0a5"/>
    </style:style>
    <style:style style:name="P468" style:family="paragraph" style:parent-style-name="Heading_20_3">
      <style:text-properties officeooo:rsid="01553417" officeooo:paragraph-rsid="01553417"/>
    </style:style>
    <style:style style:name="P469" style:family="paragraph" style:parent-style-name="Heading_20_3">
      <style:text-properties officeooo:rsid="017bef3e" officeooo:paragraph-rsid="017bef3e"/>
    </style:style>
    <style:style style:name="P470" style:family="paragraph" style:parent-style-name="Heading_20_3">
      <style:text-properties officeooo:rsid="0229361d" officeooo:paragraph-rsid="0229361d"/>
    </style:style>
    <style:style style:name="P471" style:family="paragraph" style:parent-style-name="Standard" style:list-style-name="L3">
      <style:text-properties officeooo:rsid="018c49a4" officeooo:paragraph-rsid="018c49a4"/>
    </style:style>
    <style:style style:name="P472" style:family="paragraph" style:parent-style-name="Standard" style:list-style-name="L3">
      <style:text-properties fo:font-style="normal" officeooo:rsid="018d4c18" officeooo:paragraph-rsid="0190ba7f" style:font-style-asian="normal" style:font-style-complex="normal"/>
    </style:style>
    <style:style style:name="P473" style:family="paragraph" style:parent-style-name="Standard" style:list-style-name="L3">
      <style:text-properties fo:font-style="normal" officeooo:rsid="0190ba7f" officeooo:paragraph-rsid="0190ba7f" style:font-style-asian="normal" style:font-style-complex="normal"/>
    </style:style>
    <style:style style:name="P474" style:family="paragraph" style:parent-style-name="Standard" style:list-style-name="L4">
      <style:text-properties officeooo:rsid="0198cbc4" officeooo:paragraph-rsid="0198cbc4"/>
    </style:style>
    <style:style style:name="P475" style:family="paragraph" style:parent-style-name="Standard" style:list-style-name="L4">
      <style:text-properties officeooo:rsid="0198cbc4" officeooo:paragraph-rsid="01993220"/>
    </style:style>
    <style:style style:name="P476" style:family="paragraph" style:parent-style-name="Standard" style:list-style-name="L4">
      <style:text-properties officeooo:rsid="01993220" officeooo:paragraph-rsid="01993220"/>
    </style:style>
    <style:style style:name="P477" style:family="paragraph" style:parent-style-name="Standard">
      <style:text-properties officeooo:paragraph-rsid="0229361d"/>
    </style:style>
    <style:style style:name="P478" style:family="paragraph" style:parent-style-name="Table_20_Contents">
      <style:text-properties officeooo:rsid="01f7d112" officeooo:paragraph-rsid="0229361d"/>
    </style:style>
    <style:style style:name="P4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229361d" style:font-size-asian="12pt" style:font-style-asian="normal" style:font-weight-asian="bold" style:font-size-complex="12pt" style:font-style-complex="normal" style:font-weight-complex="bold" style:text-overline-style="none" style:text-overline-color="font-color"/>
    </style:style>
    <style:style style:name="P4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9361d" officeooo:paragraph-rsid="0229361d" style:font-size-asian="12pt" style:font-style-asian="normal" style:font-weight-asian="bold" style:font-size-complex="12pt" style:font-style-complex="normal" style:font-weight-complex="bold" style:text-overline-style="none" style:text-overline-color="font-color"/>
    </style:style>
    <style:style style:name="P4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9361d"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style:text-properties officeooo:rsid="0229361d" officeooo:paragraph-rsid="0229361d"/>
    </style:style>
    <style:style style:name="P48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4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487" style:family="paragraph" style:parent-style-name="Text_20_body" style:list-style-name="L1">
      <style:text-properties officeooo:paragraph-rsid="01f26fdc"/>
    </style:style>
    <style:style style:name="P488" style:family="paragraph" style:parent-style-name="Text_20_body" style:list-style-name="L1">
      <style:text-properties fo:font-weight="normal" officeooo:rsid="01f26fdc" officeooo:paragraph-rsid="01f26fdc" style:font-weight-asian="normal" style:font-weight-complex="normal"/>
    </style:style>
    <style:style style:name="P489" style:family="paragraph" style:parent-style-name="Text_20_body" style:list-style-name="L1">
      <style:text-properties fo:font-weight="normal" officeooo:rsid="01f26fdc" officeooo:paragraph-rsid="0201f9d3" style:font-weight-asian="normal" style:font-weight-complex="normal"/>
    </style:style>
    <style:style style:name="P490" style:family="paragraph" style:parent-style-name="Text_20_body" style:list-style-name="L1">
      <style:text-properties fo:font-weight="normal" officeooo:rsid="01f392db" officeooo:paragraph-rsid="01f392db" style:font-weight-asian="normal" style:font-weight-complex="normal"/>
    </style:style>
    <style:style style:name="P491" style:family="paragraph" style:parent-style-name="Text_20_body" style:list-style-name="L1">
      <style:text-properties officeooo:rsid="01f26fdc" officeooo:paragraph-rsid="01f26fdc"/>
    </style:style>
    <style:style style:name="P492" style:family="paragraph" style:parent-style-name="Text_20_body" style:list-style-name="L2">
      <style:text-properties officeooo:rsid="01263b8d" officeooo:paragraph-rsid="01263b8d"/>
    </style:style>
    <style:style style:name="P493" style:family="paragraph" style:parent-style-name="Text_20_body">
      <style:text-properties officeooo:paragraph-rsid="0229361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c9dcea" style:font-weight-asian="bold" style:font-weight-complex="bold"/>
    </style:style>
    <style:style style:name="T4" style:family="text">
      <style:text-properties fo:font-weight="bold" officeooo:rsid="01b4ac4a" style:font-weight-asian="bold" style:font-weight-complex="bold"/>
    </style:style>
    <style:style style:name="T5" style:family="text">
      <style:text-properties fo:font-weight="bold" officeooo:rsid="008265f0" style:font-weight-asian="bold" style:font-weight-complex="bold"/>
    </style:style>
    <style:style style:name="T6" style:family="text">
      <style:text-properties fo:font-weight="bold" officeooo:rsid="0125c9b4" style:font-weight-asian="bold" style:font-weight-complex="bold"/>
    </style:style>
    <style:style style:name="T7" style:family="text">
      <style:text-properties fo:font-weight="bold" officeooo:rsid="01acc25f" style:font-weight-asian="bold" style:font-weight-complex="bold"/>
    </style:style>
    <style:style style:name="T8" style:family="text">
      <style:text-properties fo:font-weight="bold" officeooo:rsid="00467efc" style:font-weight-asian="bold" style:font-weight-complex="bold"/>
    </style:style>
    <style:style style:name="T9" style:family="text">
      <style:text-properties fo:font-weight="bold" officeooo:rsid="00854784" style:font-weight-asian="bold" style:font-weight-complex="bold"/>
    </style:style>
    <style:style style:name="T10" style:family="text">
      <style:text-properties fo:font-weight="bold" officeooo:rsid="01b2f06e" style:font-weight-asian="bold" style:font-weight-complex="bold"/>
    </style:style>
    <style:style style:name="T11" style:family="text">
      <style:text-properties fo:font-weight="bold" officeooo:rsid="004e4c83" style:font-weight-asian="bold" style:font-weight-complex="bold"/>
    </style:style>
    <style:style style:name="T12" style:family="text">
      <style:text-properties fo:font-weight="bold" officeooo:rsid="005163e0" style:font-weight-asian="bold" style:font-weight-complex="bold"/>
    </style:style>
    <style:style style:name="T13" style:family="text">
      <style:text-properties fo:font-weight="bold" officeooo:rsid="01aef5a3" style:font-weight-asian="bold" style:font-weight-complex="bold"/>
    </style:style>
    <style:style style:name="T14" style:family="text">
      <style:text-properties fo:font-weight="bold" officeooo:rsid="008bc3bb" style:font-weight-asian="bold" style:font-weight-complex="bold"/>
    </style:style>
    <style:style style:name="T15" style:family="text">
      <style:text-properties fo:font-weight="bold" officeooo:rsid="005347e2" style:font-weight-asian="bold" style:font-weight-complex="bold"/>
    </style:style>
    <style:style style:name="T16" style:family="text">
      <style:text-properties fo:font-weight="bold" officeooo:rsid="0053c274" style:font-weight-asian="bold" style:font-weight-complex="bold"/>
    </style:style>
    <style:style style:name="T17" style:family="text">
      <style:text-properties fo:font-weight="bold" officeooo:rsid="00565534" style:font-weight-asian="bold" style:font-weight-complex="bold"/>
    </style:style>
    <style:style style:name="T18" style:family="text">
      <style:text-properties fo:font-weight="bold" officeooo:rsid="008dd900" style:font-weight-asian="bold" style:font-weight-complex="bold"/>
    </style:style>
    <style:style style:name="T19" style:family="text">
      <style:text-properties fo:font-weight="bold" officeooo:rsid="008df8fa" style:font-weight-asian="bold" style:font-weight-complex="bold"/>
    </style:style>
    <style:style style:name="T20" style:family="text">
      <style:text-properties fo:font-weight="bold" officeooo:rsid="019887ea" style:font-weight-asian="bold" style:font-weight-complex="bold"/>
    </style:style>
    <style:style style:name="T21" style:family="text">
      <style:text-properties fo:font-weight="bold" officeooo:rsid="01e4aebd" style:font-weight-asian="bold" style:font-weight-complex="bold"/>
    </style:style>
    <style:style style:name="T22" style:family="text">
      <style:text-properties fo:font-weight="bold" officeooo:rsid="006c5539" style:font-weight-asian="bold" style:font-weight-complex="bold"/>
    </style:style>
    <style:style style:name="T23" style:family="text">
      <style:text-properties fo:font-weight="bold" officeooo:rsid="006f02a6" style:font-weight-asian="bold" style:font-weight-complex="bold"/>
    </style:style>
    <style:style style:name="T24" style:family="text">
      <style:text-properties fo:font-weight="bold" officeooo:rsid="006f15f1" style:font-weight-asian="bold" style:font-weight-complex="bold"/>
    </style:style>
    <style:style style:name="T25" style:family="text">
      <style:text-properties fo:font-weight="bold" officeooo:rsid="014f07ae" style:font-weight-asian="bold" style:font-weight-complex="bold"/>
    </style:style>
    <style:style style:name="T26" style:family="text">
      <style:text-properties fo:font-weight="bold" officeooo:rsid="019e3e65" style:font-weight-asian="bold" style:font-weight-complex="bold"/>
    </style:style>
    <style:style style:name="T27" style:family="text">
      <style:text-properties fo:font-weight="bold" officeooo:rsid="01a0452c" style:font-weight-asian="bold" style:font-weight-complex="bold"/>
    </style:style>
    <style:style style:name="T28" style:family="text">
      <style:text-properties fo:font-weight="bold" officeooo:rsid="01b1541e" style:font-weight-asian="bold" style:font-weight-complex="bold"/>
    </style:style>
    <style:style style:name="T29" style:family="text">
      <style:text-properties fo:font-weight="bold" officeooo:rsid="01d4af7b" style:font-weight-asian="bold" style:font-weight-complex="bold"/>
    </style:style>
    <style:style style:name="T30" style:family="text">
      <style:text-properties fo:font-weight="bold" officeooo:rsid="01dba382" style:font-weight-asian="bold" style:font-weight-complex="bold"/>
    </style:style>
    <style:style style:name="T31" style:family="text">
      <style:text-properties fo:font-weight="bold" officeooo:rsid="01f26fdc" style:font-weight-asian="bold" style:font-weight-complex="bold"/>
    </style:style>
    <style:style style:name="T32" style:family="text">
      <style:text-properties fo:font-weight="bold" officeooo:rsid="01f7d112" style:font-weight-asian="bold" style:font-weight-complex="bold"/>
    </style:style>
    <style:style style:name="T33" style:family="text">
      <style:text-properties fo:font-weight="bold" officeooo:rsid="01ff3117" style:font-weight-asian="bold" style:font-weight-complex="bold"/>
    </style:style>
    <style:style style:name="T34" style:family="text">
      <style:text-properties fo:font-weight="bold" officeooo:rsid="0229361d" style:font-weight-asian="bold"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174c3a3" style:font-style-asian="italic" style:font-weight-asian="bold" style:font-style-complex="italic" style:font-weight-complex="bold"/>
    </style:style>
    <style:style style:name="T37" style:family="text">
      <style:text-properties fo:font-style="italic" fo:font-weight="bold" officeooo:rsid="01a9ec20" style:font-style-asian="italic" style:font-weight-asian="bold" style:font-style-complex="italic" style:font-weight-complex="bold"/>
    </style:style>
    <style:style style:name="T38" style:family="text">
      <style:text-properties fo:font-style="italic" style:font-style-asian="italic" style:font-style-complex="italic"/>
    </style:style>
    <style:style style:name="T39" style:family="text">
      <style:text-properties fo:font-style="italic" officeooo:rsid="00411966" style:font-style-asian="italic" style:font-style-complex="italic"/>
    </style:style>
    <style:style style:name="T40" style:family="text">
      <style:text-properties fo:font-style="italic" officeooo:rsid="008acd16" style:font-style-asian="italic" style:font-style-complex="italic"/>
    </style:style>
    <style:style style:name="T41" style:family="text">
      <style:text-properties fo:font-style="italic" officeooo:rsid="0192e628" style:font-style-asian="italic" style:font-style-complex="italic"/>
    </style:style>
    <style:style style:name="T42" style:family="text">
      <style:text-properties fo:font-style="italic" officeooo:rsid="005b8110" style:font-style-asian="italic" style:font-style-complex="italic"/>
    </style:style>
    <style:style style:name="T43" style:family="text">
      <style:text-properties fo:font-style="italic" officeooo:rsid="00924cb8" style:font-style-asian="italic" style:font-style-complex="italic"/>
    </style:style>
    <style:style style:name="T44" style:family="text">
      <style:text-properties fo:font-style="italic" officeooo:rsid="0199fe45" style:font-style-asian="italic" style:font-style-complex="italic"/>
    </style:style>
    <style:style style:name="T45" style:family="text">
      <style:text-properties fo:font-style="italic" officeooo:rsid="009a7f6f" style:font-style-asian="italic" style:font-style-complex="italic"/>
    </style:style>
    <style:style style:name="T46" style:family="text">
      <style:text-properties fo:font-style="italic" officeooo:rsid="01449f21" style:font-style-asian="italic" style:font-style-complex="italic"/>
    </style:style>
    <style:style style:name="T47" style:family="text">
      <style:text-properties fo:font-style="italic" officeooo:rsid="01553417" style:font-style-asian="italic" style:font-style-complex="italic"/>
    </style:style>
    <style:style style:name="T48" style:family="text">
      <style:text-properties fo:font-style="italic" officeooo:rsid="01bd0b24" style:font-style-asian="italic" style:font-style-complex="italic"/>
    </style:style>
    <style:style style:name="T49" style:family="text">
      <style:text-properties fo:font-style="italic" officeooo:rsid="018d4c18" style:font-style-asian="italic" style:font-style-complex="italic"/>
    </style:style>
    <style:style style:name="T50" style:family="text">
      <style:text-properties fo:font-style="italic" officeooo:rsid="018f1b09" style:font-style-asian="italic" style:font-style-complex="italic"/>
    </style:style>
    <style:style style:name="T51" style:family="text">
      <style:text-properties fo:font-style="italic" officeooo:rsid="01a9ec20" style:font-style-asian="italic" style:font-style-complex="italic"/>
    </style:style>
    <style:style style:name="T52" style:family="text">
      <style:text-properties fo:font-style="italic" officeooo:rsid="01ac1234" style:font-style-asian="italic" style:font-style-complex="italic"/>
    </style:style>
    <style:style style:name="T53" style:family="text">
      <style:text-properties fo:font-style="italic" officeooo:rsid="01acc25f" style:font-style-asian="italic" style:font-style-complex="italic"/>
    </style:style>
    <style:style style:name="T54" style:family="text">
      <style:text-properties fo:font-style="italic" officeooo:rsid="01ac8550" style:font-style-asian="italic" style:font-style-complex="italic"/>
    </style:style>
    <style:style style:name="T55" style:family="text">
      <style:text-properties fo:font-style="italic" officeooo:rsid="01afb34e" style:font-style-asian="italic" style:font-style-complex="italic"/>
    </style:style>
    <style:style style:name="T56" style:family="text">
      <style:text-properties fo:font-style="italic" officeooo:rsid="01a23e18" style:font-style-asian="italic" style:font-style-complex="italic"/>
    </style:style>
    <style:style style:name="T57" style:family="text">
      <style:text-properties fo:font-style="italic" officeooo:rsid="0150afc1" style:font-style-asian="italic" style:font-style-complex="italic"/>
    </style:style>
    <style:style style:name="T58" style:family="text">
      <style:text-properties fo:font-style="italic" officeooo:rsid="01c8694a" style:font-style-asian="italic" style:font-style-complex="italic"/>
    </style:style>
    <style:style style:name="T59" style:family="text">
      <style:text-properties fo:font-style="italic" officeooo:rsid="01a864ce" style:font-style-asian="italic" style:font-style-complex="italic"/>
    </style:style>
    <style:style style:name="T60" style:family="text">
      <style:text-properties fo:font-style="italic" officeooo:rsid="0194aa80" style:font-style-asian="italic" style:font-style-complex="italic"/>
    </style:style>
    <style:style style:name="T61" style:family="text">
      <style:text-properties fo:font-style="italic" officeooo:rsid="01c99f29" style:font-style-asian="italic" style:font-style-complex="italic"/>
    </style:style>
    <style:style style:name="T62" style:family="text">
      <style:text-properties fo:font-style="italic" officeooo:rsid="00942a52" style:font-style-asian="italic" style:font-style-complex="italic"/>
    </style:style>
    <style:style style:name="T63" style:family="text">
      <style:text-properties fo:font-style="italic" officeooo:rsid="020c6301" style:font-style-asian="italic" style:font-style-complex="italic"/>
    </style:style>
    <style:style style:name="T64" style:family="text">
      <style:text-properties fo:font-style="italic" officeooo:rsid="020eb922" style:font-style-asian="italic" style:font-style-complex="italic"/>
    </style:style>
    <style:style style:name="T65" style:family="text">
      <style:text-properties fo:font-style="italic" officeooo:rsid="021db587" style:font-style-asian="italic" style:font-style-complex="italic"/>
    </style:style>
    <style:style style:name="T66" style:family="text">
      <style:text-properties fo:font-style="italic" fo:font-weight="normal" officeooo:rsid="01ab5e39" style:font-style-asian="italic" style:font-weight-asian="normal" style:font-style-complex="italic"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44a4b4" style:font-weight-asian="normal" style:font-weight-complex="normal"/>
    </style:style>
    <style:style style:name="T69" style:family="text">
      <style:text-properties fo:font-weight="normal" officeooo:rsid="01ab5e39" style:font-weight-asian="normal" style:font-weight-complex="normal"/>
    </style:style>
    <style:style style:name="T70" style:family="text">
      <style:text-properties fo:font-weight="normal" officeooo:rsid="01b4ac4a" style:font-weight-asian="normal" style:font-weight-complex="normal"/>
    </style:style>
    <style:style style:name="T71" style:family="text">
      <style:text-properties fo:font-weight="normal" officeooo:rsid="01554428" style:font-weight-asian="normal" style:font-weight-complex="normal"/>
    </style:style>
    <style:style style:name="T72" style:family="text">
      <style:text-properties fo:font-weight="normal" officeooo:rsid="01b1dbea" style:font-weight-asian="normal" style:font-weight-complex="normal"/>
    </style:style>
    <style:style style:name="T73" style:family="text">
      <style:text-properties fo:font-weight="normal" officeooo:rsid="01b2c79d" style:font-weight-asian="normal" style:font-weight-complex="normal"/>
    </style:style>
    <style:style style:name="T74" style:family="text">
      <style:text-properties fo:font-weight="normal" officeooo:rsid="01f26fdc" style:font-weight-asian="normal" style:font-weight-complex="normal"/>
    </style:style>
    <style:style style:name="T75" style:family="text">
      <style:text-properties fo:font-weight="normal" officeooo:rsid="01f392db" style:font-weight-asian="normal" style:font-weight-complex="normal"/>
    </style:style>
    <style:style style:name="T76" style:family="text">
      <style:text-properties fo:font-weight="normal" officeooo:rsid="01f46531" style:font-weight-asian="normal" style:font-weight-complex="normal"/>
    </style:style>
    <style:style style:name="T77" style:family="text">
      <style:text-properties fo:font-weight="normal" officeooo:rsid="0201f9d3" style:font-weight-asian="normal"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style:font-style-asian="normal" style:font-style-complex="normal"/>
    </style:style>
    <style:style style:name="T80" style:family="text">
      <style:text-properties fo:font-style="normal" officeooo:rsid="01252bcd" style:font-style-asian="normal" style:font-style-complex="normal"/>
    </style:style>
    <style:style style:name="T81" style:family="text">
      <style:text-properties fo:font-style="normal" officeooo:rsid="014d8235" style:font-style-asian="normal" style:font-style-complex="normal"/>
    </style:style>
    <style:style style:name="T82" style:family="text">
      <style:text-properties officeooo:rsid="0076f5b9"/>
    </style:style>
    <style:style style:name="T83" style:family="text">
      <style:text-properties officeooo:rsid="015089d6"/>
    </style:style>
    <style:style style:name="T84" style:family="text">
      <style:text-properties officeooo:rsid="014f1486"/>
    </style:style>
    <style:style style:name="T85" style:family="text">
      <style:text-properties officeooo:rsid="00411966"/>
    </style:style>
    <style:style style:name="T86" style:family="text">
      <style:text-properties officeooo:rsid="01acc25f"/>
    </style:style>
    <style:style style:name="T87" style:family="text">
      <style:text-properties officeooo:rsid="01ca84a0"/>
    </style:style>
    <style:style style:name="T88" style:family="text">
      <style:text-properties officeooo:rsid="0080e7c7"/>
    </style:style>
    <style:style style:name="T89" style:family="text">
      <style:text-properties officeooo:rsid="01877f66"/>
    </style:style>
    <style:style style:name="T90" style:family="text">
      <style:text-properties officeooo:rsid="00822415"/>
    </style:style>
    <style:style style:name="T91" style:family="text">
      <style:text-properties officeooo:rsid="01adf5bc"/>
    </style:style>
    <style:style style:name="T92" style:family="text">
      <style:text-properties officeooo:rsid="0125c9b4"/>
    </style:style>
    <style:style style:name="T93" style:family="text">
      <style:text-properties officeooo:rsid="01a1412b"/>
    </style:style>
    <style:style style:name="T94" style:family="text">
      <style:text-properties officeooo:rsid="01c4a091"/>
    </style:style>
    <style:style style:name="T95" style:family="text">
      <style:text-properties officeooo:rsid="00467efc"/>
    </style:style>
    <style:style style:name="T96" style:family="text">
      <style:text-properties officeooo:rsid="005163e0"/>
    </style:style>
    <style:style style:name="T97" style:family="text">
      <style:text-properties officeooo:rsid="01affa76"/>
    </style:style>
    <style:style style:name="T98" style:family="text">
      <style:text-properties officeooo:rsid="0049a127"/>
    </style:style>
    <style:style style:name="T99" style:family="text">
      <style:text-properties officeooo:rsid="00978d7f"/>
    </style:style>
    <style:style style:name="T100" style:family="text">
      <style:text-properties officeooo:rsid="019be7aa"/>
    </style:style>
    <style:style style:name="T101" style:family="text">
      <style:text-properties officeooo:rsid="01284d3c"/>
    </style:style>
    <style:style style:name="T102" style:family="text">
      <style:text-properties officeooo:rsid="00854784"/>
    </style:style>
    <style:style style:name="T103" style:family="text">
      <style:text-properties officeooo:rsid="01c2c977"/>
    </style:style>
    <style:style style:name="T104" style:family="text">
      <style:text-properties officeooo:rsid="0086977e"/>
    </style:style>
    <style:style style:name="T105" style:family="text">
      <style:text-properties officeooo:rsid="01cb32f8"/>
    </style:style>
    <style:style style:name="T106" style:family="text">
      <style:text-properties officeooo:rsid="01a04ae7"/>
    </style:style>
    <style:style style:name="T107" style:family="text">
      <style:text-properties officeooo:rsid="008acd16"/>
    </style:style>
    <style:style style:name="T108" style:family="text">
      <style:text-properties officeooo:rsid="01b2f06e"/>
    </style:style>
    <style:style style:name="T109" style:family="text">
      <style:text-properties officeooo:rsid="004e4c83"/>
    </style:style>
    <style:style style:name="T110" style:family="text">
      <style:text-properties officeooo:rsid="00515dd1"/>
    </style:style>
    <style:style style:name="T111" style:family="text">
      <style:text-properties officeooo:rsid="00837283"/>
    </style:style>
    <style:style style:name="T112" style:family="text">
      <style:text-properties officeooo:rsid="01aef5a3"/>
    </style:style>
    <style:style style:name="T113" style:family="text">
      <style:text-properties officeooo:rsid="00897853"/>
    </style:style>
    <style:style style:name="T114" style:family="text">
      <style:text-properties officeooo:rsid="019e42e3"/>
    </style:style>
    <style:style style:name="T115" style:family="text">
      <style:text-properties officeooo:rsid="01a3ca4a"/>
    </style:style>
    <style:style style:name="T116" style:family="text">
      <style:text-properties officeooo:rsid="01a4fb99"/>
    </style:style>
    <style:style style:name="T117" style:family="text">
      <style:text-properties officeooo:rsid="0197630f"/>
    </style:style>
    <style:style style:name="T118" style:family="text">
      <style:text-properties officeooo:rsid="01b56455"/>
    </style:style>
    <style:style style:name="T119" style:family="text">
      <style:text-properties officeooo:rsid="008df8fa"/>
    </style:style>
    <style:style style:name="T120" style:family="text">
      <style:text-properties officeooo:rsid="005b8110"/>
    </style:style>
    <style:style style:name="T121" style:family="text">
      <style:text-properties officeooo:rsid="0195cd68"/>
    </style:style>
    <style:style style:name="T122" style:family="text">
      <style:text-properties officeooo:rsid="008bc3bb"/>
    </style:style>
    <style:style style:name="T123" style:family="text">
      <style:text-properties officeooo:rsid="01b6774e"/>
    </style:style>
    <style:style style:name="T124" style:family="text">
      <style:text-properties officeooo:rsid="005347e2"/>
    </style:style>
    <style:style style:name="T125" style:family="text">
      <style:text-properties officeooo:rsid="0053c274"/>
    </style:style>
    <style:style style:name="T126" style:family="text">
      <style:text-properties officeooo:rsid="019e813d"/>
    </style:style>
    <style:style style:name="T127" style:family="text">
      <style:text-properties officeooo:rsid="0126ed4f"/>
    </style:style>
    <style:style style:name="T128" style:family="text">
      <style:text-properties officeooo:rsid="0047e600"/>
    </style:style>
    <style:style style:name="T129" style:family="text">
      <style:text-properties officeooo:rsid="0057f429"/>
    </style:style>
    <style:style style:name="T130" style:family="text">
      <style:text-properties officeooo:rsid="00565534"/>
    </style:style>
    <style:style style:name="T131" style:family="text">
      <style:text-properties officeooo:rsid="008dd900"/>
    </style:style>
    <style:style style:name="T132" style:family="text">
      <style:text-properties officeooo:rsid="00ac224f"/>
    </style:style>
    <style:style style:name="T133" style:family="text">
      <style:text-properties officeooo:rsid="0059c2b4"/>
    </style:style>
    <style:style style:name="T134" style:family="text">
      <style:text-properties officeooo:rsid="0090578e"/>
    </style:style>
    <style:style style:name="T135" style:family="text">
      <style:text-properties officeooo:rsid="019887ea"/>
    </style:style>
    <style:style style:name="T136" style:family="text">
      <style:text-properties officeooo:rsid="00924cb8"/>
    </style:style>
    <style:style style:name="T137" style:family="text">
      <style:text-properties officeooo:rsid="01b8319d"/>
    </style:style>
    <style:style style:name="T138" style:family="text">
      <style:text-properties officeooo:rsid="01b90fa8"/>
    </style:style>
    <style:style style:name="T139" style:family="text">
      <style:text-properties officeooo:rsid="0199fe45"/>
    </style:style>
    <style:style style:name="T140" style:family="text">
      <style:text-properties officeooo:rsid="01bb01be"/>
    </style:style>
    <style:style style:name="T141" style:family="text">
      <style:text-properties style:font-name-asian="Noto Sans SC Regular" style:font-name-complex="FreeSans2"/>
    </style:style>
    <style:style style:name="T142" style:family="text">
      <style:text-properties officeooo:rsid="009a7f6f"/>
    </style:style>
    <style:style style:name="T143" style:family="text">
      <style:text-properties officeooo:rsid="01137cfb"/>
    </style:style>
    <style:style style:name="T144" style:family="text">
      <style:text-properties officeooo:rsid="0115c0a5"/>
    </style:style>
    <style:style style:name="T145" style:family="text">
      <style:text-properties officeooo:rsid="0116ab4b"/>
    </style:style>
    <style:style style:name="T146" style:family="text">
      <style:text-properties officeooo:rsid="011878c8"/>
    </style:style>
    <style:style style:name="T147" style:family="text">
      <style:text-properties officeooo:rsid="0129439e"/>
    </style:style>
    <style:style style:name="T148" style:family="text">
      <style:text-properties officeooo:rsid="012b264e"/>
    </style:style>
    <style:style style:name="T149" style:family="text">
      <style:text-properties officeooo:rsid="013794f4"/>
    </style:style>
    <style:style style:name="T150" style:family="text">
      <style:text-properties officeooo:rsid="01e4aebd"/>
    </style:style>
    <style:style style:name="T151" style:family="text">
      <style:text-properties officeooo:rsid="009860a3"/>
    </style:style>
    <style:style style:name="T152" style:family="text">
      <style:text-properties officeooo:rsid="01e60288"/>
    </style:style>
    <style:style style:name="T153" style:family="text">
      <style:text-properties officeooo:rsid="01e8a0bc"/>
    </style:style>
    <style:style style:name="T154" style:family="text">
      <style:text-properties officeooo:rsid="006c5539"/>
    </style:style>
    <style:style style:name="T155" style:family="text">
      <style:text-properties officeooo:rsid="006f02a6"/>
    </style:style>
    <style:style style:name="T156" style:family="text">
      <style:text-properties officeooo:rsid="013cb48a"/>
    </style:style>
    <style:style style:name="T157" style:family="text">
      <style:text-properties officeooo:rsid="011f732f"/>
    </style:style>
    <style:style style:name="T158" style:family="text">
      <style:text-properties officeooo:rsid="0172d322"/>
    </style:style>
    <style:style style:name="T159" style:family="text">
      <style:text-properties officeooo:rsid="012087cc"/>
    </style:style>
    <style:style style:name="T160" style:family="text">
      <style:text-properties officeooo:rsid="01c62fe7"/>
    </style:style>
    <style:style style:name="T161" style:family="text">
      <style:text-properties officeooo:rsid="013941a0"/>
    </style:style>
    <style:style style:name="T162" style:family="text">
      <style:text-properties officeooo:rsid="013a8a0a"/>
    </style:style>
    <style:style style:name="T163" style:family="text">
      <style:text-properties officeooo:rsid="0143f873"/>
    </style:style>
    <style:style style:name="T164" style:family="text">
      <style:text-properties officeooo:rsid="014494ee"/>
    </style:style>
    <style:style style:name="T165" style:family="text">
      <style:text-properties officeooo:rsid="01449f21"/>
    </style:style>
    <style:style style:name="T166" style:family="text">
      <style:text-properties officeooo:rsid="014d8235"/>
    </style:style>
    <style:style style:name="T167" style:family="text">
      <style:text-properties officeooo:rsid="014f07ae"/>
    </style:style>
    <style:style style:name="T168" style:family="text">
      <style:text-properties officeooo:rsid="0150afc1"/>
    </style:style>
    <style:style style:name="T169" style:family="text">
      <style:text-properties officeooo:rsid="0151dd19"/>
    </style:style>
    <style:style style:name="T170" style:family="text">
      <style:text-properties officeooo:rsid="01535757"/>
    </style:style>
    <style:style style:name="T171" style:family="text">
      <style:text-properties officeooo:rsid="01553417"/>
    </style:style>
    <style:style style:name="T172" style:family="text">
      <style:text-properties officeooo:rsid="01bd0b24"/>
    </style:style>
    <style:style style:name="T173" style:family="text">
      <style:text-properties officeooo:rsid="015b42ea"/>
    </style:style>
    <style:style style:name="T174" style:family="text">
      <style:text-properties officeooo:rsid="0162fe5c"/>
    </style:style>
    <style:style style:name="T175" style:family="text">
      <style:text-properties officeooo:rsid="0164ceab"/>
    </style:style>
    <style:style style:name="T176" style:family="text">
      <style:text-properties officeooo:rsid="01668a35"/>
    </style:style>
    <style:style style:name="T177" style:family="text">
      <style:text-properties officeooo:rsid="01670fcc"/>
    </style:style>
    <style:style style:name="T178" style:family="text">
      <style:text-properties officeooo:rsid="016a71b1"/>
    </style:style>
    <style:style style:name="T179" style:family="text">
      <style:text-properties officeooo:rsid="016d46d0"/>
    </style:style>
    <style:style style:name="T180" style:family="text">
      <style:text-properties officeooo:rsid="016f312c"/>
    </style:style>
    <style:style style:name="T181" style:family="text">
      <style:text-properties officeooo:rsid="017362a4"/>
    </style:style>
    <style:style style:name="T182" style:family="text">
      <style:text-properties officeooo:rsid="0174c3a3"/>
    </style:style>
    <style:style style:name="T183" style:family="text">
      <style:text-properties officeooo:rsid="0174e663"/>
    </style:style>
    <style:style style:name="T184" style:family="text">
      <style:text-properties officeooo:rsid="0175e671"/>
    </style:style>
    <style:style style:name="T18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style:font-size-asian="12pt" style:font-style-asian="normal" style:font-weight-asian="normal" style:font-size-complex="12pt" style:font-style-complex="normal" style:font-weight-complex="normal" style:text-overline-style="none" style:text-overline-color="font-color"/>
    </style:style>
    <style:style style:name="T18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style:font-size-asian="12pt" style:font-style-asian="normal" style:font-weight-asian="normal" style:font-size-complex="12pt" style:font-style-complex="normal" style:font-weight-complex="normal" style:text-overline-style="none" style:text-overline-color="font-color"/>
    </style:style>
    <style:style style:name="T187" style:family="text">
      <style:text-properties officeooo:rsid="017bef3e"/>
    </style:style>
    <style:style style:name="T188" style:family="text">
      <style:text-properties officeooo:rsid="017d0acc"/>
    </style:style>
    <style:style style:name="T189" style:family="text">
      <style:text-properties officeooo:rsid="01845042"/>
    </style:style>
    <style:style style:name="T190" style:family="text">
      <style:text-properties officeooo:rsid="0184f122"/>
    </style:style>
    <style:style style:name="T191" style:family="text">
      <style:text-properties officeooo:rsid="0185922d"/>
    </style:style>
    <style:style style:name="T192" style:family="text">
      <style:text-properties officeooo:rsid="018a699b"/>
    </style:style>
    <style:style style:name="T193" style:family="text">
      <style:text-properties officeooo:rsid="018c49a4"/>
    </style:style>
    <style:style style:name="T194" style:family="text">
      <style:text-properties officeooo:rsid="018d4c18"/>
    </style:style>
    <style:style style:name="T195" style:family="text">
      <style:text-properties officeooo:rsid="0190ba7f"/>
    </style:style>
    <style:style style:name="T196" style:family="text">
      <style:text-properties officeooo:rsid="019351d4"/>
    </style:style>
    <style:style style:name="T197" style:family="text">
      <style:text-properties officeooo:rsid="0194aa80"/>
    </style:style>
    <style:style style:name="T198" style:family="text">
      <style:text-properties officeooo:rsid="01970552"/>
    </style:style>
    <style:style style:name="T199" style:family="text">
      <style:text-properties officeooo:rsid="0198cbc4"/>
    </style:style>
    <style:style style:name="T200" style:family="text">
      <style:text-properties officeooo:rsid="01993220"/>
    </style:style>
    <style:style style:name="T201" style:family="text">
      <style:text-properties officeooo:rsid="019c7608"/>
    </style:style>
    <style:style style:name="T202" style:family="text">
      <style:text-properties officeooo:rsid="019eec29"/>
    </style:style>
    <style:style style:name="T203" style:family="text">
      <style:text-properties officeooo:rsid="01a0452c"/>
    </style:style>
    <style:style style:name="T204" style:family="text">
      <style:text-properties officeooo:rsid="01a23e18"/>
    </style:style>
    <style:style style:name="T205" style:family="text">
      <style:text-properties officeooo:rsid="01a397e1"/>
    </style:style>
    <style:style style:name="T206" style:family="text">
      <style:text-properties officeooo:rsid="01a4b6f1"/>
    </style:style>
    <style:style style:name="T207" style:family="text">
      <style:text-properties officeooo:rsid="01a864ce"/>
    </style:style>
    <style:style style:name="T208" style:family="text">
      <style:text-properties officeooo:rsid="01a9ec20"/>
    </style:style>
    <style:style style:name="T209" style:family="text">
      <style:text-properties officeooo:rsid="01ac1234"/>
    </style:style>
    <style:style style:name="T210" style:family="text">
      <style:text-properties fo:font-size="14pt" fo:font-weight="bold" style:font-size-asian="14pt" style:font-weight-asian="bold" style:font-size-complex="14pt" style:font-weight-complex="bold"/>
    </style:style>
    <style:style style:name="T211" style:family="text">
      <style:text-properties fo:font-size="14pt" fo:font-style="italic" officeooo:rsid="01adda4b" style:font-size-asian="14pt" style:font-style-asian="italic" style:font-size-complex="14pt" style:font-style-complex="italic"/>
    </style:style>
    <style:style style:name="T212" style:family="text">
      <style:text-properties officeooo:rsid="01ac8550"/>
    </style:style>
    <style:style style:name="T213" style:family="text">
      <style:text-properties officeooo:rsid="01adda4b"/>
    </style:style>
    <style:style style:name="T214" style:family="text">
      <style:text-properties officeooo:rsid="01afb34e"/>
    </style:style>
    <style:style style:name="T215" style:family="text">
      <style:text-properties officeooo:rsid="01afd263"/>
    </style:style>
    <style:style style:name="T216" style:family="text">
      <style:text-properties officeooo:rsid="01affdae"/>
    </style:style>
    <style:style style:name="T217" style:family="text">
      <style:text-properties officeooo:rsid="01b1541e"/>
    </style:style>
    <style:style style:name="T218" style:family="text">
      <style:text-properties officeooo:rsid="01b160ea"/>
    </style:style>
    <style:style style:name="T219" style:family="text">
      <style:text-properties officeooo:rsid="01b1dbea"/>
    </style:style>
    <style:style style:name="T220" style:family="text">
      <style:text-properties officeooo:rsid="01b2c79d"/>
    </style:style>
    <style:style style:name="T221" style:family="text">
      <style:text-properties officeooo:rsid="01b2ee56"/>
    </style:style>
    <style:style style:name="T222" style:family="text">
      <style:text-properties officeooo:rsid="01b5b081"/>
    </style:style>
    <style:style style:name="T223" style:family="text">
      <style:text-properties officeooo:rsid="01b5b983"/>
    </style:style>
    <style:style style:name="T224" style:family="text">
      <style:text-properties officeooo:rsid="01b79997"/>
    </style:style>
    <style:style style:name="T225" style:family="text">
      <style:text-properties officeooo:rsid="01b9444b"/>
    </style:style>
    <style:style style:name="T226" style:family="text">
      <style:text-properties officeooo:rsid="01b9ce97"/>
    </style:style>
    <style:style style:name="T227" style:family="text">
      <style:text-properties officeooo:rsid="01bd7b32"/>
    </style:style>
    <style:style style:name="T228" style:family="text">
      <style:text-properties officeooo:rsid="01bf3a01"/>
    </style:style>
    <style:style style:name="T229" style:family="text">
      <style:text-properties officeooo:rsid="01c0ef8d"/>
    </style:style>
    <style:style style:name="T230" style:family="text">
      <style:text-properties officeooo:rsid="01c3a24e"/>
    </style:style>
    <style:style style:name="T231" style:family="text">
      <style:text-properties officeooo:rsid="01c49e8e"/>
    </style:style>
    <style:style style:name="T232" style:family="text">
      <style:text-properties officeooo:rsid="01c61f70"/>
    </style:style>
    <style:style style:name="T233" style:family="text">
      <style:text-properties officeooo:rsid="01c8694a"/>
    </style:style>
    <style:style style:name="T234" style:family="text">
      <style:text-properties officeooo:rsid="01caf897"/>
    </style:style>
    <style:style style:name="T235" style:family="text">
      <style:text-properties officeooo:rsid="01d1143d"/>
    </style:style>
    <style:style style:name="T236" style:family="text">
      <style:text-properties officeooo:rsid="01d1c7c4"/>
    </style:style>
    <style:style style:name="T237" style:family="text">
      <style:text-properties officeooo:rsid="01d64792"/>
    </style:style>
    <style:style style:name="T238" style:family="text">
      <style:text-properties officeooo:rsid="01d845b0"/>
    </style:style>
    <style:style style:name="T239" style:family="text">
      <style:text-properties officeooo:rsid="01dba382"/>
    </style:style>
    <style:style style:name="T240" style:family="text">
      <style:text-properties officeooo:rsid="01dd33d7"/>
    </style:style>
    <style:style style:name="T241" style:family="text">
      <style:text-properties officeooo:rsid="01dd95fe"/>
    </style:style>
    <style:style style:name="T242" style:family="text">
      <style:text-properties officeooo:rsid="01e0a570"/>
    </style:style>
    <style:style style:name="T243" style:family="text">
      <style:text-properties officeooo:rsid="01e1a964"/>
    </style:style>
    <style:style style:name="T244" style:family="text">
      <style:text-properties officeooo:rsid="01e33259"/>
    </style:style>
    <style:style style:name="T245" style:family="text">
      <style:text-properties officeooo:rsid="01e83c7d"/>
    </style:style>
    <style:style style:name="T246" style:family="text">
      <style:text-properties officeooo:rsid="01ee161f"/>
    </style:style>
    <style:style style:name="T247" style:family="text">
      <style:text-properties officeooo:rsid="01c99f29"/>
    </style:style>
    <style:style style:name="T248" style:family="text">
      <style:text-properties officeooo:rsid="01f26fdc"/>
    </style:style>
    <style:style style:name="T249" style:family="text">
      <style:text-properties officeooo:rsid="01f58025"/>
    </style:style>
    <style:style style:name="T250" style:family="text">
      <style:text-properties officeooo:rsid="01f7d112"/>
    </style:style>
    <style:style style:name="T251" style:family="text">
      <style:text-properties officeooo:rsid="01f8d36c"/>
    </style:style>
    <style:style style:name="T252" style:family="text">
      <style:text-properties officeooo:rsid="01f9cf23"/>
    </style:style>
    <style:style style:name="T253" style:family="text">
      <style:text-properties officeooo:rsid="01fa3bb7"/>
    </style:style>
    <style:style style:name="T254" style:family="text">
      <style:text-properties officeooo:rsid="00942a52"/>
    </style:style>
    <style:style style:name="T255" style:family="text">
      <style:text-properties officeooo:rsid="01fbc4d3"/>
    </style:style>
    <style:style style:name="T256" style:family="text">
      <style:text-properties officeooo:rsid="01fc478f"/>
    </style:style>
    <style:style style:name="T257" style:family="text">
      <style:text-properties officeooo:rsid="01fc9e14"/>
    </style:style>
    <style:style style:name="T258" style:family="text">
      <style:text-properties officeooo:rsid="01fd4852"/>
    </style:style>
    <style:style style:name="T259" style:family="text">
      <style:text-properties officeooo:rsid="01febd5a"/>
    </style:style>
    <style:style style:name="T260" style:family="text">
      <style:text-properties officeooo:rsid="01ff3117"/>
    </style:style>
    <style:style style:name="T261" style:family="text">
      <style:text-properties officeooo:rsid="01fffb13"/>
    </style:style>
    <style:style style:name="T262" style:family="text">
      <style:text-properties officeooo:rsid="0201f9d3"/>
    </style:style>
    <style:style style:name="T263" style:family="text">
      <style:text-properties officeooo:rsid="01f392db"/>
    </style:style>
    <style:style style:name="T264" style:family="text">
      <style:text-properties officeooo:rsid="02027503"/>
    </style:style>
    <style:style style:name="T265" style:family="text">
      <style:text-properties officeooo:rsid="020696db"/>
    </style:style>
    <style:style style:name="T266" style:family="text">
      <style:text-properties officeooo:rsid="02087a61"/>
    </style:style>
    <style:style style:name="T267" style:family="text">
      <style:text-properties officeooo:rsid="020c6301"/>
    </style:style>
    <style:style style:name="T268" style:family="text">
      <style:text-properties officeooo:rsid="020da386"/>
    </style:style>
    <style:style style:name="T269" style:family="text">
      <style:text-properties officeooo:rsid="020eb922"/>
    </style:style>
    <style:style style:name="T270" style:family="text">
      <style:text-properties officeooo:rsid="020fcb4d"/>
    </style:style>
    <style:style style:name="T271" style:family="text">
      <style:text-properties officeooo:rsid="02118522"/>
    </style:style>
    <style:style style:name="T272" style:family="text">
      <style:text-properties officeooo:rsid="0215a13f"/>
    </style:style>
    <style:style style:name="T273" style:family="text">
      <style:text-properties officeooo:rsid="02198e19"/>
    </style:style>
    <style:style style:name="T274" style:family="text">
      <style:text-properties officeooo:rsid="021b6408"/>
    </style:style>
    <style:style style:name="T275" style:family="text">
      <style:text-properties officeooo:rsid="021ca83a"/>
    </style:style>
    <style:style style:name="T276" style:family="text">
      <style:text-properties officeooo:rsid="021db587"/>
    </style:style>
    <style:style style:name="T277" style:family="text">
      <style:text-properties officeooo:rsid="02211130"/>
    </style:style>
    <style:style style:name="T278" style:family="text">
      <style:text-properties officeooo:rsid="02242ef4"/>
    </style:style>
    <style:style style:name="T279" style:family="text">
      <style:text-properties officeooo:rsid="0225712d"/>
    </style:style>
    <style:style style:name="T280" style:family="text">
      <style:text-properties officeooo:rsid="0226bcc8"/>
    </style:style>
    <style:style style:name="T281" style:family="text">
      <style:text-properties officeooo:rsid="0229361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9" text:outline-level="1"><text:bookmark-start text:name="__RefHeading__4816_527361902"/><text:bookmark-end text:name="__RefHeading__4816_527361902"/></text:h>
      <text:p text:style-name="P381"><text:bookmark-start text:name="__RefHeading__4818_527361902"/><text:span text:style-name="T82"><text:s text:c="19"/></text:span>RADIO CONTROL <text:span text:style-name="T166">DATA FILE FORMATS</text:span><text:bookmark-end text:name="__RefHeading__4818_527361902"/></text:p>
      <text:p text:style-name="Text_20_body"><text:line-break/></text:p>
      <text:p text:style-name="P371"/>
      <text:p text:style-name="P371"/>
      <text:p text:style-name="P53">Last update:<text:span text:style-name="T191">1</text:span><text:span text:style-name="T250">0/</text:span><text:span text:style-name="T268">1</text:span><text:span text:style-name="T278">8</text:span><text:span text:style-name="T191">/23</text:span></text:p>
      <text:p text:style-name="P377"><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446"><text:a xlink:type="simple" xlink:href="#__RefHeading__4828_527361902" text:style-name="Index_20_Link" text:visited-style-name="Index_20_Link">INTRODUCTION<text:tab/>2</text:a></text:p>
          <text:p text:style-name="P446"><text:a xlink:type="simple" xlink:href="#__RefHeading___Toc12901_1736276434" text:style-name="Index_20_Link" text:visited-style-name="Index_20_Link">File Formats<text:tab/>2</text:a></text:p>
          <text:p text:style-name="P447"><text:a xlink:type="simple" xlink:href="#__RefHeading___Toc6620_2288232049" text:style-name="Index_20_Link" text:visited-style-name="Index_20_Link">Record formats<text:tab/>2</text:a></text:p>
          <text:p text:style-name="P447"><text:a xlink:type="simple" xlink:href="#__RefHeading___Toc42256_3386875735" text:style-name="Index_20_Link" text:visited-style-name="Index_20_Link">Record Field Types<text:tab/>3</text:a></text:p>
          <text:p text:style-name="P446"><text:a xlink:type="simple" xlink:href="#__RefHeading___Toc1277_1963107180" text:style-name="Index_20_Link" text:visited-style-name="Index_20_Link">Data Files<text:tab/>4</text:a></text:p>
          <text:p text:style-name="P448"><text:a xlink:type="simple" xlink:href="#__RefHeading___Toc7468_2084378212" text:style-name="Index_20_Link" text:visited-style-name="Index_20_Link">Comment records<text:tab/>6</text:a></text:p>
          <text:p text:style-name="P448"><text:a xlink:type="simple" xlink:href="#__RefHeading___Toc4318_371593118" text:style-name="Index_20_Link" text:visited-style-name="Index_20_Link">TAG Records<text:tab/>7</text:a></text:p>
          <text:p text:style-name="P448"><text:a xlink:type="simple" xlink:href="#__RefHeading___Toc4322_371593118" text:style-name="Index_20_Link" text:visited-style-name="Index_20_Link">SYSTEM Records<text:tab/>8</text:a></text:p>
          <text:p text:style-name="P448"><text:a xlink:type="simple" xlink:href="#__RefHeading___Toc4324_371593118" text:style-name="Index_20_Link" text:visited-style-name="Index_20_Link">SITE Records<text:tab/>11</text:a></text:p>
          <text:p text:style-name="P448"><text:a xlink:type="simple" xlink:href="#__RefHeading___Toc12903_1736276434" text:style-name="Index_20_Link" text:visited-style-name="Index_20_Link">BPLAN Records<text:tab/>13</text:a></text:p>
          <text:p text:style-name="P448"><text:a xlink:type="simple" xlink:href="#__RefHeading___Toc12905_1736276434" text:style-name="Index_20_Link" text:visited-style-name="Index_20_Link">TFREQ records<text:tab/>14</text:a></text:p>
          <text:p text:style-name="P448"><text:a xlink:type="simple" xlink:href="#__RefHeading___Toc4326_371593118" text:style-name="Index_20_Link" text:visited-style-name="Index_20_Link">GROUP Records<text:tab/>15</text:a></text:p>
          <text:p text:style-name="P448"><text:a xlink:type="simple" xlink:href="#__RefHeading___Toc4328_371593118" text:style-name="Index_20_Link" text:visited-style-name="Index_20_Link">FREQ records<text:tab/>17</text:a></text:p>
          <text:p text:style-name="P448"><text:a xlink:type="simple" xlink:href="#__RefHeading___Toc20177_1963318572" text:style-name="Index_20_Link" text:visited-style-name="Index_20_Link">LOG records<text:tab/>25</text:a></text:p>
          <text:p text:style-name="P448"><text:a xlink:type="simple" xlink:href="#__RefHeading___Toc6993_3924652775" text:style-name="Index_20_Link" text:visited-style-name="Index_20_Link">SEARCH records<text:tab/>26</text:a></text:p>
          <text:p text:style-name="P448"><text:a xlink:type="simple" xlink:href="#__RefHeading___Toc4332_371593118" text:style-name="Index_20_Link" text:visited-style-name="Index_20_Link">POWERMSG record<text:tab/>28</text:a></text:p>
          <text:p text:style-name="P448"><text:a xlink:type="simple" xlink:href="#__RefHeading___Toc8556_2294367161" text:style-name="Index_20_Link" text:visited-style-name="Index_20_Link">LIGHT records<text:tab/>28</text:a></text:p>
          <text:p text:style-name="P448"><text:a xlink:type="simple" xlink:href="#__RefHeading___Toc8558_2294367161" text:style-name="Index_20_Link" text:visited-style-name="Index_20_Link">BEEP records<text:tab/>29</text:a></text:p>
          <text:p text:style-name="P448"><text:a xlink:type="simple" xlink:href="#__RefHeading___Toc4334_371593118" text:style-name="Index_20_Link" text:visited-style-name="Index_20_Link">LOCKFREQ records<text:tab/>29</text:a></text:p>
          <text:p text:style-name="P448"><text:a xlink:type="simple" xlink:href="#__RefHeading___Toc4336_371593118" text:style-name="Index_20_Link" text:visited-style-name="Index_20_Link">IFXCHNG records<text:tab/>29</text:a></text:p>
          <text:p text:style-name="P448"><text:a xlink:type="simple" xlink:href="#__RefHeading___Toc6964_4136879827" text:style-name="Index_20_Link" text:visited-style-name="Index_20_Link">LOOKUP records<text:tab/>30</text:a></text:p>
          <text:p text:style-name="P448"><text:a xlink:type="simple" xlink:href="#__RefHeading___Toc6105_1058942310" text:style-name="Index_20_Link" text:visited-style-name="Index_20_Link">TONEOUT Records<text:tab/>30</text:a></text:p>
          <text:p text:style-name="P446"><text:a xlink:type="simple" xlink:href="#__RefHeading___Toc38384_1420051745" text:style-name="Index_20_Link" text:visited-style-name="Index_20_Link">Log File<text:tab/>31</text:a></text:p>
          <text:p text:style-name="P446"><text:a xlink:type="simple" xlink:href="#__RefHeading___Toc7376_4199790493" text:style-name="Index_20_Link" text:visited-style-name="Index_20_Link">Configuration File<text:tab/>32</text:a></text:p>
          <text:p text:style-name="P448"><text:a xlink:type="simple" xlink:href="#__RefHeading___Toc7378_4199790493" text:style-name="Index_20_Link" text:visited-style-name="Index_20_Link">RADIO record type<text:tab/>32</text:a></text:p>
          <text:p text:style-name="P448"><text:a xlink:type="simple" xlink:href="#__RefHeading___Toc42258_3386875735" text:style-name="Index_20_Link" text:visited-style-name="Index_20_Link">DIRECTORY Record Type<text:tab/>33</text:a></text:p>
          <text:p text:style-name="P448"><text:a xlink:type="simple" xlink:href="#__RefHeading___Toc7498_3479308137" text:style-name="Index_20_Link" text:visited-style-name="Index_20_Link">LOCATION Record Type<text:tab/>33</text:a></text:p>
          <text:p text:style-name="P446"><text:a xlink:type="simple" xlink:href="#__RefHeading___Toc42260_3386875735" text:style-name="Index_20_Link" text:visited-style-name="Index_20_Link">GUI configuration File<text:tab/>34</text:a></text:p>
        </text:index-body>
      </text:table-of-content>
      <text:p text:style-name="Text_20_body"><text:a xlink:type="simple" xlink:href="#Header_159" office:name="ToC_159" text:style-name="Internet_20_link" text:visited-style-name="Visited_20_Internet_20_Link"><text:span text:style-name="T1"/></text:a></text:p>
      <text:p text:style-name="P382"/>
      <text:h text:style-name="Heading_20_1" text:outline-level="1"><text:soft-page-break/></text:h>
      <text:p text:style-name="P1"/>
      <text:p text:style-name="Horizontal_20_Line"/>
      <text:h text:style-name="P450" text:outline-level="1"><text:bookmark-start text:name="__RefHeading__4828_527361902"/>I<text:span text:style-name="T82">NTRODUCTION</text:span><text:bookmark-end text:name="__RefHeading__4828_527361902"/></text:h>
      <text:p text:style-name="Text_20_body"/>
      <text:p text:style-name="P89">RadioCtl for Linux utilizes a number of different input and output files. This document describes the formats of these files. Definitions of the various terms used, and the operation of the RadioCtl program are described in the <text:span text:style-name="T35">RadioCtl-Operation</text:span> manual.</text:p>
      <text:p text:style-name="Text_20_body"/>
      <text:p text:style-name="P3"/>
      <text:p text:style-name="P2"/>
      <text:p text:style-name="P2"/>
      <text:h text:style-name="P451" text:outline-level="1"><text:bookmark-start text:name="__RefHeading___Toc12901_1736276434"/>File Formats<text:bookmark-end text:name="__RefHeading___Toc12901_1736276434"/></text:h>
      <text:p text:style-name="P24">There are three different file types in use in the program. The first is the data files. These contain frequencies, groups, systems and other settings for the radios. These files can be in several formats<text:span text:style-name="T83">, and can reside anywhere on the user's computer system.</text:span></text:p>
      <text:p text:style-name="P24"/>
      <text:p text:style-name="P24">The second file type is the <text:span text:style-name="T171">configuration</text:span> file for the radios being used. This file defines the <text:span text:style-name="T171">name, protocols and other important information about each radio available to RadioCtl</text:span><text:span text:style-name="T84"> It also provides </text:span><text:span text:style-name="T171">some </text:span><text:span text:style-name="T84">customization for some program defaults.</text:span> <text:span text:style-name="T171">T</text:span>here <text:span text:style-name="T171">should </text:span>only<text:span text:style-name="T171"> be</text:span> one of these files<text:span text:style-name="T171"> residing in the </text:span><text:span text:style-name="T84"><text:s/>user's HOME directory.</text:span></text:p>
      <text:p text:style-name="P24"/>
      <text:p text:style-name="P24">The third file type is used by the GUI program for saving and restoring various program settings. There is only one of these, and the user normally does not need to make changes to this file.</text:p>
      <text:p text:style-name="P24"/>
      <text:h text:style-name="P454" text:outline-level="2"><text:bookmark-start text:name="__RefHeading___Toc6620_2288232049"/>Record formats<text:bookmark-end text:name="__RefHeading___Toc6620_2288232049"/></text:h>
      <text:p text:style-name="P403"><text:s text:c="2"/><text:span text:style-name="T213">In general ALL RadioCtl file records are in the format:</text:span></text:p>
      <text:p text:style-name="P403"/>
      <text:p text:style-name="P403"><text:s text:c="5"/><text:span text:style-name="T211">record_type,field_data,field_data,….</text:span></text:p>
      <text:p text:style-name="P405"/>
      <text:p text:style-name="P5">where ‘record_type’ identifies the contents of the data fields that follow. </text:p>
      <text:p text:style-name="P5">Each field is separated by a comma. <text:s/><text:span text:style-name="T219">The record is terminated by a Line-Feed <text:s/>(ASCII Code 10) Character. This is the normal Linux character when editing the file. The record can also be terminated by a</text:span><text:span text:style-name="T220">n additional </text:span><text:span text:style-name="T219"><text:s text:c="2"/></text:span><text:span text:style-name="T220">Carriage-Return (ASCII Code 13) which may be added by Windows Text Editors.</text:span></text:p>
      <text:p text:style-name="P5"/>
      <text:p text:style-name="P5">The record can be positional, where the field is determined by the position in the record. </text:p>
      <text:p text:style-name="P5">Or the record can be non-positional, where each field is determined by a <text:span text:style-name="T38">keyword=value</text:span> statement.</text:p>
      <text:p text:style-name="P5">If the first field after the record_type contains a ‘<text:span text:style-name="T210">=’</text:span>, the rest of the record is assumed to be in non-positional format. Otherwise positional format is assumed. <text:span text:style-name="T55">Keywords</text:span><text:span text:style-name="T214"> and </text:span><text:span text:style-name="T55">record_type</text:span><text:span text:style-name="T214"> are NOT case sensitive.</text:span></text:p>
      <text:p text:style-name="P7">For non-positional, each field can be specified in any order. Values not specified and not required will be set to a default value.</text:p>
      <text:p text:style-name="P7"/>
      <text:p text:style-name="P7"/>
      <text:p text:style-name="P7"><text:soft-page-break/></text:p>
      <text:p text:style-name="P7"/>
      <text:p text:style-name="P5"/>
      <text:p text:style-name="P6">ex<text:span text:style-name="T214">amples</text:span>: </text:p>
      <text:p text:style-name="P6"/>
      <text:p text:style-name="P7">#non-positional format</text:p>
      <text:p text:style-name="P404"><text:span text:style-name="T38">FREQ,SERVICE=Fire Dept,</text:span><text:span text:style-name="T55">index=1,</text:span><text:span text:style-name="T38">Frequency=150.230,Mode=FMn,</text:span><text:span text:style-name="T55">Valid=1,groupno=2,Channel=5</text:span></text:p>
      <text:p text:style-name="P6"/>
      <text:p text:style-name="P7">#Same record in positional format</text:p>
      <text:p text:style-name="P19">freq,1,Fire Dept,1,2,5,150.320,FMn</text:p>
      <text:p text:style-name="P19"/>
      <text:p text:style-name="P20"><text:span text:style-name="T3">Important</text:span><text:span text:style-name="T2">:</text:span> <text:span text:style-name="T79">Because of the way that data records are processed, no value for either record format can contain a comma (',') <text:s/>an equal sign ('=')</text:span><text:span text:style-name="T80"> or a hash-tag ('#'), as this characters have special meaning</text:span><text:span text:style-name="T81">.</text:span></text:p>
      <text:p text:style-name="P8"/>
      <text:p text:style-name="P9"><text:span text:style-name="T216">I</text:span>n general, either format is acceptable for most record types. The positional format is easier to read, but harder to create. The <text:span text:style-name="T38">key=value</text:span> format is easier to create, but not as easy to locate specific values. The default output for most records is positional. <text:s/><text:span text:style-name="T216">However, trunked systems default to non-positional. </text:span></text:p>
      <text:p text:style-name="P10"><text:span text:style-name="T217">NOTE: </text:span>There ARE a <text:span text:style-name="T217">few </text:span>record types that ONLY understand the key=value format. </text:p>
      <text:p text:style-name="P9"/>
      <text:p text:style-name="P8">If a record starts with a ‘*’ or a ‘#’ it is a comment record. <text:span text:style-name="T218">In general, comment records can be placed anywhere in the file.</text:span> There is some additional processing that MAY happen with comment records. <text:s/><text:span text:style-name="T218">See the section </text:span><text:span text:style-name="T218"><text:reference-ref text:reference-format="text" text:ref-name="Comment Records">Comment records</text:reference-ref></text:span><text:span text:style-name="T218"><text:s/>for details.</text:span></text:p>
      <text:p text:style-name="P8"/>
      <text:p text:style-name="P11">In addition, a ‘#’ can be placed at the end of a data record to include comments that are NOT part of the record. Any values for that record that are not set when ‘#’ is encountered will be set to default values. </text:p>
      <text:p text:style-name="P25"/>
      <text:p text:style-name="P24"/>
      <text:h text:style-name="Heading_20_2" text:outline-level="2"><text:bookmark-start text:name="__RefHeading___Toc42256_3386875735"/>Record Field Types<text:bookmark-end text:name="__RefHeading___Toc42256_3386875735"/></text:h>
      <text:p text:style-name="P46">Fields specified for each record must conform to the type defined for that field. For example a Number field CANNOT contain letters. When the program reads a data file, it will ignore any record that<text:span text:style-name="T90"> contains the wrong type in a field. </text:span></text:p>
      <text:p text:style-name="P368">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324">type</text:p>
            </table:table-cell>
            <table:table-cell table:style-name="Table1.B1" office:value-type="string">
              <text:p text:style-name="P324">description</text:p>
            </table:table-cell>
          </table:table-row>
        </table:table-header-rows>
        <table:table-row>
          <table:table-cell table:style-name="Table1.A2" office:value-type="string">
            <text:p text:style-name="P173">Integer</text:p>
          </table:table-cell>
          <table:table-cell table:style-name="Table1.B2" office:value-type="string">
            <text:p text:style-name="P173">Whole, positive <text:span text:style-name="T214">or neg</text:span><text:span text:style-name="T222">a</text:span><text:span text:style-name="T214">tive number including 0.</text:span></text:p>
            <text:p text:style-name="P196">For fields that a 0 value is significant, a -1 is usually set to indicate the value is not to be set.</text:p>
          </table:table-cell>
        </table:table-row>
        <table:table-row>
          <table:table-cell table:style-name="Table1.A2" office:value-type="string">
            <text:p text:style-name="P173">Decimal</text:p>
          </table:table-cell>
          <table:table-cell table:style-name="Table1.B2" office:value-type="string">
            <text:p text:style-name="P173">Positive Number with (or without) a decimal point, or 0</text:p>
          </table:table-cell>
        </table:table-row>
        <table:table-row>
          <table:table-cell table:style-name="Table1.A2" office:value-type="string">
            <text:p text:style-name="P186">Hex</text:p>
          </table:table-cell>
          <table:table-cell table:style-name="Table1.B2" office:value-type="string">
            <text:p text:style-name="P186">A hexadecimal integer. Value contains only digits 0-9 and a,b,c,d,e,f. The case of the letters is not important (<text:span text:style-name="T38">F2</text:span> is the same as <text:span text:style-name="T38">f2.</text:span>)</text:p>
          </table:table-cell>
        </table:table-row>
        <table:table-row>
          <table:table-cell table:style-name="Table1.A2" office:value-type="string">
            <text:p text:style-name="P173">String</text:p>
          </table:table-cell>
          <table:table-cell table:style-name="Table1.B2" office:value-type="string">
            <text:p text:style-name="P173">Any combination of <text:span text:style-name="T93">letters, numbers and punctuation. </text:span></text:p>
            <text:p text:style-name="P118">'cntrl' characters (other than carriage-return and line-feed) should be avoided, as they can interfere with the processing.</text:p>
            <text:p text:style-name="P173">NOTE: Due to the way that the data files are parsed, a comma (',') <text:span text:style-name="T86"><text:s/></text:span><text:span text:style-name="T91">or</text:span><text:span text:style-name="T86"> equal sign ('=') </text:span>cannot be included in <text:span text:style-name="T93">any</text:span> string.</text:p>
          </table:table-cell>
        </table:table-row>
        <table:table-row>
          <table:table-cell table:style-name="Table1.A2" office:value-type="string">
            <text:p text:style-name="P173">Binary</text:p>
          </table:table-cell>
          <table:table-cell table:style-name="Table1.B2" office:value-type="string">
            <text:p text:style-name="P173"><text:span text:style-name="T38">TRUE</text:span> or <text:span text:style-name="T38">FALSE</text:span>. <text:span text:style-name="T2">1</text:span>, <text:span text:style-name="T5">T</text:span>, <text:span text:style-name="T5">True</text:span>, <text:span text:style-name="T5">Y</text:span>, <text:span text:style-name="T5">Yes</text:span>, <text:span text:style-name="T5">On</text:span>, (not case sensitive) are all interpreted as <text:span text:style-name="T38">TRUE</text:span>. All other entries are interpreted as <text:span text:style-name="T38">FALSE</text:span>. </text:p>
          </table:table-cell>
        </table:table-row>
        <table:table-row>
          <table:table-cell table:style-name="Table1.A2" office:value-type="string">
            <text:p text:style-name="P189">Flag</text:p>
          </table:table-cell>
          <table:table-cell table:style-name="Table1.B2" office:value-type="string">
            <text:p text:style-name="P189">A single character indicating a binary setting for a record. If the flag character is present in the field, then that value is considered to be a 1 (On). If the flag character is not present in the field, <text:soft-page-break/>then the value is considered to be 0 (Off). </text:p>
            <text:p text:style-name="P189">For Flag fields, multiple chars can be specified. Flag characters are NOT case sensitive.</text:p>
            <text:p text:style-name="P189">NOTE:Flag characters are used ONLY in positional record formats. </text:p>
            <text:p text:style-name="P190">For non-positional records, the keyword associated with that flag is used.</text:p>
          </table:table-cell>
        </table:table-row>
        <table:table-row>
          <table:table-cell table:style-name="Table1.A2" office:value-type="string">
            <text:p text:style-name="P194">Extra</text:p>
          </table:table-cell>
          <table:table-cell table:style-name="Table1.B2" office:value-type="string">
            <text:p text:style-name="P194">Extra field values for positional records. Each record type usually has an ‘<text:span text:style-name="T222">E</text:span>xtra’ field to be used for positional formats. This allows additional settings WITHOUT modifying the positions of other fields. </text:p>
            <text:p text:style-name="P194">Extra field values are in the format </text:p>
            <text:p text:style-name="P194"><text:s text:c="4"/><text:span text:style-name="T38">key=value key=value</text:span> …</text:p>
            <text:p text:style-name="P194">Where <text:s/>‘key’ is the keyword for the record, and value is usually a number. </text:p>
            <text:p text:style-name="P194">No blanks are allowed between ‘key’, ‘=’ or the value. Multiple specifications in a single extra field have blanks between each specification. </text:p>
            <text:p text:style-name="P197">For non-positional records, the keys that would be specified in an Extra field are specified just like any other field. </text:p>
          </table:table-cell>
        </table:table-row>
        <table:table-row>
          <table:table-cell table:style-name="Table1.A2" office:value-type="string">
            <text:p text:style-name="P191">Index</text:p>
          </table:table-cell>
          <table:table-cell table:style-name="Table1.B2" office:value-type="string">
            <text:p text:style-name="P191">A positive integer that is assigned to a specific record. Most record types in a RadioCtl data file MUST have an index that is unique for that record type. Duplicated or missing indexes can cause the program to generate a number of errors.</text:p>
            <text:p text:style-name="P191">A number of record types reference other record types using this index. No Index value can be less than 1. <text:s/></text:p>
          </table:table-cell>
        </table:table-row>
        <table:table-row>
          <table:table-cell table:style-name="Table1.A2" office:value-type="string">
            <text:p text:style-name="P174">Frequency</text:p>
          </table:table-cell>
          <table:table-cell table:style-name="Table1.B2" office:value-type="string">
            <text:p text:style-name="P174">A positive integer or decimal number. If Decimal point <text:span text:style-name="T193">is included in the value</text:span>, then the value is assumed to be in MHz. Otherwise the value is <text:span text:style-name="T193">assumed to be </text:span>in Hz. A frequency of 0 <text:span text:style-name="T167">indicates an empty channel or ignored setting. </text:span><text:span text:style-name="T215">Frequency may also be 0 if the record represents a Trunked Group ID (TGID)</text:span></text:p>
          </table:table-cell>
        </table:table-row>
        <table:table-row>
          <table:table-cell table:style-name="Table1.A2" office:value-type="string">
            <text:p text:style-name="P174">Mode</text:p>
          </table:table-cell>
          <table:table-cell table:style-name="Table1.B2" office:value-type="string">
            <text:p text:style-name="P174">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92"> Additionally digital decode modulations can be specified. Those are </text:span><text:span text:style-name="T6">D-Star</text:span><text:span text:style-name="T92">, </text:span><text:span text:style-name="T6">dPMR</text:span><text:span text:style-name="T92">, </text:span><text:span text:style-name="T6">NXDN-VN</text:span><text:span text:style-name="T92">, </text:span><text:span text:style-name="T6">NXDN-N</text:span><text:span text:style-name="T92">, </text:span><text:span text:style-name="T6">DCR</text:span><text:span text:style-name="T92">, </text:span><text:span text:style-name="T6">DMR</text:span><text:span text:style-name="T92"> and </text:span><text:span text:style-name="T6">P25</text:span><text:span text:style-name="T92">. </text:span>The string is NOT case sensitive. Not all modulations are valid for all radios. The program may modify the modulation based on the current radio. If <text:span text:style-name="T2">AUTO</text:span> specified, the modulation will be set based on the frequency.<text:span text:style-name="T92"> Currently, only </text:span><text:span text:style-name="T167">certain ICOM radios </text:span><text:span text:style-name="T92"><text:s/>recogniz</text:span><text:span text:style-name="T167">e</text:span><text:span text:style-name="T92"> the digital modulations. For all other radios, these will be translated to </text:span><text:span text:style-name="T6">FMn</text:span><text:span text:style-name="T92">.</text:span></text:p>
          </table:table-cell>
        </table:table-row>
        <table:table-row>
          <table:table-cell table:style-name="Table1.A2" office:value-type="string">
            <text:p text:style-name="P174">T<text:span text:style-name="T215">GID</text:span></text:p>
          </table:table-cell>
          <table:table-cell table:style-name="Table1.B2" office:value-type="string">
            <text:p text:style-name="P174">Trunked Group ID. Can be in format <text:span text:style-name="T38">nn-xxx</text:span> or <text:span text:style-name="T38">nnnn</text:span> (where 'n' &amp; 'x' are numbers).</text:p>
          </table:table-cell>
        </table:table-row>
        <table:table-row>
          <table:table-cell table:style-name="Table1.A2" office:value-type="string">
            <text:p text:style-name="P183">Coord</text:p>
          </table:table-cell>
          <table:table-cell table:style-name="Table1.B2" office:value-type="string">
            <text:p text:style-name="P183">GPS coordinate. Can be a Decimal number, or DMS format (DD:MM:SS:direction)</text:p>
            <text:p text:style-name="P183">For Decimal number, the sign indicates N,S,E or W. For DMS, the direction is NOT case sensitive. </text:p>
          </table:table-cell>
        </table:table-row>
        <table:table-row>
          <table:table-cell table:style-name="Table1.A2" office:value-type="string">
            <text:p text:style-name="P168">protocol</text:p>
          </table:table-cell>
          <table:table-cell table:style-name="Table1.B2" office:value-type="string">
            <text:p text:style-name="P168">The name of a RadioCtl supported protocol. Currently the following protocol names are recognized:<text:span text:style-name="T2"> Uniden, ICOM, Kenwood, AOR8000</text:span><text:span text:style-name="T25">, Bearcat</text:span></text:p>
          </table:table-cell>
        </table:table-row>
        <table:table-row>
          <table:table-cell table:style-name="Table1.A2" office:value-type="string">
            <text:p text:style-name="P198">Bitstring</text:p>
          </table:table-cell>
          <table:table-cell table:style-name="Table1.B2" office:value-type="string">
            <text:p text:style-name="P198">A series of 1s and 0s only. Ex: <text:span text:style-name="T38">10010101</text:span></text:p>
          </table:table-cell>
        </table:table-row>
      </table:table>
      <text:p text:style-name="P37"/>
      <text:p text:style-name="P24"/>
      <text:p text:style-name="P24"/>
      <text:h text:style-name="Heading_20_1" text:outline-level="1"><text:bookmark-start text:name="__RefHeading___Toc1277_1963107180"/>Data Files<text:bookmark-end text:name="__RefHeading___Toc1277_1963107180"/></text:h>
      <text:p text:style-name="P24"><text:s text:c="2"/>These files contain <text:span text:style-name="T166">frequencies, modulations and other parameters that may be sent to or read from the various supported radios</text:span><text:span text:style-name="T85">. These files can be created and modified by the user, or they can be created by the RadioCtl program. Data files are loaded </text:span><text:span text:style-name="T217">into the GUI </text:span><text:span text:style-name="T85">using the </text:span><text:span text:style-name="T39">Files</text:span><text:span text:style-name="T85"> menu item. </text:span><text:span text:style-name="T217">Data files can also be read, <text:s/>updated, or created using the command line program (</text:span><text:span text:style-name="T28">radiowrite)</text:span><text:span text:style-name="T217">.</text:span><text:span text:style-name="T181"> All data files are standard ASCII, with </text:span><text:soft-page-break/><text:span text:style-name="T181">each record terminated with a LF character <text:s/>(ASCII code 10). </text:span><text:span text:style-name="T182"><text:s/>Files created with Windows text editors ,</text:span><text:span text:style-name="T215">may</text:span><text:span text:style-name="T182"> also contain a CR (ASCII code 13) at the end of each line. This <text:s/>type of file is also acceptable to the program.</text:span></text:p>
      <text:p text:style-name="P24"/>
      <text:p text:style-name="P100">In order for a data file to be recognized by the RadioCtl program, the first record in the file <text:span text:style-name="T182">MUST contain the characters: </text:span><text:span text:style-name="T36">*radioctl</text:span><text:span text:style-name="T182"> .The '*' MUST start in the first column of this record. The characters can be lower, upper or mixed case. Any other characters after this identifier are ignored.</text:span></text:p>
      <text:p text:style-name="P27"><text:span text:style-name="T68"><text:line-break/> </text:span><text:span text:style-name="T72">Most </text:span><text:span text:style-name="T69">record</text:span><text:span text:style-name="T72"> types require a record ‘index’. </text:span><text:span text:style-name="T69"><text:s/>This index uniquely identifies the record. A number of data records contain </text:span><text:span text:style-name="T71">'</text:span><text:span text:style-name="T69">references</text:span><text:span text:style-name="T71">'</text:span><text:span text:style-name="T69"> to other record indexes. If a reference is 0, or references an undefined record, then the record is referred to as an '</text:span><text:span text:style-name="T66">orphan</text:span><text:span text:style-name="T69">' and </text:span><text:span text:style-name="T73">may not be able to be utilized</text:span><text:span text:style-name="T69">. If multiple files are loaded by the program, all valid index references are adjusted </text:span><text:span text:style-name="T73">automatically </text:span><text:span text:style-name="T69">to match any changes to the record indexes made by the program.</text:span></text:p>
      <text:p text:style-name="P47"/>
      <text:p text:style-name="P29"><text:span text:style-name="T69">I</text:span><text:span text:style-name="T67">n general, the references are: </text:span></text:p>
      <text:p text:style-name="P29"><text:span text:style-name="T70"><text:s text:c="6"/></text:span><text:span text:style-name="T2">FREQ</text:span><text:span text:style-name="T67">-&gt;</text:span><text:span text:style-name="T2">GROUP</text:span><text:span text:style-name="T67">-&gt;</text:span><text:span text:style-name="T2">SYSTEM</text:span><text:span text:style-name="T4"><text:line-break/> <text:s text:c="5"/></text:span><text:span text:style-name="T2">TFREQ</text:span><text:span text:style-name="T67">-&gt;</text:span><text:span text:style-name="T2">SITE</text:span><text:span text:style-name="T67">-&gt;</text:span><text:span text:style-name="T2">SYSTEM</text:span><text:span text:style-name="T4"> <text:line-break/> <text:s text:c="5"/></text:span><text:span text:style-name="T2">BPLAN</text:span><text:span text:style-name="T67">-&gt;</text:span><text:span text:style-name="T2">SITE</text:span><text:span text:style-name="T67">-&gt;</text:span><text:span text:style-name="T2">SYSTEM</text:span><text:span text:style-name="T67">.</text:span></text:p>
      <text:p text:style-name="P48"/>
      <text:p text:style-name="P31"/>
      <text:p text:style-name="P50">A few record types do NOT reference other records. They include record types that are settings for the program or the radio.</text:p>
      <text:p text:style-name="P51"/>
      <text:p text:style-name="P49"><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52"/>
      <text:p text:style-name="P58">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32">.</text:p>
      <text:p text:style-name="P36"/>
      <text:p text:style-name="P372">Notes on Uniden Quick-keys:</text:p>
      <text:p text:style-name="P38"><text:s text:c="2"/>Quick-key implementation on the <text:span text:style-name="T35">BCD396</text:span>, the <text:span text:style-name="T35">BCD325P2</text:span> and the <text:span text:style-name="T2">SDS200</text:span> are a bit different. <text:line-break/>The <text:span text:style-name="T35">BCD396</text:span> has 100 system quic<text:span text:style-name="T87">k-</text:span>keys (1-100). Each group in a system can have a quick<text:span text:style-name="T87">-</text:span>key from 0<text:span text:style-name="T87"> to </text:span>9.<text:line-break/>The <text:span text:style-name="T35">BCD325P2</text:span> has 100 system quick<text:span text:style-name="T87">-</text:span>keys (0-99). Each group in a system can have a quick<text:span text:style-name="T87">-</text:span>key from 0<text:span text:style-name="T87"> to 9.</text:span><text:line-break/>The <text:span text:style-name="T35">SDS100</text:span> and <text:span text:style-name="T35">SDS200</text:span> have 100 Favorites quick<text:span text:style-name="T94">-</text:span>keys (0-99) that select a favorites file for scanning. Each <text:span text:style-name="T209">f</text:span>avorite has up to 100 system quick<text:span text:style-name="T94">-</text:span>keys<text:span text:style-name="T94"> (0-99) that are unique for that </text:span><text:span text:style-name="T209">f</text:span><text:span text:style-name="T94">avorites list. Each System has up to 100 department (</text:span><text:span text:style-name="T248">GROUP</text:span><text:span text:style-name="T94">) quick-keys (0-99) that are unique for that System. <text:line-break/></text:span><text:span text:style-name="T87">For RadioCtl</text:span><text:span text:style-name="T143">,</text:span><text:span text:style-name="T87"> 'departments' are called 'groups'.<text:line-break/></text:span></text:p>
      <text:p text:style-name="P55">For trunked systems, the <text:span text:style-name="T35">BCD325P2</text:span> ignores the S<text:span text:style-name="T248">YSTEM</text:span> quick-key setting and instead utilizes the quick-key defined in the SITE records. </text:p>
      <text:p text:style-name="P55">The<text:span text:style-name="T2"> </text:span><text:span text:style-name="T35">BCD396</text:span> does not have separate SITE records, so the SYSTEM quick-key is always used for both conventional and trunked systems. </text:p>
      <text:p text:style-name="P55"><text:line-break/>The <text:span text:style-name="T35">SDS100</text:span><text:span text:style-name="T38"> </text:span>and <text:span text:style-name="T35">SDS200</text:span><text:span text:style-name="T38"> </text:span>treat quick-keys defined in SITE records as department keys. <text:span text:style-name="T248">So these keys are shared between SITE and GROUP records. </text:span><text:span text:style-name="T249">Care should be exercised so that the same quick-key is NOT assigned to both the SITE and GROUP in a single system. RadioCtl will allow this, but will warn the user if this is detected. </text:span></text:p>
      <text:p text:style-name="P55"><text:line-break/></text:p>
      <text:p text:style-name="P54"/>
      <text:p text:style-name="P56">RadioCtl allows specification of <text:span text:style-name="T38">Q</text:span><text:span text:style-name="T51">KEY</text:span> fields of integers from -1 to 99, as well as ‘.’, ‘-’ or a blank. If the <text:soft-page-break/>input value is NOT an integer between 0 and 99, the <text:span text:style-name="T265">q</text:span>uick-<text:span text:style-name="T265">k</text:span>ey <text:s/><text:span text:style-name="T208">in the radio </text:span>will be turned off. When storing a key into the <text:span text:style-name="T35">BCD325P2</text:span> <text:span text:style-name="T208">or </text:span><text:span text:style-name="T37">BCD396</text:span><text:span text:style-name="T208"> Radio’s </text:span><text:span text:style-name="T51">GROUP</text:span><text:span text:style-name="T208"> memory, the value will be ‘mod 10’ of the value.</text:span></text:p>
      <text:p text:style-name="P56"><text:span text:style-name="T208"><text:s text:c="3"/>Ex: <text:s/>RadioCtl </text:span><text:span text:style-name="T51">GROUP QKEY</text:span><text:span text:style-name="T208"> value = 25, will be stored in the radio as 5. <text:s text:c="2"/></text:span></text:p>
      <text:p text:style-name="P60">For the <text:span text:style-name="T35">BCD396</text:span><text:span text:style-name="T38">,</text:span> a <text:span text:style-name="T209">SYSTEM </text:span><text:span text:style-name="T38">QKEY</text:span> value of 0 will store into the radio’s memory as 100.</text:p>
      <text:p text:style-name="P60"/>
      <text:p text:style-name="P61">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61"/>
      <text:p text:style-name="P61">When storing data into a Uniden Radio, or generating SD Card data for a Uniden radio. RadioCtl places some rules on quick-key definition:</text:p>
      <text:p text:style-name="P61"/>
      <text:list xml:id="list1027287413" text:style-name="L1">
        <text:list-item>
          <text:p text:style-name="P487"><text:span text:style-name="T74">All SYSTEM records </text:span><text:span text:style-name="T31">must</text:span><text:span text:style-name="T74"> have a quick-key defined. If a quick-key is NOT defined, the system will not be stored, </text:span><text:span text:style-name="T75">n</text:span><text:span text:style-name="T74">or </text:span><text:span text:style-name="T75">will </text:span><text:span text:style-name="T74">the SD Card data </text:span><text:span text:style-name="T75">be </text:span><text:span text:style-name="T74">generated for that system.</text:span></text:p>
          <text:p text:style-name="P488"/>
        </text:list-item>
        <text:list-item>
          <text:p text:style-name="P491"><text:span text:style-name="T67">All SITE records </text:span><text:span text:style-name="T2">must</text:span><text:span text:style-name="T67"> also have a quick-key defined. As with the SYSTEM record, SITE records without a valid quick-key definition will be discarded. </text:span></text:p>
          <text:p text:style-name="P488"/>
        </text:list-item>
        <text:list-item>
          <text:p text:style-name="P489">GROUP records should have a quick-key defined. However, if one is not, the GROUP will still be used, but a warning message will be issued indicating that this group CANNOT be selected. <text:span text:style-name="T262">For this situation, ‘LOUT’ (Lock-out) in the radio </text:span><text:span text:style-name="T263">(</text:span>or ‘Avoid’ <text:span text:style-name="T263">in the SD card) </text:span><text:span text:style-name="T262">will be turned ON.</text:span></text:p>
          <text:p text:style-name="P488"/>
        </text:list-item>
        <text:list-item>
          <text:p text:style-name="P491"><text:span text:style-name="T76">For SYSTEM, </text:span><text:span text:style-name="T77">SITE and GROUP</text:span><text:span text:style-name="T67"> record types, <text:s/>‘L</text:span><text:span text:style-name="T76">OUT</text:span><text:span text:style-name="T67">’ <text:s/></text:span><text:span text:style-name="T77">in the radio </text:span><text:span text:style-name="T75">(</text:span><text:span text:style-name="T67">or ‘Avoid’ </text:span><text:span text:style-name="T75">in the SD card) </text:span><text:span text:style-name="T76">will</text:span><text:span text:style-name="T77"> not normally be </text:span><text:span text:style-name="T76">set</text:span><text:span text:style-name="T67">. Instead the quick-key defined will be turned on or off based on the ‘valid’ field in the record. If ‘valid’ is TRUE, the key will be turned on. Otherwise the key will be turned off. </text:span><text:span text:style-name="T77">‘_extra’ keys are defined to override this action. </text:span></text:p>
          <text:p text:style-name="P488"/>
        </text:list-item>
        <text:list-item>
          <text:p text:style-name="P490">When generating SD Card data for SDSx00 radios, only <text:span text:style-name="T262">one</text:span> ‘SYSTEM’ <text:span text:style-name="T262">record (and children)</text:span> per file will be generated. The Favorites quick-key will be set to the same value as the SYSTEM quick-key. If the ‘SYSTEM’ record has ‘valid’ set to TRUE, the ‘MONITOR’ setting in the favorites will also be turned on. Otherwise, ‘MONITOR’ will be turned off. <text:span text:style-name="T262">An ‘_extra’ key is defined to override this action.</text:span></text:p>
        </text:list-item>
      </text:list>
      <text:p text:style-name="P62"/>
      <text:p text:style-name="P62"/>
      <text:p text:style-name="P59"><text:s/></text:p>
      <text:p text:style-name="P57"/>
      <text:p text:style-name="P38"/>
      <text:h text:style-name="P455" text:outline-level="3"><text:bookmark-start text:name="__RefHeading___Toc7468_2084378212"/><text:reference-mark-start text:name="Comment Records"/>Comment records<text:bookmark-end text:name="__RefHeading___Toc7468_2084378212"/><text:reference-mark-end text:name="Comment Records"/></text:h>
      <text:p text:style-name="P76"><text:s text:c="3"/>Comments start with a '*' or a '#'. These records are ignored for most processing by both the GUI and the command line program. However, <text:span text:style-name="T220">some </text:span>comments that start with a '#' are treated specially.</text:p>
      <text:p text:style-name="P76"/>
      <text:p text:style-name="P76">If a valid record type is preceded with comment records that start with a '#', these records are kept with that record when the file is <text:span text:style-name="T209">recreated.</text:span> The rules for '#' records are as follows:</text:p>
      <text:list xml:id="list4091289074" text:style-name="L2">
        <text:list-item>
          <text:p text:style-name="P492">There must be a '#' in the first column</text:p>
        </text:list-item>
        <text:list-item>
          <text:p text:style-name="P492">There must be NO blank lines, or lines that start with a '*' before the line that contains the record type.</text:p>
        </text:list-item>
      </text:list>
      <text:p text:style-name="P76"/>
      <text:p text:style-name="P45">An example:</text:p>
      <text:p text:style-name="P45"><text:s text:c="3"/><text:span text:style-name="T38"># This is a comment line. </text:span><text:span text:style-name="T52">It will be recreated BEFORE the ‘freq’ record below</text:span></text:p>
      <text:p text:style-name="P16"><text:s text:c="3"/># This Comment will also be <text:span text:style-name="T209">recreated in the same place</text:span></text:p>
      <text:p text:style-name="P16"><text:s text:c="3"/>freq,<text:span text:style-name="T209">10</text:span>,<text:span text:style-name="T209">Fire Dept,1,1,</text:span> ..… </text:p>
      <text:p text:style-name="P16"/>
      <text:p text:style-name="P13"><text:soft-page-break/>If a comment record starts with <text:span text:style-name="T210">#:</text:span>, then the record will define the fields for a positional record type. These comments are called FORMAT comments and are in the form:</text:p>
      <text:p text:style-name="P13"><text:s text:c="6"/><text:span text:style-name="T38">#:rectype:field1,field2,field3,...</text:span></text:p>
      <text:p text:style-name="P13">where '<text:span text:style-name="T38">rectype</text:span>' is the record type (<text:span text:style-name="T2">FREQ</text:span>, <text:span text:style-name="T2">SYSTEM,</text:span> etc) and each field specified is the keyword for each positional field. <text:span text:style-name="T183">The record type, and the fields specified can be in Upper, Lower or Mixed case.</text:span></text:p>
      <text:p text:style-name="P14">FORMAT comments allow the user to utilize files that may have been created with older versions of Radioctl. <text:s/></text:p>
      <text:p text:style-name="P13">Multiple FORMAT comments can be included in a single file. All records following the FORMAT comment will utilize that format for positional records until another FORMAT comment is encountered. </text:p>
      <text:p text:style-name="P13">FORMAT comments do NOT affect records in <text:span text:style-name="T38">KEYWORD=VALUE</text:span> format.</text:p>
      <text:p text:style-name="P15">WARNING:<text:span text:style-name="T67"> Adding (or changing) a FORMAT comment can cause strange results if the positional fields do NOT match the format fields!</text:span></text:p>
      <text:p text:style-name="P12"/>
      <text:p text:style-name="P38"/>
      <text:h text:style-name="P456" text:outline-level="3"><text:bookmark-start text:name="__RefHeading___Toc4318_371593118"/>T<text:span text:style-name="T143">AG</text:span> Records<text:bookmark-end text:name="__RefHeading___Toc4318_371593118"/></text:h>
      <text:p text:style-name="P34"><text:span text:style-name="T86">T</text:span>ag records are special comments that can be inserted by the user. Tag records will be preserved when a data file is read and then re-written<text:span text:style-name="T87"> at the beginning of the file</text:span>. Tag records are in the format <text:line-break/> <text:span text:style-name="T38"><text:s/>*:tagname: some text</text:span><text:line-break/>where 'tagname' is a pre-defined tag. Tag records MUST start in column 1 of the file.<text:span text:style-name="T88"> The tagname is NOT case sensitive. However it is recommended that it be in UPPER case for clarity. </text:span></text:p>
      <text:p text:style-name="P34"><text:span text:style-name="T88">When a file with tags is updated, </text:span><text:span text:style-name="T275">most</text:span><text:span text:style-name="T89"> tags, except for </text:span><text:span text:style-name="T275">the </text:span><text:span text:style-name="T89">special </text:span><text:span text:style-name="T275">tags listed below,</text:span><text:span text:style-name="T89"> will be preserved.</text:span><text:span text:style-name="T88"> </text:span></text:p>
      <text:p text:style-name="P63">Tags will always be sorted by <text:span text:style-name="T38">tagname</text:span> when RadioCtl generates output. </text:p>
      <text:p text:style-name="P33"/>
      <text:p text:style-name="P63">NOTE:If multiple files are processed, there MAY be multiple copies of the same tag. </text:p>
      <text:p text:style-name="P33"/>
      <text:p text:style-name="P23">Table <text:sequence text:ref-name="refTable1" text:name="Table" text:formula="ooow:Table+1" style:num-format="1">2</text:sequence>: <text:span text:style-name="T274">Special </text:span>Tags</text:p>
      <table:table table:name="Tags" table:style-name="Tags">
        <table:table-column table:style-name="Tags.A"/>
        <table:table-column table:style-name="Tags.B"/>
        <table:table-header-rows>
          <table:table-row>
            <table:table-cell table:style-name="Tags.A1" office:value-type="string">
              <text:p text:style-name="P319">tag</text:p>
            </table:table-cell>
            <table:table-cell table:style-name="Tags.B1" office:value-type="string">
              <text:p text:style-name="P319">description</text:p>
            </table:table-cell>
          </table:table-row>
        </table:table-header-rows>
        <table:table-row>
          <table:table-cell table:style-name="Tags.A2" office:value-type="string">
            <text:p text:style-name="P116">*:SYSTEM:</text:p>
          </table:table-cell>
          <table:table-cell table:style-name="Tags.B2" office:value-type="string">
            <text:p text:style-name="P230">Positional structure for SYSTEM r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230">*:SITE:</text:p>
          </table:table-cell>
          <table:table-cell table:style-name="Tags.B2" office:value-type="string">
            <text:p text:style-name="P230">Positional structure for SITE 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231">*:TFREQ:</text:p>
          </table:table-cell>
          <table:table-cell table:style-name="Tags.B2" office:value-type="string">
            <text:p text:style-name="P230">Positional structure for TFR<text:span text:style-name="T276">EQ</text:span> 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230">*:GROUP:</text:p>
          </table:table-cell>
          <table:table-cell table:style-name="Tags.B2" office:value-type="string">
            <text:p text:style-name="P230">Positional structure for GROUP r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able:table-row>
          <table:table-cell table:style-name="Tags.A2" office:value-type="string">
            <text:p text:style-name="P230">*:FREQ:</text:p>
          </table:table-cell>
          <table:table-cell table:style-name="Tags.B2" office:value-type="string">
            <text:p text:style-name="P230">Positional structure for SYSTEM records. </text:p>
            <text:p text:style-name="P230">This tag is utilized for indicating positional keys when the order MAY have changed.</text:p>
            <text:p text:style-name="P230">This tag is generated automatically by RadioCtl when the file is created, and is not preserved if the file is reprocessed. </text:p>
          </table:table-cell>
        </table:table-row>
        <text:soft-page-break/>
        <table:table-row>
          <table:table-cell table:style-name="Tags.A2" office:value-type="string">
            <text:p text:style-name="P116">*:QUICKKEY:</text:p>
          </table:table-cell>
          <table:table-cell table:style-name="Tags.B2" office:value-type="string">
            <text:p text:style-name="P116"><text:span text:style-name="T89">Uniden Quick-</text:span><text:span text:style-name="T265">k</text:span><text:span text:style-name="T89">ey assignments for the system. Multiple </text:span><text:span text:style-name="T265">q</text:span><text:span text:style-name="T89">uick-key tags can be present if the file contains more than one system. </text:span></text:p>
            <text:p text:style-name="P117">Note: This tag is generated by RadioCtl <text:span text:style-name="T274">when the file is created,</text:span> and is not preserved if the file is reprocessed. <text:s/></text:p>
          </table:table-cell>
        </table:table-row>
        <table:table-row>
          <table:table-cell table:style-name="Tags.A2" office:value-type="string">
            <text:p text:style-name="P116">*:START: </text:p>
          </table:table-cell>
          <table:table-cell table:style-name="Tags.B2" office:value-type="string">
            <text:p text:style-name="P116">Start of multi-line comments. <text:span text:style-name="T267">All comment lines following this tag up until the </text:span><text:span text:style-name="T63">*:</text:span><text:span text:style-name="T65">STOP</text:span><text:span text:style-name="T63">:</text:span><text:span text:style-name="T267"> tag, a non-commented line, </text:span><text:span text:style-name="T276">or the end of the file</text:span><text:span text:style-name="T267"> will be kept when the the file is rewritten. </text:span></text:p>
            <text:p text:style-name="P228">If multiple *:START:/*:<text:span text:style-name="T276">STOP</text:span>: tags are found, the file rewrite will merge these into <text:span text:style-name="T276">a single </text:span>set. </text:p>
            <text:p text:style-name="P227">NOTE:A blank line is considered a non-commented line!</text:p>
          </table:table-cell>
        </table:table-row>
        <table:table-row>
          <table:table-cell table:style-name="Tags.A2" office:value-type="string">
            <text:p text:style-name="P116">*:<text:span text:style-name="T267">STOP</text:span>:</text:p>
          </table:table-cell>
          <table:table-cell table:style-name="Tags.B2" office:value-type="string">
            <text:p text:style-name="P116">End of multi-line comments. </text:p>
          </table:table-cell>
        </table:table-row>
      </table:table>
      <text:p text:style-name="P33"/>
      <text:p text:style-name="P39"/>
      <text:p text:style-name="P35"/>
      <text:h text:style-name="P456" text:outline-level="3"><text:bookmark-start text:name="__RefHeading___Toc4322_371593118"/>S<text:span text:style-name="T143">YSTEM</text:span> Records<text:bookmark-end text:name="__RefHeading___Toc4322_371593118"/></text:h>
      <text:p text:style-name="P35"><text:span text:style-name="T78">SYSTEM</text:span> records define a particular system. There <text:span text:style-name="T212">MUST</text:span> be at LEAST one<text:span text:style-name="T2"> SYSTEM</text:span> record in every data file. A<text:span text:style-name="T86">ny</text:span> <text:span text:style-name="T2">SITE</text:span> <text:span text:style-name="T86"><text:s/>&amp; </text:span><text:span text:style-name="T2">GROUP</text:span> <text:s/>records <text:span text:style-name="T86">that do not reference a valid</text:span> <text:span text:style-name="T2">SYSTEM</text:span> record<text:span text:style-name="T86">, will be marked as </text:span><text:span text:style-name="T53">orphans</text:span><text:span text:style-name="T86">. Any </text:span><text:span text:style-name="T7">FREQ, </text:span><text:span text:style-name="T29">BPLAN</text:span><text:span text:style-name="T86"> or </text:span><text:span text:style-name="T7">TFREQ</text:span><text:span text:style-name="T86"> records that reference orphaned </text:span><text:span text:style-name="T7">SITE</text:span><text:span text:style-name="T86"> or </text:span><text:span text:style-name="T7">GROUP</text:span><text:span text:style-name="T86"> records will also be marked as </text:span><text:span text:style-name="T53">orphan</text:span><text:span text:style-name="T54">s.</text:span></text:p>
      <text:p text:style-name="P17"/>
      <text:p text:style-name="P40">Uniden radios have the ability to store <text:span text:style-name="T2">SYSTEM</text:span> records. <text:span text:style-name="T212">These radios also provide support for receiving TRUNKED radio systems. </text:span>All <text:span text:style-name="T212">other makes of supported</text:span> radios do not. The RadioCtl GUI program makes use of <text:span text:style-name="T2">SYSTEM</text:span> records for various operations for all radios. The GUI will ignore any <text:span text:style-name="T2">SYSTEM</text:span> definitions for trunked systems.</text:p>
      <text:p text:style-name="P41"/>
      <text:p text:style-name="P2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318">position</text:p>
          </table:table-cell>
          <table:table-cell table:style-name="Format3.A1" office:value-type="string">
            <text:p text:style-name="P316">key</text:p>
          </table:table-cell>
          <table:table-cell table:style-name="Format3.A1" office:value-type="string">
            <text:p text:style-name="P317">type</text:p>
          </table:table-cell>
          <table:table-cell table:style-name="Format3.D1" office:value-type="string">
            <text:p text:style-name="P316">description</text:p>
          </table:table-cell>
        </table:table-row>
        <table:table-row table:style-name="Format3.2">
          <table:table-cell table:style-name="Format3.A2" office:value-type="string">
            <text:p text:style-name="P105">1</text:p>
          </table:table-cell>
          <table:table-cell table:style-name="Format3.A2" office:value-type="string">
            <text:p text:style-name="P303">rectype</text:p>
          </table:table-cell>
          <table:table-cell table:style-name="Format3.A2" office:value-type="string">
            <text:p text:style-name="P107">string</text:p>
          </table:table-cell>
          <table:table-cell table:style-name="Format3.D2" office:value-type="string">
            <text:p text:style-name="P121">Record type. <text:span text:style-name="T95">(</text:span><text:span text:style-name="T2">SYSTEM</text:span><text:span text:style-name="T8">)</text:span></text:p>
            <text:p text:style-name="P123">Information about a given system. SITE, GROUP &amp; FREQ records are associated with a SYSTEM record.</text:p>
            <text:p text:style-name="P192"><text:span text:style-name="T2">This is a required field</text:span>.</text:p>
          </table:table-cell>
        </table:table-row>
        <table:table-row>
          <table:table-cell table:style-name="Format3.A2" office:value-type="string">
            <text:p text:style-name="P125">2</text:p>
          </table:table-cell>
          <table:table-cell table:style-name="Format3.A2" office:value-type="string">
            <text:p text:style-name="P305">index</text:p>
          </table:table-cell>
          <table:table-cell table:style-name="Format3.A2" office:value-type="string">
            <text:p text:style-name="P119">integer</text:p>
          </table:table-cell>
          <table:table-cell table:style-name="Format3.D2" office:value-type="string">
            <text:p text:style-name="P125">System number index<text:span text:style-name="T96">. This number MUST be unique for all SYSTEM records in the file, and must be greater than 0.</text:span></text:p>
            <text:p text:style-name="P192"><text:span text:style-name="T2">This is a REQUIRED field</text:span>. If missing or &lt; 1 <text:span text:style-name="T86"><text:s/>then this record will be </text:span><text:span text:style-name="T97">discarded.</text:span></text:p>
          </table:table-cell>
        </table:table-row>
        <table:table-row table:style-name="Format3.4">
          <table:table-cell table:style-name="Format3.A2" office:value-type="string">
            <text:p text:style-name="P105">3</text:p>
          </table:table-cell>
          <table:table-cell table:style-name="Format3.A2" office:value-type="string">
            <text:p text:style-name="P126">service</text:p>
          </table:table-cell>
          <table:table-cell table:style-name="Format3.A2" office:value-type="string">
            <text:p text:style-name="P107">string</text:p>
          </table:table-cell>
          <table:table-cell table:style-name="Format3.D2" office:value-type="string">
            <text:p text:style-name="P126">Description of the system. Any valid text can be used. Although there is no limit to the length of the text for RadioCtl, the text may be truncated to a specific length when stored in a radio.<text:span text:style-name="T86"> </text:span></text:p>
            <text:p text:style-name="P192">If not specified, will be set to ‘System n’, where ‘n’ is the SYSTEM record index </text:p>
          </table:table-cell>
        </table:table-row>
        <table:table-row>
          <table:table-cell table:style-name="Format3.A2" office:value-type="string">
            <text:p text:style-name="P125">4</text:p>
          </table:table-cell>
          <table:table-cell table:style-name="Format3.A2" office:value-type="string">
            <text:p text:style-name="P126">valid</text:p>
          </table:table-cell>
          <table:table-cell table:style-name="Format3.A2" office:value-type="string">
            <text:p text:style-name="P107">binary</text:p>
          </table:table-cell>
          <table:table-cell table:style-name="Format3.D2" office:value-type="string">
            <text:p text:style-name="P107">If <text:span text:style-name="T227">1 (True/On)</text:span>, the record is active. <text:span text:style-name="T227">The </text:span>RadioCtl <text:span text:style-name="T227">GUI</text:span> <text:span text:style-name="T212">may</text:span> utilize this <text:span text:style-name="T227">field to indicate if the system should be used for scanning and searching.</text:span></text:p>
            <text:p text:style-name="P200">This field also affects how the record and/or the system is stored in the radio.</text:p>
            <text:p text:style-name="P192"><text:soft-page-break/>If not specified, defaults to <text:span text:style-name="T227">0 (False/Off)</text:span>.</text:p>
          </table:table-cell>
        </table:table-row>
        <table:table-row>
          <table:table-cell table:style-name="Format3.A2" office:value-type="string">
            <text:p text:style-name="P125">5</text:p>
          </table:table-cell>
          <table:table-cell table:style-name="Format3.A2" office:value-type="string">
            <text:p text:style-name="P306">systemtype</text:p>
          </table:table-cell>
          <table:table-cell table:style-name="Format3.A2" office:value-type="string">
            <text:p text:style-name="P107">string</text:p>
          </table:table-cell>
          <table:table-cell table:style-name="Format3.D2" office:value-type="string">
            <text:p text:style-name="P107">type of system. For the GUI program, <text:span text:style-name="T91">and all </text:span>radios<text:span text:style-name="T91"> EXCEPT Uniden</text:span>, only '<text:span text:style-name="T2">CNV</text:span>' (conventional) types are recognized. All other types are considered trunked systems, and only supported by Uniden <text:span text:style-name="T213">models</text:span>. <text:s/></text:p>
            <text:p text:style-name="P107">Systemtype is NOT case sensitive. </text:p>
            <text:p text:style-name="P307">This is a REQUIRED field.</text:p>
            <text:p text:style-name="P192"/>
            <text:p text:style-name="P107">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11">systemtype</text:p>
                  </table:table-cell>
                  <table:table-cell table:style-name="SystemTypes.A1" office:value-type="string">
                    <text:p text:style-name="P111">Description</text:p>
                  </table:table-cell>
                </table:table-row>
              </table:table-header-rows>
              <table:table-row>
                <table:table-cell table:style-name="SystemTypes.A1" office:value-type="string">
                  <text:p text:style-name="P110">CNV</text:p>
                </table:table-cell>
                <table:table-cell table:style-name="SystemTypes.A1" office:value-type="string">
                  <text:p text:style-name="P110">Conventional system</text:p>
                </table:table-cell>
              </table:table-row>
              <table:table-row>
                <table:table-cell table:style-name="SystemTypes.A1" office:value-type="string">
                  <text:p text:style-name="P110">LTR</text:p>
                </table:table-cell>
                <table:table-cell table:style-name="SystemTypes.A1" office:value-type="string">
                  <text:p text:style-name="P110">LTR trunked system</text:p>
                </table:table-cell>
              </table:table-row>
              <table:table-row>
                <table:table-cell table:style-name="SystemTypes.A1" office:value-type="string">
                  <text:p text:style-name="P110">EDS</text:p>
                </table:table-cell>
                <table:table-cell table:style-name="SystemTypes.A1" office:value-type="string">
                  <text:p text:style-name="P110">EDACS Scat</text:p>
                </table:table-cell>
              </table:table-row>
              <table:table-row>
                <table:table-cell table:style-name="SystemTypes.A1" office:value-type="string">
                  <text:p text:style-name="P110">EDW</text:p>
                </table:table-cell>
                <table:table-cell table:style-name="SystemTypes.A1" office:value-type="string">
                  <text:p text:style-name="P110">EDACS Wide</text:p>
                </table:table-cell>
              </table:table-row>
              <table:table-row>
                <table:table-cell table:style-name="SystemTypes.A1" office:value-type="string">
                  <text:p text:style-name="P110">EDN</text:p>
                </table:table-cell>
                <table:table-cell table:style-name="SystemTypes.A1" office:value-type="string">
                  <text:p text:style-name="P110">EDACS Narrow</text:p>
                </table:table-cell>
              </table:table-row>
              <table:table-row>
                <table:table-cell table:style-name="SystemTypes.A1" office:value-type="string">
                  <text:p text:style-name="P110">MOTS</text:p>
                </table:table-cell>
                <table:table-cell table:style-name="SystemTypes.A1" office:value-type="string">
                  <text:p text:style-name="P110">Motorola Standard</text:p>
                </table:table-cell>
              </table:table-row>
              <table:table-row>
                <table:table-cell table:style-name="SystemTypes.A1" office:value-type="string">
                  <text:p text:style-name="P110">MOTP</text:p>
                </table:table-cell>
                <table:table-cell table:style-name="SystemTypes.A1" office:value-type="string">
                  <text:p text:style-name="P110">Motorola Sprinter</text:p>
                </table:table-cell>
              </table:table-row>
              <table:table-row>
                <table:table-cell table:style-name="SystemTypes.A1" office:value-type="string">
                  <text:p text:style-name="P110">MOTC</text:p>
                </table:table-cell>
                <table:table-cell table:style-name="SystemTypes.A1" office:value-type="string">
                  <text:p text:style-name="P110">Motorola Custom (Needs BPLAN record)</text:p>
                </table:table-cell>
              </table:table-row>
              <table:table-row>
                <table:table-cell table:style-name="SystemTypes.A1" office:value-type="string">
                  <text:p text:style-name="P110">TRBO</text:p>
                </table:table-cell>
                <table:table-cell table:style-name="SystemTypes.A1" office:value-type="string">
                  <text:p text:style-name="P110">Motorola Turbo (DMR)</text:p>
                </table:table-cell>
              </table:table-row>
              <table:table-row>
                <table:table-cell table:style-name="SystemTypes.A11" office:value-type="string">
                  <text:p text:style-name="P110">DMR</text:p>
                </table:table-cell>
                <table:table-cell table:style-name="SystemTypes.A1" office:value-type="string">
                  <text:p text:style-name="P110">Single channel DMR</text:p>
                </table:table-cell>
              </table:table-row>
              <table:table-row>
                <table:table-cell table:style-name="SystemTypes.A11" office:value-type="string">
                  <text:p text:style-name="P110">P25S</text:p>
                </table:table-cell>
                <table:table-cell table:style-name="SystemTypes.A1" office:value-type="string">
                  <text:p text:style-name="P110">P25 standard (Phase I or II)</text:p>
                </table:table-cell>
              </table:table-row>
              <table:table-row>
                <table:table-cell table:style-name="SystemTypes.A11" office:value-type="string">
                  <text:p text:style-name="P110">P25F</text:p>
                </table:table-cell>
                <table:table-cell table:style-name="SystemTypes.A1" office:value-type="string">
                  <text:p text:style-name="P110">P25 single channel</text:p>
                </table:table-cell>
              </table:table-row>
              <table:table-row>
                <table:table-cell table:style-name="SystemTypes.A11" office:value-type="string">
                  <text:p text:style-name="P110">P25X</text:p>
                </table:table-cell>
                <table:table-cell table:style-name="SystemTypes.A1" office:value-type="string">
                  <text:p text:style-name="P110">P25 X2 TDMA (SDS100/SDS200 only)</text:p>
                </table:table-cell>
              </table:table-row>
              <table:table-row>
                <table:table-cell table:style-name="SystemTypes.A1" office:value-type="string">
                  <text:p text:style-name="P110">NXDN</text:p>
                </table:table-cell>
                <table:table-cell table:style-name="SystemTypes.A1" office:value-type="string">
                  <text:p text:style-name="P110">NXDN (SDS100/SDS200 only)</text:p>
                </table:table-cell>
              </table:table-row>
              <table:table-row>
                <table:table-cell table:style-name="SystemTypes.A1" office:value-type="string">
                  <text:p text:style-name="P110">NXDNS</text:p>
                </table:table-cell>
                <table:table-cell table:style-name="SystemTypes.A1" office:value-type="string">
                  <text:p text:style-name="P110">NXDN Single Channel (SDS100/SDS200 only)</text:p>
                </table:table-cell>
              </table:table-row>
            </table:table>
            <text:p text:style-name="P107"/>
          </table:table-cell>
        </table:table-row>
        <table:table-row table:style-name="Format3.7">
          <table:table-cell table:style-name="Format3.A2" office:value-type="string">
            <text:p text:style-name="P125">6</text:p>
          </table:table-cell>
          <table:table-cell table:style-name="Format3.A2" office:value-type="string">
            <text:p text:style-name="P128">flags</text:p>
            <text:p text:style-name="P129"/>
          </table:table-cell>
          <table:table-cell table:style-name="Format3.A2" office:value-type="string">
            <text:p text:style-name="P193">flag</text:p>
          </table:table-cell>
          <table:table-cell table:style-name="Format3.D2" office:value-type="string">
            <text:p text:style-name="P130"><text:span text:style-name="T221">Binary settings</text:span>.<text:span text:style-name="T98"> Most of the flags affect Uniden Radios, and are not used by the RadioCtl GUI.</text:span></text:p>
            <text:p text:style-name="P132">Flag characters can be upper or lower case.</text:p>
            <text:p text:style-name="P189">If the Flag char is not specified, then the value is 0 (Off)</text:p>
            <text:p text:style-name="P241">For <text:span text:style-name="T56">KEYWORD=VALUE</text:span><text:span text:style-name="T204"> format</text:span>, the flag field is NOT used. Instead the individual key is specified<text:span text:style-name="T168"> as </text:span><text:span text:style-name="T57">keyname=1</text:span><text:span text:style-name="T168"> (where 'keyname' is the affected key).</text:span></text:p>
            <text:p text:style-name="P243">Valid flag characters <text:span text:style-name="T223">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13">character</text:p>
                  </table:table-cell>
                  <table:table-cell table:style-name="systemflags.A1" office:value-type="string">
                    <text:p text:style-name="P115">key</text:p>
                  </table:table-cell>
                  <table:table-cell table:style-name="systemflags.C1" office:value-type="string">
                    <text:p text:style-name="P113">meaning</text:p>
                  </table:table-cell>
                </table:table-row>
              </table:table-header-rows>
              <table:table-row>
                <table:table-cell table:style-name="systemflags.A2" office:value-type="string">
                  <text:p text:style-name="P129">A</text:p>
                </table:table-cell>
                <table:table-cell table:style-name="systemflags.A2" office:value-type="string">
                  <text:p text:style-name="P114">atten</text:p>
                </table:table-cell>
                <table:table-cell table:style-name="systemflags.C2" office:value-type="string">
                  <text:p text:style-name="P112">Attenuation is on for this system<text:span text:style-name="T99">.</text:span></text:p>
                </table:table-cell>
              </table:table-row>
              <table:table-row>
                <table:table-cell table:style-name="systemflags.A2" office:value-type="string">
                  <text:p text:style-name="P132">C</text:p>
                </table:table-cell>
                <table:table-cell table:style-name="systemflags.A2" office:value-type="string">
                  <text:p text:style-name="P114">call</text:p>
                </table:table-cell>
                <table:table-cell table:style-name="systemflags.C2" office:value-type="string">
                  <text:p text:style-name="P132">I_Call enabled (BCD396 only)</text:p>
                </table:table-cell>
              </table:table-row>
              <table:table-row>
                <table:table-cell table:style-name="systemflags.A2" office:value-type="string">
                  <text:p text:style-name="P134">D</text:p>
                </table:table-cell>
                <table:table-cell table:style-name="systemflags.A2" office:value-type="string">
                  <text:p text:style-name="P114">idas</text:p>
                </table:table-cell>
                <table:table-cell table:style-name="systemflags.C2" office:value-type="string">
                  <text:p text:style-name="P112"><text:span text:style-name="T242">For SDS100 &amp; SDS200 radios, </text:span>Use IDAS format <text:span text:style-name="T242">for the TGID.</text:span> <text:s/>Default is NEXEDGE.</text:p>
                </table:table-cell>
              </table:table-row>
              <table:table-row>
                <table:table-cell table:style-name="systemflags.A2" office:value-type="string">
                  <text:p text:style-name="P134">F</text:p>
                </table:table-cell>
                <table:table-cell table:style-name="systemflags.A2" office:value-type="string">
                  <text:p text:style-name="P114">afs</text:p>
                </table:table-cell>
                <table:table-cell table:style-name="systemflags.C2" office:value-type="string">
                  <text:p text:style-name="P112">TGID format is AFS (nn-xxx)</text:p>
                </table:table-cell>
              </table:table-row>
              <table:table-row>
                <table:table-cell table:style-name="systemflags.A2" office:value-type="string">
                  <text:p text:style-name="P132">H</text:p>
                </table:table-cell>
                <table:table-cell table:style-name="systemflags.A2" office:value-type="string">
                  <text:p text:style-name="P114">agc_digital</text:p>
                </table:table-cell>
                <table:table-cell table:style-name="systemflags.C2" office:value-type="string">
                  <text:p text:style-name="P112">AGC Digital is on</text:p>
                </table:table-cell>
              </table:table-row>
              <table:table-row>
                <table:table-cell table:style-name="systemflags.A2" office:value-type="string">
                  <text:p text:style-name="P132">I</text:p>
                </table:table-cell>
                <table:table-cell table:style-name="systemflags.A2" office:value-type="string">
                  <text:p text:style-name="P271">id_search</text:p>
                </table:table-cell>
                <table:table-cell table:style-name="systemflags.C2" office:value-type="string">
                  <text:p text:style-name="P244">ID-Search is On</text:p>
                </table:table-cell>
              </table:table-row>
              <table:table-row>
                <table:table-cell table:style-name="systemflags.A2" office:value-type="string">
                  <text:p text:style-name="P132">J</text:p>
                </table:table-cell>
                <table:table-cell table:style-name="systemflags.A2" office:value-type="string">
                  <text:p text:style-name="P114">agc_analog</text:p>
                </table:table-cell>
                <table:table-cell table:style-name="systemflags.C2" office:value-type="string">
                  <text:p text:style-name="P112">AGC Analog is on</text:p>
                </table:table-cell>
              </table:table-row>
              <table:table-row>
                <table:table-cell table:style-name="systemflags.A2" office:value-type="string">
                  <text:p text:style-name="P134">K</text:p>
                </table:table-cell>
                <table:table-cell table:style-name="systemflags.A2" office:value-type="string">
                  <text:p text:style-name="P114">skip</text:p>
                </table:table-cell>
                <table:table-cell table:style-name="systemflags.C2" office:value-type="string">
                  <text:p text:style-name="P112">Data Skip is on<text:span text:style-name="T99">.</text:span><text:span text:style-name="T100"> (BCD396 only)</text:span></text:p>
                </table:table-cell>
              </table:table-row>
              <table:table-row>
                <table:table-cell table:style-name="systemflags.A2" office:value-type="string">
                  <text:p text:style-name="P132">O</text:p>
                </table:table-cell>
                <table:table-cell table:style-name="systemflags.A2" office:value-type="string">
                  <text:p text:style-name="P114">c_ch</text:p>
                </table:table-cell>
                <table:table-cell table:style-name="systemflags.C2" office:value-type="string">
                  <text:p text:style-name="P132">Control Channel Only (BCD396 only)</text:p>
                </table:table-cell>
              </table:table-row>
              <table:table-row>
                <table:table-cell table:style-name="systemflags.A2" office:value-type="string">
                  <text:p text:style-name="P132">S</text:p>
                </table:table-cell>
                <table:table-cell table:style-name="systemflags.A2" office:value-type="string">
                  <text:p text:style-name="P114">s_bit</text:p>
                </table:table-cell>
                <table:table-cell table:style-name="systemflags.C2" office:value-type="string">
                  <text:p text:style-name="P132">Motorola status bit on</text:p>
                </table:table-cell>
              </table:table-row>
              <table:table-row>
                <table:table-cell table:style-name="systemflags.A2" office:value-type="string">
                  <text:p text:style-name="P132">X</text:p>
                </table:table-cell>
                <table:table-cell table:style-name="systemflags.A2" office:value-type="string">
                  <text:p text:style-name="P114">moto_id</text:p>
                </table:table-cell>
                <table:table-cell table:style-name="systemflags.C2" office:value-type="string">
                  <text:p text:style-name="P132">P25 display in hex</text:p>
                </table:table-cell>
              </table:table-row>
            </table:table>
            <text:p text:style-name="P130"/>
          </table:table-cell>
        </table:table-row>
        <text:soft-page-break/>
        <table:table-row table:style-name="Format3.8">
          <table:table-cell table:style-name="Format3.A2" office:value-type="string">
            <text:p text:style-name="P135">7</text:p>
          </table:table-cell>
          <table:table-cell table:style-name="Format3.A2" office:value-type="string">
            <text:p text:style-name="P136">dlyrsm</text:p>
          </table:table-cell>
          <table:table-cell table:style-name="Format3.A2" office:value-type="string">
            <text:p text:style-name="P136">integer</text:p>
          </table:table-cell>
          <table:table-cell table:style-name="Format3.D2" office:value-type="string">
            <text:p text:style-name="P136">Delay or Resume value. </text:p>
            <text:p text:style-name="P194">A negative value indicates Resume.</text:p>
            <text:p text:style-name="P194">A positive value indicates Delay.</text:p>
            <text:p text:style-name="P136">0 is off <text:span text:style-name="T230">(Default if not specified).</text:span></text:p>
            <text:p text:style-name="P194">This value MAY be adjusted when storing into a radio. </text:p>
          </table:table-cell>
        </table:table-row>
        <table:table-row table:style-name="Format3.9">
          <table:table-cell table:style-name="Format3.A2" office:value-type="string">
            <text:p text:style-name="P137">8</text:p>
          </table:table-cell>
          <table:table-cell table:style-name="Format3.A2" office:value-type="string">
            <text:p text:style-name="P107">qkey</text:p>
          </table:table-cell>
          <table:table-cell table:style-name="Format3.A2" office:value-type="string">
            <text:p text:style-name="P119">integer</text:p>
          </table:table-cell>
          <table:table-cell table:style-name="Format3.D2" office:value-type="string">
            <text:p text:style-name="P107"><text:span text:style-name="T101">The </text:span>system quick-key for Uniden radios <text:span text:style-name="T224">only. The value is a number between 0 and 99. A blank, ‘.’ or -1 indicates that this key is not to be set. </text:span></text:p>
            <text:p text:style-name="P170">A value is required in this field if this is a conventional system type <text:span text:style-name="T224">to be stored in a Uniden Radio.</text:span></text:p>
            <text:p text:style-name="P107"><text:span text:style-name="T102">NOTE: </text:span><text:span text:style-name="T103">For Trunked systems, the </text:span><text:span text:style-name="T102">BCD325P2 </text:span><text:span text:style-name="T103">&amp; BCD325 </text:span><text:span text:style-name="T102">use the quick</text:span><text:span text:style-name="T103">-</text:span><text:span text:style-name="T102">key from the </text:span><text:span text:style-name="T9">SITE </text:span><text:span text:style-name="T102">record rather than the </text:span><text:span text:style-name="T9">SYSTEM</text:span><text:span text:style-name="T102"> record</text:span><text:span text:style-name="T103"> internally. </text:span></text:p>
            <text:p text:style-name="P138">However, the quick-key should ALWAYS be included in the system record, as the SDS100 &amp; SDS200 WILL utilize the SYSTEM record rather than the SITE record. </text:p>
            <text:p text:style-name="P194">Although this field is NOT required, if it is NOT set, the system may not be usable for Uniden Radios. </text:p>
          </table:table-cell>
        </table:table-row>
        <table:table-row table:style-name="Format3.10">
          <table:table-cell table:style-name="Format3.A2" office:value-type="string">
            <text:p text:style-name="P137">9</text:p>
          </table:table-cell>
          <table:table-cell table:style-name="Format3.A2" office:value-type="string">
            <text:p text:style-name="P107">hld</text:p>
          </table:table-cell>
          <table:table-cell table:style-name="Format3.A2" office:value-type="string">
            <text:p text:style-name="P119">integer</text:p>
          </table:table-cell>
          <table:table-cell table:style-name="Format3.D2" office:value-type="string">
            <text:p text:style-name="P107"><text:span text:style-name="T101">The </text:span>time to hold on this system<text:span text:style-name="T104"> </text:span><text:span text:style-name="T179">in seconds </text:span><text:span text:style-name="T104">(0-255)</text:span>. </text:p>
            <text:p text:style-name="P194">If not specified, defaults to 0.</text:p>
          </table:table-cell>
        </table:table-row>
        <table:table-row table:style-name="Format3.11">
          <table:table-cell table:style-name="Format3.A2" office:value-type="string">
            <text:p text:style-name="P141">1<text:span text:style-name="T183">0</text:span></text:p>
          </table:table-cell>
          <table:table-cell table:style-name="Format3.A2" office:value-type="string">
            <text:p text:style-name="P180">(varies)</text:p>
          </table:table-cell>
          <table:table-cell table:style-name="Format3.A2" office:value-type="string">
            <text:p text:style-name="P195">extra</text:p>
          </table:table-cell>
          <table:table-cell table:style-name="Format3.D2" office:value-type="string">
            <text:p text:style-name="P142">Extra definitions for <text:span text:style-name="T184">Uniden</text:span> radios. These are <text:span text:style-name="T225">usually </text:span>numerical assignments. Each definition in this field is in the format: <text:span text:style-name="T38">key</text:span><text:span text:style-name="T59">=</text:span><text:span text:style-name="T38">n</text:span> ,where 'key’ is the key that the value is for, and 'n' is usually an integer.</text:p>
            <text:p text:style-name="P213">Multiple extra definitions are separated by a space.</text:p>
            <text:p text:style-name="P198">The following keys can be specified in this field:</text:p>
            <table:table table:name="SystemExtraKeys" table:style-name="SystemExtraKeys">
              <table:table-column table:style-name="SystemExtraKeys.A"/>
              <table:table-column table:style-name="SystemExtraKeys.B"/>
              <table:table-header-rows>
                <table:table-row>
                  <table:table-cell table:style-name="SystemExtraKeys.A1" office:value-type="string">
                    <text:p text:style-name="P338">key</text:p>
                  </table:table-cell>
                  <table:table-cell table:style-name="SystemExtraKeys.A1" office:value-type="string">
                    <text:p text:style-name="P338">description</text:p>
                  </table:table-cell>
                </table:table-row>
              </table:table-header-rows>
              <table:table-row>
                <table:table-cell table:style-name="SystemExtraKeys.A1" office:value-type="string">
                  <text:p text:style-name="P346">hpd</text:p>
                </table:table-cell>
                <table:table-cell table:style-name="SystemExtraKeys.A1" office:value-type="string">
                  <text:p text:style-name="P346">For SDS100 and SDS200 radios, the index of the .hpd file that will be generated for the Favorites SD Card data. </text:p>
                  <text:p text:style-name="P346"><text:span text:style-name="T2">RADIOWRITE</text:span> will use this key for the ‘<text:span text:style-name="T38">CSV2SDS</text:span>’ command. </text:p>
                  <text:p text:style-name="P346">ex: <text:span text:style-name="T38">HPD=5 </text:span><text:s/>will generate the file <text:s/><text:span text:style-name="T38">f_000005.hpd</text:span> for this system.</text:p>
                  <text:p text:style-name="P346">If this value is not specified, file numbering will be sequential (starting with ‘<text:span text:style-name="T38">f_000000.hpd</text:span>’) <text:span text:style-name="T244">for each SYSTEM record processed.</text:span></text:p>
                </table:table-cell>
              </table:table-row>
              <table:table-row>
                <table:table-cell table:style-name="SystemExtraKeys.A1" office:value-type="string">
                  <text:p text:style-name="P336">utag</text:p>
                </table:table-cell>
                <table:table-cell table:style-name="SystemExtraKeys.A1" office:value-type="string">
                  <text:p text:style-name="P336">This is a user defined number for this system. The value must be an integer between 0 and 99.</text:p>
                  <text:p text:style-name="P336">If the value is less than 0, or not specified, then this field will be ignored.</text:p>
                </table:table-cell>
              </table:table-row>
              <table:table-row>
                <table:table-cell table:style-name="SystemExtraKeys.A1" office:value-type="string">
                  <text:p text:style-name="P336">emgalt</text:p>
                </table:table-cell>
                <table:table-cell table:style-name="SystemExtraKeys.A1" office:value-type="string">
                  <text:p text:style-name="P336">Emergency Alert Tone. Value must be between 0 and 9. If 0, or not specified, the tone will be turned off.</text:p>
                </table:table-cell>
              </table:table-row>
              <table:table-row>
                <table:table-cell table:style-name="SystemExtraKeys.A1" office:value-type="string">
                  <text:p text:style-name="P336">emglvl</text:p>
                </table:table-cell>
                <table:table-cell table:style-name="SystemExtraKeys.A1" office:value-type="string">
                  <text:p text:style-name="P336">Emergency Alert Volume. Value must be between 0 (off) and 15 (maximum). If not specified, value will default to 0 (Off).</text:p>
                </table:table-cell>
              </table:table-row>
              <table:table-row>
                <table:table-cell table:style-name="SystemExtraKeys.A1" office:value-type="string">
                  <text:p text:style-name="P336">emgpat</text:p>
                </table:table-cell>
                <table:table-cell table:style-name="SystemExtraKeys.A1" office:value-type="string">
                  <text:p text:style-name="P336">Emergency Alert Pattern. This can be 0-On <text:span text:style-name="T261">(default)</text:span>, 1-Slow Flash, or 2-Fast Flash. </text:p>
                </table:table-cell>
              </table:table-row>
              <table:table-row>
                <table:table-cell table:style-name="SystemExtraKeys.A1" office:value-type="string">
                  <text:p text:style-name="P349">turnqk</text:p>
                </table:table-cell>
                <table:table-cell table:style-name="SystemExtraKeys.A1" office:value-type="string">
                  <text:p text:style-name="P349">Override for <text:span text:style-name="T265">q</text:span>uick-<text:span text:style-name="T265">k</text:span>ey on or off. Value is <text:span text:style-name="T38">On </text:span>or <text:span text:style-name="T38">Off</text:span> (not case sensitive). </text:p>
                  <text:p text:style-name="P349">ex: <text:span text:style-name="T38">turnqk=on</text:span> <text:s text:c="2"/>#Forces the quick-key on regardless of the <text:span text:style-name="T38">valid </text:span>setting.</text:p>
                </table:table-cell>
              </table:table-row>
            </table:table>
            <text:p text:style-name="P198"/>
          </table:table-cell>
        </table:table-row>
        <table:table-row table:style-name="Format3.12">
          <table:table-cell table:style-name="Format3.A2" office:value-type="string">
            <text:p text:style-name="P125">1<text:span text:style-name="T105">3</text:span></text:p>
          </table:table-cell>
          <table:table-cell table:style-name="Format3.A2" office:value-type="string">
            <text:p text:style-name="P146">p25wait</text:p>
          </table:table-cell>
          <table:table-cell table:style-name="Format3.A2" office:value-type="string">
            <text:p text:style-name="P146">integer</text:p>
          </table:table-cell>
          <table:table-cell table:style-name="Format3.D2" office:value-type="string">
            <text:p text:style-name="P146">Time to wait in ms for a P25 decode. <text:span text:style-name="T237">Value is between 0 and 1000. For </text:span><text:soft-page-break/><text:span text:style-name="T237">the BCD Radios, t</text:span>he value must be in increments of 100.<text:span text:style-name="T149"> Recommended value is 400 for Digital Voice Systems (P25/DMR/Turbo). </text:span><text:span text:style-name="T230">This is the default, if not specified.</text:span></text:p>
            <text:p text:style-name="P215">NOTE: If P25wait is set to 0 for a digital system, the scanner MAY not stop on transmissions. </text:p>
          </table:table-cell>
        </table:table-row>
        <table:table-row table:style-name="Format3.13">
          <table:table-cell table:style-name="Format3.A2" office:value-type="string">
            <text:p text:style-name="P125">1<text:span text:style-name="T105">4</text:span></text:p>
          </table:table-cell>
          <table:table-cell table:style-name="Format3.A2" office:value-type="string">
            <text:p text:style-name="P209">(reserved)</text:p>
          </table:table-cell>
          <table:table-cell table:style-name="Format3.A2" office:value-type="string">
            <text:p text:style-name="P146">-</text:p>
          </table:table-cell>
          <table:table-cell table:style-name="Format3.D2" office:value-type="string">
            <text:p text:style-name="P209">Reserved for future usage</text:p>
          </table:table-cell>
        </table:table-row>
        <table:table-row table:style-name="Format3.14">
          <table:table-cell table:style-name="Format3.A2" office:value-type="string">
            <text:p text:style-name="P150">1<text:span text:style-name="T105">5</text:span></text:p>
          </table:table-cell>
          <table:table-cell table:style-name="Format3.A2" office:value-type="string">
            <text:p text:style-name="P146">p25lvl</text:p>
          </table:table-cell>
          <table:table-cell table:style-name="Format3.A2" office:value-type="string">
            <text:p text:style-name="P119">integer</text:p>
          </table:table-cell>
          <table:table-cell table:style-name="Format3.D2" office:value-type="string">
            <text:p text:style-name="P147">P25 'Digital Squelch' level. Values are 0-63. </text:p>
            <text:p text:style-name="P148">For the SDS<text:span text:style-name="T231">x</text:span>00 <text:span text:style-name="T231">radios</text:span>, the value<text:span text:style-name="T230">s are 5-</text:span><text:span text:style-name="T231">13.</text:span></text:p>
            <text:p text:style-name="P148"><text:span text:style-name="T231">When generating SDS</text:span><text:span text:style-name="T230"> </text:span><text:span text:style-name="T231">SD card values, this value will be adjusted to be within the radio’s ranges.</text:span></text:p>
            <text:p text:style-name="P208">If not set, will default to 5.</text:p>
          </table:table-cell>
        </table:table-row>
        <table:table-row table:style-name="Format3.15">
          <table:table-cell table:style-name="Format3.A2" office:value-type="string">
            <text:p text:style-name="P223">16</text:p>
          </table:table-cell>
          <table:table-cell table:style-name="Format3.A2" office:value-type="string">
            <text:p text:style-name="P223">p25nac</text:p>
          </table:table-cell>
          <table:table-cell table:style-name="Format3.A2" office:value-type="string">
            <text:p text:style-name="P211">hex</text:p>
          </table:table-cell>
          <table:table-cell table:style-name="Format3.D2" office:value-type="string">
            <text:p text:style-name="P210">P25 Network Access code. Value is 0-1FF (hex) or ‘S’ for ‘Search’</text:p>
          </table:table-cell>
        </table:table-row>
        <table:table-row table:style-name="Format3.16">
          <table:table-cell table:style-name="Format3.A2" office:value-type="string">
            <text:p text:style-name="P181">17</text:p>
          </table:table-cell>
          <table:table-cell table:style-name="Format3.A2" office:value-type="string">
            <text:p text:style-name="P146">end_code</text:p>
          </table:table-cell>
          <table:table-cell table:style-name="Format3.A2" office:value-type="string">
            <text:p text:style-name="P211">character</text:p>
          </table:table-cell>
          <table:table-cell table:style-name="Format3.D2" office:value-type="string">
            <text:p text:style-name="P210">A single character indicating the end code for a Motorola System. </text:p>
            <text:p text:style-name="P210">Character can be:</text:p>
            <text:p text:style-name="P149"><text:span text:style-name="T234">‘a’ - </text:span>Analog.</text:p>
            <text:p text:style-name="P149">‘<text:span text:style-name="T234">b’ - Analog+Digital</text:span></text:p>
            <text:p text:style-name="P149"><text:span text:style-name="T234">‘I’ - </text:span>Ignore <text:span text:style-name="T234">(default)</text:span></text:p>
          </table:table-cell>
        </table:table-row>
        <table:table-row table:style-name="Format3.17">
          <table:table-cell table:style-name="Format3.A2" office:value-type="string">
            <text:p text:style-name="P182">18</text:p>
          </table:table-cell>
          <table:table-cell table:style-name="Format3.A2" office:value-type="string">
            <text:p text:style-name="P150">fleetmap</text:p>
          </table:table-cell>
          <table:table-cell table:style-name="Format3.A2" office:value-type="string">
            <text:p text:style-name="P213">integer</text:p>
          </table:table-cell>
          <table:table-cell table:style-name="Format3.D2" office:value-type="string">
            <text:p text:style-name="P151">Motorola Fleet Ma<text:span text:style-name="T237">p Selection</text:span>. <text:span text:style-name="T237">This is a number from 0-16. </text:span></text:p>
            <text:p text:style-name="P151"><text:span text:style-name="T237">0-15 are pre-defined mappings. 16 identifies that a custom mapping will be used. That custom mapping is in field 18 </text:span><text:span text:style-name="T238">(‘custmap’) of the SYSTEM record</text:span><text:span text:style-name="T237">.</text:span> <text:span text:style-name="T238">This field is ONLY used by BCD radios when the system type is MOTC. </text:span></text:p>
            <text:p text:style-name="P216">This field is not used by SDS radios. </text:p>
          </table:table-cell>
        </table:table-row>
        <table:table-row table:style-name="Format3.18">
          <table:table-cell table:style-name="Format3.A2" office:value-type="string">
            <text:p text:style-name="P182">19</text:p>
          </table:table-cell>
          <table:table-cell table:style-name="Format3.A2" office:value-type="string">
            <text:p text:style-name="P150">custmap</text:p>
          </table:table-cell>
          <table:table-cell table:style-name="Format3.A2" office:value-type="string">
            <text:p text:style-name="P216">hex</text:p>
          </table:table-cell>
          <table:table-cell table:style-name="Format3.D2" office:value-type="string">
            <text:p text:style-name="P150">Motorola custom <text:span text:style-name="T238">fleet</text:span>map. <text:span text:style-name="T238">The value is 8 hex characters, 0-E (Hex ‘F’ is not allowed). Each digit position represents the size of each block (block 0 to block 7).</text:span></text:p>
            <text:p text:style-name="P217">This field is ONLY used if the system type is MOTC. For BCD radios, field 17 (FLEETMAP) must also be 16 for this field to be utilized.</text:p>
          </table:table-cell>
        </table:table-row>
      </table:table>
      <text:p text:style-name="P24"/>
      <text:p text:style-name="P406"/>
      <text:p text:style-name="P26"/>
      <text:h text:style-name="P456" text:outline-level="3"><text:bookmark-start text:name="__RefHeading___Toc4324_371593118"/>S<text:span text:style-name="T107">ITE</text:span> Records<text:bookmark-end text:name="__RefHeading___Toc4324_371593118"/></text:h>
      <text:p text:style-name="P64">Site records contain information on a specific trunked system location. Site records currently are only used by Un<text:span text:style-name="T266">iden</text:span> Dynamic Radios. <text:s/></text:p>
      <text:p text:style-name="P35">A<text:span text:style-name="T86">ny</text:span> <text:span text:style-name="T2">SITE</text:span> <text:s/>records <text:span text:style-name="T86">that do not reference a valid</text:span> <text:span text:style-name="T2">SYSTEM</text:span> record<text:span text:style-name="T86">, will be marked as </text:span><text:span text:style-name="T53">orphans</text:span><text:span text:style-name="T86">. Any </text:span><text:span text:style-name="T7">TFREQ</text:span><text:span text:style-name="T86"> </text:span><text:span text:style-name="T108">or </text:span><text:span text:style-name="T10">BPLAN</text:span><text:span text:style-name="T108"> </text:span><text:span text:style-name="T86">records that reference orphaned </text:span><text:span text:style-name="T7">SITE</text:span><text:span text:style-name="T86"> record will also be marked as </text:span><text:span text:style-name="T53">orphans</text:span><text:span text:style-name="T86">. </text:span></text:p>
      <text:p text:style-name="P64">Site records are NOT processed by the GUI version of RadioCtl.</text:p>
      <text:p text:style-name="P21"/>
      <text:p text:style-name="P23">Table <text:sequence text:ref-name="refTable3" text:name="Table" text:formula="ooow:Table+1" style:num-format="1">4</text:sequence>: S<text:span text:style-name="T88">ITE</text:span> Record<text:span text:style-name="T109">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325">position</text:p>
            </table:table-cell>
            <table:table-cell table:style-name="SiteRecord.A1" office:value-type="string">
              <text:p text:style-name="P325">key</text:p>
            </table:table-cell>
            <table:table-cell table:style-name="SiteRecord.A1" office:value-type="string">
              <text:p text:style-name="P326">type</text:p>
            </table:table-cell>
            <table:table-cell table:style-name="SiteRecord.D1" office:value-type="string">
              <text:p text:style-name="P325">description</text:p>
            </table:table-cell>
          </table:table-row>
        </table:table-header-rows>
        <table:table-row>
          <table:table-cell table:style-name="SiteRecord.A2" office:value-type="string">
            <text:p text:style-name="P152">1</text:p>
          </table:table-cell>
          <table:table-cell table:style-name="SiteRecord.A2" office:value-type="string">
            <text:p text:style-name="P303">rectype</text:p>
          </table:table-cell>
          <table:table-cell table:style-name="SiteRecord.A2" office:value-type="string">
            <text:p text:style-name="P107">string</text:p>
          </table:table-cell>
          <table:table-cell table:style-name="SiteRecord.D2" office:value-type="string">
            <text:p text:style-name="P121">Record type. <text:span text:style-name="T95">(</text:span><text:span text:style-name="T2">S</text:span><text:span text:style-name="T11">ITE</text:span><text:span text:style-name="T8">)</text:span></text:p>
            <text:p text:style-name="P154">Information for Trunking transmission sites.</text:p>
            <text:p text:style-name="P308">This is a REQUIRED field.</text:p>
          </table:table-cell>
        </table:table-row>
        <table:table-row>
          <table:table-cell table:style-name="SiteRecord.A2" office:value-type="string">
            <text:p text:style-name="P155">2</text:p>
          </table:table-cell>
          <table:table-cell table:style-name="SiteRecord.A2" office:value-type="string">
            <text:p text:style-name="P305">index</text:p>
          </table:table-cell>
          <table:table-cell table:style-name="SiteRecord.A2" office:value-type="string">
            <text:p text:style-name="P119">integer</text:p>
          </table:table-cell>
          <table:table-cell table:style-name="SiteRecord.D2" office:value-type="string">
            <text:p text:style-name="P125">S<text:span text:style-name="T96">ite</text:span> number index<text:span text:style-name="T96">. This number MUST be unique for all</text:span><text:span text:style-name="T12"> SITE</text:span><text:span text:style-name="T96"> records in the file, and must be greater than 0.</text:span></text:p>
            <text:p text:style-name="P308">This is a REQUIRED field.</text:p>
            <text:p text:style-name="P156"><text:soft-page-break/>If this index is <text:span text:style-name="T226">less than one</text:span>, then this record will <text:span text:style-name="T97">discarded.</text:span></text:p>
          </table:table-cell>
        </table:table-row>
        <table:table-row>
          <table:table-cell table:style-name="SiteRecord.A2" office:value-type="string">
            <text:p text:style-name="P155">3</text:p>
          </table:table-cell>
          <table:table-cell table:style-name="SiteRecord.A2" office:value-type="string">
            <text:p text:style-name="P157">Service</text:p>
          </table:table-cell>
          <table:table-cell table:style-name="SiteRecord.A2" office:value-type="string">
            <text:p text:style-name="P157">string</text:p>
          </table:table-cell>
          <table:table-cell table:style-name="SiteRecord.D2" office:value-type="string">
            <text:p text:style-name="P158">Description of the Site. Uniden radios limit this to 1<text:span text:style-name="T110">6</text:span> characters<text:span text:style-name="T110">.</text:span></text:p>
            <text:p text:style-name="P201">NOTE: Site Service strings will be displayed on the radio rather than the SYSTEM service string.</text:p>
            <text:p text:style-name="P202">If not set, the value will be “<text:span text:style-name="T38">Site</text:span> n” where ‘n’ is the index value.</text:p>
          </table:table-cell>
        </table:table-row>
        <table:table-row>
          <table:table-cell table:style-name="SiteRecord.A2" office:value-type="string">
            <text:p text:style-name="P155">4</text:p>
          </table:table-cell>
          <table:table-cell table:style-name="SiteRecord.A2" office:value-type="string">
            <text:p text:style-name="P157">Valid</text:p>
          </table:table-cell>
          <table:table-cell table:style-name="SiteRecord.A2" office:value-type="string">
            <text:p text:style-name="P157"><text:span text:style-name="T111">b</text:span>inary</text:p>
          </table:table-cell>
          <table:table-cell table:style-name="SiteRecord.D2" office:value-type="string">
            <text:p text:style-name="P203">Determines the setting of the quick-key in the radio. If it is 1 (True/On), the quick-key (defined in this record) will be turned on <text:span text:style-name="T228">in the radio. Otherwise the quick-key will be turned off.</text:span></text:p>
            <text:p text:style-name="P203"><text:span text:style-name="T228">If not specified, defaults to 0 (False/Off)</text:span> </text:p>
          </table:table-cell>
        </table:table-row>
        <table:table-row>
          <table:table-cell table:style-name="SiteRecord.A2" office:value-type="string">
            <text:p text:style-name="P155">5</text:p>
          </table:table-cell>
          <table:table-cell table:style-name="SiteRecord.A2" office:value-type="string">
            <text:p text:style-name="P312">sysno</text:p>
          </table:table-cell>
          <table:table-cell table:style-name="SiteRecord.A2" office:value-type="string">
            <text:p text:style-name="P119">integer</text:p>
          </table:table-cell>
          <table:table-cell table:style-name="SiteRecord.D2" office:value-type="string">
            <text:p text:style-name="P125">System index number <text:span text:style-name="T112">reference </text:span>that this SITE <text:span text:style-name="T112">is associated with. If this value is 0, or references a non-existent system number, then this record will be treated as an orphan, and any </text:span><text:span text:style-name="T13">TFREQ</text:span><text:span text:style-name="T112"> </text:span><text:span text:style-name="T108">or </text:span><text:span text:style-name="T10">BPLAN</text:span><text:span text:style-name="T108"> </text:span><text:span text:style-name="T112">records that reference it will also be considered orphaned.</text:span></text:p>
            <text:p text:style-name="P309">This is a REQUIRED field.</text:p>
          </table:table-cell>
        </table:table-row>
        <table:table-row>
          <table:table-cell table:style-name="SiteRecord.A2" office:value-type="string">
            <text:p text:style-name="P159">6</text:p>
          </table:table-cell>
          <table:table-cell table:style-name="SiteRecord.A2" office:value-type="string">
            <text:p text:style-name="P157">qkey</text:p>
          </table:table-cell>
          <table:table-cell table:style-name="SiteRecord.A2" office:value-type="string">
            <text:p text:style-name="P119">integer</text:p>
          </table:table-cell>
          <table:table-cell table:style-name="SiteRecord.D2" office:value-type="string">
            <text:p text:style-name="P124">Uniden Quick-Key for this site.</text:p>
            <text:p text:style-name="P205">When storing into the radio (or generating SD Card data), how this key is used will depend on the model. <text:span text:style-name="T113"><text:s/></text:span></text:p>
            <text:p text:style-name="P207">Although this is NOT a required field, <text:span text:style-name="T228">If this field is missing or less than 0, this SITE record cannot be stored in </text:span>any<text:span text:style-name="T228"> radio. </text:span></text:p>
          </table:table-cell>
        </table:table-row>
        <table:table-row table:style-name="SiteRecord.8">
          <table:table-cell table:style-name="SiteRecord.A2" office:value-type="string">
            <text:p text:style-name="P159">7</text:p>
          </table:table-cell>
          <table:table-cell table:style-name="SiteRecord.A2" office:value-type="string">
            <text:p text:style-name="P157">hld</text:p>
          </table:table-cell>
          <table:table-cell table:style-name="SiteRecord.A2" office:value-type="string">
            <text:p text:style-name="P119">integer</text:p>
          </table:table-cell>
          <table:table-cell table:style-name="SiteRecord.D2" office:value-type="string">
            <text:p text:style-name="P123">Time in seconds to hold on this site when scanning.</text:p>
            <text:p text:style-name="P123">If not specified, defaults to 0.</text:p>
          </table:table-cell>
        </table:table-row>
        <table:table-row>
          <table:table-cell table:style-name="SiteRecord.A2" office:value-type="string">
            <text:p text:style-name="P159">8</text:p>
          </table:table-cell>
          <table:table-cell table:style-name="SiteRecord.A2" office:value-type="string">
            <text:p text:style-name="P160">flags</text:p>
          </table:table-cell>
          <table:table-cell table:style-name="SiteRecord.A2" office:value-type="string">
            <text:p text:style-name="P206">flag</text:p>
          </table:table-cell>
          <table:table-cell table:style-name="SiteRecord.D2" office:value-type="string">
            <text:p text:style-name="P130">Flags for the record. <text:span text:style-name="T100">Flag characters can be upper or lower case.</text:span></text:p>
            <text:p text:style-name="P241">For <text:span text:style-name="T204">KEYWORD=VALUE format</text:span>, the flag field is NOT used. Instead the individual key is specified.</text:p>
            <text:p text:style-name="P241"/>
            <text:p text:style-name="P160">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13">character</text:p>
                  </table:table-cell>
                  <table:table-cell table:style-name="SiteFlags.A1" office:value-type="string">
                    <text:p text:style-name="P113">key</text:p>
                  </table:table-cell>
                  <table:table-cell table:style-name="SiteFlags.A1" office:value-type="string">
                    <text:p text:style-name="P113">meaning</text:p>
                  </table:table-cell>
                </table:table-row>
              </table:table-header-rows>
              <table:table-row>
                <table:table-cell table:style-name="SiteFlags.A1" office:value-type="string">
                  <text:p text:style-name="P329">A</text:p>
                </table:table-cell>
                <table:table-cell table:style-name="SiteFlags.A1" office:value-type="string">
                  <text:p text:style-name="P329">atten</text:p>
                </table:table-cell>
                <table:table-cell table:style-name="SiteFlags.A1" office:value-type="string">
                  <text:p text:style-name="P112">Attenuation is on for this s<text:span text:style-name="T114">ite</text:span><text:span text:style-name="T99">.</text:span></text:p>
                </table:table-cell>
              </table:table-row>
              <table:table-row>
                <table:table-cell table:style-name="SiteFlags.A1" office:value-type="string">
                  <text:p text:style-name="P329">O</text:p>
                </table:table-cell>
                <table:table-cell table:style-name="SiteFlags.A1" office:value-type="string">
                  <text:p text:style-name="P329">c_ch</text:p>
                </table:table-cell>
                <table:table-cell table:style-name="SiteFlags.A1" office:value-type="string">
                  <text:p text:style-name="P329">Control Channel Only<text:span text:style-name="T114"> (BCD325P2 only)</text:span></text:p>
                </table:table-cell>
              </table:table-row>
              <table:table-row table:style-name="SiteFlags.4">
                <table:table-cell table:style-name="SiteFlags.A1" office:value-type="string">
                  <text:p text:style-name="P331">Z</text:p>
                </table:table-cell>
                <table:table-cell table:style-name="SiteFlags.A1" office:value-type="string">
                  <text:p text:style-name="P331">gps</text:p>
                </table:table-cell>
                <table:table-cell table:style-name="SiteFlags.A1" office:value-type="string">
                  <text:p text:style-name="P330">Enable GPS (BCD325P2 only)</text:p>
                </table:table-cell>
              </table:table-row>
            </table:table>
            <text:p text:style-name="P315"/>
          </table:table-cell>
        </table:table-row>
        <table:table-row>
          <table:table-cell table:style-name="SiteRecord.A2" office:value-type="string">
            <text:p text:style-name="P159">9</text:p>
          </table:table-cell>
          <table:table-cell table:style-name="SiteRecord.A2" office:value-type="string">
            <text:p text:style-name="P157">mode</text:p>
          </table:table-cell>
          <table:table-cell table:style-name="SiteRecord.A2" office:value-type="string">
            <text:p text:style-name="P119">mode</text:p>
          </table:table-cell>
          <table:table-cell table:style-name="SiteRecord.D2" office:value-type="string">
            <text:p text:style-name="P123">Modulation.<text:span text:style-name="T107"> Valid values are </text:span><text:span text:style-name="T40">AUTO</text:span><text:span text:style-name="T107">, </text:span><text:span text:style-name="T40">FM</text:span><text:span text:style-name="T41">n</text:span><text:span text:style-name="T107">, </text:span><text:span text:style-name="T41">FMun.</text:span></text:p>
            <text:p text:style-name="P123">If not specified, defaults to ‘<text:span text:style-name="T38">FMn</text:span>’.</text:p>
          </table:table-cell>
        </table:table-row>
        <table:table-row>
          <table:table-cell table:style-name="SiteRecord.A2" office:value-type="string">
            <text:p text:style-name="P161">1<text:span text:style-name="T108">0</text:span></text:p>
          </table:table-cell>
          <table:table-cell table:style-name="SiteRecord.A2" office:value-type="string">
            <text:p text:style-name="P160">lat<text:span text:style-name="T187"> <text:s/></text:span></text:p>
          </table:table-cell>
          <table:table-cell table:style-name="SiteRecord.A2" office:value-type="string">
            <text:p text:style-name="P183">coord</text:p>
          </table:table-cell>
          <table:table-cell table:style-name="SiteRecord.D2" office:value-type="string">
            <text:p text:style-name="P160">Latitude of the site<text:span text:style-name="T114">. </text:span><text:span text:style-name="T187">IF DMS format, direction MUST be 'N' or 'S'</text:span></text:p>
            <text:p text:style-name="P160">If not specified, defaults to 0</text:p>
          </table:table-cell>
        </table:table-row>
        <table:table-row>
          <table:table-cell table:style-name="SiteRecord.A2" office:value-type="string">
            <text:p text:style-name="P152">1<text:span text:style-name="T108">1</text:span></text:p>
          </table:table-cell>
          <table:table-cell table:style-name="SiteRecord.A2" office:value-type="string">
            <text:p text:style-name="P157">lon </text:p>
          </table:table-cell>
          <table:table-cell table:style-name="SiteRecord.A2" office:value-type="string">
            <text:p text:style-name="P183">coord</text:p>
          </table:table-cell>
          <table:table-cell table:style-name="SiteRecord.D2" office:value-type="string">
            <text:p text:style-name="P123">Longitude of the site.<text:span text:style-name="T114"> </text:span><text:span text:style-name="T187">If DMS format, direction MUST be 'E' or 'W'</text:span></text:p>
            <text:p text:style-name="P123">If not specified, defaults to 0</text:p>
          </table:table-cell>
        </table:table-row>
        <table:table-row>
          <table:table-cell table:style-name="SiteRecord.A2" office:value-type="string">
            <text:p text:style-name="P152">1<text:span text:style-name="T108">2</text:span></text:p>
          </table:table-cell>
          <table:table-cell table:style-name="SiteRecord.A2" office:value-type="string">
            <text:p text:style-name="P150">range <text:s text:c="4"/></text:p>
          </table:table-cell>
          <table:table-cell table:style-name="SiteRecord.A2" office:value-type="string">
            <text:p text:style-name="P119">number </text:p>
          </table:table-cell>
          <table:table-cell table:style-name="SiteRecord.D2" office:value-type="string">
            <text:p text:style-name="P150">Number of mil<text:span text:style-name="T107">es for th</text:span>e<text:span text:style-name="T107"> range</text:span><text:span text:style-name="T114">. Decimal number.</text:span><text:span text:style-name="T107"> (SDSx00 </text:span><text:span text:style-name="T246">radio</text:span><text:span text:style-name="T107"> </text:span><text:span text:style-name="T229">usage </text:span><text:span text:style-name="T107">only).</text:span></text:p>
            <text:p text:style-name="P207">If not specified, defaults to 25.</text:p>
          </table:table-cell>
        </table:table-row>
        <table:table-row>
          <table:table-cell table:style-name="SiteRecord.A2" office:value-type="string">
            <text:p text:style-name="P162">1<text:span text:style-name="T108">3</text:span></text:p>
          </table:table-cell>
          <table:table-cell table:style-name="SiteRecord.A2" office:value-type="string">
            <text:p text:style-name="P162">rf_filter</text:p>
          </table:table-cell>
          <table:table-cell table:style-name="SiteRecord.A2" office:value-type="string">
            <text:p text:style-name="P162">string</text:p>
          </table:table-cell>
          <table:table-cell table:style-name="SiteRecord.D2" office:value-type="string">
            <text:p text:style-name="P139"><text:span text:style-name="T232">One or two characters identifying the filter to be used for </text:span><text:span text:style-name="T191">SDS100/</text:span>SDS200 only. <text:span text:style-name="T233">Case of the character(s) is not significant. If not specified, defaults to ‘</text:span><text:span text:style-name="T58">o</text:span><text:span text:style-name="T233">’ (Off).</text:span></text:p>
            <text:p text:style-name="P139"/>
            <table:table table:name="Table4" table:style-name="Table4">
              <table:table-column table:style-name="Table4.A"/>
              <table:table-column table:style-name="Table4.B"/>
              <table:table-header-rows>
                <table:table-row>
                  <table:table-cell table:style-name="Table4.A1" office:value-type="string">
                    <text:p text:style-name="P343"><text:soft-page-break/>char</text:p>
                  </table:table-cell>
                  <table:table-cell table:style-name="Table4.A1" office:value-type="string">
                    <text:p text:style-name="P341">Filter</text:p>
                  </table:table-cell>
                </table:table-row>
              </table:table-header-rows>
              <table:table-row>
                <table:table-cell table:style-name="Table4.A1" office:value-type="string">
                  <text:p text:style-name="P339">n</text:p>
                </table:table-cell>
                <table:table-cell table:style-name="Table4.A1" office:value-type="string">
                  <text:p text:style-name="P339">Normal</text:p>
                </table:table-cell>
              </table:table-row>
              <table:table-row>
                <table:table-cell table:style-name="Table4.A1" office:value-type="string">
                  <text:p text:style-name="P339">i</text:p>
                </table:table-cell>
                <table:table-cell table:style-name="Table4.B3" office:value-type="string">
                  <text:p text:style-name="P339">Invert</text:p>
                </table:table-cell>
              </table:table-row>
              <table:table-row>
                <table:table-cell table:style-name="Table4.A1" office:value-type="string">
                  <text:p text:style-name="P339">a</text:p>
                </table:table-cell>
                <table:table-cell table:style-name="Table4.B3" office:value-type="string">
                  <text:p text:style-name="P339">Auto</text:p>
                </table:table-cell>
              </table:table-row>
              <table:table-row>
                <table:table-cell table:style-name="Table4.A1" office:value-type="string">
                  <text:p text:style-name="P339">nw</text:p>
                </table:table-cell>
                <table:table-cell table:style-name="Table4.B3" office:value-type="string">
                  <text:p text:style-name="P339">Normal Wide</text:p>
                </table:table-cell>
              </table:table-row>
              <table:table-row>
                <table:table-cell table:style-name="Table4.A1" office:value-type="string">
                  <text:p text:style-name="P339">iw</text:p>
                </table:table-cell>
                <table:table-cell table:style-name="Table4.A1" office:value-type="string">
                  <text:p text:style-name="P339">Invert Wide</text:p>
                </table:table-cell>
              </table:table-row>
              <table:table-row>
                <table:table-cell table:style-name="Table4.A1" office:value-type="string">
                  <text:p text:style-name="P339">aw</text:p>
                </table:table-cell>
                <table:table-cell table:style-name="Table4.A1" office:value-type="string">
                  <text:p text:style-name="P339">Auto Wide</text:p>
                </table:table-cell>
              </table:table-row>
              <table:table-row>
                <table:table-cell table:style-name="Table4.A1" office:value-type="string">
                  <text:p text:style-name="P339">o</text:p>
                </table:table-cell>
                <table:table-cell table:style-name="Table4.A1" office:value-type="string">
                  <text:p text:style-name="P339">Off</text:p>
                </table:table-cell>
              </table:table-row>
            </table:table>
            <text:p text:style-name="P139"/>
          </table:table-cell>
        </table:table-row>
        <table:table-row>
          <table:table-cell table:style-name="SiteRecord.A2" office:value-type="string">
            <text:p text:style-name="P162">1<text:span text:style-name="T246">5</text:span></text:p>
          </table:table-cell>
          <table:table-cell table:style-name="SiteRecord.A2" office:value-type="string">
            <text:p text:style-name="P162">site_number</text:p>
          </table:table-cell>
          <table:table-cell table:style-name="SiteRecord.A2" office:value-type="string">
            <text:p text:style-name="P185">string</text:p>
          </table:table-cell>
          <table:table-cell table:style-name="SiteRecord.D2" office:value-type="string">
            <text:p text:style-name="P139">This is an informational only field. <text:span text:style-name="T192">The value is not checked or used by any RadioCtl process. This usually reflects the actual site information for this system. </text:span></text:p>
          </table:table-cell>
        </table:table-row>
        <table:table-row>
          <table:table-cell table:style-name="SiteRecord.A2" office:value-type="string">
            <text:p text:style-name="P184">1<text:span text:style-name="T246">6</text:span></text:p>
          </table:table-cell>
          <table:table-cell table:style-name="SiteRecord.A2" office:value-type="string">
            <text:p text:style-name="P224">(varies)</text:p>
          </table:table-cell>
          <table:table-cell table:style-name="SiteRecord.A2" office:value-type="string">
            <text:p text:style-name="P224">string</text:p>
          </table:table-cell>
          <table:table-cell table:style-name="SiteRecord.D2" office:value-type="string">
            <text:p text:style-name="P179"><text:span text:style-name="T247">Extra definitions for </text:span><text:span text:style-name="T184">Uniden</text:span><text:span text:style-name="T247"> radios. These are </text:span><text:span text:style-name="T225">usually </text:span><text:span text:style-name="T247">numerical assignments. Each definition in this field is in the format: </text:span><text:span text:style-name="T61">key</text:span><text:span text:style-name="T59">=</text:span><text:span text:style-name="T61">n</text:span><text:span text:style-name="T247"> , where '</text:span><text:span text:style-name="T225">key’</text:span><text:span text:style-name="T247"> is </text:span><text:span text:style-name="T225">the key that the value is for</text:span><text:span text:style-name="T247">, and 'n' i</text:span><text:span text:style-name="T207">s usually an integer.</text:span></text:p>
            <text:p text:style-name="P214">Multiple extra definitions are separated by a space.</text:p>
            <text:p text:style-name="P199">The following keys can be specified in this field:</text:p>
            <table:table table:name="Table2" table:style-name="Table2">
              <table:table-column table:style-name="Table2.A"/>
              <table:table-column table:style-name="Table2.B"/>
              <table:table-header-rows>
                <table:table-row>
                  <table:table-cell table:style-name="Table2.A1" office:value-type="string">
                    <text:p text:style-name="P348">key</text:p>
                  </table:table-cell>
                  <table:table-cell table:style-name="Table2.A1" office:value-type="string">
                    <text:p text:style-name="P348">description</text:p>
                  </table:table-cell>
                </table:table-row>
              </table:table-header-rows>
              <table:table-row>
                <table:table-cell table:style-name="Table2.A1" office:value-type="string">
                  <text:p text:style-name="P347">dqkey</text:p>
                </table:table-cell>
                <table:table-cell table:style-name="Table2.A1" office:value-type="string">
                  <text:p text:style-name="P347">Department quick-key. For SDSx00 radios, this will override the ‘qkey’ value in this record. </text:p>
                  <text:p text:style-name="P347">The SITE quick-key for Uniden BCD radios is usually the same as the SYSTEM record. However, for SDSx00 radios, the SITE quick-key is shared with GROUP (‘Department’) quick-keys. </text:p>
                  <text:p text:style-name="P347">This optional field allows the same SITE record to be used in both BCD and SDS radios. </text:p>
                  <text:p text:style-name="P347">If this key is -1 or not specified, then the ‘qkey’ field will be used when setting SDS radio data. </text:p>
                </table:table-cell>
              </table:table-row>
              <table:table-row>
                <table:table-cell table:style-name="Table2.A1" office:value-type="string">
                  <text:p text:style-name="P349">turnqk</text:p>
                </table:table-cell>
                <table:table-cell table:style-name="Table2.A1" office:value-type="string">
                  <text:p text:style-name="P349">Override for <text:span text:style-name="T264">q</text:span>uick-<text:span text:style-name="T264">k</text:span>ey on or off. Value is <text:span text:style-name="T38">On </text:span>or <text:span text:style-name="T38">Off</text:span> (not case sensitive). </text:p>
                  <text:p text:style-name="P349">ex: <text:span text:style-name="T38">turnqk=on</text:span> <text:s text:c="2"/>#Forces the quick-key on regardless of the <text:span text:style-name="T38">valid </text:span>setting.</text:p>
                </table:table-cell>
              </table:table-row>
              <table:table-row>
                <table:table-cell table:style-name="Table2.A1" office:value-type="string">
                  <text:p text:style-name="P350">turndqk</text:p>
                </table:table-cell>
                <table:table-cell table:style-name="Table2.A1" office:value-type="string">
                  <text:p text:style-name="P350">Override for Dept quick-key on or off. Value is On or Off (not case sensitive). Only used if dqkey is specified, and only when creating SDSx00 SD Card data. </text:p>
                </table:table-cell>
              </table:table-row>
            </table:table>
            <text:p text:style-name="P177"/>
          </table:table-cell>
        </table:table-row>
      </table:table>
      <text:p text:style-name="P21"/>
      <text:p text:style-name="P21"/>
      <text:p text:style-name="P386"/>
      <text:p text:style-name="P21"/>
      <text:h text:style-name="P457" text:outline-level="3"><text:bookmark-start text:name="__RefHeading___Toc12903_1736276434"/>BPLAN Records<text:bookmark-end text:name="__RefHeading___Toc12903_1736276434"/></text:h>
      <text:p text:style-name="P65"><text:s/>Uniden radios provide for the ability to specify a custom band-plan for Motorola Systems. The radio will only make use of this record if <text:s/><text:span text:style-name="T38">systemtype</text:span> is '<text:span text:style-name="T38">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325">position</text:p>
            </table:table-cell>
            <table:table-cell table:style-name="Table11.A1" office:value-type="string">
              <text:p text:style-name="P325">key</text:p>
            </table:table-cell>
            <table:table-cell table:style-name="Table11.A1" office:value-type="string">
              <text:p text:style-name="P326">type</text:p>
            </table:table-cell>
            <table:table-cell table:style-name="Table11.A1" office:value-type="string">
              <text:p text:style-name="P325">description</text:p>
            </table:table-cell>
          </table:table-row>
        </table:table-header-rows>
        <table:table-row>
          <table:table-cell table:style-name="Table11.A1" office:value-type="string">
            <text:p text:style-name="P152">1</text:p>
          </table:table-cell>
          <table:table-cell table:style-name="Table11.A1" office:value-type="string">
            <text:p text:style-name="P303">rectype</text:p>
          </table:table-cell>
          <table:table-cell table:style-name="Table11.A1" office:value-type="string">
            <text:p text:style-name="P107">string</text:p>
          </table:table-cell>
          <table:table-cell table:style-name="Table11.A1" office:value-type="string">
            <text:p text:style-name="P121">Record type. <text:span text:style-name="T95">(</text:span><text:span text:style-name="T30">BPLAN</text:span><text:span text:style-name="T8">)</text:span></text:p>
            <text:p text:style-name="P218">Custom Motorola Band-Plan record. </text:p>
            <text:p text:style-name="P310">This is a REQUIRED field.</text:p>
          </table:table-cell>
        </table:table-row>
        <table:table-row>
          <table:table-cell table:style-name="Table11.A1" office:value-type="string">
            <text:p text:style-name="P155">2</text:p>
          </table:table-cell>
          <table:table-cell table:style-name="Table11.A1" office:value-type="string">
            <text:p text:style-name="P125">index</text:p>
          </table:table-cell>
          <table:table-cell table:style-name="Table11.A1" office:value-type="string">
            <text:p text:style-name="P119">integer</text:p>
          </table:table-cell>
          <table:table-cell table:style-name="Table11.A1" office:value-type="string">
            <text:p text:style-name="P125"><text:span text:style-name="T115">BPLAN</text:span> number index<text:span text:style-name="T96">. This number MUST be unique for all </text:span><text:span text:style-name="T115">BPLAN</text:span><text:span text:style-name="T96"> records in the file, and must be greater than 0.</text:span></text:p>
            <text:p text:style-name="P163">NOTE: Normally, There is only one BPLAN per site. <text:s/></text:p>
          </table:table-cell>
        </table:table-row>
        <table:table-row>
          <table:table-cell table:style-name="Table11.A1" office:value-type="string">
            <text:p text:style-name="P66">3</text:p>
          </table:table-cell>
          <table:table-cell table:style-name="Table11.A1" office:value-type="string">
            <text:p text:style-name="P66">siteno</text:p>
          </table:table-cell>
          <table:table-cell table:style-name="Table11.A1" office:value-type="string">
            <text:p text:style-name="P66">Integer</text:p>
          </table:table-cell>
          <table:table-cell table:style-name="Table11.A1" office:value-type="string">
            <text:p text:style-name="P66">The site number that this record is for.<text:span text:style-name="T108"> If this value is 0, or </text:span></text:p>
            <text:p text:style-name="P30">references a non-existent site, or the site referenced does not <text:soft-page-break/>reference a valid system number, this record will be <text:span text:style-name="T239">ignored.</text:span></text:p>
          </table:table-cell>
        </table:table-row>
        <table:table-row>
          <table:table-cell table:style-name="Table11.A1" office:value-type="string">
            <text:p text:style-name="P66">4</text:p>
          </table:table-cell>
          <table:table-cell table:style-name="Table11.A1" office:value-type="string">
            <text:p text:style-name="P66">flags</text:p>
          </table:table-cell>
          <table:table-cell table:style-name="Table11.A1" office:value-type="string">
            <text:p text:style-name="P66">characters</text:p>
          </table:table-cell>
          <table:table-cell table:style-name="Table11.A1" office:value-type="string">
            <text:p text:style-name="P66">Any flag characters for this record. </text:p>
            <text:p text:style-name="P66">At this time, there are no valid flags defined for BPLAN records.</text:p>
          </table:table-cell>
        </table:table-row>
        <table:table-row>
          <table:table-cell table:style-name="Table11.A1" office:value-type="string">
            <text:p text:style-name="P66">5</text:p>
          </table:table-cell>
          <table:table-cell table:style-name="Table11.A1" office:value-type="string">
            <text:p text:style-name="P66">frequency_l1</text:p>
          </table:table-cell>
          <table:table-cell table:style-name="Table11.A1" office:value-type="string">
            <text:p text:style-name="P66">frequency</text:p>
          </table:table-cell>
          <table:table-cell table:style-name="Table11.A1" office:value-type="string">
            <text:p text:style-name="P66">Low frequency <text:s/>number 1. Value <text:s/>in Hz <text:s text:c="2"/></text:p>
          </table:table-cell>
        </table:table-row>
        <table:table-row>
          <table:table-cell table:style-name="Table11.A1" office:value-type="string">
            <text:p text:style-name="P22">6</text:p>
          </table:table-cell>
          <table:table-cell table:style-name="Table11.A1" office:value-type="string">
            <text:p text:style-name="P66">frequency_h1</text:p>
          </table:table-cell>
          <table:table-cell table:style-name="Table11.A1" office:value-type="string">
            <text:p text:style-name="P66">frequency</text:p>
          </table:table-cell>
          <table:table-cell table:style-name="Table11.A1" office:value-type="string">
            <text:p text:style-name="P66">High frequency number 1. Value <text:s/>in Hz </text:p>
          </table:table-cell>
        </table:table-row>
        <table:table-row>
          <table:table-cell table:style-name="Table11.A1" office:value-type="string">
            <text:p text:style-name="P22">7</text:p>
          </table:table-cell>
          <table:table-cell table:style-name="Table11.A1" office:value-type="string">
            <text:p text:style-name="P66">spacing_1</text:p>
          </table:table-cell>
          <table:table-cell table:style-name="Table11.A1" office:value-type="string">
            <text:p text:style-name="P66">frequency</text:p>
          </table:table-cell>
          <table:table-cell table:style-name="Table11.A1" office:value-type="string">
            <text:p text:style-name="P66">Spacing <text:s/>number 1. Value <text:s/>in Hz</text:p>
          </table:table-cell>
        </table:table-row>
        <table:table-row>
          <table:table-cell table:style-name="Table11.A1" office:value-type="string">
            <text:p text:style-name="P22">8</text:p>
          </table:table-cell>
          <table:table-cell table:style-name="Table11.A1" office:value-type="string">
            <text:p text:style-name="P66">offset_1</text:p>
          </table:table-cell>
          <table:table-cell table:style-name="Table11.A1" office:value-type="string">
            <text:p text:style-name="P66">integer</text:p>
          </table:table-cell>
          <table:table-cell table:style-name="Table11.A1" office:value-type="string">
            <text:p text:style-name="P66">Offset number 1. Value is integer from -1023 to 1023</text:p>
          </table:table-cell>
        </table:table-row>
        <table:table-row>
          <table:table-cell table:style-name="Table11.A1" office:value-type="string">
            <text:p text:style-name="P22">9</text:p>
          </table:table-cell>
          <table:table-cell table:style-name="Table11.A1" office:value-type="string">
            <text:p text:style-name="P66">frequency_l2</text:p>
          </table:table-cell>
          <table:table-cell table:style-name="Table11.A1" office:value-type="string">
            <text:p text:style-name="P66">frequency</text:p>
          </table:table-cell>
          <table:table-cell table:style-name="Table11.A1" office:value-type="string">
            <text:p text:style-name="P66">Low frequency <text:s/>number 2. Value <text:s/>in Hz <text:s text:c="2"/></text:p>
          </table:table-cell>
        </table:table-row>
        <table:table-row>
          <table:table-cell table:style-name="Table11.A1" office:value-type="string">
            <text:p text:style-name="P22">10</text:p>
          </table:table-cell>
          <table:table-cell table:style-name="Table11.A1" office:value-type="string">
            <text:p text:style-name="P66">frequency_h2</text:p>
          </table:table-cell>
          <table:table-cell table:style-name="Table11.A1" office:value-type="string">
            <text:p text:style-name="P66">frequency</text:p>
          </table:table-cell>
          <table:table-cell table:style-name="Table11.A1" office:value-type="string">
            <text:p text:style-name="P66">High frequency number 2. Value <text:s/>in Hz</text:p>
          </table:table-cell>
        </table:table-row>
        <table:table-row>
          <table:table-cell table:style-name="Table11.A1" office:value-type="string">
            <text:p text:style-name="P22">11</text:p>
          </table:table-cell>
          <table:table-cell table:style-name="Table11.A1" office:value-type="string">
            <text:p text:style-name="P66">spacing_2</text:p>
          </table:table-cell>
          <table:table-cell table:style-name="Table11.A1" office:value-type="string">
            <text:p text:style-name="P66">frequency</text:p>
          </table:table-cell>
          <table:table-cell table:style-name="Table11.A1" office:value-type="string">
            <text:p text:style-name="P66">Spacing <text:s/>number 2. Value <text:s/>in Hz</text:p>
          </table:table-cell>
        </table:table-row>
        <table:table-row>
          <table:table-cell table:style-name="Table11.A1" office:value-type="string">
            <text:p text:style-name="P22">12</text:p>
          </table:table-cell>
          <table:table-cell table:style-name="Table11.A1" office:value-type="string">
            <text:p text:style-name="P66">offset_2</text:p>
          </table:table-cell>
          <table:table-cell table:style-name="Table11.A1" office:value-type="string">
            <text:p text:style-name="P66">integer</text:p>
          </table:table-cell>
          <table:table-cell table:style-name="Table11.A1" office:value-type="string">
            <text:p text:style-name="P66">Offset number 2. Value is integer from -1023 to 1023</text:p>
          </table:table-cell>
        </table:table-row>
        <table:table-row>
          <table:table-cell table:style-name="Table11.A1" office:value-type="string">
            <text:p text:style-name="P22">13</text:p>
          </table:table-cell>
          <table:table-cell table:style-name="Table11.A1" office:value-type="string">
            <text:p text:style-name="P66">frequency_l3</text:p>
          </table:table-cell>
          <table:table-cell table:style-name="Table11.A1" office:value-type="string">
            <text:p text:style-name="P66">frequency</text:p>
          </table:table-cell>
          <table:table-cell table:style-name="Table11.A1" office:value-type="string">
            <text:p text:style-name="P66">Low frequency <text:s/>number 3. Value <text:s/>in Hz <text:s text:c="2"/></text:p>
          </table:table-cell>
        </table:table-row>
        <table:table-row>
          <table:table-cell table:style-name="Table11.A1" office:value-type="string">
            <text:p text:style-name="P22">14</text:p>
          </table:table-cell>
          <table:table-cell table:style-name="Table11.A1" office:value-type="string">
            <text:p text:style-name="P66">frequency_h3</text:p>
          </table:table-cell>
          <table:table-cell table:style-name="Table11.A1" office:value-type="string">
            <text:p text:style-name="P66">frequency</text:p>
          </table:table-cell>
          <table:table-cell table:style-name="Table11.A1" office:value-type="string">
            <text:p text:style-name="P66">High frequency number<text:span text:style-name="T116"> </text:span>3. Value <text:s/>in Hz</text:p>
          </table:table-cell>
        </table:table-row>
        <table:table-row>
          <table:table-cell table:style-name="Table11.A1" office:value-type="string">
            <text:p text:style-name="P22">16</text:p>
          </table:table-cell>
          <table:table-cell table:style-name="Table11.A1" office:value-type="string">
            <text:p text:style-name="P66">spacing_3</text:p>
          </table:table-cell>
          <table:table-cell table:style-name="Table11.A1" office:value-type="string">
            <text:p text:style-name="P66">frequency</text:p>
          </table:table-cell>
          <table:table-cell table:style-name="Table11.A1" office:value-type="string">
            <text:p text:style-name="P66">Spacing <text:s/>number 3. Value <text:s/>in Hz</text:p>
          </table:table-cell>
        </table:table-row>
        <table:table-row>
          <table:table-cell table:style-name="Table11.A1" office:value-type="string">
            <text:p text:style-name="P22">17</text:p>
          </table:table-cell>
          <table:table-cell table:style-name="Table11.A1" office:value-type="string">
            <text:p text:style-name="P66">offset_3</text:p>
          </table:table-cell>
          <table:table-cell table:style-name="Table11.A1" office:value-type="string">
            <text:p text:style-name="P66">integer</text:p>
          </table:table-cell>
          <table:table-cell table:style-name="Table11.A1" office:value-type="string">
            <text:p text:style-name="P66">offset number 3. Value is integer from -1023 to 1023</text:p>
          </table:table-cell>
        </table:table-row>
        <table:table-row>
          <table:table-cell table:style-name="Table11.A18" office:value-type="string">
            <text:p text:style-name="P22">18</text:p>
          </table:table-cell>
          <table:table-cell table:style-name="Table11.A1" office:value-type="string">
            <text:p text:style-name="P66">frequency_l4</text:p>
          </table:table-cell>
          <table:table-cell table:style-name="Table11.A1" office:value-type="string">
            <text:p text:style-name="P66">frequency</text:p>
          </table:table-cell>
          <table:table-cell table:style-name="Table11.A1" office:value-type="string">
            <text:p text:style-name="P66">Low frequency <text:s/>number 4. Value <text:s/>in Hz <text:s text:c="2"/></text:p>
          </table:table-cell>
        </table:table-row>
        <table:table-row>
          <table:table-cell table:style-name="Table11.A18" office:value-type="string">
            <text:p text:style-name="P22">19</text:p>
          </table:table-cell>
          <table:table-cell table:style-name="Table11.A1" office:value-type="string">
            <text:p text:style-name="P66">frequency_h4</text:p>
          </table:table-cell>
          <table:table-cell table:style-name="Table11.A1" office:value-type="string">
            <text:p text:style-name="P66">frequency</text:p>
          </table:table-cell>
          <table:table-cell table:style-name="Table11.A1" office:value-type="string">
            <text:p text:style-name="P66">High frequency number<text:span text:style-name="T116"> </text:span>4. Value <text:s/>in Hz</text:p>
          </table:table-cell>
        </table:table-row>
        <table:table-row>
          <table:table-cell table:style-name="Table11.A18" office:value-type="string">
            <text:p text:style-name="P22">20</text:p>
          </table:table-cell>
          <table:table-cell table:style-name="Table11.A1" office:value-type="string">
            <text:p text:style-name="P66">spacing_4</text:p>
          </table:table-cell>
          <table:table-cell table:style-name="Table11.A1" office:value-type="string">
            <text:p text:style-name="P66">frequency</text:p>
          </table:table-cell>
          <table:table-cell table:style-name="Table11.A1" office:value-type="string">
            <text:p text:style-name="P66">Spacing <text:s/>number 4. Value <text:s/>in Hz</text:p>
          </table:table-cell>
        </table:table-row>
        <table:table-row>
          <table:table-cell table:style-name="Table11.A18" office:value-type="string">
            <text:p text:style-name="P22">21</text:p>
          </table:table-cell>
          <table:table-cell table:style-name="Table11.A1" office:value-type="string">
            <text:p text:style-name="P66">offset_4</text:p>
          </table:table-cell>
          <table:table-cell table:style-name="Table11.A1" office:value-type="string">
            <text:p text:style-name="P66">integer</text:p>
          </table:table-cell>
          <table:table-cell table:style-name="Table11.A1" office:value-type="string">
            <text:p text:style-name="P66">Offset number 4. Value is integer from -1023 to 1023</text:p>
          </table:table-cell>
        </table:table-row>
        <table:table-row>
          <table:table-cell table:style-name="Table11.A18" office:value-type="string">
            <text:p text:style-name="P22">22</text:p>
          </table:table-cell>
          <table:table-cell table:style-name="Table11.A1" office:value-type="string">
            <text:p text:style-name="P66">frequency_l5</text:p>
          </table:table-cell>
          <table:table-cell table:style-name="Table11.A1" office:value-type="string">
            <text:p text:style-name="P66">frequency</text:p>
          </table:table-cell>
          <table:table-cell table:style-name="Table11.A1" office:value-type="string">
            <text:p text:style-name="P66">Low frequency <text:s/>number 5. Value <text:s/>in Hz <text:s text:c="2"/></text:p>
          </table:table-cell>
        </table:table-row>
        <table:table-row>
          <table:table-cell table:style-name="Table11.A18" office:value-type="string">
            <text:p text:style-name="P22">23</text:p>
          </table:table-cell>
          <table:table-cell table:style-name="Table11.A1" office:value-type="string">
            <text:p text:style-name="P66">frequency_h5</text:p>
          </table:table-cell>
          <table:table-cell table:style-name="Table11.A1" office:value-type="string">
            <text:p text:style-name="P66">frequency</text:p>
          </table:table-cell>
          <table:table-cell table:style-name="Table11.A1" office:value-type="string">
            <text:p text:style-name="P66">High frequency number<text:span text:style-name="T116"> </text:span>5. Value <text:s/>in Hz</text:p>
          </table:table-cell>
        </table:table-row>
        <table:table-row>
          <table:table-cell table:style-name="Table11.A1" office:value-type="string">
            <text:p text:style-name="P22">24</text:p>
          </table:table-cell>
          <table:table-cell table:style-name="Table11.A1" office:value-type="string">
            <text:p text:style-name="P66">spacing_5</text:p>
          </table:table-cell>
          <table:table-cell table:style-name="Table11.A1" office:value-type="string">
            <text:p text:style-name="P66">frequency</text:p>
          </table:table-cell>
          <table:table-cell table:style-name="Table11.A1" office:value-type="string">
            <text:p text:style-name="P66">Spacing <text:s/>number 5. Value <text:s/>in Hz</text:p>
          </table:table-cell>
        </table:table-row>
        <table:table-row>
          <table:table-cell table:style-name="Table11.A1" office:value-type="string">
            <text:p text:style-name="P22">25</text:p>
          </table:table-cell>
          <table:table-cell table:style-name="Table11.A1" office:value-type="string">
            <text:p text:style-name="P66">offset_5</text:p>
          </table:table-cell>
          <table:table-cell table:style-name="Table11.A1" office:value-type="string">
            <text:p text:style-name="P66">integer</text:p>
          </table:table-cell>
          <table:table-cell table:style-name="Table11.A1" office:value-type="string">
            <text:p text:style-name="P66">Offset number 5. Value is integer from -1023 to 1023</text:p>
          </table:table-cell>
        </table:table-row>
        <table:table-row>
          <table:table-cell table:style-name="Table11.A1" office:value-type="string">
            <text:p text:style-name="P22">26</text:p>
          </table:table-cell>
          <table:table-cell table:style-name="Table11.A1" office:value-type="string">
            <text:p text:style-name="P66">frequency_l6</text:p>
          </table:table-cell>
          <table:table-cell table:style-name="Table11.A1" office:value-type="string">
            <text:p text:style-name="P66">frequency</text:p>
          </table:table-cell>
          <table:table-cell table:style-name="Table11.A1" office:value-type="string">
            <text:p text:style-name="P66">Low frequency <text:s/>number 6. Value <text:s/>in Hz <text:s text:c="2"/></text:p>
          </table:table-cell>
        </table:table-row>
        <table:table-row>
          <table:table-cell table:style-name="Table11.A1" office:value-type="string">
            <text:p text:style-name="P22">27</text:p>
          </table:table-cell>
          <table:table-cell table:style-name="Table11.A1" office:value-type="string">
            <text:p text:style-name="P66">frequency_h6</text:p>
          </table:table-cell>
          <table:table-cell table:style-name="Table11.A1" office:value-type="string">
            <text:p text:style-name="P66">frequency</text:p>
          </table:table-cell>
          <table:table-cell table:style-name="Table11.A1" office:value-type="string">
            <text:p text:style-name="P66">High frequency number<text:span text:style-name="T116"> </text:span>6. Value <text:s/>in Hz</text:p>
          </table:table-cell>
        </table:table-row>
        <table:table-row>
          <table:table-cell table:style-name="Table11.A1" office:value-type="string">
            <text:p text:style-name="P22">28</text:p>
          </table:table-cell>
          <table:table-cell table:style-name="Table11.A1" office:value-type="string">
            <text:p text:style-name="P66">spacing_6</text:p>
          </table:table-cell>
          <table:table-cell table:style-name="Table11.A1" office:value-type="string">
            <text:p text:style-name="P66">frequency</text:p>
          </table:table-cell>
          <table:table-cell table:style-name="Table11.A1" office:value-type="string">
            <text:p text:style-name="P66">Spacing <text:s/>number 6. Value <text:s/>in Hz</text:p>
          </table:table-cell>
        </table:table-row>
        <table:table-row>
          <table:table-cell table:style-name="Table11.A1" office:value-type="string">
            <text:p text:style-name="P22">29</text:p>
          </table:table-cell>
          <table:table-cell table:style-name="Table11.A1" office:value-type="string">
            <text:p text:style-name="P66">offset_6</text:p>
          </table:table-cell>
          <table:table-cell table:style-name="Table11.A1" office:value-type="string">
            <text:p text:style-name="P66">integer</text:p>
          </table:table-cell>
          <table:table-cell table:style-name="Table11.A1" office:value-type="string">
            <text:p text:style-name="P66">Offset number 6. Value is integer from -1023 to 1023</text:p>
          </table:table-cell>
        </table:table-row>
      </table:table>
      <text:p text:style-name="P65"/>
      <text:p text:style-name="P21"/>
      <text:h text:style-name="P458" text:outline-level="3"><text:bookmark-start text:name="__RefHeading___Toc12905_1736276434"/>TFREQ records<text:bookmark-end text:name="__RefHeading___Toc12905_1736276434"/></text:h>
      <text:p text:style-name="P21"><text:s/>For each site defined, there should be frequencies for that site. These records identify those frequencies used. TFREQ records are ONLY used for trunked systems. Conventional systems use 'FREQ' records.</text:p>
      <text:p text:style-name="P21"/>
      <text:p text:style-name="P23">Table <text:sequence text:ref-name="refTable4" text:name="Table" text:formula="ooow:Table+1" style:num-format="1">5</text:sequence>: TFREQ record<text:span text:style-name="T117">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325">position</text:p>
            </table:table-cell>
            <table:table-cell table:style-name="TFREQRecord.A1" office:value-type="string">
              <text:p text:style-name="P325">key</text:p>
            </table:table-cell>
            <table:table-cell table:style-name="TFREQRecord.A1" office:value-type="string">
              <text:p text:style-name="P326">type</text:p>
            </table:table-cell>
            <table:table-cell table:style-name="TFREQRecord.A1" office:value-type="string">
              <text:p text:style-name="P325">description</text:p>
            </table:table-cell>
          </table:table-row>
        </table:table-header-rows>
        <table:table-row>
          <table:table-cell table:style-name="TFREQRecord.A1" office:value-type="string">
            <text:p text:style-name="P152">1</text:p>
          </table:table-cell>
          <table:table-cell table:style-name="TFREQRecord.A1" office:value-type="string">
            <text:p text:style-name="P303">rectype</text:p>
          </table:table-cell>
          <table:table-cell table:style-name="TFREQRecord.A1" office:value-type="string">
            <text:p text:style-name="P107">string</text:p>
          </table:table-cell>
          <table:table-cell table:style-name="TFREQRecord.A1" office:value-type="string">
            <text:p text:style-name="P121">Record type. <text:span text:style-name="T95">(</text:span><text:span text:style-name="T8">TFREQ)</text:span></text:p>
            <text:p text:style-name="P154">Frequencies for a given SITE</text:p>
            <text:p text:style-name="P310">This is a REQUIRED field.</text:p>
          </table:table-cell>
        </table:table-row>
        <table:table-row>
          <table:table-cell table:style-name="TFREQRecord.A1" office:value-type="string">
            <text:p text:style-name="P155">2</text:p>
          </table:table-cell>
          <table:table-cell table:style-name="TFREQRecord.A1" office:value-type="string">
            <text:p text:style-name="P305">index</text:p>
          </table:table-cell>
          <table:table-cell table:style-name="TFREQRecord.A1" office:value-type="string">
            <text:p text:style-name="P119">integer</text:p>
          </table:table-cell>
          <table:table-cell table:style-name="TFREQRecord.A1" office:value-type="string">
            <text:p text:style-name="P125">S<text:span text:style-name="T96">ite</text:span> number index<text:span text:style-name="T96">. This number MUST be unique for all SITE records in the file, and must be greater than 0.</text:span><text:span text:style-name="T118"> If index is 0, then the record will be discarded.</text:span></text:p>
            <text:p text:style-name="P311">This is a REQUIRED field.</text:p>
          </table:table-cell>
        </table:table-row>
        <table:table-row>
          <table:table-cell table:style-name="TFREQRecord.A1" office:value-type="string">
            <text:p text:style-name="P353">3</text:p>
          </table:table-cell>
          <table:table-cell table:style-name="TFREQRecord.A1" office:value-type="string">
            <text:p text:style-name="P353">valid</text:p>
          </table:table-cell>
          <table:table-cell table:style-name="TFREQRecord.A1" office:value-type="string">
            <text:p text:style-name="P353">binary</text:p>
          </table:table-cell>
          <table:table-cell table:style-name="TFREQRecord.A1" office:value-type="string">
            <text:p text:style-name="P413">If set to FALSE, this site will be locked-out.</text:p>
            <text:p text:style-name="P413">Defaults to TRUE.</text:p>
          </table:table-cell>
        </table:table-row>
        <table:table-row>
          <table:table-cell table:style-name="TFREQRecord.A1" office:value-type="string">
            <text:p text:style-name="P353">4</text:p>
          </table:table-cell>
          <table:table-cell table:style-name="TFREQRecord.A1" office:value-type="string">
            <text:p text:style-name="P373">siteno</text:p>
          </table:table-cell>
          <table:table-cell table:style-name="TFREQRecord.A1" office:value-type="string">
            <text:p text:style-name="P22">integer</text:p>
          </table:table-cell>
          <table:table-cell table:style-name="TFREQRecord.A1" office:value-type="string">
            <text:p text:style-name="P22">Reference to the site number this frequency is for<text:span text:style-name="T118">. If the value is 0, the siteno referenced does not exist, or the siteno referenced does not reference a valid system, this record will be </text:span><text:span text:style-name="T239">discarded.</text:span></text:p>
          </table:table-cell>
        </table:table-row>
        <table:table-row>
          <table:table-cell table:style-name="TFREQRecord.A1" office:value-type="string">
            <text:p text:style-name="P353">5</text:p>
          </table:table-cell>
          <table:table-cell table:style-name="TFREQRecord.A1" office:value-type="string">
            <text:p text:style-name="P373">frequency</text:p>
          </table:table-cell>
          <table:table-cell table:style-name="TFREQRecord.A1" office:value-type="string">
            <text:p text:style-name="P22">frequency</text:p>
          </table:table-cell>
          <table:table-cell table:style-name="TFREQRecord.A1" office:value-type="string">
            <text:p text:style-name="P245">Frequency in Hz or MHz. If a <text:span text:style-name="T119">d</text:span>ecimal point is present, the value is assumed to be in MHz. <text:span text:style-name="T120">The frequency must not be 0. </text:span><text:span text:style-name="T121">TFREQ records </text:span><text:soft-page-break/><text:span text:style-name="T121">with a 0 frequency will be marked not valid and ignored.</text:span></text:p>
          </table:table-cell>
        </table:table-row>
        <table:table-row>
          <table:table-cell table:style-name="TFREQRecord.A1" office:value-type="string">
            <text:p text:style-name="P354">6</text:p>
          </table:table-cell>
          <table:table-cell table:style-name="TFREQRecord.A1" office:value-type="string">
            <text:p text:style-name="P354">lcn</text:p>
          </table:table-cell>
          <table:table-cell table:style-name="TFREQRecord.A1" office:value-type="string">
            <text:p text:style-name="P354">number</text:p>
          </table:table-cell>
          <table:table-cell table:style-name="TFREQRecord.A1" office:value-type="string">
            <text:p text:style-name="P354">LCN for this frequency. Not all trunked systems use LCN numbers.</text:p>
            <text:p text:style-name="P354">If no LCN, the value can be blank, 0 or '-'. Maximum LCN number is 4096</text:p>
          </table:table-cell>
        </table:table-row>
        <table:table-row>
          <table:table-cell table:style-name="TFREQRecord.A1" office:value-type="string">
            <text:p text:style-name="P354">7</text:p>
          </table:table-cell>
          <table:table-cell table:style-name="TFREQRecord.A1" office:value-type="string">
            <text:p text:style-name="P354">mode</text:p>
          </table:table-cell>
          <table:table-cell table:style-name="TFREQRecord.A1" office:value-type="string">
            <text:p text:style-name="P354">modulation</text:p>
          </table:table-cell>
          <table:table-cell table:style-name="TFREQRecord.A1" office:value-type="string">
            <text:p text:style-name="P354">Only 'FMn, or 'FMun' are acceptable for trunked frequencies.</text:p>
            <text:p text:style-name="P408">If not given, defaults to ‘FMn’</text:p>
          </table:table-cell>
        </table:table-row>
        <table:table-row>
          <table:table-cell table:style-name="TFREQRecord.A1" office:value-type="string">
            <text:p text:style-name="P354">8</text:p>
          </table:table-cell>
          <table:table-cell table:style-name="TFREQRecord.A1" office:value-type="string">
            <text:p text:style-name="P354">ccode</text:p>
          </table:table-cell>
          <table:table-cell table:style-name="TFREQRecord.A1" office:value-type="string">
            <text:p text:style-name="P408">number</text:p>
          </table:table-cell>
          <table:table-cell table:style-name="TFREQRecord.A1" office:value-type="string">
            <text:p text:style-name="P354">Color Code <text:span text:style-name="T235">for DMR systems. Value can be 0-15, or ‘s’, indicating ‘search’.</text:span></text:p>
            <text:p text:style-name="P408">If not given ‘s’ is default. </text:p>
            <text:p text:style-name="P408">This field is <text:span text:style-name="T239">only</text:span> used if the system type is <text:s/>DMR <text:span text:style-name="T239">or TRBO</text:span>.</text:p>
          </table:table-cell>
        </table:table-row>
        <table:table-row>
          <table:table-cell table:style-name="TFREQRecord.A1" office:value-type="string">
            <text:p text:style-name="P408">9</text:p>
          </table:table-cell>
          <table:table-cell table:style-name="TFREQRecord.A1" office:value-type="string">
            <text:p text:style-name="P408">ran</text:p>
          </table:table-cell>
          <table:table-cell table:style-name="TFREQRecord.A1" office:value-type="string">
            <text:p text:style-name="P408">number</text:p>
          </table:table-cell>
          <table:table-cell table:style-name="TFREQRecord.A1" office:value-type="string">
            <text:p text:style-name="P212">Radio Access Number for NXDN systems. The value can be 0-69 or ‘s’ indicating ‘search’. </text:p>
            <text:p text:style-name="P408">If not given ‘s’ is default. </text:p>
            <text:p text:style-name="P212">This field is <text:span text:style-name="T239">only</text:span> used if the system type is NXDN <text:span text:style-name="T239">or NXDNS</text:span>.</text:p>
          </table:table-cell>
        </table:table-row>
        <table:table-row>
          <table:table-cell table:style-name="TFREQRecord.A1" office:value-type="string">
            <text:p text:style-name="P408">10</text:p>
          </table:table-cell>
          <table:table-cell table:style-name="TFREQRecord.A1" office:value-type="string">
            <text:p text:style-name="P408">utag</text:p>
          </table:table-cell>
          <table:table-cell table:style-name="TFREQRecord.A1" office:value-type="string">
            <text:p text:style-name="P408">number </text:p>
          </table:table-cell>
          <table:table-cell table:style-name="TFREQRecord.A1" office:value-type="string">
            <text:p text:style-name="P279">Thi<text:span text:style-name="T235">s</text:span> is <text:span text:style-name="T180">a number that the user can assign to a </text:span><text:span text:style-name="T235">Trunked Frequency </text:span><text:span text:style-name="T180">as an ID. The value in this field is 0-999. If The value is </text:span><text:span text:style-name="T235">blank or less than </text:span><text:span text:style-name="T180">0, then </text:span><text:span text:style-name="T235">the tag will not be used. </text:span></text:p>
          </table:table-cell>
        </table:table-row>
        <table:table-row>
          <table:table-cell table:style-name="TFREQRecord.A1" office:value-type="string">
            <text:p text:style-name="P408">11</text:p>
          </table:table-cell>
          <table:table-cell table:style-name="TFREQRecord.A1" office:value-type="string">
            <text:p text:style-name="P355">flags</text:p>
          </table:table-cell>
          <table:table-cell table:style-name="TFREQRecord.A1" office:value-type="string">
            <text:p text:style-name="P409">flag</text:p>
          </table:table-cell>
          <table:table-cell table:style-name="TFREQRecord.A1" office:value-type="string">
            <text:p text:style-name="P131">Flags for the record. </text:p>
            <text:p text:style-name="P133">Flag characters can be upper or lower case.</text:p>
            <text:p text:style-name="P242">For <text:span text:style-name="T204">KEYWORD=VALUE format</text:span>, the flag field is NOT used. Instead the individual key is specified.</text:p>
            <text:p text:style-name="P249">At present, no flags are defined for <text:span text:style-name="T236">the TFREQ record</text:span>.</text:p>
          </table:table-cell>
        </table:table-row>
        <table:table-row>
          <table:table-cell table:style-name="TFREQRecord.A1" office:value-type="string">
            <text:p text:style-name="P408">12</text:p>
          </table:table-cell>
          <table:table-cell table:style-name="TFREQRecord.A1" office:value-type="string">
            <text:p text:style-name="P408"><text:span text:style-name="T277">(</text:span>_extra<text:span text:style-name="T277">)</text:span></text:p>
          </table:table-cell>
          <table:table-cell table:style-name="TFREQRecord.A1" office:value-type="string">
            <text:p text:style-name="P408">-</text:p>
          </table:table-cell>
          <table:table-cell table:style-name="TFREQRecord.A1" office:value-type="string">
            <text:p text:style-name="P178">Extra field definitions. </text:p>
            <text:p text:style-name="P178">For now, there are no extra keys defined for the <text:span text:style-name="T236">TFREQ</text:span> record. </text:p>
          </table:table-cell>
        </table:table-row>
      </table:table>
      <text:p text:style-name="P21"/>
      <text:p text:style-name="P21"/>
      <text:p text:style-name="P21"/>
      <text:p text:style-name="P21"/>
      <text:p text:style-name="P21"/>
      <text:h text:style-name="P459" text:outline-level="3"><text:bookmark-start text:name="__RefHeading___Toc4326_371593118"/>GROUP Records<text:bookmark-end text:name="__RefHeading___Toc4326_371593118"/></text:h>
      <text:p text:style-name="P67"><text:s text:c="2"/><text:span text:style-name="T2">G</text:span><text:span text:style-name="T14">ROUP</text:span> records identify frequencies that have some common grouping. For example, a group might be created called <text:span text:style-name="T38">FIRE</text:span> which identifies all frequencies associated with Fire Departments. <text:span text:style-name="T122"><text:s/>The RadioCtl GUI allows for scanning by these </text:span><text:span text:style-name="T14">GROUP</text:span><text:span text:style-name="T122"> records. </text:span></text:p>
      <text:p text:style-name="P68">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68"/>
      <text:p text:style-name="P69">The <text:span text:style-name="T169">some ICOM radios</text:span> also utilize group records. However, at the current time, there is no way to <text:span text:style-name="T123">directly </text:span>read or write these values. If ICOM updates the firmware in th<text:span text:style-name="T169">ese</text:span> radio<text:span text:style-name="T169">s</text:span>, this situation may change.<text:span text:style-name="T123"> Group information in </text:span><text:span text:style-name="T169">ICOM radios </text:span><text:span text:style-name="T123">CAN be written to an SD card, </text:span><text:span text:style-name="T240">if the radio supports it. Using SD card data, Group information can be stored in these radios. </text:span></text:p>
      <text:p text:style-name="P69"/>
      <text:p text:style-name="P69">All other radios do not have the ability to store GROUP information.</text:p>
      <text:p text:style-name="P42"/>
      <text:p text:style-name="P44"/>
      <text:p text:style-name="P21"><text:span text:style-name="T122"><text:s/></text:span>Table <text:sequence text:ref-name="refTable5" text:name="Table" text:formula="ooow:Table+1" style:num-format="1">6</text:sequence>: G<text:span text:style-name="T88">ROUP</text:span> Record F<text:span text:style-name="T124">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106">position</text:p>
          </table:table-cell>
          <table:table-cell table:style-name="GroupRecord.A1" office:value-type="string">
            <text:p text:style-name="P106">key</text:p>
          </table:table-cell>
          <table:table-cell table:style-name="GroupRecord.A1" office:value-type="string">
            <text:p text:style-name="P108">type</text:p>
          </table:table-cell>
          <table:table-cell table:style-name="GroupRecord.D1" office:value-type="string">
            <text:p text:style-name="P106">description</text:p>
          </table:table-cell>
        </table:table-row>
        <table:table-row>
          <table:table-cell table:style-name="GroupRecord.A2" office:value-type="string">
            <text:p text:style-name="P152">1</text:p>
          </table:table-cell>
          <table:table-cell table:style-name="GroupRecord.A2" office:value-type="string">
            <text:p text:style-name="P303">rectype</text:p>
          </table:table-cell>
          <table:table-cell table:style-name="GroupRecord.A2" office:value-type="string">
            <text:p text:style-name="P107">string</text:p>
          </table:table-cell>
          <table:table-cell table:style-name="GroupRecord.D2" office:value-type="string">
            <text:p text:style-name="P121">Record type. <text:span text:style-name="T95">(</text:span><text:span text:style-name="T15">GROUP</text:span><text:span text:style-name="T8">)</text:span><text:span text:style-name="T16">.</text:span></text:p>
            <text:p text:style-name="P154"><text:soft-page-break/>Categories of the various services that the radio may receive.</text:p>
            <text:p text:style-name="P311">This is a REQUIRED field.</text:p>
          </table:table-cell>
        </table:table-row>
        <table:table-row>
          <table:table-cell table:style-name="GroupRecord.A2" office:value-type="string">
            <text:p text:style-name="P155">2</text:p>
          </table:table-cell>
          <table:table-cell table:style-name="GroupRecord.A2" office:value-type="string">
            <text:p text:style-name="P305">index</text:p>
          </table:table-cell>
          <table:table-cell table:style-name="GroupRecord.A2" office:value-type="string">
            <text:p text:style-name="P119">integer</text:p>
          </table:table-cell>
          <table:table-cell table:style-name="GroupRecord.D2" office:value-type="string">
            <text:p text:style-name="P125"><text:span text:style-name="T124">Group</text:span> number index<text:span text:style-name="T96">. This number MUST be unique for all Group records in the file, and must be greater than 0.</text:span><text:span text:style-name="T123"> If this value is 0, the record will be discard.</text:span></text:p>
            <text:p text:style-name="P311">This is a REQUIRED field.</text:p>
          </table:table-cell>
        </table:table-row>
        <table:table-row>
          <table:table-cell table:style-name="GroupRecord.A2" office:value-type="string">
            <text:p text:style-name="P105">3</text:p>
          </table:table-cell>
          <table:table-cell table:style-name="GroupRecord.A2" office:value-type="string">
            <text:p text:style-name="P126">service</text:p>
          </table:table-cell>
          <table:table-cell table:style-name="GroupRecord.A2" office:value-type="string">
            <text:p text:style-name="P107">string</text:p>
          </table:table-cell>
          <table:table-cell table:style-name="GroupRecord.D2" office:value-type="string">
            <text:p text:style-name="P126">Description of the <text:span text:style-name="T125">group</text:span>. Any valid text can be used. Although there is no limit to the length of the text for RadioCtl, the text may be truncated to a specific length when stored in a radio.</text:p>
            <text:p text:style-name="P219">If not specified, this value will be set to ‘Group-x’, where ‘x’ is the Index <text:s/>field value.</text:p>
          </table:table-cell>
        </table:table-row>
        <table:table-row table:style-name="GroupRecord.1">
          <table:table-cell table:style-name="GroupRecord.A2" office:value-type="string">
            <text:p text:style-name="P155">4</text:p>
          </table:table-cell>
          <table:table-cell table:style-name="GroupRecord.A2" office:value-type="string">
            <text:p text:style-name="P157">valid</text:p>
          </table:table-cell>
          <table:table-cell table:style-name="GroupRecord.A2" office:value-type="string">
            <text:p text:style-name="P157"><text:span text:style-name="T111">b</text:span>inary</text:p>
          </table:table-cell>
          <table:table-cell table:style-name="GroupRecord.D2" office:value-type="string">
            <text:p text:style-name="P125">If TRUE, the <text:span text:style-name="T125">Group</text:span> will <text:span text:style-name="T125">be used by the program and by the radio (if the radio supports it)</text:span><text:span text:style-name="T147">. If FALSE, the group will be locked-out in the radio (and in the GUI).</text:span></text:p>
            <text:p text:style-name="P169">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55">5</text:p>
          </table:table-cell>
          <table:table-cell table:style-name="GroupRecord.A2" office:value-type="string">
            <text:p text:style-name="P312">sysno</text:p>
          </table:table-cell>
          <table:table-cell table:style-name="GroupRecord.A2" office:value-type="string">
            <text:p text:style-name="P119">integer</text:p>
          </table:table-cell>
          <table:table-cell table:style-name="GroupRecord.D2" office:value-type="string">
            <text:p text:style-name="P125">System index number that this <text:span text:style-name="T16">GROUP</text:span> is part of<text:span text:style-name="T125">. </text:span></text:p>
            <text:p text:style-name="P164">If this value is 0, or references a non-existent system number, then this record will be marked as an orphan.</text:p>
          </table:table-cell>
        </table:table-row>
        <table:table-row table:style-name="GroupRecord.1">
          <table:table-cell table:style-name="GroupRecord.A2" office:value-type="string">
            <text:p text:style-name="P165">6</text:p>
          </table:table-cell>
          <table:table-cell table:style-name="GroupRecord.A2" office:value-type="string">
            <text:p text:style-name="P165">flags</text:p>
          </table:table-cell>
          <table:table-cell table:style-name="GroupRecord.A2" office:value-type="string">
            <text:p text:style-name="P165">character</text:p>
          </table:table-cell>
          <table:table-cell table:style-name="GroupRecord.D2" office:value-type="string">
            <text:p text:style-name="P130">Flags for the record. </text:p>
            <text:p text:style-name="P241">For <text:span text:style-name="T205">keyword=value format</text:span>, the flag field is NOT used. Instead the individual key is specified.</text:p>
            <text:p text:style-name="P251">Currently there are no valid flags defined for this <text:span text:style-name="T126">record type.</text:span></text:p>
          </table:table-cell>
        </table:table-row>
        <table:table-row table:style-name="GroupRecord.1">
          <table:table-cell table:style-name="GroupRecord.A2" office:value-type="string">
            <text:p text:style-name="P141">7</text:p>
          </table:table-cell>
          <table:table-cell table:style-name="GroupRecord.A2" office:value-type="string">
            <text:p text:style-name="P141">(none)</text:p>
          </table:table-cell>
          <table:table-cell table:style-name="GroupRecord.A2" office:value-type="string">
            <text:p text:style-name="P141">(none)</text:p>
          </table:table-cell>
          <table:table-cell table:style-name="GroupRecord.D2" office:value-type="string">
            <text:p text:style-name="P188">Reserved field for future enhancements</text:p>
          </table:table-cell>
        </table:table-row>
        <table:table-row table:style-name="GroupRecord.1">
          <table:table-cell table:style-name="GroupRecord.A2" office:value-type="string">
            <text:p text:style-name="P141">8</text:p>
          </table:table-cell>
          <table:table-cell table:style-name="GroupRecord.A2" office:value-type="string">
            <text:p text:style-name="P141"><text:span text:style-name="T277">(_extra)</text:span> <text:s/></text:p>
          </table:table-cell>
          <table:table-cell table:style-name="GroupRecord.A2" office:value-type="string">
            <text:p text:style-name="P141">string</text:p>
          </table:table-cell>
          <table:table-cell table:style-name="GroupRecord.D2" office:value-type="string">
            <text:p text:style-name="P418"><text:span text:style-name="T185">Extra definitions for </text:span><text:span text:style-name="T186">this record. The extra field values are in the format </text:span>key=value<text:span text:style-name="T186">. </text:span></text:p>
            <text:p text:style-name="P222">These are values that are specific for certain radios. </text:p>
            <text:p text:style-name="P220"/>
            <table:table table:name="Table9" table:style-name="Table9">
              <table:table-column table:style-name="Table9.A"/>
              <table:table-column table:style-name="Table9.B"/>
              <table:table-header-rows>
                <table:table-row>
                  <table:table-cell table:style-name="Table9.A1" office:value-type="string">
                    <text:p text:style-name="P414"><text:soft-page-break/>key</text:p>
                  </table:table-cell>
                  <table:table-cell table:style-name="Table9.A1" office:value-type="string">
                    <text:p text:style-name="P414">description</text:p>
                  </table:table-cell>
                </table:table-row>
              </table:table-header-rows>
              <table:table-row>
                <table:table-cell table:style-name="Table9.A1" office:value-type="string">
                  <text:p text:style-name="P275">scangrp</text:p>
                </table:table-cell>
                <table:table-cell table:style-name="Table9.A1" office:value-type="string">
                  <text:p text:style-name="P275">Scan group for ICOM <text:span text:style-name="T241">IC-705 &amp; IC-8600 </text:span>radios.</text:p>
                  <text:p text:style-name="P95">For the IC-705 The value must be 1-3. For The IC-8600, the value must be 1-9<text:span text:style-name="T176">. </text:span></text:p>
                  <text:p text:style-name="P410">If the value is greater than 0, then this will be the default <text:s text:c="2"/>scan group set when a ‘FREQ’ record does not contain a ‘scangrp’ value, or that value is &lt; 1. </text:p>
                  <text:p text:style-name="P411">This key is not used by any other radios.</text:p>
                </table:table-cell>
              </table:table-row>
              <table:table-row>
                <table:table-cell table:style-name="Table9.A1" office:value-type="string">
                  <text:p text:style-name="P412">svcode</text:p>
                </table:table-cell>
                <table:table-cell table:style-name="Table9.A1" office:value-type="string">
                  <text:p text:style-name="P412">Service code for Uniden SDS radios. The value must be between 1-37 (pre-defined codes) and 208-206 (custom codes). </text:p>
                </table:table-cell>
              </table:table-row>
              <table:table-row>
                <table:table-cell table:style-name="Table9.A1" office:value-type="string">
                  <text:p text:style-name="P419">dqkey</text:p>
                </table:table-cell>
                <table:table-cell table:style-name="Table9.A1" office:value-type="string">
                  <text:p text:style-name="P347">Department quick-key. For SDSx00 radios, this will override the ‘qkey’ value in this record. </text:p>
                  <text:p text:style-name="P347"><text:span text:style-name="T248">For </text:span>SDSx00 radios, the <text:span text:style-name="T248">GROUP</text:span> quick-key is shared with <text:span text:style-name="T248">SITE</text:span> (‘Department’) quick-keys. </text:p>
                  <text:p text:style-name="P347">This optional field allows the same <text:span text:style-name="T248">GROUP </text:span>record to be used in both BCD and SDS radios. </text:p>
                  <text:p text:style-name="P347">If this key is -1 or not specified, then the ‘qkey’ field will be used when setting SDS radio data. </text:p>
                </table:table-cell>
              </table:table-row>
              <table:table-row>
                <table:table-cell table:style-name="Table9.A1" office:value-type="string">
                  <text:p text:style-name="P349">turnqk</text:p>
                </table:table-cell>
                <table:table-cell table:style-name="Table9.A1" office:value-type="string">
                  <text:p text:style-name="P349">Override for <text:span text:style-name="T264">q</text:span>uick-<text:span text:style-name="T264">k</text:span>ey on or off. Value is <text:span text:style-name="T38">On </text:span>or <text:span text:style-name="T38">Off</text:span> (not case sensitive). </text:p>
                  <text:p text:style-name="P349">ex: <text:span text:style-name="T38">turnqk=on</text:span> <text:s text:c="2"/>#Forces the quick-key on regardless of the <text:span text:style-name="T38">valid </text:span>setting.</text:p>
                </table:table-cell>
              </table:table-row>
              <table:table-row>
                <table:table-cell table:style-name="Table9.A1" office:value-type="string">
                  <text:p text:style-name="P350">turndqk</text:p>
                </table:table-cell>
                <table:table-cell table:style-name="Table9.A1" office:value-type="string">
                  <text:p text:style-name="P350">Override for Dept quick-key on or off. Value is On or Off (not case sensitive). Only used if dqkey is specified, and only when creating SDSx00 SD Card data. </text:p>
                </table:table-cell>
              </table:table-row>
            </table:table>
            <text:p text:style-name="P220"/>
          </table:table-cell>
        </table:table-row>
        <table:table-row table:style-name="GroupRecord.1">
          <table:table-cell table:style-name="GroupRecord.A2" office:value-type="string">
            <text:p text:style-name="P141">9</text:p>
          </table:table-cell>
          <table:table-cell table:style-name="GroupRecord.A2" office:value-type="string">
            <text:p text:style-name="P176">gqkey</text:p>
          </table:table-cell>
          <table:table-cell table:style-name="GroupRecord.A2" office:value-type="string">
            <text:p text:style-name="P175">integer</text:p>
          </table:table-cell>
          <table:table-cell table:style-name="GroupRecord.D2" office:value-type="string">
            <text:p text:style-name="P273">Uniden Group <text:span text:style-name="T265">Q</text:span>uick-<text:span text:style-name="T265">k</text:span>ey (0-9). <text:span text:style-name="T128"><text:s/></text:span><text:span text:style-name="T148">Although not required, A quick-key should ALWAYS be defined</text:span><text:span text:style-name="T174"> for Uniden radios</text:span><text:span text:style-name="T148">, or the group can never be de-selected.</text:span></text:p>
          </table:table-cell>
        </table:table-row>
        <table:table-row table:style-name="GroupRecord.1">
          <table:table-cell table:style-name="GroupRecord.A2" office:value-type="string">
            <text:p text:style-name="P253">1<text:span text:style-name="T175">0</text:span></text:p>
          </table:table-cell>
          <table:table-cell table:style-name="GroupRecord.A2" office:value-type="string">
            <text:p text:style-name="P253">rf_filter</text:p>
          </table:table-cell>
          <table:table-cell table:style-name="GroupRecord.A2" office:value-type="string">
            <text:p text:style-name="P253">string</text:p>
          </table:table-cell>
          <table:table-cell table:style-name="GroupRecord.D2" office:value-type="string">
            <text:p text:style-name="P140"><text:span text:style-name="T232">One or two characters identifying the filter to be used for </text:span><text:span text:style-name="T191">SDS100/</text:span>SDS200 only. <text:span text:style-name="T233">Case of the character(s) is not significant. If not specified, defaults to ‘</text:span><text:span text:style-name="T58">o</text:span><text:span text:style-name="T233">’ (Off).</text:span></text:p>
            <text:p text:style-name="P293"/>
            <table:table table:name="Table8" table:style-name="Table8">
              <table:table-column table:style-name="Table8.A"/>
              <table:table-column table:style-name="Table8.B"/>
              <table:table-header-rows>
                <table:table-row>
                  <table:table-cell table:style-name="Table8.A1" office:value-type="string">
                    <text:p text:style-name="P344">char</text:p>
                  </table:table-cell>
                  <table:table-cell table:style-name="Table8.A1" office:value-type="string">
                    <text:p text:style-name="P342">Filter</text:p>
                  </table:table-cell>
                </table:table-row>
              </table:table-header-rows>
              <table:table-row>
                <table:table-cell table:style-name="Table8.A1" office:value-type="string">
                  <text:p text:style-name="P340">n</text:p>
                </table:table-cell>
                <table:table-cell table:style-name="Table8.A1" office:value-type="string">
                  <text:p text:style-name="P340">Normal</text:p>
                </table:table-cell>
              </table:table-row>
              <table:table-row>
                <table:table-cell table:style-name="Table8.A1" office:value-type="string">
                  <text:p text:style-name="P340">i</text:p>
                </table:table-cell>
                <table:table-cell table:style-name="Table8.B3" office:value-type="string">
                  <text:p text:style-name="P340">Invert</text:p>
                </table:table-cell>
              </table:table-row>
              <table:table-row>
                <table:table-cell table:style-name="Table8.A1" office:value-type="string">
                  <text:p text:style-name="P340">a</text:p>
                </table:table-cell>
                <table:table-cell table:style-name="Table8.B3" office:value-type="string">
                  <text:p text:style-name="P340">Auto</text:p>
                </table:table-cell>
              </table:table-row>
              <table:table-row>
                <table:table-cell table:style-name="Table8.A1" office:value-type="string">
                  <text:p text:style-name="P340">nw</text:p>
                </table:table-cell>
                <table:table-cell table:style-name="Table8.B3" office:value-type="string">
                  <text:p text:style-name="P340">Normal Wide</text:p>
                </table:table-cell>
              </table:table-row>
              <table:table-row>
                <table:table-cell table:style-name="Table8.A1" office:value-type="string">
                  <text:p text:style-name="P340">iw</text:p>
                </table:table-cell>
                <table:table-cell table:style-name="Table8.A1" office:value-type="string">
                  <text:p text:style-name="P340">Invert Wide</text:p>
                </table:table-cell>
              </table:table-row>
              <table:table-row>
                <table:table-cell table:style-name="Table8.A1" office:value-type="string">
                  <text:p text:style-name="P340">aw</text:p>
                </table:table-cell>
                <table:table-cell table:style-name="Table8.A1" office:value-type="string">
                  <text:p text:style-name="P340">Auto Wide</text:p>
                </table:table-cell>
              </table:table-row>
              <table:table-row>
                <table:table-cell table:style-name="Table8.A1" office:value-type="string">
                  <text:p text:style-name="P340">o</text:p>
                </table:table-cell>
                <table:table-cell table:style-name="Table8.A1" office:value-type="string">
                  <text:p text:style-name="P340">Off</text:p>
                </table:table-cell>
              </table:table-row>
            </table:table>
            <text:p text:style-name="P407"/>
          </table:table-cell>
        </table:table-row>
        <table:table-row table:style-name="GroupRecord.1">
          <table:table-cell table:style-name="GroupRecord.A2" office:value-type="string">
            <text:p text:style-name="P253">1<text:span text:style-name="T175">1</text:span></text:p>
          </table:table-cell>
          <table:table-cell table:style-name="GroupRecord.A2" office:value-type="string">
            <text:p text:style-name="P160">lat <text:s text:c="5"/></text:p>
          </table:table-cell>
          <table:table-cell table:style-name="GroupRecord.A2" office:value-type="string">
            <text:p text:style-name="P160"><text:span text:style-name="T188">c</text:span>oord </text:p>
          </table:table-cell>
          <table:table-cell table:style-name="GroupRecord.D2" office:value-type="string">
            <text:p text:style-name="P160">Latitude of the <text:span text:style-name="T106">group</text:span><text:span text:style-name="T114">. If DMS format, direction MUST be </text:span><text:span text:style-name="T187">'</text:span><text:span text:style-name="T114">N' or</text:span><text:span text:style-name="T187"> </text:span><text:span text:style-name="T114">'S'</text:span></text:p>
          </table:table-cell>
        </table:table-row>
        <table:table-row table:style-name="GroupRecord.1">
          <table:table-cell table:style-name="GroupRecord.A2" office:value-type="string">
            <text:p text:style-name="P253">1<text:span text:style-name="T175">2</text:span></text:p>
          </table:table-cell>
          <table:table-cell table:style-name="GroupRecord.A2" office:value-type="string">
            <text:p text:style-name="P157">lon</text:p>
          </table:table-cell>
          <table:table-cell table:style-name="GroupRecord.A2" office:value-type="string">
            <text:p text:style-name="P157">number</text:p>
          </table:table-cell>
          <table:table-cell table:style-name="GroupRecord.D2" office:value-type="string">
            <text:p text:style-name="P123">Longitude of the <text:span text:style-name="T106">group</text:span>.<text:span text:style-name="T114"> If DMS format, direction MUST be 'E' or "W'</text:span></text:p>
          </table:table-cell>
        </table:table-row>
        <table:table-row table:style-name="GroupRecord.1">
          <table:table-cell table:style-name="GroupRecord.A2" office:value-type="string">
            <text:p text:style-name="P253">1<text:span text:style-name="T175">3</text:span></text:p>
          </table:table-cell>
          <table:table-cell table:style-name="GroupRecord.A2" office:value-type="string">
            <text:p text:style-name="P150">range <text:s text:c="4"/></text:p>
          </table:table-cell>
          <table:table-cell table:style-name="GroupRecord.A2" office:value-type="string">
            <text:p text:style-name="P119">number </text:p>
          </table:table-cell>
          <table:table-cell table:style-name="GroupRecord.D2" office:value-type="string">
            <text:p text:style-name="P150">Number of mil<text:span text:style-name="T107">es for th</text:span>e<text:span text:style-name="T107"> range</text:span><text:span text:style-name="T114">. Decimal number.</text:span><text:span text:style-name="T107"> (</text:span><text:span text:style-name="T106">SDS100/</text:span><text:span text:style-name="T107">SDS200 only)</text:span></text:p>
          </table:table-cell>
        </table:table-row>
      </table:table>
      <text:p text:style-name="P96"/>
      <text:p text:style-name="P97"/>
      <text:p text:style-name="P79"/>
      <text:h text:style-name="P460" text:outline-level="3"><text:bookmark-start text:name="__RefHeading___Toc4328_371593118"/>FREQ records<text:bookmark-end text:name="__RefHeading___Toc4328_371593118"/></text:h>
      <text:p text:style-name="P70"><text:s/>FREQ records define individual frequencies or trunk ids (TGID). The records include Modulation, service and other information that MAY be stored in a radio's memory channel. These records are also used by the RadioCtl GUI program.</text:p>
      <text:p text:style-name="P70">If the record defines a <text:span text:style-name="T127">Trunked <text:s/>Group ID (TGID)</text:span>, the frequency value <text:span text:style-name="T127">should be 0</text:span>. <text:span text:style-name="T127">A 0 frequency for a record that does NOT contain a valid TGID is assumed to be a blank channel. </text:span>TGIDs are only stored to and fetched from Uniden Radios. </text:p>
      <text:p text:style-name="P43"/>
      <text:p text:style-name="P44"/>
      <text:p text:style-name="P23">Table <text:sequence text:ref-name="refTable6" text:name="Table" text:formula="ooow:Table+1" style:num-format="1">7</text:sequence>: F<text:span text:style-name="T88">REQ</text:span> Record Fields</text:p>
      <table:table table:name="FreqRecords" table:style-name="FreqRecords">
        <table:table-column table:style-name="FreqRecords.A"/>
        <table:table-column table:style-name="FreqRecords.B"/>
        <table:table-column table:style-name="FreqRecords.C"/>
        <table:table-column table:style-name="FreqRecords.D"/>
        <table:table-header-rows>
          <table:table-row table:style-name="FreqRecords.1">
            <table:table-cell table:style-name="FreqRecords.A1" office:value-type="string">
              <text:p text:style-name="P106">position</text:p>
            </table:table-cell>
            <table:table-cell table:style-name="FreqRecords.A1" office:value-type="string">
              <text:p text:style-name="P106">key</text:p>
            </table:table-cell>
            <table:table-cell table:style-name="FreqRecords.A1" office:value-type="string">
              <text:p text:style-name="P108">type</text:p>
            </table:table-cell>
            <table:table-cell table:style-name="FreqRecords.D1" office:value-type="string">
              <text:p text:style-name="P106">description</text:p>
            </table:table-cell>
          </table:table-row>
        </table:table-header-rows>
        <table:table-row>
          <table:table-cell table:style-name="FreqRecords.A2" office:value-type="string">
            <text:p text:style-name="P152">1</text:p>
          </table:table-cell>
          <table:table-cell table:style-name="FreqRecords.A2" office:value-type="string">
            <text:p text:style-name="P303">rectype</text:p>
          </table:table-cell>
          <table:table-cell table:style-name="FreqRecords.A2" office:value-type="string">
            <text:p text:style-name="P107">string</text:p>
          </table:table-cell>
          <table:table-cell table:style-name="FreqRecords.D2" office:value-type="string">
            <text:p text:style-name="P121">Record type. <text:span text:style-name="T95">(</text:span><text:span text:style-name="T17">FREQ</text:span><text:span text:style-name="T8">)</text:span><text:span text:style-name="T16">.</text:span></text:p>
            <text:p text:style-name="P154">Frequency and other information used by both The RadioCtl program and stored in the radio's memory<text:span text:style-name="T129">.</text:span></text:p>
          </table:table-cell>
        </table:table-row>
        <table:table-row>
          <table:table-cell table:style-name="FreqRecords.A2" office:value-type="string">
            <text:p text:style-name="P155">2</text:p>
          </table:table-cell>
          <table:table-cell table:style-name="FreqRecords.A2" office:value-type="string">
            <text:p text:style-name="P305">index</text:p>
          </table:table-cell>
          <table:table-cell table:style-name="FreqRecords.A2" office:value-type="string">
            <text:p text:style-name="P119">integer</text:p>
          </table:table-cell>
          <table:table-cell table:style-name="FreqRecords.D2" office:value-type="string">
            <text:p text:style-name="P125"><text:span text:style-name="T130">Freq</text:span> number index<text:span text:style-name="T96">. This number MUST be unique for all </text:span><text:span text:style-name="T12">FREQ </text:span><text:span text:style-name="T96">records in the file, and must be greater than 0.</text:span></text:p>
            <text:p text:style-name="P164">If this value is 0, this record is discarded.<text:span text:style-name="T93"> </text:span></text:p>
          </table:table-cell>
        </table:table-row>
        <text:soft-page-break/>
        <table:table-row>
          <table:table-cell table:style-name="FreqRecords.A2" office:value-type="string">
            <text:p text:style-name="P105">3</text:p>
          </table:table-cell>
          <table:table-cell table:style-name="FreqRecords.A2" office:value-type="string">
            <text:p text:style-name="P126">service</text:p>
          </table:table-cell>
          <table:table-cell table:style-name="FreqRecords.A2" office:value-type="string">
            <text:p text:style-name="P107">string</text:p>
          </table:table-cell>
          <table:table-cell table:style-name="FreqRecords.D2" office:value-type="string">
            <text:p text:style-name="P126">Description of the <text:span text:style-name="T130">Frequency</text:span>. Any valid text can be used. Although there is no limit to the length of the text for RadioCtl, the text may be truncated to a specific length when stored in a radio.<text:span text:style-name="T93"> </text:span></text:p>
          </table:table-cell>
        </table:table-row>
        <table:table-row>
          <table:table-cell table:style-name="FreqRecords.A2" office:value-type="string">
            <text:p text:style-name="P155">4</text:p>
          </table:table-cell>
          <table:table-cell table:style-name="FreqRecords.A2" office:value-type="string">
            <text:p text:style-name="P157"><text:span text:style-name="T131">v</text:span>alid</text:p>
          </table:table-cell>
          <table:table-cell table:style-name="FreqRecords.A2" office:value-type="string">
            <text:p text:style-name="P157"><text:span text:style-name="T111">b</text:span>inary</text:p>
          </table:table-cell>
          <table:table-cell table:style-name="FreqRecords.D2" office:value-type="string">
            <text:p text:style-name="P125">If TRUE, the <text:span text:style-name="T131">Frequency</text:span> will <text:span text:style-name="T125">be </text:span><text:span text:style-name="T170">marked for scanning and selection by the RadioCtl GUI </text:span><text:span text:style-name="T125">and by the radio.</text:span></text:p>
          </table:table-cell>
        </table:table-row>
        <table:table-row table:style-name="FreqRecords.6">
          <table:table-cell table:style-name="FreqRecords.A2" office:value-type="string">
            <text:p text:style-name="P254">5</text:p>
          </table:table-cell>
          <table:table-cell table:style-name="FreqRecords.A2" office:value-type="string">
            <text:p text:style-name="P314">groupno</text:p>
            <text:p text:style-name="P241"/>
          </table:table-cell>
          <table:table-cell table:style-name="FreqRecords.A2" office:value-type="string">
            <text:p text:style-name="P252">integer</text:p>
          </table:table-cell>
          <table:table-cell table:style-name="FreqRecords.D2" office:value-type="string">
            <text:p text:style-name="P255"><text:span text:style-name="T2">G</text:span><text:span text:style-name="T18">ROUP</text:span> <text:s/>index number that this FREQ record is part of.</text:p>
            <text:p text:style-name="P254">If this number is 0, or references a non-existent group index, or the referenced group does not reference a valid <text:span text:style-name="T2">SYSTEM</text:span> record, then this record will be orphaned.</text:p>
          </table:table-cell>
        </table:table-row>
        <table:table-row table:style-name="FreqRecords.7">
          <table:table-cell table:style-name="FreqRecords.A2" office:value-type="string">
            <text:p text:style-name="P254">6</text:p>
          </table:table-cell>
          <table:table-cell table:style-name="FreqRecords.A2" office:value-type="string">
            <text:p text:style-name="P255">f<text:span text:style-name="T132">lags</text:span></text:p>
            <text:p text:style-name="P241"/>
            <text:p text:style-name="P257"/>
          </table:table-cell>
          <table:table-cell table:style-name="FreqRecords.A2" office:value-type="string">
            <text:p text:style-name="P255">character</text:p>
          </table:table-cell>
          <table:table-cell table:style-name="FreqRecords.D2" office:value-type="string">
            <text:p text:style-name="P255">Single character flags indicating some attribute of this record. <text:span text:style-name="T133"><text:s/>Characters are NOT case sensitive. Multiple flags can be specified.</text:span><text:span text:style-name="T165"> </text:span></text:p>
            <text:p text:style-name="P268">Note that some radios have the ability to store attenuation in the radio's memory channels. For these radios, there is a separate attenuation flag.</text:p>
            <text:p text:style-name="P241">For <text:span text:style-name="T204">KEYWORD=VALUE format</text:span>, the <text:span text:style-name="T38">flag</text:span> field is NOT used. Instead the individual key is specified.<text:span text:style-name="T165"> (ex: </text:span><text:span text:style-name="T46">ATTEN=1</text:span><text:span text:style-name="T165">)</text:span></text:p>
            <text:p text:style-name="P241"/>
            <text:p text:style-name="P255"><text:span text:style-name="T134">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35">char</text:p>
                  </table:table-cell>
                  <table:table-cell table:style-name="Table13.A1" office:value-type="string">
                    <text:p text:style-name="P240">key</text:p>
                  </table:table-cell>
                  <table:table-cell table:style-name="Table13.C1" office:value-type="string">
                    <text:p text:style-name="P235">meaning</text:p>
                  </table:table-cell>
                </table:table-row>
              </table:table-header-rows>
              <table:table-row>
                <table:table-cell table:style-name="Table13.A2" office:value-type="string">
                  <text:p text:style-name="P234">A</text:p>
                </table:table-cell>
                <table:table-cell table:style-name="Table13.A2" office:value-type="string">
                  <text:p text:style-name="P234">atten</text:p>
                </table:table-cell>
                <table:table-cell table:style-name="Table13.C2" office:value-type="string">
                  <text:p text:style-name="P234">Attenuation is on for this frequency<text:span text:style-name="T164"> for ALL radios</text:span>. </text:p>
                </table:table-cell>
              </table:table-row>
              <table:table-row>
                <table:table-cell table:style-name="Table13.A2" office:value-type="string">
                  <text:p text:style-name="P234">G</text:p>
                </table:table-cell>
                <table:table-cell table:style-name="Table13.A2" office:value-type="string">
                  <text:p text:style-name="P234">tgid_valid</text:p>
                </table:table-cell>
                <table:table-cell table:style-name="Table13.C2" office:value-type="string">
                  <text:p text:style-name="P234">This is a <text:span text:style-name="T38">TGID</text:span> (Trunked Group ID). Only affects Trunked systems. </text:p>
                  <text:p text:style-name="P257">For <text:span text:style-name="T205">keyword=value format</text:span>, this flag is assumed if the value of <text:span text:style-name="T38">TGID</text:span> is set.</text:p>
                </table:table-cell>
              </table:table-row>
              <table:table-row>
                <table:table-cell table:style-name="Table13.A2" office:value-type="string">
                  <text:p text:style-name="P298">M</text:p>
                </table:table-cell>
                <table:table-cell table:style-name="Table13.A2" office:value-type="string">
                  <text:p text:style-name="P298">preamp</text:p>
                </table:table-cell>
                <table:table-cell table:style-name="Table13.C2" office:value-type="string">
                  <text:p text:style-name="P298">Turn on preamp (VFO only for some ICOM radios)</text:p>
                </table:table-cell>
              </table:table-row>
              <table:table-row>
                <table:table-cell table:style-name="Table13.A2" office:value-type="string">
                  <text:p text:style-name="P234">P</text:p>
                </table:table-cell>
                <table:table-cell table:style-name="Table13.A2" office:value-type="string">
                  <text:p text:style-name="P234">priority</text:p>
                </table:table-cell>
                <table:table-cell table:style-name="Table13.C2" office:value-type="string">
                  <text:p text:style-name="P234">Priority is on</text:p>
                </table:table-cell>
              </table:table-row>
              <table:table-row>
                <table:table-cell table:style-name="Table13.A2" office:value-type="string">
                  <text:p text:style-name="P269">+</text:p>
                </table:table-cell>
                <table:table-cell table:style-name="Table13.A2" office:value-type="string">
                  <text:p text:style-name="P269">oplus</text:p>
                </table:table-cell>
                <table:table-cell table:style-name="Table13.C2" office:value-type="string">
                  <text:p text:style-name="P269">Positive offset. ICOM<text:span text:style-name="T170">/Kenwood Radios only</text:span></text:p>
                </table:table-cell>
              </table:table-row>
              <table:table-row>
                <table:table-cell table:style-name="Table13.A2" office:value-type="string">
                  <text:p text:style-name="P269">&lt;</text:p>
                </table:table-cell>
                <table:table-cell table:style-name="Table13.A2" office:value-type="string">
                  <text:p text:style-name="P269">ominus</text:p>
                </table:table-cell>
                <table:table-cell table:style-name="Table13.C2" office:value-type="string">
                  <text:p text:style-name="P269">Negative offset, ICOM<text:span text:style-name="T170">/Kenwood Radios only</text:span></text:p>
                </table:table-cell>
              </table:table-row>
            </table:table>
            <text:p text:style-name="P255"/>
          </table:table-cell>
        </table:table-row>
        <table:table-row>
          <table:table-cell table:style-name="FreqRecords.A2" office:value-type="string">
            <text:p text:style-name="P254">7</text:p>
          </table:table-cell>
          <table:table-cell table:style-name="FreqRecords.A2" office:value-type="string">
            <text:p text:style-name="P245">channel</text:p>
          </table:table-cell>
          <table:table-cell table:style-name="FreqRecords.A2" office:value-type="string">
            <text:p text:style-name="P252">integer</text:p>
          </table:table-cell>
          <table:table-cell table:style-name="FreqRecords.D2" office:value-type="string">
            <text:p text:style-name="P245">Channel number for the radio. <text:span text:style-name="T206">Valid values are 0 thru 9999, -1, ‘-’ , ‘.’ or blank.</text:span> </text:p>
            <text:p text:style-name="P291">If the <text:span text:style-name="T206">value is not a number between 0 and 9999, the record MAY be ignored for certain operations.</text:span></text:p>
            <text:p text:style-name="P291"><text:span text:style-name="T206">If the value is outside of the radio’s range, the record will also be ignored</text:span>.</text:p>
            <text:p text:style-name="P292">NOTE:For certain ICOM radios, the channel number represents two parts: The Group and the Channel in that group. For these radios, the last two digits are the Group and the first two are the channel in that group. </text:p>
            <text:p text:style-name="P292">EX: <text:s/>Channel 1234 would be ICOM group 12, channel 34.</text:p>
          </table:table-cell>
        </table:table-row>
        <table:table-row>
          <table:table-cell table:style-name="FreqRecords.A2" office:value-type="string">
            <text:p text:style-name="P236">8</text:p>
          </table:table-cell>
          <table:table-cell table:style-name="FreqRecords.A2" office:value-type="string">
            <text:p text:style-name="P245">frequency</text:p>
          </table:table-cell>
          <table:table-cell table:style-name="FreqRecords.A2" office:value-type="string">
            <text:p text:style-name="P252">frequency</text:p>
          </table:table-cell>
          <table:table-cell table:style-name="FreqRecords.D2" office:value-type="string">
            <text:p text:style-name="P245">Frequency in Hz or MHz. If a <text:span text:style-name="T119">d</text:span>ecimal point is present, the value <text:soft-page-break/>is assumed to be in MHz. <text:span text:style-name="T120">The frequency should NOT be 0 unless this is a </text:span><text:span text:style-name="T42">TGID</text:span><text:span text:style-name="T120"> record, or the radio's channel is to be cleared. </text:span></text:p>
          </table:table-cell>
        </table:table-row>
        <table:table-row>
          <table:table-cell table:style-name="FreqRecords.A2" office:value-type="string">
            <text:p text:style-name="P236">9</text:p>
          </table:table-cell>
          <table:table-cell table:style-name="FreqRecords.A2" office:value-type="string">
            <text:p text:style-name="P258">mode</text:p>
          </table:table-cell>
          <table:table-cell table:style-name="FreqRecords.A2" office:value-type="string">
            <text:p text:style-name="P252">mode</text:p>
          </table:table-cell>
          <table:table-cell table:style-name="FreqRecords.D2" office:value-type="string">
            <text:p text:style-name="P258">Modulation string. Acceptable values are <text:span text:style-name="T19">A</text:span><text:span text:style-name="T2">M</text:span>, <text:span text:style-name="T2">FM</text:span>, <text:span text:style-name="T2">FM</text:span><text:span text:style-name="T20">w</text:span>, <text:span text:style-name="T2">FM</text:span><text:span text:style-name="T20">n</text:span>, <text:span text:style-name="T20">FMun</text:span><text:span text:style-name="T135">,</text:span><text:span text:style-name="T2">LSB</text:span>, <text:span text:style-name="T2">USB</text:span>, <text:span text:style-name="T2">AUTO</text:span> and possibly others<text:span text:style-name="T119">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36">This field is ignored if this is a </text:span><text:span text:style-name="T43">TGID</text:span><text:span text:style-name="T136"> record.</text:span></text:p>
          </table:table-cell>
        </table:table-row>
        <table:table-row table:style-name="FreqRecords.11">
          <table:table-cell table:style-name="FreqRecords.A2" office:value-type="string">
            <text:p text:style-name="P258">1<text:span text:style-name="T137">0</text:span></text:p>
          </table:table-cell>
          <table:table-cell table:style-name="FreqRecords.A2" office:value-type="string">
            <text:p text:style-name="P258">tgid</text:p>
          </table:table-cell>
          <table:table-cell table:style-name="FreqRecords.A2" office:value-type="string">
            <text:p text:style-name="P252">tgid</text:p>
          </table:table-cell>
          <table:table-cell table:style-name="FreqRecords.D2" office:value-type="string">
            <text:p text:style-name="P258">Trunked Group ID. If the '<text:span text:style-name="T19">G</text:span>' freq_flag is set, this field will be used for Uniden Radios only. A TGID record ignores the<text:span text:style-name="T38"> FREQUENC</text:span>Y <text:s/>and <text:span text:style-name="T38">MODE</text:span> fields. <text:span text:style-name="T137"><text:s/></text:span></text:p>
          </table:table-cell>
        </table:table-row>
        <table:table-row table:style-name="FreqRecords.12">
          <table:table-cell table:style-name="FreqRecords.A2" office:value-type="string">
            <text:p text:style-name="P258">1<text:span text:style-name="T137">1</text:span></text:p>
          </table:table-cell>
          <table:table-cell table:style-name="FreqRecords.A2" office:value-type="string">
            <text:p text:style-name="P258">tone</text:p>
          </table:table-cell>
          <table:table-cell table:style-name="FreqRecords.A2" office:value-type="string">
            <text:p text:style-name="P252">decimal<text:span text:style-name="T196"> or hex</text:span></text:p>
          </table:table-cell>
          <table:table-cell table:style-name="FreqRecords.D2" office:value-type="string">
            <text:p text:style-name="P258">A decimal number indicating the <text:span text:style-name="T137">sub-audio </text:span>tone<text:span text:style-name="T137">, or digital ID used for squelch or repeater operation</text:span>. Tones can <text:s/>be <text:span text:style-name="T38">CTCSS </text:span>(67.0 to 254.1) or <text:span text:style-name="T38">DCS</text:span> (023 to 754)<text:span text:style-name="T137">, as well as </text:span><text:span text:style-name="T138">P25 </text:span><text:span text:style-name="T137">NAC</text:span><text:span text:style-name="T138"> (0-FFFx)</text:span><text:span text:style-name="T137">, DMR Color</text:span><text:span text:style-name="T138"> </text:span><text:span text:style-name="T137">Code</text:span><text:span text:style-name="T138"> (0-15)</text:span><text:span text:style-name="T137">, and NDXN RAN </text:span><text:span text:style-name="T138">(0-63) </text:span><text:span text:style-name="T137">values. </text:span>The value can also be 'off' or 0 indicating no tone used.</text:p>
            <text:p text:style-name="P261">If the specified tone does NOT exactly matched the predefined values, the program will attempt to match to the correct value.</text:p>
            <text:p text:style-name="P261">What the tone represents is determined by the <text:span text:style-name="T44">TONE_TYPE</text:span><text:span text:style-name="T139"> </text:span><text:s/>field.</text:p>
            <text:p text:style-name="P236">NOTE: Not all radios have the ability to utilize <text:span text:style-name="T138">sub-audio tones or IDs. </text:span></text:p>
          </table:table-cell>
        </table:table-row>
        <table:table-row table:style-name="FreqRecords.13">
          <table:table-cell table:style-name="FreqRecords.A2" office:value-type="string">
            <text:p text:style-name="P236">12</text:p>
          </table:table-cell>
          <table:table-cell table:style-name="FreqRecords.A2" office:value-type="string">
            <text:p text:style-name="P236">tone_type</text:p>
          </table:table-cell>
          <table:table-cell table:style-name="FreqRecords.A2" office:value-type="string">
            <text:p text:style-name="P236">string</text:p>
          </table:table-cell>
          <table:table-cell table:style-name="FreqRecords.D2" office:value-type="string">
            <text:p text:style-name="P239">Type of tone that the 'tone' field represents. <text:span text:style-name="T138">This field is NOT case sensitive. </text:span><text:span text:style-name="T196">The tone type MUST be compatible with the audio type specified in <text:s/></text:span><text:span text:style-name="T197">the '</text:span><text:span text:style-name="T60">adtype</text:span><text:span text:style-name="T197">' </text:span><text:span text:style-name="T196">field </text:span><text:span text:style-name="T243">of this record.</text:span><text:span text:style-name="T197"> </text:span></text:p>
            <text:p text:style-name="P287">In order for tone processing to be valid, the 'mode' MUST be ''FM', 'FMn', or 'FMun'. <text:s/></text:p>
            <text:p text:style-name="P238">Valid values are:</text:p>
            <text:p text:style-name="P236"/>
            <table:table table:name="Table14" table:style-name="Table14">
              <table:table-column table:style-name="Table14.A"/>
              <table:table-column table:style-name="Table14.B"/>
              <table:table-header-rows>
                <table:table-row>
                  <table:table-cell table:style-name="Table14.A1" office:value-type="string">
                    <text:p text:style-name="P237"><text:soft-page-break/>value</text:p>
                  </table:table-cell>
                  <table:table-cell table:style-name="Table14.A1" office:value-type="string">
                    <text:p text:style-name="P237">meaning</text:p>
                  </table:table-cell>
                </table:table-row>
              </table:table-header-rows>
              <table:table-row>
                <table:table-cell table:style-name="Table14.A1" office:value-type="string">
                  <text:p text:style-name="P236">Off</text:p>
                </table:table-cell>
                <table:table-cell table:style-name="Table14.A1" office:value-type="string">
                  <text:p text:style-name="P236">Tone is off, Tone field is ignored</text:p>
                </table:table-cell>
              </table:table-row>
              <table:table-row>
                <table:table-cell table:style-name="Table14.A1" office:value-type="string">
                  <text:p text:style-name="P236">CTCSS</text:p>
                </table:table-cell>
                <table:table-cell table:style-name="Table14.A1" office:value-type="string">
                  <text:p text:style-name="P236"><text:span text:style-name="T140">The Tone field is a CTCSS frequency. </text:span>Tone is used to squelch unless the CTCSS tone value is being transmitted<text:span text:style-name="T138">. </text:span><text:s/></text:p>
                  <text:p text:style-name="P294">CTCSS tone squelch can be set in the GUI.</text:p>
                </table:table-cell>
              </table:table-row>
              <table:table-row>
                <table:table-cell table:style-name="Table14.A1" office:value-type="string">
                  <text:p text:style-name="P236">DCS</text:p>
                </table:table-cell>
                <table:table-cell table:style-name="Table14.A1" office:value-type="string">
                  <text:p text:style-name="P236"><text:span text:style-name="T140">The Tone field is a DCS code. </text:span>Tone is used to squelch<text:span text:style-name="T138"> unless the code is transmitted.</text:span></text:p>
                  <text:p text:style-name="P286">If the DCS code is &gt; 999, then the 'Reverse' indicator in the radio will be set.</text:p>
                  <text:p text:style-name="P286">This ONLY applies to the ICOM IC-R30. This indicator is ignored for all other radios. </text:p>
                  <text:p text:style-name="P286"/>
                  <text:p text:style-name="P294">DCS squelch can be set in the GUI.</text:p>
                </table:table-cell>
              </table:table-row>
              <table:table-row>
                <table:table-cell table:style-name="Table14.A1" office:value-type="string">
                  <text:p text:style-name="P262">R<text:span text:style-name="T140">PTR</text:span></text:p>
                </table:table-cell>
                <table:table-cell table:style-name="Table14.A1" office:value-type="string">
                  <text:p text:style-name="P262"><text:span text:style-name="T140">The tone field is a Repeater keying tone. </text:span>The radio will add the tone to any transmissions. (IC-703 &amp; Kenwood only).</text:p>
                  <text:p text:style-name="P294">RPTR tone is not available in the GUI.</text:p>
                </table:table-cell>
              </table:table-row>
              <table:table-row>
                <table:table-cell table:style-name="Table14.A6" office:value-type="string">
                  <text:p text:style-name="P263">NAC</text:p>
                </table:table-cell>
                <table:table-cell table:style-name="Table14.A1" office:value-type="string">
                  <text:p text:style-name="P263">The tone is a DCR NAC value. The squelch will not break until the P25 NAC is recognized.</text:p>
                  <text:p text:style-name="P285">The 'tone' field is assumed to be in HEX.</text:p>
                  <text:p text:style-name="P294">This is only used with P25 systems, and not available in the GUI</text:p>
                </table:table-cell>
              </table:table-row>
              <table:table-row>
                <table:table-cell table:style-name="Table14.A6" office:value-type="string">
                  <text:p text:style-name="P263">CCODE</text:p>
                </table:table-cell>
                <table:table-cell table:style-name="Table14.A1" office:value-type="string">
                  <text:p text:style-name="P263">The Tone field is a DMR Color Code. The squelch will not break until the DMR Color code is recognized.</text:p>
                  <text:p text:style-name="P294">This is only used for DMR type systems, and not available in the GUI</text:p>
                </table:table-cell>
              </table:table-row>
              <table:table-row>
                <table:table-cell table:style-name="Table14.A1" office:value-type="string">
                  <text:p text:style-name="P263">RAN</text:p>
                </table:table-cell>
                <table:table-cell table:style-name="Table14.A1" office:value-type="string">
                  <text:p text:style-name="P263">The Tone field is a NXDN RAN value.</text:p>
                  <text:p text:style-name="P285">The 'adtype' field MUST be 'NXDN' or 'NXDNVN'. <text:span text:style-name="T243">The system type must also be NXDN. RAN is not available in the GUI.</text:span></text:p>
                  <text:p text:style-name="P285"/>
                </table:table-cell>
              </table:table-row>
            </table:table>
            <text:p text:style-name="P236"/>
          </table:table-cell>
        </table:table-row>
        <table:table-row table:style-name="FreqRecords.14">
          <table:table-cell table:style-name="FreqRecords.A2" office:value-type="string">
            <text:p text:style-name="P264">1<text:span text:style-name="T140">3</text:span></text:p>
          </table:table-cell>
          <table:table-cell table:style-name="FreqRecords.A2" office:value-type="string">
            <text:p text:style-name="P136">dlyrsm</text:p>
          </table:table-cell>
          <table:table-cell table:style-name="FreqRecords.A2" office:value-type="string">
            <text:p text:style-name="P136">integer</text:p>
          </table:table-cell>
          <table:table-cell table:style-name="FreqRecords.D2" office:value-type="string">
            <text:p text:style-name="P136">Delay or Resume value. </text:p>
            <text:p text:style-name="P136">-10, -5 -2 indicates Resume.</text:p>
            <text:p text:style-name="P136">1 to 30 indicates delay.</text:p>
            <text:p text:style-name="P136">0 is off.</text:p>
            <text:p text:style-name="P221">Used by the GUI and some radios. </text:p>
          </table:table-cell>
        </table:table-row>
        <table:table-row table:style-name="FreqRecords.15">
          <table:table-cell table:style-name="FreqRecords.A2" office:value-type="string">
            <text:p text:style-name="P264">14</text:p>
          </table:table-cell>
          <table:table-cell table:style-name="FreqRecords.A2" office:value-type="string">
            <text:p text:style-name="P229"><text:span text:style-name="T277">(</text:span>_extra<text:span text:style-name="T277">)</text:span></text:p>
          </table:table-cell>
          <table:table-cell table:style-name="FreqRecords.A2" office:value-type="string">
            <text:p text:style-name="P141">string</text:p>
          </table:table-cell>
          <table:table-cell table:style-name="FreqRecords.D2" office:value-type="string">
            <text:p text:style-name="P144">Extra definitions for <text:span text:style-name="T240">this record. </text:span><text:span text:style-name="T245">These are values that are specific to certain radios. </text:span></text:p>
            <text:p text:style-name="P144"><text:span text:style-name="T240">The extra field values are in the format </text:span>key=value<text:span text:style-name="T240">. </text:span></text:p>
            <table:table table:name="Table10" table:style-name="Table10">
              <table:table-column table:style-name="Table10.A"/>
              <table:table-column table:style-name="Table10.B"/>
              <table:table-header-rows>
                <table:table-row>
                  <table:table-cell table:style-name="Table10.A1" office:value-type="string">
                    <text:p text:style-name="P345"><text:soft-page-break/>key</text:p>
                  </table:table-cell>
                  <table:table-cell table:style-name="Table10.A1" office:value-type="string">
                    <text:p text:style-name="P345">Description</text:p>
                  </table:table-cell>
                </table:table-row>
              </table:table-header-rows>
              <table:table-row>
                <table:table-cell table:style-name="Table10.A1" office:value-type="string">
                  <text:p text:style-name="P280">emgalt</text:p>
                </table:table-cell>
                <table:table-cell table:style-name="Table10.A1" office:value-type="string">
                  <text:p text:style-name="P280">Emergency Alert Tone. 1-9. If 0, Emergency alert is turned off.</text:p>
                  <text:p text:style-name="P280">Uniden radios only.</text:p>
                </table:table-cell>
              </table:table-row>
              <table:table-row>
                <table:table-cell table:style-name="Table10.A1" office:value-type="string">
                  <text:p text:style-name="P280">emglvl</text:p>
                </table:table-cell>
                <table:table-cell table:style-name="Table10.A1" office:value-type="string">
                  <text:p text:style-name="P280">Emergency Alert Volume Level 1-15, If 0, Emergency alert is turned off.</text:p>
                  <text:p text:style-name="P300">Uniden radios only.</text:p>
                </table:table-cell>
              </table:table-row>
              <table:table-row>
                <table:table-cell table:style-name="Table10.A1" office:value-type="string">
                  <text:p text:style-name="P280">emgpat</text:p>
                </table:table-cell>
                <table:table-cell table:style-name="Table10.A1" office:value-type="string">
                  <text:p text:style-name="P280">Emergency Alert Pattern. 0-ON, 1-Slow flash, 2-Fast flash.</text:p>
                  <text:p text:style-name="P300">Uniden radios only</text:p>
                </table:table-cell>
              </table:table-row>
              <table:table-row>
                <table:table-cell table:style-name="Table10.A1" office:value-type="string">
                  <text:p text:style-name="P300">lat</text:p>
                </table:table-cell>
                <table:table-cell table:style-name="Table10.A1" office:value-type="string">
                  <text:p text:style-name="P283">Latitude of the transmitter for this frequency. Can be entered in decimal or DMS (dd:mm:ss.ss:direction). Only used when creating records for the ICOM IC-R30 SD card. </text:p>
                </table:table-cell>
              </table:table-row>
              <table:table-row>
                <table:table-cell table:style-name="Table10.A1" office:value-type="string">
                  <text:p text:style-name="P300">lon</text:p>
                </table:table-cell>
                <table:table-cell table:style-name="Table10.A1" office:value-type="string">
                  <text:p text:style-name="P283">Longitude of the transmitter for this frequency. Can be entered in decimal or DMS (dd:mm:ss.ss:direction). Only used when creating records for the ICOM IC-R30 SD card. </text:p>
                </table:table-cell>
              </table:table-row>
              <table:table-row>
                <table:table-cell table:style-name="Table10.A1" office:value-type="string">
                  <text:p text:style-name="P278">rfgain</text:p>
                </table:table-cell>
                <table:table-cell table:style-name="Table10.A1" office:value-type="string">
                  <text:p text:style-name="P278">For the ICOM R30 only, this is the value of the RFGAIN setting. This value must be between 0 and 1<text:span text:style-name="T270">0</text:span>. If value is 0, or not set, RFGAIN will be set to 10 (<text:span text:style-name="T270">m</text:span>aximum)</text:p>
                </table:table-cell>
              </table:table-row>
              <table:table-row>
                <table:table-cell table:style-name="Table10.A1" office:value-type="string">
                  <text:p text:style-name="P274">scangrp</text:p>
                </table:table-cell>
                <table:table-cell table:style-name="Table10.A1" office:value-type="string">
                  <text:p text:style-name="P274">Scan group for ICOM radios. Value can be 0-9. </text:p>
                  <text:p text:style-name="P280">This is an indicator that the channel is to be included in a Select Memory Scan.</text:p>
                  <text:p text:style-name="P94">For the IC-705 The value must be 0-3. For The IC-8600, the value must be 0-9<text:span text:style-name="T176">.</text:span></text:p>
                  <text:p text:style-name="P370">A value of 0 indicates that the channel will NOT be included in any scan group.</text:p>
                  <text:p text:style-name="P272">This value <text:span text:style-name="T178">overrides any value set in the associated GROUP record.</text:span></text:p>
                </table:table-cell>
              </table:table-row>
              <table:table-row>
                <table:table-cell table:style-name="Table10.A1" office:value-type="string">
                  <text:p text:style-name="P250">svccode</text:p>
                </table:table-cell>
                <table:table-cell table:style-name="Table10.A1" office:value-type="string">
                  <text:p text:style-name="P250">Service code (1-37,208-216<text:span text:style-name="T176">)</text:span>. Only used by the <text:span text:style-name="T176">Uniden </text:span>SDS<text:span text:style-name="T106">100/SDS</text:span>200</text:p>
                  <text:p text:style-name="P282">Note that the SDS radios MUST have a service code set in the channel, or the channel will NOT be included in scanning,</text:p>
                </table:table-cell>
              </table:table-row>
              <table:table-row>
                <table:table-cell table:style-name="Table10.A1" office:value-type="string">
                  <text:p text:style-name="P299">utag</text:p>
                </table:table-cell>
                <table:table-cell table:style-name="Table10.A1" office:value-type="string">
                  <text:p text:style-name="P299">User number tag for Uniden Radios. This value is an integer between 0 and 999.</text:p>
                </table:table-cell>
              </table:table-row>
              <table:table-row>
                <table:table-cell table:style-name="Table10.A1" office:value-type="string">
                  <text:p text:style-name="P282">voloff</text:p>
                </table:table-cell>
                <table:table-cell table:style-name="Table10.A1" office:value-type="string">
                  <text:p text:style-name="P282">Volume offset for Uniden Radios. This value is an integer between -3 and +3. The default value is 0.</text:p>
                </table:table-cell>
              </table:table-row>
            </table:table>
            <text:p text:style-name="P143"/>
            <text:p text:style-name="P141"/>
          </table:table-cell>
        </table:table-row>
        <table:table-row table:style-name="FreqRecords.16">
          <table:table-cell table:style-name="FreqRecords.A2" office:value-type="string">
            <text:p text:style-name="P284"><text:span text:style-name="T201">15</text:span> </text:p>
          </table:table-cell>
          <table:table-cell table:style-name="FreqRecords.A2" office:value-type="string">
            <text:p text:style-name="P186">adtype</text:p>
          </table:table-cell>
          <table:table-cell table:style-name="FreqRecords.A2" office:value-type="string">
            <text:p text:style-name="P186">string</text:p>
          </table:table-cell>
          <table:table-cell table:style-name="FreqRecords.D2" office:value-type="string">
            <text:p text:style-name="P186">Audio type. This field affects how an audio signal is processed by the radio. It also affects what 'tone_type' can be used for squelch processing. </text:p>
            <text:p text:style-name="P187">Valid values are:</text:p>
            <table:table table:name="AudioType" table:style-name="AudioType">
              <table:table-column table:style-name="AudioType.A"/>
              <table:table-column table:style-name="AudioType.B"/>
              <table:table-header-rows>
                <table:table-row>
                  <table:table-cell table:style-name="AudioType.A1" office:value-type="string">
                    <text:p text:style-name="P334">value</text:p>
                  </table:table-cell>
                  <table:table-cell table:style-name="AudioType.A1" office:value-type="string">
                    <text:p text:style-name="P334">usage</text:p>
                  </table:table-cell>
                </table:table-row>
              </table:table-header-rows>
              <table:table-row>
                <table:table-cell table:style-name="AudioType.A1" office:value-type="string">
                  <text:p text:style-name="P333">ALL</text:p>
                </table:table-cell>
                <table:table-cell table:style-name="AudioType.A1" office:value-type="string">
                  <text:p text:style-name="P333">Type of audio will be determined by the radio, and the 'tone_type' field.</text:p>
                  <text:p text:style-name="P333">This is valid for ALL radios.</text:p>
                </table:table-cell>
              </table:table-row>
              <table:table-row>
                <table:table-cell table:style-name="AudioType.A1" office:value-type="string">
                  <text:p text:style-name="P333">ANALOG</text:p>
                </table:table-cell>
                <table:table-cell table:style-name="AudioType.A1" office:value-type="string">
                  <text:p text:style-name="P333">Only Analog voice/tone processing is done.</text:p>
                  <text:p text:style-name="P333">This is valid for ALL radios.</text:p>
                </table:table-cell>
              </table:table-row>
              <table:table-row>
                <table:table-cell table:style-name="AudioType.A1" office:value-type="string">
                  <text:p text:style-name="P333">DIGITAL</text:p>
                </table:table-cell>
                <table:table-cell table:style-name="AudioType.A1" office:value-type="string">
                  <text:p text:style-name="P333">Only digital voice/tone processing is done.</text:p>
                </table:table-cell>
              </table:table-row>
              <table:table-row>
                <table:table-cell table:style-name="AudioType.A1" office:value-type="string">
                  <text:p text:style-name="P335">NXDN</text:p>
                </table:table-cell>
                <table:table-cell table:style-name="AudioType.A1" office:value-type="string">
                  <text:p text:style-name="P335">The audio is an NXDN-N (12kHz) digital signal.</text:p>
                </table:table-cell>
              </table:table-row>
              <table:table-row>
                <table:table-cell table:style-name="AudioType.A1" office:value-type="string">
                  <text:p text:style-name="P335">NXDNVN</text:p>
                </table:table-cell>
                <table:table-cell table:style-name="AudioType.A1" office:value-type="string">
                  <text:p text:style-name="P335">The audio is an NXDN-VN (6kHz) digital signal.</text:p>
                </table:table-cell>
              </table:table-row>
              <table:table-row>
                <table:table-cell table:style-name="AudioType.A1" office:value-type="string">
                  <text:p text:style-name="P332">P25</text:p>
                </table:table-cell>
                <table:table-cell table:style-name="AudioType.A1" office:value-type="string">
                  <text:p text:style-name="P332">The audio is a P25 digital signal. </text:p>
                </table:table-cell>
              </table:table-row>
              <table:table-row>
                <table:table-cell table:style-name="AudioType.A1" office:value-type="string">
                  <text:p text:style-name="P335">DMR</text:p>
                </table:table-cell>
                <table:table-cell table:style-name="AudioType.A1" office:value-type="string">
                  <text:p text:style-name="P335">The audio is a DMR digital signal</text:p>
                </table:table-cell>
              </table:table-row>
              <table:table-row>
                <table:table-cell table:style-name="AudioType.A1" office:value-type="string">
                  <text:p text:style-name="P335">DSTAR</text:p>
                </table:table-cell>
                <table:table-cell table:style-name="AudioType.A1" office:value-type="string">
                  <text:p text:style-name="P335">The audio is a D-Star Digital signal.</text:p>
                </table:table-cell>
              </table:table-row>
            </table:table>
            <text:p text:style-name="P187"/>
          </table:table-cell>
        </table:table-row>
        <table:table-row table:style-name="FreqRecords.17">
          <table:table-cell table:style-name="FreqRecords.A2" office:value-type="string">
            <text:p text:style-name="P265">1<text:span text:style-name="T201">6</text:span></text:p>
          </table:table-cell>
          <table:table-cell table:style-name="FreqRecords.A2" office:value-type="string">
            <text:p text:style-name="P276">sfrequency</text:p>
          </table:table-cell>
          <table:table-cell table:style-name="FreqRecords.A2" office:value-type="string">
            <text:p text:style-name="P276">frequency</text:p>
          </table:table-cell>
          <table:table-cell table:style-name="FreqRecords.D2" office:value-type="string">
            <text:p text:style-name="P267">Split <text:span text:style-name="T173">or offset </text:span>frequency in Hz or MHz. If 0, <text:span text:style-name="T173">or the frequency is the same as the main frequency, (Field 8). <text:s/></text:span>no split frequency is indicated. </text:p>
            <text:p text:style-name="P270">If the <text:span text:style-name="T38">oplus</text:span> (<text:span text:style-name="T2">+</text:span>) or <text:span text:style-name="T38">ominus</text:span> (<text:span text:style-name="T2">-</text:span>) flags are indicated, this will be treated as an offset frequency. </text:p>
            <text:p text:style-name="P277">Split frequency or offset usage is ONLY appropriate for models that can transmit (<text:span text:style-name="T177">ICOM </text:span>IC-705<text:span text:style-name="T177">,</text:span> <text:span text:style-name="T177">ICOM </text:span>IC-703<text:span text:style-name="T177"> and Kenwood TH-F6A</text:span>). </text:p>
            <text:p text:style-name="P277">However, The <text:span text:style-name="T177">ICOM </text:span>IC-R30 will recognize offset usage ONLY when writing to the SD-Card. </text:p>
          </table:table-cell>
        </table:table-row>
        <table:table-row table:style-name="FreqRecords.18">
          <table:table-cell table:style-name="FreqRecords.A2" office:value-type="string">
            <text:p text:style-name="P288">17</text:p>
          </table:table-cell>
          <table:table-cell table:style-name="FreqRecords.A2" office:value-type="string">
            <text:p text:style-name="P266">smode</text:p>
          </table:table-cell>
          <table:table-cell table:style-name="FreqRecords.A2" office:value-type="string">
            <text:p text:style-name="P266">mode</text:p>
          </table:table-cell>
          <table:table-cell table:style-name="FreqRecords.D2" office:value-type="string">
            <text:p text:style-name="P166"><text:span text:style-name="T141">Split modulation. </text:span><text:span text:style-name="T142">If specified, identifies a modulation for a split channel to be stored to or retrieved from the radio. If </text:span><text:span text:style-name="T45">SFREQUENCY </text:span><text:span text:style-name="T142">given, but </text:span><text:span text:style-name="T45">SMODE</text:span><text:span text:style-name="T142"> is not, the modulation specified in the </text:span><text:span text:style-name="T45">MODE</text:span><text:span text:style-name="T142"> field will be used. </text:span><text:span text:style-name="T45">SFREQUENCY </text:span><text:span text:style-name="T142">must be specified for </text:span><text:span text:style-name="T45">SMODE</text:span><text:span text:style-name="T142"> to be processed.</text:span></text:p>
          </table:table-cell>
        </table:table-row>
        <text:soft-page-break/>
        <table:table-row table:style-name="FreqRecords.19">
          <table:table-cell table:style-name="FreqRecords.A2" office:value-type="string">
            <text:p text:style-name="P288">18</text:p>
          </table:table-cell>
          <table:table-cell table:style-name="FreqRecords.A2" office:value-type="string">
            <text:p text:style-name="P167">stone</text:p>
          </table:table-cell>
          <table:table-cell table:style-name="FreqRecords.A2" office:value-type="string">
            <text:p text:style-name="P167">decimal</text:p>
          </table:table-cell>
          <table:table-cell table:style-name="FreqRecords.D2" office:value-type="string">
            <text:p text:style-name="P167">Split tone. If specified, and<text:span text:style-name="T201"> is not 0, it ide</text:span>ntifies a tone (CTCSS/DCS/REPEATER) for a split channel to be stored to or retrieved from the radio. If <text:span text:style-name="T38">SFREQUENCY </text:span>given, but <text:span text:style-name="T38">STONE</text:span> is not, the tone specified in the <text:span text:style-name="T38">TONE</text:span> field will be used. <text:span text:style-name="T38">SFREQUENCY </text:span>must be specified for <text:span text:style-name="T38">STONE</text:span> to be processed.</text:p>
          </table:table-cell>
        </table:table-row>
        <table:table-row table:style-name="FreqRecords.20">
          <table:table-cell table:style-name="FreqRecords.A2" office:value-type="string">
            <text:p text:style-name="P288">19</text:p>
          </table:table-cell>
          <table:table-cell table:style-name="FreqRecords.A2" office:value-type="string">
            <text:p text:style-name="P167">stone_type</text:p>
          </table:table-cell>
          <table:table-cell table:style-name="FreqRecords.A2" office:value-type="string">
            <text:p text:style-name="P167">string</text:p>
          </table:table-cell>
          <table:table-cell table:style-name="FreqRecords.D2" office:value-type="string">
            <text:p text:style-name="P167">Split tone type. If specified,<text:span text:style-name="T201"> and is not 'off', this will </text:span><text:s/>identif<text:span text:style-name="T201">y</text:span> a tone type (CTCSS/DCS/REPEATER) for a split channel to be stored to or retrieved from the radio. If <text:span text:style-name="T38">SFREQUENCY </text:span>given, but <text:span text:style-name="T38">STONE_TYPE </text:span>is not, the tone specified in the <text:span text:style-name="T38">TONE_TYPE</text:span> field will be used. <text:span text:style-name="T38">SFREQUENCY </text:span>must be specified for <text:span text:style-name="T38">STONE_TYPE</text:span> to be processed.</text:p>
          </table:table-cell>
        </table:table-row>
      </table:table>
      <text:p text:style-name="P21"/>
      <text:p text:style-name="P90"/>
      <text:p text:style-name="P99"/>
      <text:p text:style-name="P98"/>
      <text:p text:style-name="P387">Split frequencies or offsets are used by radios that allow for transmission (on Ama<text:span text:style-name="T273">teur Radio Frequencies</text:span>)<text:span text:style-name="T195">,</text:span> as well as<text:span text:style-name="T195"> reception by</text:span> <text:span text:style-name="T273">some ICOM radios</text:span>. These splits are defined using ONE of these methods:<text:line-break/></text:p>
      <text:list xml:id="list743460907" text:style-name="L3">
        <text:list-item>
          <text:p text:style-name="P471">'+' or '&lt;' <text:s/><text:span text:style-name="T194">for </text:span><text:s/>the <text:span text:style-name="T38">flag</text:span> <text:span text:style-name="T194">value</text:span> and a frequency offset <text:span text:style-name="T194">for </text:span>the <text:span text:style-name="T38">sfrequency</text:span> <text:span text:style-name="T194">value</text:span>. The offset MUST be greater than 100<text:span text:style-name="T194"> </text:span>k<text:span text:style-name="T194">H</text:span>z<text:span text:style-name="T194"> and less than 100 MHz.<text:line-break/>EX: <text:s text:c="3"/></text:span><text:span text:style-name="T49">ominus=TRUE,sfrequency=.6, frequency=146.61<text:line-break/></text:span></text:p>
        </text:list-item>
        <text:list-item>
          <text:p text:style-name="P472">No '+' or '-' specified for the flag, and an sfrequency value different than the frequency value. The difference between the frequency and the sfrequency must be greater than 100 kHz and less than 100 MHz.</text:p>
          <text:p text:style-name="P472"><text:line-break/>E<text:span text:style-name="T195">xamples:</text:span> <text:s/><text:span text:style-name="T38">frequency=</text:span><text:span text:style-name="T50">442.0, sfrequency=447.0</text:span></text:p>
          <text:p text:style-name="P473"><text:span text:style-name="T50"><text:s/></text:span><text:span text:style-name="T38"><text:s text:c="17"/>frequency=442.0,oplus=TRUE</text:span></text:p>
        </text:list-item>
      </text:list>
      <text:p text:style-name="P4"/>
      <text:p text:style-name="P388">Note that the ICOM R30 <text:span text:style-name="T273">&amp; ICOM R8600</text:span> only supports offset specification. If the second format is specified when creating the SD Card output for th<text:span text:style-name="T273">ese</text:span> radio, <text:s/>the offset value will be calculated.</text:p>
      <text:p text:style-name="P388"/>
      <text:p text:style-name="P388">The Kenwood TH-F6A only uses split frequencies<text:span text:style-name="T195">. If the offset format is specified for this radio, RadioCtl will calculate out what the split frequency should be when storing the record into the Radio's memory.</text:span></text:p>
      <text:p text:style-name="P388"/>
      <text:p text:style-name="P388"/>
      <text:p text:style-name="P392">Audio type and tone type specifications require a number of rules to be followed. </text:p>
      <text:list xml:id="list2343128176" text:style-name="L4">
        <text:list-item>
          <text:p text:style-name="P474">Only one tone type per FREQ is allowed</text:p>
        </text:list-item>
        <text:list-item>
          <text:p text:style-name="P474">The Tone-Type must be consistent with the Audio-Type</text:p>
        </text:list-item>
        <text:list-item>
          <text:p text:style-name="P475">Digital audio/tone types are only valid for certain radios.<text:span text:style-name="T200"> </text:span></text:p>
        </text:list-item>
        <text:list-item>
          <text:p text:style-name="P476">Digital audio/tone types are NOT supported on the GUI panels.</text:p>
        </text:list-item>
      </text:list>
      <text:p text:style-name="P393"/>
      <text:p text:style-name="P394"/>
      <text:p text:style-name="P389"/>
      <text:p text:style-name="P367">Table <text:sequence text:ref-name="refTable7" text:name="Table" text:formula="ooow:Table+1" style:num-format="1">8</text:sequence>: Audio/Tone consiste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91">audio<text:span text:style-name="T199">-type</text:span></text:p>
            </table:table-cell>
            <table:table-cell table:style-name="Table6.A1" office:value-type="string">
              <text:p text:style-name="P391">allowed tone<text:span text:style-name="T199">-type</text:span></text:p>
            </table:table-cell>
            <table:table-cell table:style-name="Table6.A1" office:value-type="string">
              <text:p text:style-name="P391">Radios<text:span text:style-name="T199"> supported</text:span></text:p>
            </table:table-cell>
          </table:table-row>
        </table:table-header-rows>
        <table:table-row>
          <table:table-cell table:style-name="Table6.A1" office:value-type="string">
            <text:p text:style-name="P390">ALL</text:p>
          </table:table-cell>
          <table:table-cell table:style-name="Table6.A1" office:value-type="string">
            <text:p text:style-name="P390">Any</text:p>
          </table:table-cell>
          <table:table-cell table:style-name="Table6.A1" office:value-type="string">
            <text:p text:style-name="P390">All </text:p>
          </table:table-cell>
        </table:table-row>
        <table:table-row>
          <table:table-cell table:style-name="Table6.A1" office:value-type="string">
            <text:p text:style-name="P390">DIGITAL</text:p>
          </table:table-cell>
          <table:table-cell table:style-name="Table6.A1" office:value-type="string">
            <text:p text:style-name="P395">RAN,NAC,CCODE</text:p>
          </table:table-cell>
          <table:table-cell table:style-name="Table6.A1" office:value-type="string">
            <text:p text:style-name="P396">ICOM-R30</text:p>
            <text:p text:style-name="P396">UNIDEN BCD325P2</text:p>
            <text:p text:style-name="P396">UNIDEN SDS100</text:p>
            <text:p text:style-name="P396"><text:soft-page-break/>UN<text:span text:style-name="T266">I</text:span>DEN SDS200</text:p>
          </table:table-cell>
        </table:table-row>
        <table:table-row>
          <table:table-cell table:style-name="Table6.A1" office:value-type="string">
            <text:p text:style-name="Table_20_Contents">ANALOG</text:p>
          </table:table-cell>
          <table:table-cell table:style-name="Table6.A1" office:value-type="string">
            <text:p text:style-name="Table_20_Contents">CTCSS, DCS<text:span text:style-name="T199">, RPTR</text:span></text:p>
          </table:table-cell>
          <table:table-cell table:style-name="Table6.A1" office:value-type="string">
            <text:p text:style-name="Table_20_Contents">All except ICOM R7000.. </text:p>
            <text:p text:style-name="P402">RPTR is only for ICOM IC-705/Kenwood TH-F6A</text:p>
          </table:table-cell>
        </table:table-row>
        <table:table-row table:style-name="Table6.5">
          <table:table-cell table:style-name="Table6.A1" office:value-type="string">
            <text:p text:style-name="Table_20_Contents">NXDN, NXDNVN</text:p>
          </table:table-cell>
          <table:table-cell table:style-name="Table6.A1" office:value-type="string">
            <text:p text:style-name="Table_20_Contents">RAN</text:p>
          </table:table-cell>
          <table:table-cell table:style-name="Table6.A1" office:value-type="string">
            <text:p text:style-name="P396">ICOM-R30</text:p>
            <text:p text:style-name="P396">UNIDEN SDS100</text:p>
            <text:p text:style-name="P396">UN<text:span text:style-name="T266">I</text:span>DEN SDS200</text:p>
          </table:table-cell>
        </table:table-row>
        <table:table-row>
          <table:table-cell table:style-name="Table6.A1" office:value-type="string">
            <text:p text:style-name="Table_20_Contents">P25</text:p>
          </table:table-cell>
          <table:table-cell table:style-name="Table6.A1" office:value-type="string">
            <text:p text:style-name="Table_20_Contents">NAC</text:p>
          </table:table-cell>
          <table:table-cell table:style-name="Table6.A1" office:value-type="string">
            <text:p text:style-name="P396">ICOM-R30</text:p>
            <text:p text:style-name="P396">UNIDEN SDS100</text:p>
            <text:p text:style-name="P396">UN<text:span text:style-name="T198">I</text:span>DEN SDS200</text:p>
            <text:p text:style-name="P396">UNIDEN BCD325P2</text:p>
          </table:table-cell>
        </table:table-row>
        <table:table-row>
          <table:table-cell table:style-name="Table6.A1" office:value-type="string">
            <text:p text:style-name="Table_20_Contents">DMR</text:p>
          </table:table-cell>
          <table:table-cell table:style-name="Table6.A1" office:value-type="string">
            <text:p text:style-name="Table_20_Contents">CCODE</text:p>
          </table:table-cell>
          <table:table-cell table:style-name="Table6.A1" office:value-type="string">
            <text:p text:style-name="P396">UNIDEN SDS100</text:p>
            <text:p text:style-name="P396">UNI<text:span text:style-name="T198">D</text:span>EN SDS200</text:p>
            <text:p text:style-name="P396">UNIDEN BCD325P2</text:p>
          </table:table-cell>
        </table:table-row>
        <table:table-row>
          <table:table-cell table:style-name="Table6.A1" office:value-type="string">
            <text:p text:style-name="P395">DSTAR</text:p>
          </table:table-cell>
          <table:table-cell table:style-name="Table6.A1" office:value-type="string">
            <text:p text:style-name="P395">DSQL</text:p>
          </table:table-cell>
          <table:table-cell table:style-name="Table6.A1" office:value-type="string">
            <text:p text:style-name="P395">ICOM-R30</text:p>
          </table:table-cell>
        </table:table-row>
      </table:table>
      <text:p text:style-name="P389"/>
      <text:p text:style-name="P388"/>
      <text:p text:style-name="P415">The table below shows the SVCODE values used by Uniden SDS100 &amp; SDS200. These codes can be specified in GROUP and FREQ records for use in building SD Cards for these radios. </text:p>
      <text:p text:style-name="P415"/>
      <text:p text:style-name="P367">Table <text:sequence text:ref-name="refTable8" text:name="Table" text:formula="ooow:Table+1" style:num-format="1">9</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417">Code</text:p>
            </table:table-cell>
            <table:table-cell table:style-name="Table3.A1" office:value-type="string">
              <text:p text:style-name="P417">Meaning</text:p>
              <text:p text:style-name="P417"/>
            </table:table-cell>
          </table:table-row>
        </table:table-header-rows>
        <table:table-row>
          <table:table-cell table:style-name="Table3.A1" office:value-type="string">
            <text:p text:style-name="P416">1</text:p>
          </table:table-cell>
          <table:table-cell table:style-name="Table3.A1" office:value-type="string">
            <text:p text:style-name="P416">Multi-Dispatch</text:p>
          </table:table-cell>
        </table:table-row>
        <table:table-row>
          <table:table-cell table:style-name="Table3.A1" office:value-type="string">
            <text:p text:style-name="P416">2</text:p>
          </table:table-cell>
          <table:table-cell table:style-name="Table3.A1" office:value-type="string">
            <text:p text:style-name="P416">Law Dispatch</text:p>
          </table:table-cell>
        </table:table-row>
        <table:table-row>
          <table:table-cell table:style-name="Table3.A1" office:value-type="string">
            <text:p text:style-name="P416">3</text:p>
          </table:table-cell>
          <table:table-cell table:style-name="Table3.A1" office:value-type="string">
            <text:p text:style-name="P416">Fire Dispatch</text:p>
          </table:table-cell>
        </table:table-row>
        <table:table-row>
          <table:table-cell table:style-name="Table3.A1" office:value-type="string">
            <text:p text:style-name="P416">4</text:p>
          </table:table-cell>
          <table:table-cell table:style-name="Table3.A1" office:value-type="string">
            <text:p text:style-name="P416">EMS Dispatch</text:p>
          </table:table-cell>
        </table:table-row>
        <table:table-row>
          <table:table-cell table:style-name="Table3.A1" office:value-type="string">
            <text:p text:style-name="P416">5</text:p>
          </table:table-cell>
          <table:table-cell table:style-name="Table3.A1" office:value-type="string">
            <text:p text:style-name="P416">(not assigned)</text:p>
          </table:table-cell>
        </table:table-row>
        <table:table-row>
          <table:table-cell table:style-name="Table3.A1" office:value-type="string">
            <text:p text:style-name="P416">6</text:p>
          </table:table-cell>
          <table:table-cell table:style-name="Table3.A1" office:value-type="string">
            <text:p text:style-name="P416">Multi-Tac</text:p>
          </table:table-cell>
        </table:table-row>
        <table:table-row>
          <table:table-cell table:style-name="Table3.A1" office:value-type="string">
            <text:p text:style-name="P416">7</text:p>
          </table:table-cell>
          <table:table-cell table:style-name="Table3.A1" office:value-type="string">
            <text:p text:style-name="P416">Law Tac</text:p>
          </table:table-cell>
        </table:table-row>
        <table:table-row>
          <table:table-cell table:style-name="Table3.A1" office:value-type="string">
            <text:p text:style-name="P416">8</text:p>
          </table:table-cell>
          <table:table-cell table:style-name="Table3.A1" office:value-type="string">
            <text:p text:style-name="P416">Fire-Tac</text:p>
          </table:table-cell>
        </table:table-row>
        <table:table-row>
          <table:table-cell table:style-name="Table3.A1" office:value-type="string">
            <text:p text:style-name="P416">9</text:p>
          </table:table-cell>
          <table:table-cell table:style-name="Table3.A1" office:value-type="string">
            <text:p text:style-name="P416">EMS-Tac</text:p>
          </table:table-cell>
        </table:table-row>
        <table:table-row>
          <table:table-cell table:style-name="Table3.A1" office:value-type="string">
            <text:p text:style-name="P416">10</text:p>
          </table:table-cell>
          <table:table-cell table:style-name="Table3.A1" office:value-type="string">
            <text:p text:style-name="P416">(not assigned)</text:p>
          </table:table-cell>
        </table:table-row>
        <table:table-row>
          <table:table-cell table:style-name="Table3.A1" office:value-type="string">
            <text:p text:style-name="P416">11</text:p>
          </table:table-cell>
          <table:table-cell table:style-name="Table3.A1" office:value-type="string">
            <text:p text:style-name="P416">Interop</text:p>
          </table:table-cell>
        </table:table-row>
        <table:table-row>
          <table:table-cell table:style-name="Table3.A1" office:value-type="string">
            <text:p text:style-name="P416">12</text:p>
          </table:table-cell>
          <table:table-cell table:style-name="Table3.A1" office:value-type="string">
            <text:p text:style-name="P416">Hospital</text:p>
          </table:table-cell>
        </table:table-row>
        <table:table-row>
          <table:table-cell table:style-name="Table3.A1" office:value-type="string">
            <text:p text:style-name="P416">13</text:p>
          </table:table-cell>
          <table:table-cell table:style-name="Table3.A1" office:value-type="string">
            <text:p text:style-name="P416">Ham</text:p>
          </table:table-cell>
        </table:table-row>
        <table:table-row>
          <table:table-cell table:style-name="Table3.A1" office:value-type="string">
            <text:p text:style-name="P416">14</text:p>
          </table:table-cell>
          <table:table-cell table:style-name="Table3.A1" office:value-type="string">
            <text:p text:style-name="P416">Public Works</text:p>
          </table:table-cell>
        </table:table-row>
        <table:table-row>
          <table:table-cell table:style-name="Table3.A1" office:value-type="string">
            <text:p text:style-name="P416">15</text:p>
          </table:table-cell>
          <table:table-cell table:style-name="Table3.A1" office:value-type="string">
            <text:p text:style-name="P416">Aircraft</text:p>
          </table:table-cell>
        </table:table-row>
        <table:table-row>
          <table:table-cell table:style-name="Table3.A1" office:value-type="string">
            <text:p text:style-name="P416">16</text:p>
          </table:table-cell>
          <table:table-cell table:style-name="Table3.A1" office:value-type="string">
            <text:p text:style-name="P416">Federal</text:p>
          </table:table-cell>
        </table:table-row>
        <table:table-row>
          <table:table-cell table:style-name="Table3.A1" office:value-type="string">
            <text:p text:style-name="P416">17</text:p>
          </table:table-cell>
          <table:table-cell table:style-name="Table3.A1" office:value-type="string">
            <text:p text:style-name="P416">Business</text:p>
          </table:table-cell>
        </table:table-row>
        <table:table-row>
          <table:table-cell table:style-name="Table3.A1" office:value-type="string">
            <text:p text:style-name="P416">18</text:p>
          </table:table-cell>
          <table:table-cell table:style-name="Table3.A1" office:value-type="string">
            <text:p text:style-name="P416">(not assigned)</text:p>
          </table:table-cell>
        </table:table-row>
        <table:table-row>
          <table:table-cell table:style-name="Table3.A1" office:value-type="string">
            <text:p text:style-name="P416">19</text:p>
          </table:table-cell>
          <table:table-cell table:style-name="Table3.A1" office:value-type="string">
            <text:p text:style-name="P416">(not assigned)</text:p>
          </table:table-cell>
        </table:table-row>
        <table:table-row>
          <table:table-cell table:style-name="Table3.A1" office:value-type="string">
            <text:p text:style-name="P416">20</text:p>
          </table:table-cell>
          <table:table-cell table:style-name="Table3.A1" office:value-type="string">
            <text:p text:style-name="P416">Railroad</text:p>
          </table:table-cell>
        </table:table-row>
        <table:table-row>
          <table:table-cell table:style-name="Table3.A1" office:value-type="string">
            <text:p text:style-name="P416">21</text:p>
          </table:table-cell>
          <table:table-cell table:style-name="Table3.A1" office:value-type="string">
            <text:p text:style-name="P416">Other</text:p>
          </table:table-cell>
        </table:table-row>
        <table:table-row>
          <table:table-cell table:style-name="Table3.A1" office:value-type="string">
            <text:p text:style-name="P416">22</text:p>
          </table:table-cell>
          <table:table-cell table:style-name="Table3.A1" office:value-type="string">
            <text:p text:style-name="P416">Multi-Talk</text:p>
          </table:table-cell>
        </table:table-row>
        <table:table-row>
          <table:table-cell table:style-name="Table3.A1" office:value-type="string">
            <text:p text:style-name="P416">23</text:p>
          </table:table-cell>
          <table:table-cell table:style-name="Table3.A1" office:value-type="string">
            <text:p text:style-name="P416">Law Talk</text:p>
          </table:table-cell>
        </table:table-row>
        <table:table-row>
          <table:table-cell table:style-name="Table3.A1" office:value-type="string">
            <text:p text:style-name="P416">24</text:p>
          </table:table-cell>
          <table:table-cell table:style-name="Table3.A1" office:value-type="string">
            <text:p text:style-name="P416">Fire-Talk</text:p>
          </table:table-cell>
        </table:table-row>
        <table:table-row>
          <table:table-cell table:style-name="Table3.A1" office:value-type="string">
            <text:p text:style-name="P416">25</text:p>
          </table:table-cell>
          <table:table-cell table:style-name="Table3.A1" office:value-type="string">
            <text:p text:style-name="P416">EMS-Talk</text:p>
          </table:table-cell>
        </table:table-row>
        <table:table-row>
          <table:table-cell table:style-name="Table3.A1" office:value-type="string">
            <text:p text:style-name="P416">26</text:p>
          </table:table-cell>
          <table:table-cell table:style-name="Table3.A1" office:value-type="string">
            <text:p text:style-name="P416">Transportation</text:p>
          </table:table-cell>
        </table:table-row>
        <table:table-row>
          <table:table-cell table:style-name="Table3.A1" office:value-type="string">
            <text:p text:style-name="P416">27</text:p>
          </table:table-cell>
          <table:table-cell table:style-name="Table3.A1" office:value-type="string">
            <text:p text:style-name="P416">(not assigned)</text:p>
          </table:table-cell>
        </table:table-row>
        <table:table-row>
          <table:table-cell table:style-name="Table3.A1" office:value-type="string">
            <text:p text:style-name="P416">28</text:p>
          </table:table-cell>
          <table:table-cell table:style-name="Table3.A1" office:value-type="string">
            <text:p text:style-name="P416">(not assigned)</text:p>
          </table:table-cell>
        </table:table-row>
        <table:table-row>
          <table:table-cell table:style-name="Table3.A1" office:value-type="string">
            <text:p text:style-name="P416">29</text:p>
          </table:table-cell>
          <table:table-cell table:style-name="Table3.A1" office:value-type="string">
            <text:p text:style-name="P416">Emergency Ops</text:p>
          </table:table-cell>
        </table:table-row>
        <text:soft-page-break/>
        <table:table-row>
          <table:table-cell table:style-name="Table3.A1" office:value-type="string">
            <text:p text:style-name="P416">30 </text:p>
          </table:table-cell>
          <table:table-cell table:style-name="Table3.A1" office:value-type="string">
            <text:p text:style-name="P416">Military</text:p>
          </table:table-cell>
        </table:table-row>
        <table:table-row>
          <table:table-cell table:style-name="Table3.A1" office:value-type="string">
            <text:p text:style-name="P416">31</text:p>
          </table:table-cell>
          <table:table-cell table:style-name="Table3.A1" office:value-type="string">
            <text:p text:style-name="P416">Media</text:p>
          </table:table-cell>
        </table:table-row>
        <table:table-row>
          <table:table-cell table:style-name="Table3.A1" office:value-type="string">
            <text:p text:style-name="P416">32</text:p>
          </table:table-cell>
          <table:table-cell table:style-name="Table3.A1" office:value-type="string">
            <text:p text:style-name="P416">Schools</text:p>
          </table:table-cell>
        </table:table-row>
        <table:table-row>
          <table:table-cell table:style-name="Table3.A1" office:value-type="string">
            <text:p text:style-name="P416">33</text:p>
          </table:table-cell>
          <table:table-cell table:style-name="Table3.A1" office:value-type="string">
            <text:p text:style-name="P416">Security</text:p>
          </table:table-cell>
        </table:table-row>
        <table:table-row>
          <table:table-cell table:style-name="Table3.A1" office:value-type="string">
            <text:p text:style-name="P416">34</text:p>
          </table:table-cell>
          <table:table-cell table:style-name="Table3.A1" office:value-type="string">
            <text:p text:style-name="P416">Utilities</text:p>
          </table:table-cell>
        </table:table-row>
        <table:table-row>
          <table:table-cell table:style-name="Table3.A1" office:value-type="string">
            <text:p text:style-name="P416">35</text:p>
          </table:table-cell>
          <table:table-cell table:style-name="Table3.A1" office:value-type="string">
            <text:p text:style-name="P416">(not assigned)</text:p>
          </table:table-cell>
        </table:table-row>
        <table:table-row>
          <table:table-cell table:style-name="Table3.A1" office:value-type="string">
            <text:p text:style-name="P416">36</text:p>
          </table:table-cell>
          <table:table-cell table:style-name="Table3.A1" office:value-type="string">
            <text:p text:style-name="P416">(not assigned)</text:p>
          </table:table-cell>
        </table:table-row>
        <table:table-row>
          <table:table-cell table:style-name="Table3.A1" office:value-type="string">
            <text:p text:style-name="P416">37</text:p>
          </table:table-cell>
          <table:table-cell table:style-name="Table3.A1" office:value-type="string">
            <text:p text:style-name="P416">Corrections</text:p>
          </table:table-cell>
        </table:table-row>
        <table:table-row>
          <table:table-cell table:style-name="Table3.A1" office:value-type="string">
            <text:p text:style-name="P416">38-207</text:p>
          </table:table-cell>
          <table:table-cell table:style-name="Table3.A1" office:value-type="string">
            <text:p text:style-name="P416">(Not valid in the radio)</text:p>
          </table:table-cell>
        </table:table-row>
        <table:table-row>
          <table:table-cell table:style-name="Table3.A1" office:value-type="string">
            <text:p text:style-name="P416">208</text:p>
          </table:table-cell>
          <table:table-cell table:style-name="Table3.A1" office:value-type="string">
            <text:p text:style-name="P416">Custom 1</text:p>
          </table:table-cell>
        </table:table-row>
        <table:table-row>
          <table:table-cell table:style-name="Table3.A1" office:value-type="string">
            <text:p text:style-name="P416">209</text:p>
          </table:table-cell>
          <table:table-cell table:style-name="Table3.A1" office:value-type="string">
            <text:p text:style-name="P416">Custom 2</text:p>
          </table:table-cell>
        </table:table-row>
        <table:table-row>
          <table:table-cell table:style-name="Table3.A1" office:value-type="string">
            <text:p text:style-name="P416">210</text:p>
          </table:table-cell>
          <table:table-cell table:style-name="Table3.A1" office:value-type="string">
            <text:p text:style-name="P416">Custom 3</text:p>
          </table:table-cell>
        </table:table-row>
        <table:table-row>
          <table:table-cell table:style-name="Table3.A1" office:value-type="string">
            <text:p text:style-name="P416">211</text:p>
          </table:table-cell>
          <table:table-cell table:style-name="Table3.A1" office:value-type="string">
            <text:p text:style-name="P416">Custom 4</text:p>
          </table:table-cell>
        </table:table-row>
        <table:table-row>
          <table:table-cell table:style-name="Table3.A1" office:value-type="string">
            <text:p text:style-name="P416">212</text:p>
          </table:table-cell>
          <table:table-cell table:style-name="Table3.A1" office:value-type="string">
            <text:p text:style-name="P416">Custom 5</text:p>
          </table:table-cell>
        </table:table-row>
        <table:table-row>
          <table:table-cell table:style-name="Table3.A1" office:value-type="string">
            <text:p text:style-name="P416">213</text:p>
          </table:table-cell>
          <table:table-cell table:style-name="Table3.A1" office:value-type="string">
            <text:p text:style-name="P416">Custom 6</text:p>
          </table:table-cell>
        </table:table-row>
        <table:table-row>
          <table:table-cell table:style-name="Table3.A1" office:value-type="string">
            <text:p text:style-name="P416">214</text:p>
          </table:table-cell>
          <table:table-cell table:style-name="Table3.A1" office:value-type="string">
            <text:p text:style-name="P416">Custom 7</text:p>
          </table:table-cell>
        </table:table-row>
        <table:table-row>
          <table:table-cell table:style-name="Table3.A1" office:value-type="string">
            <text:p text:style-name="P416">215</text:p>
          </table:table-cell>
          <table:table-cell table:style-name="Table3.A1" office:value-type="string">
            <text:p text:style-name="P416">Custom 8</text:p>
          </table:table-cell>
        </table:table-row>
        <table:table-row>
          <table:table-cell table:style-name="Table3.A1" office:value-type="string">
            <text:p text:style-name="P416">216</text:p>
          </table:table-cell>
          <table:table-cell table:style-name="Table3.A1" office:value-type="string">
            <text:p text:style-name="P416">Racing Officials</text:p>
          </table:table-cell>
        </table:table-row>
      </table:table>
      <text:p text:style-name="P81"/>
      <text:p text:style-name="P81"/>
      <text:p text:style-name="P443"/>
      <text:p text:style-name="Text_20_body"/>
      <text:p text:style-name="P439">The following matrix identifies the usage of each key in the FREQ record. A ‘M’ indicates that the field can be stored in a memory channel. A ‘V’ indicates that the radio’s VFO can be set to that value . </text:p>
      <text:p text:style-name="Text_20_body"/>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number-columns-repeated="2"/>
        <table:table-column table:style-name="Table16.H"/>
        <table:table-column table:style-name="Table16.I"/>
        <table:table-column table:style-name="Table16.F"/>
        <table:table-column table:style-name="Table16.K"/>
        <table:table-header-rows>
          <table:table-row>
            <table:table-cell table:style-name="Table16.A1" office:value-type="string">
              <text:p text:style-name="P441">Key</text:p>
            </table:table-cell>
            <table:table-cell table:style-name="Table16.A1" office:value-type="string">
              <text:p text:style-name="P442">GUI</text:p>
            </table:table-cell>
            <table:table-cell table:style-name="Table16.A1" office:value-type="string">
              <text:p text:style-name="P442">BCD325P2</text:p>
            </table:table-cell>
            <table:table-cell table:style-name="Table16.A1" office:value-type="string">
              <text:p text:style-name="P442">SDS<text:span text:style-name="T271">2</text:span>00 <text:span text:style-name="T271">SDS100</text:span></text:p>
            </table:table-cell>
            <table:table-cell table:style-name="Table16.A1" office:value-type="string">
              <text:p text:style-name="P442">ICR30</text:p>
            </table:table-cell>
            <table:table-cell table:style-name="Table16.A1" office:value-type="string">
              <text:p text:style-name="P441">R8600</text:p>
            </table:table-cell>
            <table:table-cell table:style-name="Table16.A1" office:value-type="string">
              <text:p text:style-name="P442">IC705</text:p>
            </table:table-cell>
            <table:table-cell table:style-name="Table16.A1" office:value-type="string">
              <text:p text:style-name="P442">r7000</text:p>
            </table:table-cell>
            <table:table-cell table:style-name="Table16.A1" office:value-type="string">
              <text:p text:style-name="P441">aor8000</text:p>
            </table:table-cell>
            <table:table-cell table:style-name="Table16.A1" office:value-type="string">
              <text:p text:style-name="P441">THF6A</text:p>
              <text:p text:style-name="P441"/>
            </table:table-cell>
            <table:table-cell table:style-name="Table16.A1" office:value-type="string">
              <text:p text:style-name="P441">BC895XLT</text:p>
            </table:table-cell>
          </table:table-row>
        </table:table-header-rows>
        <table:table-row>
          <table:table-cell table:style-name="Table16.A1" office:value-type="string">
            <text:p text:style-name="P438">service</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P438">-</text:p>
          </table:table-cell>
        </table:table-row>
        <table:table-row>
          <table:table-cell table:style-name="Table16.A1" office:value-type="string">
            <text:p text:style-name="P438">valid</text:p>
          </table:table-cell>
          <table:table-cell table:style-name="Table16.A1" office:value-type="string">
            <text:p text:style-name="P440">M</text:p>
          </table:table-cell>
          <table:table-cell table:style-name="Table16.A1" office:value-type="string">
            <text:p text:style-name="P440">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style-name="Table16.4">
          <table:table-cell table:style-name="Table16.A1" office:value-type="string">
            <text:p text:style-name="P438">atten</text:p>
          </table:table-cell>
          <table:table-cell table:style-name="Table16.A1" office:value-type="string">
            <text:p text:style-name="P437">M</text:p>
          </table:table-cell>
          <table:table-cell table:style-name="Table16.A1" office:value-type="string">
            <text:p text:style-name="P437">M<text:span text:style-name="T272">V</text:span></text:p>
          </table:table-cell>
          <table:table-cell table:style-name="Table16.A1" office:value-type="string">
            <text:p text:style-name="P437">MV</text:p>
          </table:table-cell>
          <table:table-cell table:style-name="Table16.A1" office:value-type="string">
            <text:p text:style-name="P437">V</text:p>
          </table:table-cell>
          <table:table-cell table:style-name="Table16.A1" office:value-type="string">
            <text:p text:style-name="P437">V</text:p>
          </table:table-cell>
          <table:table-cell table:style-name="Table16.A1" office:value-type="string">
            <text:p text:style-name="P437">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7">V</text:p>
          </table:table-cell>
          <table:table-cell table:style-name="Table16.A1" office:value-type="string">
            <text:p text:style-name="P437">M</text:p>
          </table:table-cell>
        </table:table-row>
        <table:table-row>
          <table:table-cell table:style-name="Table16.A1" office:value-type="string">
            <text:p text:style-name="P438">priority</text:p>
          </table:table-cell>
          <table:table-cell table:style-name="Table16.A1" office:value-type="string">
            <text:p text:style-name="Table_20_Contents">-</text:p>
          </table:table-cell>
          <table:table-cell table:style-name="Table16.A1" office:value-type="string">
            <text:p text:style-name="P440">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37">preamp</text:p>
          </table:table-cell>
          <table:table-cell table:style-name="Table16.A1" office:value-type="string">
            <text:p text:style-name="P437">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7">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oplus/ominu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38">channel</text:p>
          </table:table-cell>
          <table:table-cell table:style-name="Table16.A1" office:value-type="string">
            <text:p text:style-name="P437">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7">M</text:p>
          </table:table-cell>
          <table:table-cell table:style-name="Table16.A1" office:value-type="string">
            <text:p text:style-name="P437">M</text:p>
          </table:table-cell>
          <table:table-cell table:style-name="Table16.A1" office:value-type="string">
            <text:p text:style-name="P437">M</text:p>
          </table:table-cell>
          <table:table-cell table:style-name="Table16.A1" office:value-type="string">
            <text:p text:style-name="P437">M</text:p>
          </table:table-cell>
          <table:table-cell table:style-name="Table16.A1" office:value-type="string">
            <text:p text:style-name="P437">M</text:p>
          </table:table-cell>
          <table:table-cell table:style-name="Table16.A1" office:value-type="string">
            <text:p text:style-name="P437">M</text:p>
          </table:table-cell>
          <table:table-cell table:style-name="Table16.A1" office:value-type="string">
            <text:p text:style-name="P437">M</text:p>
          </table:table-cell>
        </table:table-row>
        <table:table-row>
          <table:table-cell table:style-name="Table16.A1" office:value-type="string">
            <text:p text:style-name="P438">frequency</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row>
        <table:table-row>
          <table:table-cell table:style-name="Table16.A1" office:value-type="string">
            <text:p text:style-name="P438">mode</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 </text:p>
          </table:table-cell>
          <table:table-cell table:style-name="Table16.A1" office:value-type="string">
            <text:p text:style-name="Table_20_Contents">-</text:p>
          </table:table-cell>
        </table:table-row>
        <table:table-row>
          <table:table-cell table:style-name="Table16.A1" office:value-type="string">
            <text:p text:style-name="P438">tgid</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tone/tone-type</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P438">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V</text:p>
          </table:table-cell>
          <table:table-cell table:style-name="Table16.A1" office:value-type="string">
            <text:p text:style-name="Table_20_Contents">-</text:p>
          </table:table-cell>
        </table:table-row>
        <table:table-row>
          <table:table-cell table:style-name="Table16.A1" office:value-type="string">
            <text:p text:style-name="P438">dlyrsm</text:p>
          </table:table-cell>
          <table:table-cell table:style-name="Table16.A1" office:value-type="string">
            <text:p text:style-name="P438">M</text:p>
          </table:table-cell>
          <table:table-cell table:style-name="Table16.A1" office:value-type="string">
            <text:p text:style-name="P440">V</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438">emgalt</text:p>
          </table:table-cell>
          <table:table-cell table:style-name="Table16.A1" office:value-type="string">
            <text:p text:style-name="Table_20_Contents">-</text:p>
          </table:table-cell>
          <table:table-cell table:style-name="Table16.A1" office:value-type="string">
            <text:p text:style-name="P440">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emglvl</text:p>
          </table:table-cell>
          <table:table-cell table:style-name="Table16.A1" office:value-type="string">
            <text:p text:style-name="Table_20_Contents">-</text:p>
          </table:table-cell>
          <table:table-cell table:style-name="Table16.A1" office:value-type="string">
            <text:p text:style-name="P440">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emgpat</text:p>
          </table:table-cell>
          <table:table-cell table:style-name="Table16.A1" office:value-type="string">
            <text:p text:style-name="Table_20_Contents">-</text:p>
          </table:table-cell>
          <table:table-cell table:style-name="Table16.A1" office:value-type="string">
            <text:p text:style-name="P440">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rfgai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scangrp</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P43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svc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voloff</text:p>
          </table:table-cell>
          <table:table-cell table:style-name="Table16.A1" office:value-type="string">
            <text:p text:style-name="Table_20_Contents">-</text:p>
          </table:table-cell>
          <table:table-cell table:style-name="Table16.A1" office:value-type="string">
            <text:p text:style-name="P440">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utag</text:p>
          </table:table-cell>
          <table:table-cell table:style-name="Table16.A1" office:value-type="string">
            <text:p text:style-name="Table_20_Contents">-</text:p>
          </table:table-cell>
          <table:table-cell table:style-name="Table16.A1" office:value-type="string">
            <text:p text:style-name="P440">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2">
          <table:table-cell table:style-name="Table16.A1" office:value-type="string">
            <text:p text:style-name="P438">adtype</text:p>
          </table:table-cell>
          <table:table-cell table:style-name="Table16.A1" office:value-type="string">
            <text:p text:style-name="Table_20_Contents">-</text:p>
          </table:table-cell>
          <table:table-cell table:style-name="Table16.A1" office:value-type="string">
            <text:p text:style-name="P440">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lat</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lo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438">sfrequency</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text:p>
          </table:table-cell>
          <table:table-cell table:style-name="Table16.A1" office:value-type="string">
            <text:p text:style-name="P435">*</text:p>
          </table:table-cell>
          <table:table-cell table:style-name="Table16.A1" office:value-type="string">
            <text:p text:style-name="P43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Table_20_Contents">-</text:p>
          </table:table-cell>
        </table:table-row>
        <table:table-row>
          <table:table-cell table:style-name="Table16.A1" office:value-type="string">
            <text:p text:style-name="P438">sm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Table_20_Contents">-</text:p>
          </table:table-cell>
        </table:table-row>
        <table:table-row>
          <table:table-cell table:style-name="Table16.A1" office:value-type="string">
            <text:p text:style-name="P438">stone/stone-typ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435">M</text:p>
          </table:table-cell>
          <table:table-cell table:style-name="Table16.A1" office:value-type="string">
            <text:p text:style-name="Table_20_Contents">-</text:p>
          </table:table-cell>
        </table:table-row>
      </table:table>
      <text:p text:style-name="P81"/>
      <text:p text:style-name="P434">*Offset specification</text:p>
      <text:p text:style-name="P436">+Below 50mhz only</text:p>
      <text:p text:style-name="P436"/>
      <text:h text:style-name="P470" text:outline-level="3"><text:bookmark-start text:name="__RefHeading___Toc20177_1963318572"/>LOG records<text:bookmark-end text:name="__RefHeading___Toc20177_1963318572"/></text:h>
      <text:p text:style-name="P493"><text:span text:style-name="T281">These records contain additional information for a FREQ record. LOG records are generated by the GUI during various operations. Each LOG record is associated with a single FREQ record. If multiple LOG records are specified for a given FREQ record, only the last one read will be used. </text:span></text:p>
      <text:p text:style-name="P493"/>
      <text:p text:style-name="P493"/>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485">position</text:p>
            </table:table-cell>
            <table:table-cell table:style-name="Table17.A1" office:value-type="string">
              <text:p text:style-name="P485">key</text:p>
            </table:table-cell>
            <table:table-cell table:style-name="Table17.A1" office:value-type="string">
              <text:p text:style-name="P486">type</text:p>
            </table:table-cell>
            <table:table-cell table:style-name="Table17.A1" office:value-type="string">
              <text:p text:style-name="P485">description</text:p>
            </table:table-cell>
          </table:table-row>
        </table:table-header-rows>
        <table:table-row>
          <table:table-cell table:style-name="Table17.A1" office:value-type="string">
            <text:p text:style-name="P478">1</text:p>
          </table:table-cell>
          <table:table-cell table:style-name="Table17.A1" office:value-type="string">
            <text:p text:style-name="P479">rectype</text:p>
          </table:table-cell>
          <table:table-cell table:style-name="Table17.A1" office:value-type="string">
            <text:p text:style-name="P481">string</text:p>
          </table:table-cell>
          <table:table-cell table:style-name="Table17.A1" office:value-type="string">
            <text:p text:style-name="P482">Record type. <text:span text:style-name="T95">(</text:span><text:span text:style-name="T34">LOG</text:span><text:span text:style-name="T8">)</text:span><text:span text:style-name="T16">.</text:span></text:p>
          </table:table-cell>
        </table:table-row>
        <table:table-row>
          <table:table-cell table:style-name="Table17.A1" office:value-type="string">
            <text:p text:style-name="P484">2</text:p>
          </table:table-cell>
          <table:table-cell table:style-name="Table17.A1" office:value-type="string">
            <text:p text:style-name="P480">index</text:p>
          </table:table-cell>
          <table:table-cell table:style-name="Table17.A1" office:value-type="string">
            <text:p text:style-name="P483">integer</text:p>
          </table:table-cell>
          <table:table-cell table:style-name="Table17.A1" office:value-type="string">
            <text:p text:style-name="P483">Index of the associated FREQ record. <text:line-break/>If this number is missing or references a non-existant FREQ record, this record will be discarded.</text:p>
          </table:table-cell>
        </table:table-row>
        <table:table-row>
          <table:table-cell table:style-name="Table17.A1" office:value-type="string">
            <text:p text:style-name="P484">3</text:p>
          </table:table-cell>
          <table:table-cell table:style-name="Table17.A1" office:value-type="string">
            <text:p text:style-name="P480">count</text:p>
          </table:table-cell>
          <table:table-cell table:style-name="Table17.A1" office:value-type="string">
            <text:p text:style-name="P483">integer</text:p>
          </table:table-cell>
          <table:table-cell table:style-name="Table17.A1" office:value-type="string">
            <text:p text:style-name="P483">Count of squelch breaks for the FREQ record.</text:p>
          </table:table-cell>
        </table:table-row>
        <table:table-row>
          <table:table-cell table:style-name="Table17.A1" office:value-type="string">
            <text:p text:style-name="P484">4</text:p>
          </table:table-cell>
          <table:table-cell table:style-name="Table17.A1" office:value-type="string">
            <text:p text:style-name="P480">signal</text:p>
          </table:table-cell>
          <table:table-cell table:style-name="Table17.A1" office:value-type="string">
            <text:p text:style-name="P483">integer</text:p>
          </table:table-cell>
          <table:table-cell table:style-name="Table17.A1" office:value-type="string">
            <text:p text:style-name="P483">Value of the last signal detected (0-9)</text:p>
          </table:table-cell>
        </table:table-row>
        <text:soft-page-break/>
        <table:table-row>
          <table:table-cell table:style-name="Table17.A1" office:value-type="string">
            <text:p text:style-name="P484">5</text:p>
          </table:table-cell>
          <table:table-cell table:style-name="Table17.A1" office:value-type="string">
            <text:p text:style-name="P480">duration</text:p>
          </table:table-cell>
          <table:table-cell table:style-name="Table17.A1" office:value-type="string">
            <text:p text:style-name="P483">integer</text:p>
          </table:table-cell>
          <table:table-cell table:style-name="Table17.A1" office:value-type="string">
            <text:p text:style-name="P483">Total duration of signal detected in seconds.</text:p>
          </table:table-cell>
        </table:table-row>
        <table:table-row>
          <table:table-cell table:style-name="Table17.A1" office:value-type="string">
            <text:p text:style-name="P484">6</text:p>
          </table:table-cell>
          <table:table-cell table:style-name="Table17.A1" office:value-type="string">
            <text:p text:style-name="P480">timestamp</text:p>
          </table:table-cell>
          <table:table-cell table:style-name="Table17.A1" office:value-type="string">
            <text:p text:style-name="P483">integer</text:p>
          </table:table-cell>
          <table:table-cell table:style-name="Table17.A1" office:value-type="string">
            <text:p text:style-name="P483">UNIX timestamp of the last signal detected</text:p>
          </table:table-cell>
        </table:table-row>
        <table:table-row>
          <table:table-cell table:style-name="Table17.A1" office:value-type="string">
            <text:p text:style-name="P478"/>
          </table:table-cell>
          <table:table-cell table:style-name="Table17.A1" office:value-type="string">
            <text:p text:style-name="P479"/>
          </table:table-cell>
          <table:table-cell table:style-name="Table17.A1" office:value-type="string">
            <text:p text:style-name="P481"/>
          </table:table-cell>
          <table:table-cell table:style-name="Table17.A1" office:value-type="string">
            <text:p text:style-name="P482"/>
          </table:table-cell>
        </table:table-row>
      </table:table>
      <text:p text:style-name="P477"/>
      <text:h text:style-name="P461" text:outline-level="3"><text:bookmark-start text:name="__RefHeading___Toc6993_3924652775"/>SEARCH records<text:bookmark-end text:name="__RefHeading___Toc6993_3924652775"/></text:h>
      <text:p text:style-name="P432"><text:s/><text:span text:style-name="T250">Search records are used for setting Uniden BCD radio search memories. The STORE command in the RADIOWRITE program provides an option to include these records when storing into the radio.</text:span></text:p>
      <text:p text:style-name="P426">The GUI program can also make use of these records for SEARCH operations.</text:p>
      <text:p text:style-name="P432"/>
      <text:p text:style-name="P424">There are two sets of search memor<text:span text:style-name="T252">y channels</text:span> in the BCD325P2 &amp; BCD396T. There are <text:span text:style-name="T251">1</text:span><text:span text:style-name="T252">3</text:span><text:span text:style-name="T251"> ‘Service’ </text:span><text:span text:style-name="T252">channels</text:span><text:span text:style-name="T251"> numbered 1-15. The BCD396T only supports 12. </text:span><text:span text:style-name="T252">Channel 10 is Not defined on the BCD325P2.</text:span></text:p>
      <text:p text:style-name="P424"><text:span text:style-name="T252">Channel 15 is Not defined on the BCD396T. Channels 13 &amp; 14 are not defined</text:span><text:span text:style-name="T251"> </text:span><text:span text:style-name="T252">for either radio.</text:span></text:p>
      <text:p text:style-name="P424"/>
      <text:p text:style-name="P433">The Uniden Radios provide the ability to do search while scanning. <text:span text:style-name="T257">Each search channel can run when the radio is doing normal scanning. There are two settings that enable this to happen: The ‘</text:span><text:span text:style-name="T260">Lock-Out</text:span><text:span text:style-name="T257">’ </text:span><text:span text:style-name="T260">setting (set by the ‘Valid’ field) </text:span><text:span text:style-name="T257">and the state of the </text:span><text:span text:style-name="T265">q</text:span><text:span text:style-name="T257">uick-</text:span><text:span text:style-name="T265">k</text:span><text:span text:style-name="T257">ey defined in the search memory. </text:span></text:p>
      <text:p text:style-name="P433"/>
      <text:p text:style-name="P433"/>
      <text:p text:style-name="P367">Table <text:sequence text:ref-name="refTable9" text:name="Table" text:formula="ooow:Table+1" style:num-format="1">10</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80">Lock-out</text:p>
            </table:table-cell>
            <table:table-cell table:style-name="Table15.A1" office:value-type="string">
              <text:p text:style-name="P379">Quick-<text:span text:style-name="T265">k</text:span>ey</text:p>
            </table:table-cell>
            <table:table-cell table:style-name="Table15.A1" office:value-type="string">
              <text:p text:style-name="P379">Action</text:p>
            </table:table-cell>
          </table:table-row>
        </table:table-header-rows>
        <table:table-row>
          <table:table-cell table:style-name="Table15.A1" office:value-type="string">
            <text:p text:style-name="P429">O<text:span text:style-name="T260">n</text:span></text:p>
          </table:table-cell>
          <table:table-cell table:style-name="Table15.A1" office:value-type="string">
            <text:p text:style-name="P429">On/Off/Not Defined</text:p>
          </table:table-cell>
          <table:table-cell table:style-name="Table15.A1" office:value-type="string">
            <text:p text:style-name="P429">Search record will not run during scan</text:p>
          </table:table-cell>
        </table:table-row>
        <table:table-row>
          <table:table-cell table:style-name="Table15.A1" office:value-type="string">
            <text:p text:style-name="P429">O<text:span text:style-name="T260">ff</text:span></text:p>
          </table:table-cell>
          <table:table-cell table:style-name="Table15.A1" office:value-type="string">
            <text:p text:style-name="P429">Off</text:p>
          </table:table-cell>
          <table:table-cell table:style-name="Table15.A1" office:value-type="string">
            <text:p text:style-name="P429">Search record will not run during scan</text:p>
          </table:table-cell>
        </table:table-row>
        <table:table-row>
          <table:table-cell table:style-name="Table15.A1" office:value-type="string">
            <text:p text:style-name="P429">O<text:span text:style-name="T260">ff</text:span></text:p>
          </table:table-cell>
          <table:table-cell table:style-name="Table15.A1" office:value-type="string">
            <text:p text:style-name="P429">On</text:p>
          </table:table-cell>
          <table:table-cell table:style-name="Table15.A1" office:value-type="string">
            <text:p text:style-name="P429">Search record Will run during scan</text:p>
          </table:table-cell>
        </table:table-row>
        <table:table-row>
          <table:table-cell table:style-name="Table15.A1" office:value-type="string">
            <text:p text:style-name="P429">O<text:span text:style-name="T260">ff</text:span></text:p>
          </table:table-cell>
          <table:table-cell table:style-name="Table15.A1" office:value-type="string">
            <text:p text:style-name="P429">Not Defined</text:p>
          </table:table-cell>
          <table:table-cell table:style-name="Table15.A1" office:value-type="string">
            <text:p text:style-name="P429">Search record will ALWAYS run during scan (cannot be turned off)</text:p>
          </table:table-cell>
        </table:table-row>
      </table:table>
      <text:p text:style-name="P433"/>
      <text:p text:style-name="P432"><text:span text:style-name="T250"><text:s/></text:span><text:span text:style-name="T33">NOTE</text:span><text:span text:style-name="T260">: <text:s/>The </text:span><text:span text:style-name="T265">q</text:span><text:span text:style-name="T260">uick-</text:span><text:span text:style-name="T265">k</text:span><text:span text:style-name="T260">eys used for S</text:span><text:span text:style-name="T265">EARCH</text:span><text:span text:style-name="T260"> are the same keys used for each S</text:span><text:span text:style-name="T265">ystem stored in the </text:span><text:span text:style-name="T260">radio. To prevent confusing situations, Search </text:span><text:span text:style-name="T265">q</text:span><text:span text:style-name="T260">uick-</text:span><text:span text:style-name="T265">k</text:span><text:span text:style-name="T260">ey numbers should be chosen to be DIFFERENT from System keys. </text:span></text:p>
      <text:p text:style-name="P432"/>
      <text:p text:style-name="P432"/>
      <text:p text:style-name="P432"/>
      <text:p text:style-name="P367">Table <text:sequence text:ref-name="refTable10" text:name="Table" text:formula="ooow:Table+1" style:num-format="1">11</text:sequence>: SEARCH record f<text:span text:style-name="T258">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320">position</text:p>
            </table:table-cell>
            <table:table-cell table:style-name="Search.A1" office:value-type="string">
              <text:p text:style-name="P320">key</text:p>
            </table:table-cell>
            <table:table-cell table:style-name="Search.A1" office:value-type="string">
              <text:p text:style-name="P322">type</text:p>
            </table:table-cell>
            <table:table-cell table:style-name="Search.A1" office:value-type="string">
              <text:p text:style-name="P320">description</text:p>
            </table:table-cell>
          </table:table-row>
        </table:table-header-rows>
        <table:table-row>
          <table:table-cell table:style-name="Search.A1" office:value-type="string">
            <text:p text:style-name="P423">1</text:p>
          </table:table-cell>
          <table:table-cell table:style-name="Search.A1" office:value-type="string">
            <text:p text:style-name="P303">rectype</text:p>
          </table:table-cell>
          <table:table-cell table:style-name="Search.A1" office:value-type="string">
            <text:p text:style-name="P107">string</text:p>
          </table:table-cell>
          <table:table-cell table:style-name="Search.A1" office:value-type="string">
            <text:p text:style-name="P121">Record type. <text:span text:style-name="T95">(</text:span><text:span text:style-name="T32">SEARCH</text:span><text:span text:style-name="T8">)</text:span><text:span text:style-name="T16">.</text:span></text:p>
          </table:table-cell>
        </table:table-row>
        <table:table-row>
          <table:table-cell table:style-name="Search.A1" office:value-type="string">
            <text:p text:style-name="P423">2</text:p>
          </table:table-cell>
          <table:table-cell table:style-name="Search.A1" office:value-type="string">
            <text:p text:style-name="P305">index</text:p>
          </table:table-cell>
          <table:table-cell table:style-name="Search.A1" office:value-type="string">
            <text:p text:style-name="P119">integer</text:p>
          </table:table-cell>
          <table:table-cell table:style-name="Search.A1" office:value-type="string">
            <text:p text:style-name="P125"><text:span text:style-name="T250">Search</text:span> number index<text:span text:style-name="T96">. This number MUST be unique for all </text:span><text:span text:style-name="T32">SEARCH</text:span><text:span text:style-name="T12"> </text:span><text:span text:style-name="T96">records in the file, and must be greater than 0.</text:span></text:p>
            <text:p text:style-name="P164">If this value is 0, this record is discarded.<text:span text:style-name="T93"> </text:span></text:p>
          </table:table-cell>
        </table:table-row>
        <table:table-row>
          <table:table-cell table:style-name="Search.A1" office:value-type="string">
            <text:p text:style-name="P444">3</text:p>
          </table:table-cell>
          <table:table-cell table:style-name="Search.A1" office:value-type="string">
            <text:p text:style-name="P126">service</text:p>
          </table:table-cell>
          <table:table-cell table:style-name="Search.A1" office:value-type="string">
            <text:p text:style-name="P107">string</text:p>
          </table:table-cell>
          <table:table-cell table:style-name="Search.A1" office:value-type="string">
            <text:p text:style-name="P126">Description of the <text:span text:style-name="T250">search</text:span>. Any valid text can be used. Although there is no limit to the length of the text for RadioCtl, the text may be truncated to a specific length when stored in a radio.<text:span text:style-name="T93"> </text:span></text:p>
            <text:p text:style-name="P232">This field is only used when storing into CUSTOM search memories,</text:p>
            <text:p text:style-name="P296"><text:span text:style-name="T269">or when processing a </text:span><text:span text:style-name="T64">Frequency Bank Search</text:span><text:span text:style-name="T269"> operation using the GUI.</text:span></text:p>
          </table:table-cell>
        </table:table-row>
        <table:table-row>
          <table:table-cell table:style-name="Search.A1" office:value-type="string">
            <text:p text:style-name="P444">4</text:p>
          </table:table-cell>
          <table:table-cell table:style-name="Search.A1" office:value-type="string">
            <text:p text:style-name="P226">valid</text:p>
          </table:table-cell>
          <table:table-cell table:style-name="Search.A1" office:value-type="string">
            <text:p text:style-name="P157"><text:span text:style-name="T111">b</text:span>inary</text:p>
          </table:table-cell>
          <table:table-cell table:style-name="Search.A1" office:value-type="string">
            <text:p text:style-name="P204"><text:span text:style-name="T257">Turns on or off this search.</text:span> If it is 1 (True/On), <text:span text:style-name="T257">this search will be enabled.</text:span></text:p>
            <text:p text:style-name="P204"><text:span text:style-name="T259">For Search records, this translates to the inverse of the ‘Lock-Out’ setting in the radio. If Valid is 1, ‘Lock-Out’ is 0, else ‘Lock-Out’ is 1.</text:span><text:span text:style-name="T257"> </text:span></text:p>
            <text:p text:style-name="P203"><text:span text:style-name="T228">If </text:span><text:span text:style-name="T259">valid is </text:span><text:span text:style-name="T228">not specified, defaults to 0 (False/Off)</text:span> </text:p>
          </table:table-cell>
        </table:table-row>
        <table:table-row>
          <table:table-cell table:style-name="Search.A1" office:value-type="string">
            <text:p text:style-name="P444">5</text:p>
          </table:table-cell>
          <table:table-cell table:style-name="Search.A1" office:value-type="string">
            <text:p text:style-name="P233">channel</text:p>
          </table:table-cell>
          <table:table-cell table:style-name="Search.A1" office:value-type="string">
            <text:p text:style-name="P233">integer</text:p>
          </table:table-cell>
          <table:table-cell table:style-name="Search.A1" office:value-type="string">
            <text:p text:style-name="P301">Search channel number. For Custom search, value must be 0-9. For the <text:soft-page-break/>predefined search memories, the number will be preceeded by ‘S’.</text:p>
            <text:p text:style-name="P302">Only channels 0-9 can be stored in the Radio. </text:p>
          </table:table-cell>
        </table:table-row>
        <table:table-row>
          <table:table-cell table:style-name="Search.A1" office:value-type="string">
            <text:p text:style-name="P444">6</text:p>
          </table:table-cell>
          <table:table-cell table:style-name="Search.A1" office:value-type="string">
            <text:p text:style-name="P425">start_freq</text:p>
          </table:table-cell>
          <table:table-cell table:style-name="Search.A1" office:value-type="string">
            <text:p text:style-name="P425">frequency</text:p>
          </table:table-cell>
          <table:table-cell table:style-name="Search.A1" office:value-type="string">
            <text:p text:style-name="P248"><text:span text:style-name="T252">First </text:span>Frequency in Hz or MHz. If a <text:span text:style-name="T119">d</text:span>ecimal point is present, the value is assumed to be in MHz.</text:p>
            <text:p text:style-name="P295">This field is only used when storing into <text:span text:style-name="T269">Uniden </text:span>CUSTOM search memories, <text:span text:style-name="T269">or when processing a </text:span><text:span text:style-name="T64">Frequency Bank Search</text:span><text:span text:style-name="T269"> operation using the GUI.</text:span></text:p>
          </table:table-cell>
        </table:table-row>
        <table:table-row>
          <table:table-cell table:style-name="Search.A1" office:value-type="string">
            <text:p text:style-name="P444">7</text:p>
          </table:table-cell>
          <table:table-cell table:style-name="Search.A1" office:value-type="string">
            <text:p text:style-name="P425">end_freq</text:p>
          </table:table-cell>
          <table:table-cell table:style-name="Search.A1" office:value-type="string">
            <text:p text:style-name="P425">frequency</text:p>
          </table:table-cell>
          <table:table-cell table:style-name="Search.A1" office:value-type="string">
            <text:p text:style-name="P248"><text:span text:style-name="T252">Last </text:span>Frequency in Hz or MHz. If a <text:span text:style-name="T119">d</text:span>ecimal point is present, the value is assumed to be in MHz.</text:p>
            <text:p text:style-name="P296">This field is only used when storing into <text:span text:style-name="T269">Uniden </text:span>CUSTOM search memories, <text:span text:style-name="T269">or when processing a </text:span><text:span text:style-name="T64">Frequency Bank Search</text:span><text:span text:style-name="T269"> operation using the GUI.</text:span></text:p>
          </table:table-cell>
        </table:table-row>
        <table:table-row>
          <table:table-cell table:style-name="Search.A1" office:value-type="string">
            <text:p text:style-name="P444">8</text:p>
          </table:table-cell>
          <table:table-cell table:style-name="Search.A1" office:value-type="string">
            <text:p text:style-name="P427">step</text:p>
          </table:table-cell>
          <table:table-cell table:style-name="Search.A1" office:value-type="string">
            <text:p text:style-name="P427">frequency</text:p>
          </table:table-cell>
          <table:table-cell table:style-name="Search.A1" office:value-type="string">
            <text:p text:style-name="P247"><text:span text:style-name="T253">Step </text:span>Frequency in Hz or MHz. If a <text:span text:style-name="T119">d</text:span>ecimal point is present, the value is assumed to be in MHz. <text:span text:style-name="T279">Step value CANNOT be 0, or the record will NOT be used </text:span><text:span text:style-name="T280">by the GUI, or stored in the radio. </text:span></text:p>
          </table:table-cell>
        </table:table-row>
        <table:table-row>
          <table:table-cell table:style-name="Search.A1" office:value-type="string">
            <text:p text:style-name="P444">9</text:p>
          </table:table-cell>
          <table:table-cell table:style-name="Search.A1" office:value-type="string">
            <text:p text:style-name="P258">mode</text:p>
          </table:table-cell>
          <table:table-cell table:style-name="Search.A1" office:value-type="string">
            <text:p text:style-name="P252">mode</text:p>
          </table:table-cell>
          <table:table-cell table:style-name="Search.A1" office:value-type="string">
            <text:p text:style-name="P260">Modulation string. Acceptable values are <text:span text:style-name="T19">A</text:span><text:span text:style-name="T2">M</text:span>, <text:span text:style-name="T2">FM</text:span>, <text:span text:style-name="T2">FM</text:span><text:span text:style-name="T20">w</text:span>, <text:span text:style-name="T2">FM</text:span><text:span text:style-name="T20">n</text:span>, <text:span text:style-name="T20">FMun</text:span><text:span text:style-name="T135">,</text:span> <text:span text:style-name="T2">AUTO</text:span> Case of the string is not important. <text:line-break/><text:span text:style-name="T250">This field is only used when storing into </text:span><text:span text:style-name="T269">Uniden </text:span><text:span text:style-name="T250">CUSTOM search memories, </text:span><text:span text:style-name="T269">or when processing a </text:span><text:span text:style-name="T64">Frequency Bank Search</text:span><text:span text:style-name="T269"> operation using the GUI.</text:span></text:p>
          </table:table-cell>
        </table:table-row>
        <table:table-row>
          <table:table-cell table:style-name="Search.A1" office:value-type="string">
            <text:p text:style-name="P444">10</text:p>
          </table:table-cell>
          <table:table-cell table:style-name="Search.A1" office:value-type="string">
            <text:p text:style-name="P255">f<text:span text:style-name="T132">lags</text:span></text:p>
            <text:p text:style-name="P241"/>
            <text:p text:style-name="P257"/>
          </table:table-cell>
          <table:table-cell table:style-name="Search.A1" office:value-type="string">
            <text:p text:style-name="P255">character</text:p>
          </table:table-cell>
          <table:table-cell table:style-name="Search.A1" office:value-type="string">
            <text:p text:style-name="P256">Single character flags indicating some attribute of this record. <text:span text:style-name="T133"><text:s/>Characters are NOT case sensitive. Multiple flags can be specified.</text:span><text:span text:style-name="T165"> </text:span></text:p>
            <text:p text:style-name="P256"><text:span text:style-name="T254">For </text:span><text:span text:style-name="T204">KEYWORD=VALUE format</text:span><text:span text:style-name="T254">, the </text:span><text:span text:style-name="T62">flag</text:span><text:span text:style-name="T254"> field is NOT used. Instead the individual key is specified.</text:span><text:span text:style-name="T165"> (ex: </text:span><text:span text:style-name="T46">ATTEN=1</text:span><text:span text:style-name="T165">)</text:span></text:p>
            <text:p text:style-name="P256"/>
            <text:p text:style-name="P297">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35">char</text:p>
                  </table:table-cell>
                  <table:table-cell table:style-name="Table12.A1" office:value-type="string">
                    <text:p text:style-name="P240">key</text:p>
                  </table:table-cell>
                  <table:table-cell table:style-name="Table12.A1" office:value-type="string">
                    <text:p text:style-name="P235">meaning</text:p>
                  </table:table-cell>
                </table:table-row>
              </table:table-header-rows>
              <table:table-row table:style-name="Table12.2">
                <table:table-cell table:style-name="Table12.A1" office:value-type="string">
                  <text:p text:style-name="P352">A</text:p>
                </table:table-cell>
                <table:table-cell table:style-name="Table12.A1" office:value-type="string">
                  <text:p text:style-name="P234">atten</text:p>
                </table:table-cell>
                <table:table-cell table:style-name="Table12.A1" office:value-type="string">
                  <text:p text:style-name="P234">Attenuation is on for this <text:span text:style-name="T255">search.</text:span></text:p>
                </table:table-cell>
              </table:table-row>
              <table:table-row>
                <table:table-cell table:style-name="Table12.A1" office:value-type="string">
                  <text:p text:style-name="P132">H</text:p>
                </table:table-cell>
                <table:table-cell table:style-name="Table12.A1" office:value-type="string">
                  <text:p text:style-name="P114">agc_digital</text:p>
                </table:table-cell>
                <table:table-cell table:style-name="Table12.A1" office:value-type="string">
                  <text:p text:style-name="P112">AGC Digital is on<text:span text:style-name="T256">32</text:span></text:p>
                </table:table-cell>
              </table:table-row>
              <table:table-row>
                <table:table-cell table:style-name="Table12.A1" office:value-type="string">
                  <text:p text:style-name="P132">J</text:p>
                </table:table-cell>
                <table:table-cell table:style-name="Table12.A1" office:value-type="string">
                  <text:p text:style-name="P114">agc_analog</text:p>
                </table:table-cell>
                <table:table-cell table:style-name="Table12.A1" office:value-type="string">
                  <text:p text:style-name="P112">AGC Analog is on</text:p>
                </table:table-cell>
              </table:table-row>
              <table:table-row>
                <table:table-cell table:style-name="Table12.A1" office:value-type="string">
                  <text:p text:style-name="P351"/>
                </table:table-cell>
                <table:table-cell table:style-name="Table12.A1" office:value-type="string">
                  <text:p text:style-name="P351"/>
                </table:table-cell>
                <table:table-cell table:style-name="Table12.A1" office:value-type="string">
                  <text:p text:style-name="P351"/>
                </table:table-cell>
              </table:table-row>
              <table:table-row>
                <table:table-cell table:style-name="Table12.A1" office:value-type="string">
                  <text:p text:style-name="P351"/>
                </table:table-cell>
                <table:table-cell table:style-name="Table12.A1" office:value-type="string">
                  <text:p text:style-name="P351"/>
                </table:table-cell>
                <table:table-cell table:style-name="Table12.A1" office:value-type="string">
                  <text:p text:style-name="P351"/>
                </table:table-cell>
              </table:table-row>
            </table:table>
            <text:p text:style-name="P297"/>
          </table:table-cell>
        </table:table-row>
        <table:table-row>
          <table:table-cell table:style-name="Search.A1" office:value-type="string">
            <text:p text:style-name="P430">1<text:span text:style-name="T278">1</text:span></text:p>
          </table:table-cell>
          <table:table-cell table:style-name="Search.A1" office:value-type="string">
            <text:p text:style-name="P430">qkey</text:p>
          </table:table-cell>
          <table:table-cell table:style-name="Search.A1" office:value-type="string">
            <text:p text:style-name="P430">integer</text:p>
          </table:table-cell>
          <table:table-cell table:style-name="Search.A1" office:value-type="string">
            <text:p text:style-name="P430">Quick-key to assign to this search record. Value can be 0-99, -1,‘.’, blank or ‘Off’. If not a number between 0 &amp; 99, the quick-key will be unassigned.</text:p>
            <text:p text:style-name="P430">If a quick-key is NOT defined for a search record, search with scan is enabled or disabled by the ‘Valid’ field only. </text:p>
          </table:table-cell>
        </table:table-row>
        <table:table-row>
          <table:table-cell table:style-name="Search.A1" office:value-type="string">
            <text:p text:style-name="P428">1<text:span text:style-name="T278">2</text:span></text:p>
          </table:table-cell>
          <table:table-cell table:style-name="Search.A1" office:value-type="string">
            <text:p text:style-name="P225"><text:span text:style-name="T277">(</text:span>_extra<text:span text:style-name="T277">)</text:span></text:p>
          </table:table-cell>
          <table:table-cell table:style-name="Search.A1" office:value-type="string">
            <text:p text:style-name="P195">-</text:p>
          </table:table-cell>
          <table:table-cell table:style-name="Search.A1" office:value-type="string">
            <text:p text:style-name="P145">Extra definitions for <text:span text:style-name="T184">Uniden</text:span> radios. These are <text:span text:style-name="T225">usually </text:span>numerical assignments. Each definition in this field is in the format: <text:span text:style-name="T38">key</text:span><text:span text:style-name="T59">=</text:span><text:span text:style-name="T38">n</text:span> , where '<text:span text:style-name="T225">key’</text:span> is <text:span text:style-name="T225">the key that the value is for</text:span>, and 'n' i<text:span text:style-name="T207">s usually an integer.</text:span></text:p>
            <text:p text:style-name="P225">Currently, there are NO extra field definitions for this record.</text:p>
            <text:p text:style-name="P225"/>
          </table:table-cell>
        </table:table-row>
        <table:table-row>
          <table:table-cell table:style-name="Search.A1" office:value-type="string">
            <text:p text:style-name="P423">1<text:span text:style-name="T278">3</text:span></text:p>
          </table:table-cell>
          <table:table-cell table:style-name="Search.A1" office:value-type="string">
            <text:p text:style-name="P136">dlyrsm</text:p>
          </table:table-cell>
          <table:table-cell table:style-name="Search.A1" office:value-type="string">
            <text:p text:style-name="P136">integer</text:p>
          </table:table-cell>
          <table:table-cell table:style-name="Search.A1" office:value-type="string">
            <text:p text:style-name="P136">Delay or Resume value. </text:p>
            <text:p text:style-name="P136">-10, -5 -2 indicates Resume <text:span text:style-name="T256">(BCD325P2 only)</text:span></text:p>
            <text:p text:style-name="P136">1,<text:span text:style-name="T256">2,5, 10 or</text:span> 30 indicates delay. <text:span text:style-name="T256">(BCD396T only uses 1-5)</text:span></text:p>
            <text:p text:style-name="P136">0 is off.</text:p>
          </table:table-cell>
        </table:table-row>
        <table:table-row>
          <table:table-cell table:style-name="Search.A1" office:value-type="string">
            <text:p text:style-name="P423">1<text:span text:style-name="T278">4</text:span></text:p>
          </table:table-cell>
          <table:table-cell table:style-name="Search.A1" office:value-type="string">
            <text:p text:style-name="P157">hld</text:p>
          </table:table-cell>
          <table:table-cell table:style-name="Search.A1" office:value-type="string">
            <text:p text:style-name="P119">integer</text:p>
          </table:table-cell>
          <table:table-cell table:style-name="Search.A1" office:value-type="string">
            <text:p text:style-name="P123">Time in seconds to hold on this <text:span text:style-name="T256">search</text:span> when scanning.</text:p>
            <text:p text:style-name="P123">If not specified, defaults to 0.</text:p>
          </table:table-cell>
        </table:table-row>
        <table:table-row>
          <table:table-cell table:style-name="Search.A1" office:value-type="string">
            <text:p text:style-name="P423">1<text:span text:style-name="T278">5</text:span></text:p>
          </table:table-cell>
          <table:table-cell table:style-name="Search.A1" office:value-type="string">
            <text:p text:style-name="P146">p25wait</text:p>
          </table:table-cell>
          <table:table-cell table:style-name="Search.A1" office:value-type="string">
            <text:p text:style-name="P146">integer</text:p>
          </table:table-cell>
          <table:table-cell table:style-name="Search.A1" office:value-type="string">
            <text:p text:style-name="P146">Time to wait in ms for a P25 decode. <text:span text:style-name="T237">Value is between 0 and 1000 </text:span>in increments of 100.<text:span text:style-name="T149"> Recommended value is 400 for Digital Voice (P25/DMR/Turbo). </text:span><text:span text:style-name="T230">This is the default, if not specified.</text:span></text:p>
            <text:p text:style-name="P215">NOTE: If P25wait is set to 0 for a digital <text:span text:style-name="T259">frequency</text:span>, the scanner MAY not stop on transmissions. </text:p>
          </table:table-cell>
        </table:table-row>
        <table:table-row>
          <table:table-cell table:style-name="Search.A1" office:value-type="string">
            <text:p text:style-name="P431">1<text:span text:style-name="T278">6</text:span></text:p>
          </table:table-cell>
          <table:table-cell table:style-name="Search.A1" office:value-type="string">
            <text:p text:style-name="P431">utag</text:p>
          </table:table-cell>
          <table:table-cell table:style-name="Search.A1" office:value-type="string">
            <text:p text:style-name="P431">Integer</text:p>
          </table:table-cell>
          <table:table-cell table:style-name="Search.A1" office:value-type="string">
            <text:p text:style-name="P337">This is a user defined number for this s<text:span text:style-name="T260">earch</text:span>. The value must be an integer between 0 and 99<text:span text:style-name="T260">9</text:span>.</text:p>
            <text:p text:style-name="P337">If the value is less than 0, or not specified, then th<text:span text:style-name="T260">e utag value will not be set</text:span>.</text:p>
          </table:table-cell>
        </table:table-row>
      </table:table>
      <text:p text:style-name="P432"><text:soft-page-break/></text:p>
      <text:p text:style-name="P81"/>
      <text:h text:style-name="P462" text:outline-level="3"><text:bookmark-start text:name="__RefHeading___Toc4332_371593118"/><text:span text:style-name="T150">POWERMSG</text:span> record<text:bookmark-end text:name="__RefHeading___Toc4332_371593118"/></text:h>
      <text:p text:style-name="P80"><text:s text:c="2"/>Th<text:span text:style-name="T150">is </text:span>is a single record that defines the power on message for the radio. <text:span text:style-name="T151">Only a small number of radios (Uniden and Kenwood) allow for setting a power on message. </text:span></text:p>
      <text:p text:style-name="P82">Only one POWERMSG record is used. If multiple are found in a file (or group of files) the last one read will be the one used.</text:p>
      <text:p text:style-name="P82">The POWERMSG record is typically specified using KEY=VALUE format. However, positional format is also acceptable.</text:p>
      <text:p text:style-name="P445">Message strings CANNOT contain the characters ‘,’ or ‘#’ as these have special meaning to RadioCtl. Other special characters may also be rejected by the radio. To be safe, utilize only letters for the message.</text:p>
      <text:p text:style-name="P82">Any key that is not specified will default to a blank line.</text:p>
      <text:p text:style-name="P88">Table <text:sequence text:ref-name="refTable11" text:name="Table" text:formula="ooow:Table+1" style:num-format="1">12</text:sequence>: <text:span text:style-name="T150">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320">position</text:p>
          </table:table-cell>
          <table:table-cell table:style-name="GlobalRecords.A1" office:value-type="string">
            <text:p text:style-name="P320">key</text:p>
          </table:table-cell>
          <table:table-cell table:style-name="GlobalRecords.A1" office:value-type="string">
            <text:p text:style-name="P322">type</text:p>
          </table:table-cell>
          <table:table-cell table:style-name="GlobalRecords.D1" office:value-type="string">
            <text:p text:style-name="P320">description</text:p>
          </table:table-cell>
        </table:table-row>
        <table:table-row>
          <table:table-cell table:style-name="GlobalRecords.A2" office:value-type="string">
            <text:p text:style-name="P153">1</text:p>
          </table:table-cell>
          <table:table-cell table:style-name="GlobalRecords.A2" office:value-type="string">
            <text:p text:style-name="P304">rectype</text:p>
          </table:table-cell>
          <table:table-cell table:style-name="GlobalRecords.A2" office:value-type="string">
            <text:p text:style-name="P109">string</text:p>
          </table:table-cell>
          <table:table-cell table:style-name="GlobalRecords.D2" office:value-type="string">
            <text:p text:style-name="P122">Record type. <text:span text:style-name="T95">(</text:span><text:span text:style-name="T21">POWERMSG</text:span><text:span text:style-name="T8">)</text:span><text:span text:style-name="T16">.</text:span></text:p>
          </table:table-cell>
        </table:table-row>
        <table:table-row table:style-name="GlobalRecords.3">
          <table:table-cell table:style-name="GlobalRecords.D1" office:value-type="string">
            <text:p text:style-name="P171">2</text:p>
          </table:table-cell>
          <table:table-cell table:style-name="GlobalRecords.A2" office:value-type="string">
            <text:p text:style-name="P171">msg1 <text:s text:c="4"/></text:p>
          </table:table-cell>
          <table:table-cell table:style-name="GlobalRecords.A2" office:value-type="string">
            <text:p text:style-name="P171">string</text:p>
          </table:table-cell>
          <table:table-cell table:style-name="GlobalRecords.D2" office:value-type="string">
            <text:p text:style-name="P171">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71">3</text:p>
          </table:table-cell>
          <table:table-cell table:style-name="GlobalRecords.A2" office:value-type="string">
            <text:p text:style-name="P171">msg2 <text:s text:c="3"/></text:p>
          </table:table-cell>
          <table:table-cell table:style-name="GlobalRecords.A2" office:value-type="string">
            <text:p text:style-name="P171">string</text:p>
          </table:table-cell>
          <table:table-cell table:style-name="GlobalRecords.D2" office:value-type="string">
            <text:p text:style-name="P171">Secon<text:span text:style-name="T150">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71">4</text:p>
          </table:table-cell>
          <table:table-cell table:style-name="GlobalRecords.A2" office:value-type="string">
            <text:p text:style-name="P171">msg3 <text:s text:c="3"/></text:p>
          </table:table-cell>
          <table:table-cell table:style-name="GlobalRecords.A2" office:value-type="string">
            <text:p text:style-name="P171">string</text:p>
          </table:table-cell>
          <table:table-cell table:style-name="GlobalRecords.D2" office:value-type="string">
            <text:p text:style-name="P171"><text:span text:style-name="T150">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71">5</text:p>
          </table:table-cell>
          <table:table-cell table:style-name="GlobalRecords.A2" office:value-type="string">
            <text:p text:style-name="P171">msg3 <text:s/></text:p>
          </table:table-cell>
          <table:table-cell table:style-name="GlobalRecords.A2" office:value-type="string">
            <text:p text:style-name="P171">string</text:p>
          </table:table-cell>
          <table:table-cell table:style-name="GlobalRecords.D2" office:value-type="string">
            <text:p text:style-name="P171">F<text:span text:style-name="T150">ourth</text:span> line of the power on message. Although any length of string can be specified, the value for the radio will be limited by the number of characters that the radio recognizes.</text:p>
          </table:table-cell>
        </table:table-row>
      </table:table>
      <text:p text:style-name="P78"/>
      <text:p text:style-name="P78"/>
      <text:h text:style-name="P463" text:outline-level="3"><text:bookmark-start text:name="__RefHeading___Toc8556_2294367161"/>LIGHT records<text:bookmark-end text:name="__RefHeading___Toc8556_2294367161"/></text:h>
      <text:p text:style-name="P80">Th<text:span text:style-name="T150">is </text:span>is a single record that defines the behavior of the b<text:span text:style-name="T152">ack-light </text:span>for the radio. <text:span text:style-name="T151">Only a small number of radios (Uniden and Kenwood) allow for setting </text:span><text:span text:style-name="T152">back-light behavior</text:span></text:p>
      <text:p text:style-name="P82">Only one LIGHT record is used. If multiple are found in a file (or group of files) the last one read will be the one used.</text:p>
      <text:p text:style-name="P82">The LIGHT record is typically specified using KEY=VALUE format. However, positional format is also acceptable.</text:p>
      <text:p text:style-name="P82"/>
      <text:p text:style-name="P88">Table <text:sequence text:ref-name="refTable12" text:name="Table" text:formula="ooow:Table+1" style:num-format="1">13</text:sequence>: <text:span text:style-name="T38">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320">position</text:p>
            </table:table-cell>
            <table:table-cell table:style-name="Table22.A1" office:value-type="string">
              <text:p text:style-name="P320">key</text:p>
            </table:table-cell>
            <table:table-cell table:style-name="Table22.A1" office:value-type="string">
              <text:p text:style-name="P322">type</text:p>
            </table:table-cell>
            <table:table-cell table:style-name="Table22.D1" office:value-type="string">
              <text:p text:style-name="P320">description</text:p>
            </table:table-cell>
          </table:table-row>
        </table:table-header-rows>
        <table:table-row>
          <table:table-cell table:style-name="Table22.A2" office:value-type="string">
            <text:p text:style-name="P87">1</text:p>
          </table:table-cell>
          <table:table-cell table:style-name="Table22.A2" office:value-type="string">
            <text:p text:style-name="P374">rectype</text:p>
          </table:table-cell>
          <table:table-cell table:style-name="Table22.A2" office:value-type="string">
            <text:p text:style-name="P87">string</text:p>
          </table:table-cell>
          <table:table-cell table:style-name="Table22.D2" office:value-type="string">
            <text:p text:style-name="P122">Record type. <text:span text:style-name="T95">(</text:span><text:span text:style-name="T21">LIGHT</text:span><text:span text:style-name="T8">)</text:span><text:span text:style-name="T16">.</text:span></text:p>
          </table:table-cell>
        </table:table-row>
        <table:table-row>
          <table:table-cell table:style-name="Table22.A2" office:value-type="string">
            <text:p text:style-name="P87">2</text:p>
          </table:table-cell>
          <table:table-cell table:style-name="Table22.A2" office:value-type="string">
            <text:p text:style-name="P374">event</text:p>
          </table:table-cell>
          <table:table-cell table:style-name="Table22.A2" office:value-type="string">
            <text:p text:style-name="P87">string</text:p>
          </table:table-cell>
          <table:table-cell table:style-name="Table22.D2" office:value-type="string">
            <text:p text:style-name="P87">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378"><text:soft-page-break/>value</text:p>
                  </table:table-cell>
                  <table:table-cell table:style-name="Table23.A1" office:value-type="string">
                    <text:p text:style-name="P378">description</text:p>
                  </table:table-cell>
                </table:table-row>
              </table:table-header-rows>
              <table:table-row>
                <table:table-cell table:style-name="Table23.A1" office:value-type="string">
                  <text:p text:style-name="P87">ON</text:p>
                </table:table-cell>
                <table:table-cell table:style-name="Table23.A1" office:value-type="string">
                  <text:p text:style-name="P87">Light is always on</text:p>
                </table:table-cell>
              </table:table-row>
              <table:table-row>
                <table:table-cell table:style-name="Table23.A1" office:value-type="string">
                  <text:p text:style-name="P87">OFF</text:p>
                </table:table-cell>
                <table:table-cell table:style-name="Table23.A1" office:value-type="string">
                  <text:p text:style-name="P87">Light is always <text:span text:style-name="T162">o</text:span>ff</text:p>
                </table:table-cell>
              </table:table-row>
              <table:table-row>
                <table:table-cell table:style-name="Table23.A1" office:value-type="string">
                  <text:p text:style-name="P362">KEY</text:p>
                  <text:p text:style-name="P361">KY</text:p>
                </table:table-cell>
                <table:table-cell table:style-name="Table23.A1" office:value-type="string">
                  <text:p text:style-name="P87">Light goes on briefly when a key is pressed (Uniden Only)</text:p>
                </table:table-cell>
              </table:table-row>
              <table:table-row>
                <table:table-cell table:style-name="Table23.A1" office:value-type="string">
                  <text:p text:style-name="P87">SQ</text:p>
                </table:table-cell>
                <table:table-cell table:style-name="Table23.A1" office:value-type="string">
                  <text:p text:style-name="P87">Light goes on when there is a signal (Uniden Only)</text:p>
                </table:table-cell>
              </table:table-row>
              <table:table-row>
                <table:table-cell table:style-name="Table23.A1" office:value-type="string">
                  <text:p text:style-name="P87">10</text:p>
                </table:table-cell>
                <table:table-cell table:style-name="Table23.A1" office:value-type="string">
                  <text:p text:style-name="P87">Light goes on for 10 seconds when the LIGHT key is <text:span text:style-name="T161">pre</text:span>ssed (Uniden only)</text:p>
                </table:table-cell>
              </table:table-row>
              <table:table-row>
                <table:table-cell table:style-name="Table23.A1" office:value-type="string">
                  <text:p text:style-name="P87">30</text:p>
                </table:table-cell>
                <table:table-cell table:style-name="Table23.A1" office:value-type="string">
                  <text:p text:style-name="P87">Light goes on for 30 seconds when the LIGHT key is pressed (Uniden only)</text:p>
                </table:table-cell>
              </table:table-row>
            </table:table>
            <text:p text:style-name="P87"/>
          </table:table-cell>
        </table:table-row>
        <table:table-row>
          <table:table-cell table:style-name="Table22.A2" office:value-type="string">
            <text:p text:style-name="P87">3</text:p>
          </table:table-cell>
          <table:table-cell table:style-name="Table22.A2" office:value-type="string">
            <text:p text:style-name="P87">bright</text:p>
          </table:table-cell>
          <table:table-cell table:style-name="Table22.A2" office:value-type="string">
            <text:p text:style-name="P87">number </text:p>
          </table:table-cell>
          <table:table-cell table:style-name="Table22.D2" office:value-type="string">
            <text:p text:style-name="P87">Brightness (1,2 or 3). Uniden only.</text:p>
            <text:p text:style-name="P87">If not specified, defaults to 1.</text:p>
          </table:table-cell>
        </table:table-row>
      </table:table>
      <text:p text:style-name="P82"/>
      <text:h text:style-name="P463" text:outline-level="3"><text:bookmark-start text:name="__RefHeading___Toc8558_2294367161"/>BEEP records<text:bookmark-end text:name="__RefHeading___Toc8558_2294367161"/></text:h>
      <text:p text:style-name="P80">Th<text:span text:style-name="T150">is </text:span>is a single record that defines the volume<text:span text:style-name="T153"> of the </text:span><text:span text:style-name="T152">key-</text:span><text:span text:style-name="T153">p</text:span>ress <text:span text:style-name="T153">'Beep'. </text:span>Not all radios have the ability to<text:span text:style-name="T153"> set this value. For some radios (such as the Kenwood), <text:s/>the key-press sound is only on or off.</text:span></text:p>
      <text:p text:style-name="P82">Only one BEEP record is used. If multiple are found in a file (or group of files) the last one read will be the one used.</text:p>
      <text:p text:style-name="P82">The <text:span text:style-name="T153">BEEP</text:span> record is typically specified using KEY=VALUE format. However, positional format is also acceptable.</text:p>
      <text:p text:style-name="P82"/>
      <text:p text:style-name="P88">Table <text:sequence text:ref-name="refTable13" text:name="Table" text:formula="ooow:Table+1" style:num-format="1">14</text:sequence>: <text:span text:style-name="T38">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20">position</text:p>
            </table:table-cell>
            <table:table-cell table:style-name="Table24.A1" office:value-type="string">
              <text:p text:style-name="P320">key</text:p>
            </table:table-cell>
            <table:table-cell table:style-name="Table24.A1" office:value-type="string">
              <text:p text:style-name="P322">type</text:p>
            </table:table-cell>
            <table:table-cell table:style-name="Table24.D1" office:value-type="string">
              <text:p text:style-name="P320">description</text:p>
            </table:table-cell>
          </table:table-row>
        </table:table-header-rows>
        <table:table-row>
          <table:table-cell table:style-name="Table24.A2" office:value-type="string">
            <text:p text:style-name="P87">1</text:p>
          </table:table-cell>
          <table:table-cell table:style-name="Table24.A2" office:value-type="string">
            <text:p text:style-name="P374">rectype</text:p>
          </table:table-cell>
          <table:table-cell table:style-name="Table24.A2" office:value-type="string">
            <text:p text:style-name="P87">string</text:p>
          </table:table-cell>
          <table:table-cell table:style-name="Table24.D2" office:value-type="string">
            <text:p text:style-name="P122">Record type. <text:span text:style-name="T95">(</text:span><text:span text:style-name="T21">BEEP</text:span><text:span text:style-name="T8">)</text:span><text:span text:style-name="T16">.</text:span></text:p>
          </table:table-cell>
        </table:table-row>
        <table:table-row>
          <table:table-cell table:style-name="Table24.A2" office:value-type="string">
            <text:p text:style-name="P87">2</text:p>
          </table:table-cell>
          <table:table-cell table:style-name="Table24.A2" office:value-type="string">
            <text:p text:style-name="P375">volume</text:p>
          </table:table-cell>
          <table:table-cell table:style-name="Table24.A2" office:value-type="string">
            <text:p text:style-name="P87">number</text:p>
          </table:table-cell>
          <table:table-cell table:style-name="Table24.D2" office:value-type="string">
            <text:p text:style-name="P87">Volume of the 'Beep'. Value is 0 (off), 1-15 (15 is the loudest). </text:p>
            <text:p text:style-name="P360">If a value of 16 (or greater) is given for the BCD325P2, then 'Auto' will be set in the radio. For all other radios, anything &gt; 15 will be considered maximum.</text:p>
            <text:p text:style-name="P87">For radios without <text:span text:style-name="T161">the </text:span>ability <text:span text:style-name="T161">of </text:span>variable volume level, any value greater than 0 will turn ON<text:span text:style-name="T161"> </text:span>the Beep.</text:p>
          </table:table-cell>
        </table:table-row>
      </table:table>
      <text:p text:style-name="P82"/>
      <text:h text:style-name="P464" text:outline-level="3"><text:bookmark-start text:name="__RefHeading___Toc4334_371593118"/>LOCKFREQ records<text:bookmark-end text:name="__RefHeading___Toc4334_371593118"/></text:h>
      <text:p text:style-name="P83"><text:s text:c="2"/>These records are strictly for Uniden radios. They indicate a frequency that is locked out from scan or search. These records are NOT used by the RadioCtl GUI program.</text:p>
      <text:p text:style-name="P88">Table <text:sequence text:ref-name="refTable14" text:name="Table" text:formula="ooow:Table+1" style:num-format="1">15</text:sequence>: LOCKFREQ <text:span text:style-name="T154">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320">position</text:p>
            </table:table-cell>
            <table:table-cell table:style-name="LOCKFREQrecords.A1" office:value-type="string">
              <text:p text:style-name="P320">key</text:p>
            </table:table-cell>
            <table:table-cell table:style-name="LOCKFREQrecords.A1" office:value-type="string">
              <text:p text:style-name="P322">type</text:p>
            </table:table-cell>
            <table:table-cell table:style-name="LOCKFREQrecords.D1" office:value-type="string">
              <text:p text:style-name="P320">description</text:p>
            </table:table-cell>
          </table:table-row>
        </table:table-header-rows>
        <table:table-row>
          <table:table-cell table:style-name="LOCKFREQrecords.A2" office:value-type="string">
            <text:p text:style-name="P153">1</text:p>
          </table:table-cell>
          <table:table-cell table:style-name="LOCKFREQrecords.A2" office:value-type="string">
            <text:p text:style-name="P304">rectype</text:p>
          </table:table-cell>
          <table:table-cell table:style-name="LOCKFREQrecords.A2" office:value-type="string">
            <text:p text:style-name="P109">string</text:p>
          </table:table-cell>
          <table:table-cell table:style-name="LOCKFREQrecords.D2" office:value-type="string">
            <text:p text:style-name="P122">Record type. <text:span text:style-name="T95">(</text:span><text:span text:style-name="T22">LOCKFREQ</text:span><text:span text:style-name="T8">)</text:span><text:span text:style-name="T16">.</text:span></text:p>
          </table:table-cell>
        </table:table-row>
        <table:table-row>
          <table:table-cell table:style-name="LOCKFREQrecords.A2" office:value-type="string">
            <text:p text:style-name="P172">2</text:p>
          </table:table-cell>
          <table:table-cell table:style-name="LOCKFREQrecords.A2" office:value-type="string">
            <text:p text:style-name="P313">frequency</text:p>
          </table:table-cell>
          <table:table-cell table:style-name="LOCKFREQrecords.A2" office:value-type="string">
            <text:p text:style-name="P120">frequency</text:p>
          </table:table-cell>
          <table:table-cell table:style-name="LOCKFREQrecords.D2" office:value-type="string">
            <text:p text:style-name="P172">The frequency (Hz or MHz) that is locked out</text:p>
          </table:table-cell>
        </table:table-row>
      </table:table>
      <text:p text:style-name="P83"/>
      <text:p text:style-name="P83"/>
      <text:p text:style-name="P83"/>
      <text:h text:style-name="P464" text:outline-level="3"><text:bookmark-start text:name="__RefHeading___Toc4336_371593118"/>IFXCHNG records<text:bookmark-end text:name="__RefHeading___Toc4336_371593118"/></text:h>
      <text:p text:style-name="P83"><text:s text:c="3"/>These records are strictly for Uniden radios. They indicate a frequency that will have a different IF (Intermediate frequency) to eliminate 'birdies'. <text:s/>These records are NOT used by the RadioCtl GUI program.</text:p>
      <text:p text:style-name="P88"><text:soft-page-break/>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320">position</text:p>
            </table:table-cell>
            <table:table-cell table:style-name="IFXCHNGrecords.A1" office:value-type="string">
              <text:p text:style-name="P320">key</text:p>
            </table:table-cell>
            <table:table-cell table:style-name="IFXCHNGrecords.A1" office:value-type="string">
              <text:p text:style-name="P322">type</text:p>
            </table:table-cell>
            <table:table-cell table:style-name="IFXCHNGrecords.D1" office:value-type="string">
              <text:p text:style-name="P320">description</text:p>
            </table:table-cell>
          </table:table-row>
        </table:table-header-rows>
        <table:table-row>
          <table:table-cell table:style-name="IFXCHNGrecords.A2" office:value-type="string">
            <text:p text:style-name="P153">1</text:p>
          </table:table-cell>
          <table:table-cell table:style-name="IFXCHNGrecords.A2" office:value-type="string">
            <text:p text:style-name="P304">rectype</text:p>
          </table:table-cell>
          <table:table-cell table:style-name="IFXCHNGrecords.A2" office:value-type="string">
            <text:p text:style-name="P109">string</text:p>
          </table:table-cell>
          <table:table-cell table:style-name="IFXCHNGrecords.D2" office:value-type="string">
            <text:p text:style-name="P122">Record type. <text:span text:style-name="T95">(</text:span><text:span text:style-name="T23">IFXCHNG</text:span><text:span text:style-name="T8">)</text:span><text:span text:style-name="T16">.</text:span></text:p>
            <text:p text:style-name="P172"/>
          </table:table-cell>
        </table:table-row>
        <table:table-row>
          <table:table-cell table:style-name="IFXCHNGrecords.A2" office:value-type="string">
            <text:p text:style-name="P172">2</text:p>
          </table:table-cell>
          <table:table-cell table:style-name="IFXCHNGrecords.A2" office:value-type="string">
            <text:p text:style-name="P313">frequency</text:p>
          </table:table-cell>
          <table:table-cell table:style-name="IFXCHNGrecords.A2" office:value-type="string">
            <text:p text:style-name="P120">frequency</text:p>
          </table:table-cell>
          <table:table-cell table:style-name="IFXCHNGrecords.D2" office:value-type="string">
            <text:p text:style-name="P172">The frequency (Hz or MHz) that is <text:span text:style-name="T155">exchanged</text:span></text:p>
          </table:table-cell>
        </table:table-row>
      </table:table>
      <text:p text:style-name="P78"/>
      <text:p text:style-name="P78"/>
      <text:h text:style-name="P465" text:outline-level="3"><text:bookmark-start text:name="__RefHeading___Toc6964_4136879827"/><text:span text:style-name="T156">LOOKUP</text:span> records<text:bookmark-end text:name="__RefHeading___Toc6964_4136879827"/></text:h>
      <text:p text:style-name="P84"><text:s text:c="2"/><text:span text:style-name="T156">LOOKUP</text:span> records are used to identify known frequencies. These records are used only by the RadioCtl GUI program. They are not stored in any radio.</text:p>
      <text:p text:style-name="P88">Table <text:sequence text:ref-name="refTable16" text:name="Table" text:formula="ooow:Table+1" style:num-format="1">17</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320">position</text:p>
            </table:table-cell>
            <table:table-cell table:style-name="XREF_5f_records.A1" office:value-type="string">
              <text:p text:style-name="P320">key</text:p>
            </table:table-cell>
            <table:table-cell table:style-name="XREF_5f_records.A1" office:value-type="string">
              <text:p text:style-name="P322">type</text:p>
            </table:table-cell>
            <table:table-cell table:style-name="XREF_5f_records.D1" office:value-type="string">
              <text:p text:style-name="P320">description</text:p>
            </table:table-cell>
          </table:table-row>
        </table:table-header-rows>
        <table:table-row>
          <table:table-cell table:style-name="XREF_5f_records.A2" office:value-type="string">
            <text:p text:style-name="P153">1</text:p>
          </table:table-cell>
          <table:table-cell table:style-name="XREF_5f_records.A2" office:value-type="string">
            <text:p text:style-name="P122">rectype</text:p>
          </table:table-cell>
          <table:table-cell table:style-name="XREF_5f_records.A2" office:value-type="string">
            <text:p text:style-name="P109">string</text:p>
          </table:table-cell>
          <table:table-cell table:style-name="XREF_5f_records.D2" office:value-type="string">
            <text:p text:style-name="P122">Record type. <text:span text:style-name="T95">(</text:span><text:span text:style-name="T24">LOOKUP</text:span><text:span text:style-name="T8">)</text:span><text:span text:style-name="T16">.</text:span></text:p>
          </table:table-cell>
        </table:table-row>
        <table:table-row table:style-name="XREF_5f_records.1">
          <table:table-cell table:style-name="XREF_5f_records.A2" office:value-type="string">
            <text:p text:style-name="P85">2</text:p>
          </table:table-cell>
          <table:table-cell table:style-name="XREF_5f_records.A2" office:value-type="string">
            <text:p text:style-name="P85">frequency</text:p>
          </table:table-cell>
          <table:table-cell table:style-name="XREF_5f_records.A2" office:value-type="string">
            <text:p text:style-name="P85">frequency</text:p>
          </table:table-cell>
          <table:table-cell table:style-name="XREF_5f_records.D2" office:value-type="string">
            <text:p text:style-name="P172">The frequency (Hz or MHz)<text:span text:style-name="T157"> for this assignment</text:span><text:span text:style-name="T158">.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85">3</text:p>
          </table:table-cell>
          <table:table-cell table:style-name="XREF_5f_records.A2" office:value-type="string">
            <text:p text:style-name="P85">serv<text:span text:style-name="T159">i</text:span>ce</text:p>
          </table:table-cell>
          <table:table-cell table:style-name="XREF_5f_records.A2" office:value-type="string">
            <text:p text:style-name="P85">string</text:p>
          </table:table-cell>
          <table:table-cell table:style-name="XREF_5f_records.D2" office:value-type="string">
            <text:p text:style-name="P127">Description of the <text:span text:style-name="T159">usage of this </text:span><text:span text:style-name="T130">Frequency</text:span><text:span text:style-name="T159">.</text:span> Any valid text can be used.<text:span text:style-name="T159"> There is no limit on the length of this value. However, if the string gets assigned to a variable that may be stored in a radio, that radio MAY limit the length.</text:span></text:p>
          </table:table-cell>
        </table:table-row>
      </table:table>
      <text:p text:style-name="P399"/>
      <text:h text:style-name="P466" text:outline-level="3"><text:bookmark-start text:name="__RefHeading___Toc6105_1058942310"/>TONEOUT Records<text:bookmark-end text:name="__RefHeading___Toc6105_1058942310"/></text:h>
      <text:p text:style-name="P398"><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398"/>
      <text:p text:style-name="P398">Although this table indicates the position of each field in a record, TONEOUT records are usually kept in KEYWORD=VALUE format.</text:p>
      <text:p text:style-name="P398"/>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321">position</text:p>
            </table:table-cell>
            <table:table-cell table:style-name="ToneOutRecords.A1" office:value-type="string">
              <text:p text:style-name="P321">key</text:p>
            </table:table-cell>
            <table:table-cell table:style-name="ToneOutRecords.A1" office:value-type="string">
              <text:p text:style-name="P323">type</text:p>
            </table:table-cell>
            <table:table-cell table:style-name="ToneOutRecords.A1" office:value-type="string">
              <text:p text:style-name="P323">description</text:p>
            </table:table-cell>
          </table:table-row>
        </table:table-header-rows>
        <table:table-row>
          <table:table-cell table:style-name="ToneOutRecords.A1" office:value-type="string">
            <text:p text:style-name="P397">1</text:p>
          </table:table-cell>
          <table:table-cell table:style-name="ToneOutRecords.A1" office:value-type="string">
            <text:p text:style-name="P376">rectype</text:p>
          </table:table-cell>
          <table:table-cell table:style-name="ToneOutRecords.A1" office:value-type="string">
            <text:p text:style-name="P86">string </text:p>
          </table:table-cell>
          <table:table-cell table:style-name="ToneOutRecords.A1" office:value-type="string">
            <text:p text:style-name="P86">Record type. (<text:span text:style-name="T26">TONEOUT)</text:span></text:p>
            <text:p text:style-name="P397">Tone-out setting</text:p>
          </table:table-cell>
        </table:table-row>
        <table:table-row>
          <table:table-cell table:style-name="ToneOutRecords.A1" office:value-type="string">
            <text:p text:style-name="P397">2</text:p>
          </table:table-cell>
          <table:table-cell table:style-name="ToneOutRecords.A1" office:value-type="string">
            <text:p text:style-name="P305">index</text:p>
          </table:table-cell>
          <table:table-cell table:style-name="ToneOutRecords.A1" office:value-type="string">
            <text:p text:style-name="P119">integer</text:p>
          </table:table-cell>
          <table:table-cell table:style-name="ToneOutRecords.A1" office:value-type="string">
            <text:p text:style-name="P125">number index<text:span text:style-name="T96">. This number MUST be unique for all </text:span><text:span text:style-name="T202">TONEOUT</text:span><text:span text:style-name="T96"> records in the file, and must be greater than 0.</text:span></text:p>
          </table:table-cell>
        </table:table-row>
        <table:table-row table:style-name="ToneOutRecords.4">
          <table:table-cell table:style-name="ToneOutRecords.A1" office:value-type="string">
            <text:p text:style-name="P397">3</text:p>
          </table:table-cell>
          <table:table-cell table:style-name="ToneOutRecords.A1" office:value-type="string">
            <text:p text:style-name="P77">service</text:p>
          </table:table-cell>
          <table:table-cell table:style-name="ToneOutRecords.A1" office:value-type="string">
            <text:p text:style-name="P77">string</text:p>
          </table:table-cell>
          <table:table-cell table:style-name="ToneOutRecords.A1" office:value-type="string">
            <text:p text:style-name="P77">The name of the <text:span text:style-name="T202">Tone-Out</text:span>. Any number of characters can be entered, but <text:span text:style-name="T160">the radio will limit it to </text:span><text:span text:style-name="T202">16</text:span><text:span text:style-name="T160"> characters</text:span></text:p>
          </table:table-cell>
        </table:table-row>
        <table:table-row>
          <table:table-cell table:style-name="ToneOutRecords.A1" office:value-type="string">
            <text:p text:style-name="P397">4</text:p>
          </table:table-cell>
          <table:table-cell table:style-name="ToneOutRecords.A1" office:value-type="string">
            <text:p text:style-name="P245">channel</text:p>
          </table:table-cell>
          <table:table-cell table:style-name="ToneOutRecords.A1" office:value-type="string">
            <text:p text:style-name="P252">integer</text:p>
          </table:table-cell>
          <table:table-cell table:style-name="ToneOutRecords.A1" office:value-type="string">
            <text:p text:style-name="P246"><text:span text:style-name="T203">Tone-Out channel.</text:span> <text:span text:style-name="T203">For the BCD radios, this must be a number between 0 and 9 (representing Tone-Out settings 1-10). </text:span></text:p>
            <text:p text:style-name="P246"><text:span text:style-name="T203">For SDS radios, the number can be between 0 and 99.</text:span> </text:p>
          </table:table-cell>
        </table:table-row>
        <table:table-row>
          <table:table-cell table:style-name="ToneOutRecords.A1" office:value-type="string">
            <text:p text:style-name="P397">5</text:p>
          </table:table-cell>
          <table:table-cell table:style-name="ToneOutRecords.A1" office:value-type="string">
            <text:p text:style-name="P85">frequency</text:p>
          </table:table-cell>
          <table:table-cell table:style-name="ToneOutRecords.A1" office:value-type="string">
            <text:p text:style-name="P85">frequency</text:p>
          </table:table-cell>
          <table:table-cell table:style-name="ToneOutRecords.A1" office:value-type="string">
            <text:p text:style-name="P172">The frequency (Hz or M<text:span text:style-name="T203">H</text:span>z)<text:span text:style-name="T157"> </text:span><text:span text:style-name="T203">used by this agency. If a decimal point is included in the value, it is assumed to be in MHz. </text:span></text:p>
          </table:table-cell>
        </table:table-row>
        <table:table-row>
          <table:table-cell table:style-name="ToneOutRecords.A1" office:value-type="string">
            <text:p text:style-name="P397">6</text:p>
          </table:table-cell>
          <table:table-cell table:style-name="ToneOutRecords.A1" office:value-type="string">
            <text:p text:style-name="P258">mode</text:p>
          </table:table-cell>
          <table:table-cell table:style-name="ToneOutRecords.A1" office:value-type="string">
            <text:p text:style-name="P252">mode</text:p>
          </table:table-cell>
          <table:table-cell table:style-name="ToneOutRecords.A1" office:value-type="string">
            <text:p text:style-name="P259">Modulation string. Acceptable values are <text:span text:style-name="T2">FM</text:span>, <text:span text:style-name="T2">FM</text:span><text:span text:style-name="T27">n, or </text:span><text:s/><text:span text:style-name="T2">AUTO</text:span><text:span text:style-name="T27">.</text:span></text:p>
            <text:p text:style-name="P289">Any other modulation will be rejected by the radio.</text:p>
          </table:table-cell>
        </table:table-row>
        <table:table-row>
          <table:table-cell table:style-name="ToneOutRecords.A1" office:value-type="string">
            <text:p text:style-name="P397">7</text:p>
          </table:table-cell>
          <table:table-cell table:style-name="ToneOutRecords.A1" office:value-type="string">
            <text:p text:style-name="P400">toneout_a</text:p>
          </table:table-cell>
          <table:table-cell table:style-name="ToneOutRecords.A1" office:value-type="string">
            <text:p text:style-name="P400">frequency</text:p>
          </table:table-cell>
          <table:table-cell table:style-name="ToneOutRecords.A1" office:value-type="string">
            <text:p text:style-name="P400">The first tone value. This is specified in Hz. </text:p>
            <text:p text:style-name="P400">The value must be 0, <text:s/>250.0 to 3500.0. </text:p>
          </table:table-cell>
        </table:table-row>
        <text:soft-page-break/>
        <table:table-row>
          <table:table-cell table:style-name="ToneOutRecords.A1" office:value-type="string">
            <text:p text:style-name="P397">8</text:p>
          </table:table-cell>
          <table:table-cell table:style-name="ToneOutRecords.A1" office:value-type="string">
            <text:p text:style-name="P400">toneout_b</text:p>
          </table:table-cell>
          <table:table-cell table:style-name="ToneOutRecords.A1" office:value-type="string">
            <text:p text:style-name="P400">frequency</text:p>
          </table:table-cell>
          <table:table-cell table:style-name="ToneOutRecords.A1" office:value-type="string">
            <text:p text:style-name="P400">The second tone value. This is specified in Hz. </text:p>
            <text:p text:style-name="P400">The value must be 0, <text:s/>250.0 to 3500.0. </text:p>
          </table:table-cell>
        </table:table-row>
        <table:table-row>
          <table:table-cell table:style-name="ToneOutRecords.A1" office:value-type="string">
            <text:p text:style-name="P397">9</text:p>
          </table:table-cell>
          <table:table-cell table:style-name="ToneOutRecords.A1" office:value-type="string">
            <text:p text:style-name="P255">f<text:span text:style-name="T132">lags</text:span></text:p>
            <text:p text:style-name="P241"/>
            <text:p text:style-name="P257"/>
          </table:table-cell>
          <table:table-cell table:style-name="ToneOutRecords.A1" office:value-type="string">
            <text:p text:style-name="P255">character</text:p>
          </table:table-cell>
          <table:table-cell table:style-name="ToneOutRecords.A1" office:value-type="string">
            <text:p text:style-name="P255">Single character flags indicating some attribute of this record. <text:span text:style-name="T133"><text:s/>Characters are NOT case sensitive. Multiple flags can be specified.</text:span><text:span text:style-name="T165"> </text:span></text:p>
            <text:p text:style-name="P241">For <text:span text:style-name="T204">KEY=VALUE format</text:span>, the <text:span text:style-name="T38">flag</text:span> field is NOT used. Instead the individual key is specified.<text:span text:style-name="T165"> (ex: </text:span><text:span text:style-name="T46">ATTEN=1</text:span><text:span text:style-name="T165">)</text:span></text:p>
            <text:p text:style-name="P241"/>
            <text:p text:style-name="P255"><text:span text:style-name="T134">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35">char</text:p>
                  </table:table-cell>
                  <table:table-cell table:style-name="Table7.A1" office:value-type="string">
                    <text:p text:style-name="P240">key</text:p>
                  </table:table-cell>
                  <table:table-cell table:style-name="Table7.C1" office:value-type="string">
                    <text:p text:style-name="P235">meaning</text:p>
                  </table:table-cell>
                </table:table-row>
              </table:table-header-rows>
              <table:table-row>
                <table:table-cell table:style-name="Table7.A2" office:value-type="string">
                  <text:p text:style-name="P234">A</text:p>
                </table:table-cell>
                <table:table-cell table:style-name="Table7.A2" office:value-type="string">
                  <text:p text:style-name="P234">atten</text:p>
                </table:table-cell>
                <table:table-cell table:style-name="Table7.C2" office:value-type="string">
                  <text:p text:style-name="P234">Attenuation is on for this <text:span text:style-name="T205">Tone-Out</text:span></text:p>
                </table:table-cell>
              </table:table-row>
              <table:table-row>
                <table:table-cell table:style-name="Table7.A2" office:value-type="string">
                  <text:p text:style-name="P132">J</text:p>
                </table:table-cell>
                <table:table-cell table:style-name="Table7.A2" office:value-type="string">
                  <text:p text:style-name="P114">agc_analog</text:p>
                </table:table-cell>
                <table:table-cell table:style-name="Table7.C2" office:value-type="string">
                  <text:p text:style-name="P112">AGC Analog is on<text:span text:style-name="T205">. (Not used on BCD396T)</text:span></text:p>
                </table:table-cell>
              </table:table-row>
            </table:table>
            <text:p text:style-name="P255"/>
          </table:table-cell>
        </table:table-row>
        <table:table-row>
          <table:table-cell table:style-name="ToneOutRecords.A1" office:value-type="string">
            <text:p text:style-name="P397">10</text:p>
          </table:table-cell>
          <table:table-cell table:style-name="ToneOutRecords.A1" office:value-type="string">
            <text:p text:style-name="P401">dlyrsm</text:p>
          </table:table-cell>
          <table:table-cell table:style-name="ToneOutRecords.A1" office:value-type="string">
            <text:p text:style-name="P401">integer</text:p>
          </table:table-cell>
          <table:table-cell table:style-name="ToneOutRecords.A1" office:value-type="string">
            <text:p text:style-name="P401">Specific values are 0 (no delay), 1,2,3,4,5,10,30. Any values greater than 30 will set the delay to 'Infinite'.</text:p>
          </table:table-cell>
        </table:table-row>
        <table:table-row>
          <table:table-cell table:style-name="ToneOutRecords.A1" office:value-type="string">
            <text:p text:style-name="P397">1<text:span text:style-name="T204">1</text:span></text:p>
          </table:table-cell>
          <table:table-cell table:style-name="ToneOutRecords.A1" office:value-type="string">
            <text:p text:style-name="P280">emgalt</text:p>
          </table:table-cell>
          <table:table-cell table:style-name="ToneOutRecords.A1" office:value-type="string">
            <text:p text:style-name="P290">integer</text:p>
          </table:table-cell>
          <table:table-cell table:style-name="ToneOutRecords.A1" office:value-type="string">
            <text:p text:style-name="P281">Alert Tone. 1-9. If 0, Emergency alert is turned off.</text:p>
          </table:table-cell>
        </table:table-row>
        <table:table-row>
          <table:table-cell table:style-name="ToneOutRecords.A1" office:value-type="string">
            <text:p text:style-name="P401">12</text:p>
          </table:table-cell>
          <table:table-cell table:style-name="ToneOutRecords.A1" office:value-type="string">
            <text:p text:style-name="P280">emglvl</text:p>
          </table:table-cell>
          <table:table-cell table:style-name="ToneOutRecords.A1" office:value-type="string">
            <text:p text:style-name="P290">integer</text:p>
          </table:table-cell>
          <table:table-cell table:style-name="ToneOutRecords.A1" office:value-type="string">
            <text:p text:style-name="P281">Alert Volume Level 1-15, If 0, Emergency alert is turned off</text:p>
          </table:table-cell>
        </table:table-row>
        <table:table-row>
          <table:table-cell table:style-name="ToneOutRecords.A1" office:value-type="string">
            <text:p text:style-name="P401">13</text:p>
          </table:table-cell>
          <table:table-cell table:style-name="ToneOutRecords.A1" office:value-type="string">
            <text:p text:style-name="P401">emgpat</text:p>
          </table:table-cell>
          <table:table-cell table:style-name="ToneOutRecords.A1" office:value-type="string">
            <text:p text:style-name="P401">integer</text:p>
          </table:table-cell>
          <table:table-cell table:style-name="ToneOutRecords.A1" office:value-type="string">
            <text:p text:style-name="P401">Alert Pattern. 0-On, 1-Slow, 2-Fast<text:span text:style-name="T205"> (not used on BCD396T)</text:span></text:p>
          </table:table-cell>
        </table:table-row>
        <table:table-row>
          <table:table-cell table:style-name="ToneOutRecords.A1" office:value-type="string">
            <text:p text:style-name="P401">14</text:p>
          </table:table-cell>
          <table:table-cell table:style-name="ToneOutRecords.A1" office:value-type="string">
            <text:p text:style-name="P401">emgcol</text:p>
          </table:table-cell>
          <table:table-cell table:style-name="ToneOutRecords.A1" office:value-type="string">
            <text:p text:style-name="P401">integer</text:p>
          </table:table-cell>
          <table:table-cell table:style-name="ToneOutRecords.A1" office:value-type="string">
            <text:p text:style-name="P401">Alert Color, 0 - Off, 1-Red. <text:span text:style-name="T205"><text:s/>(not used on BCD396T)</text:span></text:p>
            <text:p text:style-name="P401">NOTE:The SDS radios allow for colors other than RED. Numbers between 2 &amp; 9 will translate to these colors when used by the SDS Radios. For the BCD325P2, numbers &gt; 1 will translate to 1.</text:p>
          </table:table-cell>
        </table:table-row>
      </table:table>
      <text:p text:style-name="P398"/>
      <text:p text:style-name="P398"/>
      <text:h text:style-name="P452" text:outline-level="1"><text:bookmark-start text:name="__RefHeading___Toc38384_1420051745"/>Log File<text:bookmark-end text:name="__RefHeading___Toc38384_1420051745"/></text:h>
      <text:p text:style-name="P103">The RadioCtl GUI <text:span text:style-name="T189">can save activity</text:span> information when scanning<text:span text:style-name="T189"> or searching</text:span>. This includes <text:span text:style-name="T189">frequency, </text:span>signal strength, duration of signal, and a time stamp. <text:span text:style-name="T189">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84">the 'Update database in Manual' option is also selected.</text:p>
      <text:p text:style-name="P384"/>
      <text:p text:style-name="P103"><text:span text:style-name="T190">Any filename can be specified. </text:span><text:span text:style-name="T189">If the file specified does NOT exist, it will be created when the first log record is saved. If it DOES exist, each log record will be appended to the existing file. When a file is first created, the first record will indicate the field names.</text:span></text:p>
      <text:p text:style-name="P103"/>
      <text:p text:style-name="P103"/>
      <text:p text:style-name="P384">Each record in the log file is a number of fields, each separated by a comma (','). This file can be viewed using any text editor, or imported into a spreadsheet program. <text:s/></text:p>
      <text:p text:style-name="P103"/>
      <text:p text:style-name="P101"/>
      <text:p text:style-name="P367">Table <text:sequence text:ref-name="refTable17" text:name="Table" text:formula="ooow:Table+1" style:num-format="1">18</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321">position</text:p>
            </table:table-cell>
            <table:table-cell table:style-name="LOGRecord.A1" office:value-type="string">
              <text:p text:style-name="P323">description</text:p>
            </table:table-cell>
          </table:table-row>
        </table:table-header-rows>
        <table:table-row>
          <table:table-cell table:style-name="LOGRecord.A1" office:value-type="string">
            <text:p text:style-name="P86">1</text:p>
          </table:table-cell>
          <table:table-cell table:style-name="LOGRecord.A1" office:value-type="string">
            <text:p text:style-name="P385">Time Stamp. Human readable data/time for the log entry</text:p>
          </table:table-cell>
        </table:table-row>
        <table:table-row>
          <table:table-cell table:style-name="LOGRecord.A3" office:value-type="string">
            <text:p text:style-name="P155">2</text:p>
          </table:table-cell>
          <table:table-cell table:style-name="LOGRecord.A1" office:value-type="string">
            <text:p text:style-name="P125"><text:span text:style-name="T190">Received </text:span><text:span text:style-name="T130">Freq</text:span>uency in MHz </text:p>
          </table:table-cell>
        </table:table-row>
        <table:table-row>
          <table:table-cell table:style-name="LOGRecord.A3" office:value-type="string">
            <text:p text:style-name="P102">3</text:p>
          </table:table-cell>
          <table:table-cell table:style-name="LOGRecord.A1" office:value-type="string">
            <text:p text:style-name="P385">Modulation of the signal</text:p>
          </table:table-cell>
        </table:table-row>
        <table:table-row>
          <table:table-cell table:style-name="LOGRecord.A1" office:value-type="string">
            <text:p text:style-name="P364">4</text:p>
          </table:table-cell>
          <table:table-cell table:style-name="LOGRecord.A1" office:value-type="string">
            <text:p text:style-name="P385">Duration in seconds that a signal was detected</text:p>
          </table:table-cell>
        </table:table-row>
        <table:table-row>
          <table:table-cell table:style-name="LOGRecord.A3" office:value-type="string">
            <text:p text:style-name="P364">5</text:p>
          </table:table-cell>
          <table:table-cell table:style-name="LOGRecord.A1" office:value-type="string">
            <text:p text:style-name="P385">RadioCtl signal level (0-9)</text:p>
          </table:table-cell>
        </table:table-row>
        <table:table-row>
          <table:table-cell table:style-name="LOGRecord.A3" office:value-type="string">
            <text:p text:style-name="P364">6</text:p>
          </table:table-cell>
          <table:table-cell table:style-name="LOGRecord.A1" office:value-type="string">
            <text:p text:style-name="P385">RSSI (Received Signal Strength Indicator) if available. Not all radios return a RSSI indicator.</text:p>
          </table:table-cell>
        </table:table-row>
        <text:soft-page-break/>
        <table:table-row>
          <table:table-cell table:style-name="LOGRecord.A1" office:value-type="string">
            <text:p text:style-name="P385">7</text:p>
          </table:table-cell>
          <table:table-cell table:style-name="LOGRecord.A1" office:value-type="string">
            <text:p text:style-name="P385">Channel number (if available). For dynamic radios, this may be blank</text:p>
          </table:table-cell>
        </table:table-row>
        <table:table-row>
          <table:table-cell table:style-name="LOGRecord.A1" office:value-type="string">
            <text:p text:style-name="P385">8</text:p>
          </table:table-cell>
          <table:table-cell table:style-name="LOGRecord.A1" office:value-type="string">
            <text:p text:style-name="P385">Service (if available)</text:p>
          </table:table-cell>
        </table:table-row>
      </table:table>
      <text:p text:style-name="P10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71"><text:span text:style-name="T171">The configuration file is always named </text:span><text:span text:style-name="T47">radioctl.conf</text:span><text:span text:style-name="T171">. </text:span>This file is used to configure the various radios that are used in the program, as well as some defaults. The file <text:span text:style-name="T144">MUST reside in the home directory of the user. All radios that are to be utilized by RadioCtl must be defined in this file. </text:span></text:p>
      <text:p text:style-name="P72">The format of each record of the file is:</text:p>
      <text:p text:style-name="P72"><text:s text:c="3"/><text:span text:style-name="T38">record_type,keyword=value,keyword=value, ....</text:span></text:p>
      <text:p text:style-name="P72"><text:span text:style-name="T145">There should be NO space between the keyword, '=' and value. </text:span>As <text:s/>with data files, any record that starts with '*' or '#' is ignored. The <text:span text:style-name="T38">record-type</text:span> is NOT case sensitive, nor are the '<text:span text:style-name="T38">keyword</text:span>'s. Each keyword/value can be specified in any order. Any value missing will be set to the default UNLESS the keyword is required.<text:span text:style-name="T145"> If a required keyword is missing on a record, the program will terminate with an error message.</text:span></text:p>
      <text:p text:style-name="P28"><text:span text:style-name="T3">Important</text:span><text:span text:style-name="T2">:</text:span> Because of the way that <text:span text:style-name="T145">configuration</text:span> records are processed, no value can contain a comma (',') an equal sign ('=')<text:span text:style-name="T145"> or a '#';</text:span></text:p>
      <text:p text:style-name="P72"/>
      <text:p text:style-name="P72"/>
      <text:p text:style-name="P72"/>
      <text:p text:style-name="P72"/>
      <text:p text:style-name="P72"/>
      <text:h text:style-name="P467" text:outline-level="3"><text:bookmark-start text:name="__RefHeading___Toc7378_4199790493"/>RADIO record type<text:bookmark-end text:name="__RefHeading___Toc7378_4199790493"/></text:h>
      <text:p text:style-name="P72">This record type starts the definition for a radio. Any radio <text:span text:style-name="T145">that is to be used by RadioCtl (GUI or Command line) MUST be defined with a RADIO record.</text:span></text:p>
      <text:p text:style-name="P72"/>
      <text:p text:style-name="P73">The following keywords are recognized:</text:p>
      <text:p text:style-name="P73"/>
      <table:table table:name="Table18" table:style-name="Table18">
        <table:table-column table:style-name="Table18.A"/>
        <table:table-column table:style-name="Table18.B"/>
        <table:table-header-rows>
          <table:table-row>
            <table:table-cell table:style-name="Table18.A1" office:value-type="string">
              <text:p text:style-name="P75">keyword</text:p>
            </table:table-cell>
            <table:table-cell table:style-name="Table18.A1" office:value-type="string">
              <text:p text:style-name="P75">Description</text:p>
            </table:table-cell>
          </table:table-row>
        </table:table-header-rows>
        <table:table-row>
          <table:table-cell table:style-name="Table18.A1" office:value-type="string">
            <text:p text:style-name="P74">Name</text:p>
          </table:table-cell>
          <table:table-cell table:style-name="Table18.A1" office:value-type="string">
            <text:p text:style-name="P74">Name of the radio. Any combination of alpha-numeric characters is allowed for the name EXCEPT <text:s text:c="2"/>'<text:span text:style-name="T2">,</text:span>' (comma) '<text:span text:style-name="T2">=</text:span>' (equal sign) <text:s/>or '<text:span text:style-name="T2">#</text:span>'.</text:p>
            <text:p text:style-name="P74">The name MUST be unique. The name is NOT case sensitive so 'Bearcat' and 'BEARCAT' <text:span text:style-name="T146">will be</text:span> the same radio.</text:p>
            <text:p text:style-name="P74">This is a required key. If this key is missing, then the program will terminate.</text:p>
          </table:table-cell>
        </table:table-row>
        <table:table-row>
          <table:table-cell table:style-name="Table18.A1" office:value-type="string">
            <text:p text:style-name="P356">Protocol</text:p>
          </table:table-cell>
          <table:table-cell table:style-name="Table18.A1" office:value-type="string">
            <text:p text:style-name="P356">The protocol for the radio. Must be one of the following:</text:p>
            <text:p text:style-name="P356"/>
            <table:table table:name="Table19" table:style-name="Table19">
              <table:table-column table:style-name="Table19.A"/>
              <table:table-column table:style-name="Table19.B"/>
              <table:table-header-rows>
                <table:table-row>
                  <table:table-cell table:style-name="Table19.A1" office:value-type="string">
                    <text:p text:style-name="P328">protocol</text:p>
                  </table:table-cell>
                  <table:table-cell table:style-name="Table19.A1" office:value-type="string">
                    <text:p text:style-name="P328">Radio models</text:p>
                  </table:table-cell>
                </table:table-row>
              </table:table-header-rows>
              <table:table-row>
                <table:table-cell table:style-name="Table19.A1" office:value-type="string">
                  <text:p text:style-name="P327">Local</text:p>
                </table:table-cell>
                <table:table-cell table:style-name="Table19.A1" office:value-type="string">
                  <text:p text:style-name="P327">Simulated radio. By default, one simulated radio is defined in the GUI.</text:p>
                </table:table-cell>
              </table:table-row>
              <table:table-row>
                <table:table-cell table:style-name="Table19.A1" office:value-type="string">
                  <text:p text:style-name="P327">Bearcat</text:p>
                </table:table-cell>
                <table:table-cell table:style-name="Table19.A1" office:value-type="string">
                  <text:p text:style-name="P327">BC895XLT</text:p>
                </table:table-cell>
              </table:table-row>
              <table:table-row>
                <table:table-cell table:style-name="Table19.A1" office:value-type="string">
                  <text:p text:style-name="P327">Kenwood</text:p>
                </table:table-cell>
                <table:table-cell table:style-name="Table19.A1" office:value-type="string">
                  <text:p text:style-name="P327">TH-F6A</text:p>
                </table:table-cell>
              </table:table-row>
              <table:table-row>
                <table:table-cell table:style-name="Table19.A1" office:value-type="string">
                  <text:p text:style-name="P327">Uniden</text:p>
                </table:table-cell>
                <table:table-cell table:style-name="Table19.A1" office:value-type="string">
                  <text:p text:style-name="P327">BCD325P2, BCD396xlt, SDS100, SDS200</text:p>
                </table:table-cell>
              </table:table-row>
              <table:table-row>
                <table:table-cell table:style-name="Table19.A1" office:value-type="string">
                  <text:p text:style-name="P327">Icom</text:p>
                </table:table-cell>
                <table:table-cell table:style-name="Table19.A1" office:value-type="string">
                  <text:p text:style-name="P327">R-7000,IC-703,IC-R30</text:p>
                </table:table-cell>
              </table:table-row>
              <table:table-row table:style-name="Table19.7">
                <table:table-cell table:style-name="Table19.A1" office:value-type="string">
                  <text:p text:style-name="P327">AOR8000</text:p>
                </table:table-cell>
                <table:table-cell table:style-name="Table19.A1" office:value-type="string">
                  <text:p text:style-name="P327">AOR8000</text:p>
                </table:table-cell>
              </table:table-row>
            </table:table>
            <text:p text:style-name="P356"><text:soft-page-break/></text:p>
            <text:p text:style-name="P327">The protocol value is NOT case sensitive. Note that the models above are the ones that have been tested. Other models of the make of the radio MAY also work.</text:p>
            <text:p text:style-name="P357">Protocol is a required key. If this key is missing, then the program will terminate.</text:p>
          </table:table-cell>
        </table:table-row>
        <table:table-row>
          <table:table-cell table:style-name="Table18.A1" office:value-type="string">
            <text:p text:style-name="P358">Model</text:p>
          </table:table-cell>
          <table:table-cell table:style-name="Table18.A1" office:value-type="string">
            <text:p text:style-name="P358">Model name. <text:span text:style-name="T163">This value MUST be specified.</text:span></text:p>
          </table:table-cell>
        </table:table-row>
        <table:table-row>
          <table:table-cell table:style-name="Table18.A1" office:value-type="string">
            <text:p text:style-name="P358">radioaddr</text:p>
          </table:table-cell>
          <table:table-cell table:style-name="Table18.A1" office:value-type="string">
            <text:p text:style-name="P358">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359">sdir</text:p>
          </table:table-cell>
          <table:table-cell table:style-name="Table18.A1" office:value-type="string">
            <text:p text:style-name="P359">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358"/>
          </table:table-cell>
        </table:table-row>
      </table:table>
      <text:p text:style-name="P73"/>
      <text:p text:style-name="P73"/>
      <text:h text:style-name="P468" text:outline-level="3"><text:bookmark-start text:name="__RefHeading___Toc42258_3386875735"/>DIRECTORY Record Type<text:bookmark-end text:name="__RefHeading___Toc42258_3386875735"/></text:h>
      <text:p text:style-name="P92">This record defines the <text:span text:style-name="T172">defaults for various directories used in the program. If a value is not defined in the configuration file, the default directory will be </text:span><text:span text:style-name="T48">~/radioctl</text:span></text:p>
      <text:p text:style-name="P18"/>
      <text:p text:style-name="P369">Table <text:sequence text:ref-name="refTable18" text:name="Table" text:formula="ooow:Table+1" style:num-format="1">19</text:sequence>: DIRECTORY record <text:span text:style-name="T172">type keys</text:span></text:p>
      <table:table table:name="Table20" table:style-name="Table20">
        <table:table-column table:style-name="Table20.A"/>
        <table:table-column table:style-name="Table20.B"/>
        <table:table-header-rows>
          <table:table-row>
            <table:table-cell table:style-name="Table20.A1" office:value-type="string">
              <text:p text:style-name="P75">keyword</text:p>
            </table:table-cell>
            <table:table-cell table:style-name="Table20.A1" office:value-type="string">
              <text:p text:style-name="P75">Description</text:p>
            </table:table-cell>
          </table:table-row>
        </table:table-header-rows>
        <table:table-row>
          <table:table-cell table:style-name="Table20.A1" office:value-type="string">
            <text:p text:style-name="P363">recdir</text:p>
          </table:table-cell>
          <table:table-cell table:style-name="Table20.A1" office:value-type="string">
            <text:p text:style-name="P363">Directory to hold any recordings (.wav files). </text:p>
          </table:table-cell>
        </table:table-row>
        <table:table-row>
          <table:table-cell table:style-name="Table20.A1" office:value-type="string">
            <text:p text:style-name="P363">tempdir</text:p>
          </table:table-cell>
          <table:table-cell table:style-name="Table20.A1" office:value-type="string">
            <text:p text:style-name="P363">Default directory for most output files.</text:p>
          </table:table-cell>
        </table:table-row>
        <table:table-row>
          <table:table-cell table:style-name="Table20.A1" office:value-type="string">
            <text:p text:style-name="P383">logdir</text:p>
          </table:table-cell>
          <table:table-cell table:style-name="Table20.A1" office:value-type="string">
            <text:p text:style-name="P383">Directory to hold any log files.</text:p>
          </table:table-cell>
        </table:table-row>
      </table:table>
      <text:p text:style-name="P18"/>
      <text:p text:style-name="P18"/>
      <text:h text:style-name="P469" text:outline-level="3"><text:bookmark-start text:name="__RefHeading___Toc7498_3479308137"/>LOCATION Record Type<text:bookmark-end text:name="__RefHeading___Toc7498_3479308137"/></text:h>
      <text:p text:style-name="P104">This record type defines a particular location that may be used in the program. A default location 'Home' is defined by RadioCtl. This can be overridden by specifying a 'Home' location in the configuration files. For some operations involving GPS coordinates, the coordinates can be specified using the name of the coordinates as defined in the configuration file. </text:p>
      <text:p text:style-name="P104">NOTE:All keywords listed MUST be present (and valid) or the LOCATION record will be discarded.</text:p>
      <text:p text:style-name="P104"/>
      <table:table table:name="Table5" table:style-name="Table5">
        <table:table-column table:style-name="Table5.A"/>
        <table:table-column table:style-name="Table5.B"/>
        <table:table-header-rows>
          <table:table-row>
            <table:table-cell table:style-name="Table5.A1" office:value-type="string">
              <text:p text:style-name="P366">keyword</text:p>
            </table:table-cell>
            <table:table-cell table:style-name="Table5.A1" office:value-type="string">
              <text:p text:style-name="P366">Description</text:p>
            </table:table-cell>
          </table:table-row>
        </table:table-header-rows>
        <table:table-row>
          <table:table-cell table:style-name="Table5.A1" office:value-type="string">
            <text:p text:style-name="P365">name</text:p>
          </table:table-cell>
          <table:table-cell table:style-name="Table5.A1" office:value-type="string">
            <text:p text:style-name="P365">Name of this location. The case of the name is not significant. Ex: mine or Mine will be the same location.</text:p>
            <text:p text:style-name="P365">If the name is 'Home', this will be used as the default location wherever coordinates are needed, but are not specified.</text:p>
          </table:table-cell>
        </table:table-row>
        <table:table-row>
          <table:table-cell table:style-name="Table5.A1" office:value-type="string">
            <text:p text:style-name="P365">lat</text:p>
          </table:table-cell>
          <table:table-cell table:style-name="Table5.A1" office:value-type="string">
            <text:p text:style-name="P365">Latitude of this location. Value can be Decimal (ex:46.1234) or DMS (ex:80:14:33.1:N).</text:p>
            <text:p text:style-name="P365">Case of the direction in DMS is not significant ('n' is the same as 'N'). For DMS direction MUST be 'N' or 'S'. A negative decimal indicates 'S'.</text:p>
          </table:table-cell>
        </table:table-row>
        <table:table-row>
          <table:table-cell table:style-name="Table5.A1" office:value-type="string">
            <text:p text:style-name="P365">lon</text:p>
          </table:table-cell>
          <table:table-cell table:style-name="Table5.A1" office:value-type="string">
            <text:p text:style-name="P365">Longitude of this location. Value can be Decimal (ex:-75.1234) or DMS (ex:73:14:33.1:W).</text:p>
            <text:p text:style-name="P365">Case of the direction in DMS is not significant ('w' is the same as 'W'). For DMS direction MUST be 'E' or 'W'. A negative decimal indicates 'W'.</text:p>
          </table:table-cell>
        </table:table-row>
      </table:table>
      <text:p text:style-name="P104"/>
      <text:p text:style-name="P18"/>
      <text:p text:style-name="P18"><text:soft-page-break/></text:p>
      <text:h text:style-name="P453" text:outline-level="1"><text:bookmark-start text:name="__RefHeading___Toc42260_3386875735"/>GUI configuration File<text:bookmark-end text:name="__RefHeading___Toc42260_3386875735"/></text:h>
      <text:p text:style-name="P93"><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8">radioctl.vars</text:span>. </text:p>
      <text:p text:style-name="P93"/>
      <text:p text:style-name="P93">Each record identifies a variable in RadioCtl and what the value should be when the program is started. The variables are usually multi-keyed hashes. In general the record will be interpreted as a PERL assignment statement.</text:p>
      <text:p text:style-name="P93"/>
      <text:p text:style-name="P91">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10-18T08:28:27.992455577</dc:date>
    <meta:generator>LibreOffice/7.3.6.2$Linux_X86_64 LibreOffice_project/30$Build-2</meta:generator>
    <meta:editing-duration>P2DT8H43M38S</meta:editing-duration>
    <meta:editing-cycles>220</meta:editing-cycles>
    <meta:document-statistic meta:table-count="41" meta:image-count="0" meta:object-count="0" meta:page-count="34" meta:paragraph-count="1891" meta:word-count="12541" meta:character-count="70195" meta:non-whitespace-character-count="59059"/>
  </office:meta>
</office:document-meta>
</file>